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F" svg:font-family="" style:font-family-generic="roman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/>
    </style:style>
    <style:style style:name="ce3" style:family="table-cell" style:parent-style-name="Default" style:data-style-name="N0"/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fo:color="#000000" style:font-name="Monospace" fo:font-size="10pt" style:font-name-asian="Monospace" style:font-size-asian="10pt" style:font-name-complex="Monospace" style:font-size-complex="10pt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37"/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none" fo:border-left="none" fo:border-right="none" fo:border-top="2.01pt solid #000000"/>
    </style:style>
    <style:style style:name="ce17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ole-draw-aspect="1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Item_-_Num_Vizinhos" table:style-name="ta1">
        <table:shapes>
          <draw:frame draw:z-index="0" draw:name="Gráfico 1" draw:style-name="gr1" svg:width="6.3142in" svg:height="4.1689in" svg:x="4.1945in" svg:y="0.2165in">
            <draw:object draw:notify-on-update-of-ranges="'Item_-_Num_Vizinhos'.B2:'Item_-_Num_Vizinhos'.B401 'Item_-_Num_Vizinhos'.C1:'Item_-_Num_Vizinhos'.C1 'Item_-_Num_Vizinhos'.C2:'Item_-_Num_Vizinhos'.C4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6.2587in" svg:height="3.8626in" svg:x="4.2287in" svg:y="4.5256in">
            <draw:object draw:notify-on-update-of-ranges="'Item_-_Num_Vizinhos'.A2:'Item_-_Num_Vizinhos'.A51 'Item_-_Num_Vizinhos'.C1:'Item_-_Num_Vizinhos'.C1 'Item_-_Num_Vizinhos'.C2:'Item_-_Num_Vizinhos'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table:number-columns-repeated="2" table:style-name="ce1" office:value-type="string" calcext:value-type="string">
            <text:p>Número de Vizinhos</text:p>
          </table:table-cell>
          <table:table-cell office:value-type="string" calcext:value-type="string">
            <text:p>RMS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ROUNDDOWN(([.A2]-1)/10;0)+1" office:value-type="float" office:value="1" calcext:value-type="float">
            <text:p>1</text:p>
          </table:table-cell>
          <table:table-cell office:value-type="float" office:value="2.83977" calcext:value-type="float">
            <text:p>2.83977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ROUNDDOWN(([.A3]-1)/10;0)+1" office:value-type="float" office:value="1" calcext:value-type="float">
            <text:p>1</text:p>
          </table:table-cell>
          <table:table-cell office:value-type="float" office:value="2.73895" calcext:value-type="float">
            <text:p>2.73895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ROUNDDOWN(([.A4]-1)/10;0)+1" office:value-type="float" office:value="1" calcext:value-type="float">
            <text:p>1</text:p>
          </table:table-cell>
          <table:table-cell office:value-type="float" office:value="2.6558" calcext:value-type="float">
            <text:p>2.655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ROUNDDOWN(([.A5]-1)/10;0)+1" office:value-type="float" office:value="1" calcext:value-type="float">
            <text:p>1</text:p>
          </table:table-cell>
          <table:table-cell office:value-type="float" office:value="2.59486" calcext:value-type="float">
            <text:p>2.59486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ROUNDDOWN(([.A6]-1)/10;0)+1" office:value-type="float" office:value="1" calcext:value-type="float">
            <text:p>1</text:p>
          </table:table-cell>
          <table:table-cell office:value-type="float" office:value="2.55381" calcext:value-type="float">
            <text:p>2.5538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DOWN(([.A7]-1)/10;0)+1" office:value-type="float" office:value="1" calcext:value-type="float">
            <text:p>1</text:p>
          </table:table-cell>
          <table:table-cell office:value-type="float" office:value="2.5206" calcext:value-type="float">
            <text:p>2.5206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DOWN(([.A8]-1)/10;0)+1" office:value-type="float" office:value="1" calcext:value-type="float">
            <text:p>1</text:p>
          </table:table-cell>
          <table:table-cell office:value-type="float" office:value="2.48894" calcext:value-type="float">
            <text:p>2.4889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DOWN(([.A9]-1)/10;0)+1" office:value-type="float" office:value="1" calcext:value-type="float">
            <text:p>1</text:p>
          </table:table-cell>
          <table:table-cell office:value-type="float" office:value="2.46754" calcext:value-type="float">
            <text:p>2.4675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ROUNDDOWN(([.A10]-1)/10;0)+1" office:value-type="float" office:value="1" calcext:value-type="float">
            <text:p>1</text:p>
          </table:table-cell>
          <table:table-cell office:value-type="float" office:value="2.44904" calcext:value-type="float">
            <text:p>2.4490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ROUNDDOWN(([.A11]-1)/10;0)+1" office:value-type="float" office:value="1" calcext:value-type="float">
            <text:p>1</text:p>
          </table:table-cell>
          <table:table-cell office:value-type="float" office:value="2.43228" calcext:value-type="float">
            <text:p>2.4322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ROUNDDOWN(([.A12]-1)/10;0)+1" office:value-type="float" office:value="2" calcext:value-type="float">
            <text:p>2</text:p>
          </table:table-cell>
          <table:table-cell office:value-type="float" office:value="2.41654" calcext:value-type="float">
            <text:p>2.4165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ROUNDDOWN(([.A13]-1)/10;0)+1" office:value-type="float" office:value="2" calcext:value-type="float">
            <text:p>2</text:p>
          </table:table-cell>
          <table:table-cell office:value-type="float" office:value="2.40468" calcext:value-type="float">
            <text:p>2.4046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ROUNDDOWN(([.A14]-1)/10;0)+1" office:value-type="float" office:value="2" calcext:value-type="float">
            <text:p>2</text:p>
          </table:table-cell>
          <table:table-cell office:value-type="float" office:value="2.39324" calcext:value-type="float">
            <text:p>2.3932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ROUNDDOWN(([.A15]-1)/10;0)+1" office:value-type="float" office:value="2" calcext:value-type="float">
            <text:p>2</text:p>
          </table:table-cell>
          <table:table-cell office:value-type="float" office:value="2.38499" calcext:value-type="float">
            <text:p>2.3849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ROUNDDOWN(([.A16]-1)/10;0)+1" office:value-type="float" office:value="2" calcext:value-type="float">
            <text:p>2</text:p>
          </table:table-cell>
          <table:table-cell office:value-type="float" office:value="2.37851" calcext:value-type="float">
            <text:p>2.3785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ROUNDDOWN(([.A17]-1)/10;0)+1" office:value-type="float" office:value="2" calcext:value-type="float">
            <text:p>2</text:p>
          </table:table-cell>
          <table:table-cell office:value-type="float" office:value="2.37241" calcext:value-type="float">
            <text:p>2.3724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ROUNDDOWN(([.A18]-1)/10;0)+1" office:value-type="float" office:value="2" calcext:value-type="float">
            <text:p>2</text:p>
          </table:table-cell>
          <table:table-cell office:value-type="float" office:value="2.36649" calcext:value-type="float">
            <text:p>2.3664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ROUNDDOWN(([.A19]-1)/10;0)+1" office:value-type="float" office:value="2" calcext:value-type="float">
            <text:p>2</text:p>
          </table:table-cell>
          <table:table-cell office:value-type="float" office:value="2.36085" calcext:value-type="float">
            <text:p>2.36085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ROUNDDOWN(([.A20]-1)/10;0)+1" office:value-type="float" office:value="2" calcext:value-type="float">
            <text:p>2</text:p>
          </table:table-cell>
          <table:table-cell office:value-type="float" office:value="2.35569" calcext:value-type="float">
            <text:p>2.3556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ROUNDDOWN(([.A21]-1)/10;0)+1" office:value-type="float" office:value="2" calcext:value-type="float">
            <text:p>2</text:p>
          </table:table-cell>
          <table:table-cell office:value-type="float" office:value="2.34997" calcext:value-type="float">
            <text:p>2.34997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ROUNDDOWN(([.A22]-1)/10;0)+1" office:value-type="float" office:value="3" calcext:value-type="float">
            <text:p>3</text:p>
          </table:table-cell>
          <table:table-cell office:value-type="float" office:value="2.34537" calcext:value-type="float">
            <text:p>2.34537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ROUNDDOWN(([.A23]-1)/10;0)+1" office:value-type="float" office:value="3" calcext:value-type="float">
            <text:p>3</text:p>
          </table:table-cell>
          <table:table-cell office:value-type="float" office:value="2.3409" calcext:value-type="float">
            <text:p>2.340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ROUNDDOWN(([.A24]-1)/10;0)+1" office:value-type="float" office:value="3" calcext:value-type="float">
            <text:p>3</text:p>
          </table:table-cell>
          <table:table-cell office:value-type="float" office:value="2.33782" calcext:value-type="float">
            <text:p>2.33782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ROUNDDOWN(([.A25]-1)/10;0)+1" office:value-type="float" office:value="3" calcext:value-type="float">
            <text:p>3</text:p>
          </table:table-cell>
          <table:table-cell office:value-type="float" office:value="2.33473" calcext:value-type="float">
            <text:p>2.33473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ROUNDDOWN(([.A26]-1)/10;0)+1" office:value-type="float" office:value="3" calcext:value-type="float">
            <text:p>3</text:p>
          </table:table-cell>
          <table:table-cell office:value-type="float" office:value="2.33175" calcext:value-type="float">
            <text:p>2.33175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ROUNDDOWN(([.A27]-1)/10;0)+1" office:value-type="float" office:value="3" calcext:value-type="float">
            <text:p>3</text:p>
          </table:table-cell>
          <table:table-cell office:value-type="float" office:value="2.32962" calcext:value-type="float">
            <text:p>2.32962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ROUNDDOWN(([.A28]-1)/10;0)+1" office:value-type="float" office:value="3" calcext:value-type="float">
            <text:p>3</text:p>
          </table:table-cell>
          <table:table-cell office:value-type="float" office:value="2.32701" calcext:value-type="float">
            <text:p>2.3270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ROUNDDOWN(([.A29]-1)/10;0)+1" office:value-type="float" office:value="3" calcext:value-type="float">
            <text:p>3</text:p>
          </table:table-cell>
          <table:table-cell office:value-type="float" office:value="2.32445" calcext:value-type="float">
            <text:p>2.32445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ROUNDDOWN(([.A30]-1)/10;0)+1" office:value-type="float" office:value="3" calcext:value-type="float">
            <text:p>3</text:p>
          </table:table-cell>
          <table:table-cell office:value-type="float" office:value="2.3238" calcext:value-type="float">
            <text:p>2.323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ROUNDDOWN(([.A31]-1)/10;0)+1" office:value-type="float" office:value="3" calcext:value-type="float">
            <text:p>3</text:p>
          </table:table-cell>
          <table:table-cell office:value-type="float" office:value="2.32153" calcext:value-type="float">
            <text:p>2.32153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ROUNDDOWN(([.A32]-1)/10;0)+1" office:value-type="float" office:value="4" calcext:value-type="float">
            <text:p>4</text:p>
          </table:table-cell>
          <table:table-cell office:value-type="float" office:value="2.32076" calcext:value-type="float">
            <text:p>2.32076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ROUNDDOWN(([.A33]-1)/10;0)+1" office:value-type="float" office:value="4" calcext:value-type="float">
            <text:p>4</text:p>
          </table:table-cell>
          <table:table-cell office:value-type="float" office:value="2.31948" calcext:value-type="float">
            <text:p>2.3194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ROUNDDOWN(([.A34]-1)/10;0)+1" office:value-type="float" office:value="4" calcext:value-type="float">
            <text:p>4</text:p>
          </table:table-cell>
          <table:table-cell office:value-type="float" office:value="2.31879" calcext:value-type="float">
            <text:p>2.3187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ROUNDDOWN(([.A35]-1)/10;0)+1" office:value-type="float" office:value="4" calcext:value-type="float">
            <text:p>4</text:p>
          </table:table-cell>
          <table:table-cell office:value-type="float" office:value="2.31732" calcext:value-type="float">
            <text:p>2.31732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ROUNDDOWN(([.A36]-1)/10;0)+1" office:value-type="float" office:value="4" calcext:value-type="float">
            <text:p>4</text:p>
          </table:table-cell>
          <table:table-cell office:value-type="float" office:value="2.31647" calcext:value-type="float">
            <text:p>2.31647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ROUNDDOWN(([.A37]-1)/10;0)+1" office:value-type="float" office:value="4" calcext:value-type="float">
            <text:p>4</text:p>
          </table:table-cell>
          <table:table-cell office:value-type="float" office:value="2.31569" calcext:value-type="float">
            <text:p>2.3156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ROUNDDOWN(([.A38]-1)/10;0)+1" office:value-type="float" office:value="4" calcext:value-type="float">
            <text:p>4</text:p>
          </table:table-cell>
          <table:table-cell office:value-type="float" office:value="2.31534" calcext:value-type="float">
            <text:p>2.3153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ROUNDDOWN(([.A39]-1)/10;0)+1" office:value-type="float" office:value="4" calcext:value-type="float">
            <text:p>4</text:p>
          </table:table-cell>
          <table:table-cell office:value-type="float" office:value="2.31429" calcext:value-type="float">
            <text:p>2.3142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ROUNDDOWN(([.A40]-1)/10;0)+1" office:value-type="float" office:value="4" calcext:value-type="float">
            <text:p>4</text:p>
          </table:table-cell>
          <table:table-cell office:value-type="float" office:value="2.31389" calcext:value-type="float">
            <text:p>2.3138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ROUNDDOWN(([.A41]-1)/10;0)+1" office:value-type="float" office:value="4" calcext:value-type="float">
            <text:p>4</text:p>
          </table:table-cell>
          <table:table-cell office:value-type="float" office:value="2.31333" calcext:value-type="float">
            <text:p>2.31333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ROUNDDOWN(([.A42]-1)/10;0)+1" office:value-type="float" office:value="5" calcext:value-type="float">
            <text:p>5</text:p>
          </table:table-cell>
          <table:table-cell office:value-type="float" office:value="2.31287" calcext:value-type="float">
            <text:p>2.31287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ROUNDDOWN(([.A43]-1)/10;0)+1" office:value-type="float" office:value="5" calcext:value-type="float">
            <text:p>5</text:p>
          </table:table-cell>
          <table:table-cell office:value-type="float" office:value="2.31231" calcext:value-type="float">
            <text:p>2.3123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ROUNDDOWN(([.A44]-1)/10;0)+1" office:value-type="float" office:value="5" calcext:value-type="float">
            <text:p>5</text:p>
          </table:table-cell>
          <table:table-cell office:value-type="float" office:value="2.31217" calcext:value-type="float">
            <text:p>2.31217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ROUNDDOWN(([.A45]-1)/10;0)+1" office:value-type="float" office:value="5" calcext:value-type="float">
            <text:p>5</text:p>
          </table:table-cell>
          <table:table-cell office:value-type="float" office:value="2.31169" calcext:value-type="float">
            <text:p>2.31169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ROUNDDOWN(([.A46]-1)/10;0)+1" office:value-type="float" office:value="5" calcext:value-type="float">
            <text:p>5</text:p>
          </table:table-cell>
          <table:table-cell office:value-type="float" office:value="2.31112" calcext:value-type="float">
            <text:p>2.31112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ROUNDDOWN(([.A47]-1)/10;0)+1" office:value-type="float" office:value="5" calcext:value-type="float">
            <text:p>5</text:p>
          </table:table-cell>
          <table:table-cell office:value-type="float" office:value="2.3112" calcext:value-type="float">
            <text:p>2.3112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ROUNDDOWN(([.A48]-1)/10;0)+1" office:value-type="float" office:value="5" calcext:value-type="float">
            <text:p>5</text:p>
          </table:table-cell>
          <table:table-cell office:value-type="float" office:value="2.31033" calcext:value-type="float">
            <text:p>2.31033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table:formula="of:=ROUNDDOWN(([.A49]-1)/10;0)+1" office:value-type="float" office:value="5" calcext:value-type="float">
            <text:p>5</text:p>
          </table:table-cell>
          <table:table-cell office:value-type="float" office:value="2.31" calcext:value-type="float">
            <text:p>2.31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table:formula="of:=ROUNDDOWN(([.A50]-1)/10;0)+1" office:value-type="float" office:value="5" calcext:value-type="float">
            <text:p>5</text:p>
          </table:table-cell>
          <table:table-cell office:value-type="float" office:value="2.30965" calcext:value-type="float">
            <text:p>2.30965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formula="of:=ROUNDDOWN(([.A51]-1)/10;0)+1" office:value-type="float" office:value="5" calcext:value-type="float">
            <text:p>5</text:p>
          </table:table-cell>
          <table:table-cell office:value-type="float" office:value="2.30904" calcext:value-type="float">
            <text:p>2.30904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formula="of:=ROUNDDOWN(([.A52]-1)/10;0)+1" office:value-type="float" office:value="6" calcext:value-type="float">
            <text:p>6</text:p>
          </table:table-cell>
          <table:table-cell office:value-type="float" office:value="2.69988" calcext:value-type="float">
            <text:p>2.69988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table:formula="of:=ROUNDDOWN(([.A53]-1)/10;0)+1" office:value-type="float" office:value="6" calcext:value-type="float">
            <text:p>6</text:p>
          </table:table-cell>
          <table:table-cell office:value-type="float" office:value="2.69924" calcext:value-type="float">
            <text:p>2.6992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table:formula="of:=ROUNDDOWN(([.A54]-1)/10;0)+1" office:value-type="float" office:value="6" calcext:value-type="float">
            <text:p>6</text:p>
          </table:table-cell>
          <table:table-cell office:value-type="float" office:value="2.69866" calcext:value-type="float">
            <text:p>2.69866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table:formula="of:=ROUNDDOWN(([.A55]-1)/10;0)+1" office:value-type="float" office:value="6" calcext:value-type="float">
            <text:p>6</text:p>
          </table:table-cell>
          <table:table-cell office:value-type="float" office:value="2.69846" calcext:value-type="float">
            <text:p>2.69846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table:formula="of:=ROUNDDOWN(([.A56]-1)/10;0)+1" office:value-type="float" office:value="6" calcext:value-type="float">
            <text:p>6</text:p>
          </table:table-cell>
          <table:table-cell office:value-type="float" office:value="2.69777" calcext:value-type="float">
            <text:p>2.69777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table:formula="of:=ROUNDDOWN(([.A57]-1)/10;0)+1" office:value-type="float" office:value="6" calcext:value-type="float">
            <text:p>6</text:p>
          </table:table-cell>
          <table:table-cell office:value-type="float" office:value="2.69743" calcext:value-type="float">
            <text:p>2.69743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table:formula="of:=ROUNDDOWN(([.A58]-1)/10;0)+1" office:value-type="float" office:value="6" calcext:value-type="float">
            <text:p>6</text:p>
          </table:table-cell>
          <table:table-cell office:value-type="float" office:value="2.69704" calcext:value-type="float">
            <text:p>2.6970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table:formula="of:=ROUNDDOWN(([.A59]-1)/10;0)+1" office:value-type="float" office:value="6" calcext:value-type="float">
            <text:p>6</text:p>
          </table:table-cell>
          <table:table-cell office:value-type="float" office:value="2.6966" calcext:value-type="float">
            <text:p>2.6966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table:formula="of:=ROUNDDOWN(([.A60]-1)/10;0)+1" office:value-type="float" office:value="6" calcext:value-type="float">
            <text:p>6</text:p>
          </table:table-cell>
          <table:table-cell office:value-type="float" office:value="2.6964" calcext:value-type="float">
            <text:p>2.696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formula="of:=ROUNDDOWN(([.A61]-1)/10;0)+1" office:value-type="float" office:value="6" calcext:value-type="float">
            <text:p>6</text:p>
          </table:table-cell>
          <table:table-cell office:value-type="float" office:value="2.69603" calcext:value-type="float">
            <text:p>2.69603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table:formula="of:=ROUNDDOWN(([.A62]-1)/10;0)+1" office:value-type="float" office:value="7" calcext:value-type="float">
            <text:p>7</text:p>
          </table:table-cell>
          <table:table-cell office:value-type="float" office:value="2.69585" calcext:value-type="float">
            <text:p>2.69585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table:formula="of:=ROUNDDOWN(([.A63]-1)/10;0)+1" office:value-type="float" office:value="7" calcext:value-type="float">
            <text:p>7</text:p>
          </table:table-cell>
          <table:table-cell office:value-type="float" office:value="2.69567" calcext:value-type="float">
            <text:p>2.69567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table:formula="of:=ROUNDDOWN(([.A64]-1)/10;0)+1" office:value-type="float" office:value="7" calcext:value-type="float">
            <text:p>7</text:p>
          </table:table-cell>
          <table:table-cell office:value-type="float" office:value="2.69527" calcext:value-type="float">
            <text:p>2.69527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ROUNDDOWN(([.A65]-1)/10;0)+1" office:value-type="float" office:value="7" calcext:value-type="float">
            <text:p>7</text:p>
          </table:table-cell>
          <table:table-cell office:value-type="float" office:value="2.69505" calcext:value-type="float">
            <text:p>2.69505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table:formula="of:=ROUNDDOWN(([.A66]-1)/10;0)+1" office:value-type="float" office:value="7" calcext:value-type="float">
            <text:p>7</text:p>
          </table:table-cell>
          <table:table-cell office:value-type="float" office:value="2.69484" calcext:value-type="float">
            <text:p>2.6948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table:formula="of:=ROUNDDOWN(([.A67]-1)/10;0)+1" office:value-type="float" office:value="7" calcext:value-type="float">
            <text:p>7</text:p>
          </table:table-cell>
          <table:table-cell office:value-type="float" office:value="2.69461" calcext:value-type="float">
            <text:p>2.69461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table:formula="of:=ROUNDDOWN(([.A68]-1)/10;0)+1" office:value-type="float" office:value="7" calcext:value-type="float">
            <text:p>7</text:p>
          </table:table-cell>
          <table:table-cell office:value-type="float" office:value="2.69446" calcext:value-type="float">
            <text:p>2.69446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table:formula="of:=ROUNDDOWN(([.A69]-1)/10;0)+1" office:value-type="float" office:value="7" calcext:value-type="float">
            <text:p>7</text:p>
          </table:table-cell>
          <table:table-cell office:value-type="float" office:value="2.69451" calcext:value-type="float">
            <text:p>2.69451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table:formula="of:=ROUNDDOWN(([.A70]-1)/10;0)+1" office:value-type="float" office:value="7" calcext:value-type="float">
            <text:p>7</text:p>
          </table:table-cell>
          <table:table-cell office:value-type="float" office:value="2.6942" calcext:value-type="float">
            <text:p>2.6942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formula="of:=ROUNDDOWN(([.A71]-1)/10;0)+1" office:value-type="float" office:value="7" calcext:value-type="float">
            <text:p>7</text:p>
          </table:table-cell>
          <table:table-cell office:value-type="float" office:value="2.69378" calcext:value-type="float">
            <text:p>2.69378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table:formula="of:=ROUNDDOWN(([.A72]-1)/10;0)+1" office:value-type="float" office:value="8" calcext:value-type="float">
            <text:p>8</text:p>
          </table:table-cell>
          <table:table-cell office:value-type="float" office:value="2.69401" calcext:value-type="float">
            <text:p>2.69401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table:formula="of:=ROUNDDOWN(([.A73]-1)/10;0)+1" office:value-type="float" office:value="8" calcext:value-type="float">
            <text:p>8</text:p>
          </table:table-cell>
          <table:table-cell office:value-type="float" office:value="2.69409" calcext:value-type="float">
            <text:p>2.69409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table:formula="of:=ROUNDDOWN(([.A74]-1)/10;0)+1" office:value-type="float" office:value="8" calcext:value-type="float">
            <text:p>8</text:p>
          </table:table-cell>
          <table:table-cell office:value-type="float" office:value="2.69401" calcext:value-type="float">
            <text:p>2.69401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table:formula="of:=ROUNDDOWN(([.A75]-1)/10;0)+1" office:value-type="float" office:value="8" calcext:value-type="float">
            <text:p>8</text:p>
          </table:table-cell>
          <table:table-cell office:value-type="float" office:value="2.69414" calcext:value-type="float">
            <text:p>2.6941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table:formula="of:=ROUNDDOWN(([.A76]-1)/10;0)+1" office:value-type="float" office:value="8" calcext:value-type="float">
            <text:p>8</text:p>
          </table:table-cell>
          <table:table-cell office:value-type="float" office:value="2.69415" calcext:value-type="float">
            <text:p>2.69415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table:formula="of:=ROUNDDOWN(([.A77]-1)/10;0)+1" office:value-type="float" office:value="8" calcext:value-type="float">
            <text:p>8</text:p>
          </table:table-cell>
          <table:table-cell office:value-type="float" office:value="2.69408" calcext:value-type="float">
            <text:p>2.69408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table:formula="of:=ROUNDDOWN(([.A78]-1)/10;0)+1" office:value-type="float" office:value="8" calcext:value-type="float">
            <text:p>8</text:p>
          </table:table-cell>
          <table:table-cell office:value-type="float" office:value="2.69406" calcext:value-type="float">
            <text:p>2.69406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table:formula="of:=ROUNDDOWN(([.A79]-1)/10;0)+1" office:value-type="float" office:value="8" calcext:value-type="float">
            <text:p>8</text:p>
          </table:table-cell>
          <table:table-cell office:value-type="float" office:value="2.69402" calcext:value-type="float">
            <text:p>2.69402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table:formula="of:=ROUNDDOWN(([.A80]-1)/10;0)+1" office:value-type="float" office:value="8" calcext:value-type="float">
            <text:p>8</text:p>
          </table:table-cell>
          <table:table-cell office:value-type="float" office:value="2.69411" calcext:value-type="float">
            <text:p>2.69411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table:formula="of:=ROUNDDOWN(([.A81]-1)/10;0)+1" office:value-type="float" office:value="8" calcext:value-type="float">
            <text:p>8</text:p>
          </table:table-cell>
          <table:table-cell office:value-type="float" office:value="2.69399" calcext:value-type="float">
            <text:p>2.69399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table:formula="of:=ROUNDDOWN(([.A82]-1)/10;0)+1" office:value-type="float" office:value="9" calcext:value-type="float">
            <text:p>9</text:p>
          </table:table-cell>
          <table:table-cell office:value-type="float" office:value="2.69385" calcext:value-type="float">
            <text:p>2.69385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table:formula="of:=ROUNDDOWN(([.A83]-1)/10;0)+1" office:value-type="float" office:value="9" calcext:value-type="float">
            <text:p>9</text:p>
          </table:table-cell>
          <table:table-cell office:value-type="float" office:value="2.69379" calcext:value-type="float">
            <text:p>2.69379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table:formula="of:=ROUNDDOWN(([.A84]-1)/10;0)+1" office:value-type="float" office:value="9" calcext:value-type="float">
            <text:p>9</text:p>
          </table:table-cell>
          <table:table-cell office:value-type="float" office:value="2.69384" calcext:value-type="float">
            <text:p>2.6938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table:formula="of:=ROUNDDOWN(([.A85]-1)/10;0)+1" office:value-type="float" office:value="9" calcext:value-type="float">
            <text:p>9</text:p>
          </table:table-cell>
          <table:table-cell office:value-type="float" office:value="2.69382" calcext:value-type="float">
            <text:p>2.69382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table:formula="of:=ROUNDDOWN(([.A86]-1)/10;0)+1" office:value-type="float" office:value="9" calcext:value-type="float">
            <text:p>9</text:p>
          </table:table-cell>
          <table:table-cell office:value-type="float" office:value="2.69386" calcext:value-type="float">
            <text:p>2.69386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table:formula="of:=ROUNDDOWN(([.A87]-1)/10;0)+1" office:value-type="float" office:value="9" calcext:value-type="float">
            <text:p>9</text:p>
          </table:table-cell>
          <table:table-cell office:value-type="float" office:value="2.6937" calcext:value-type="float">
            <text:p>2.6937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table:formula="of:=ROUNDDOWN(([.A88]-1)/10;0)+1" office:value-type="float" office:value="9" calcext:value-type="float">
            <text:p>9</text:p>
          </table:table-cell>
          <table:table-cell office:value-type="float" office:value="2.69366" calcext:value-type="float">
            <text:p>2.69366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table:formula="of:=ROUNDDOWN(([.A89]-1)/10;0)+1" office:value-type="float" office:value="9" calcext:value-type="float">
            <text:p>9</text:p>
          </table:table-cell>
          <table:table-cell office:value-type="float" office:value="2.69357" calcext:value-type="float">
            <text:p>2.69357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table:formula="of:=ROUNDDOWN(([.A90]-1)/10;0)+1" office:value-type="float" office:value="9" calcext:value-type="float">
            <text:p>9</text:p>
          </table:table-cell>
          <table:table-cell office:value-type="float" office:value="2.69343" calcext:value-type="float">
            <text:p>2.69343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table:formula="of:=ROUNDDOWN(([.A91]-1)/10;0)+1" office:value-type="float" office:value="9" calcext:value-type="float">
            <text:p>9</text:p>
          </table:table-cell>
          <table:table-cell office:value-type="float" office:value="2.69316" calcext:value-type="float">
            <text:p>2.69316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table:formula="of:=ROUNDDOWN(([.A92]-1)/10;0)+1" office:value-type="float" office:value="10" calcext:value-type="float">
            <text:p>10</text:p>
          </table:table-cell>
          <table:table-cell office:value-type="float" office:value="2.69314" calcext:value-type="float">
            <text:p>2.6931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table:formula="of:=ROUNDDOWN(([.A93]-1)/10;0)+1" office:value-type="float" office:value="10" calcext:value-type="float">
            <text:p>10</text:p>
          </table:table-cell>
          <table:table-cell office:value-type="float" office:value="2.69308" calcext:value-type="float">
            <text:p>2.69308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table:formula="of:=ROUNDDOWN(([.A94]-1)/10;0)+1" office:value-type="float" office:value="10" calcext:value-type="float">
            <text:p>10</text:p>
          </table:table-cell>
          <table:table-cell office:value-type="float" office:value="2.6931" calcext:value-type="float">
            <text:p>2.6931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table:formula="of:=ROUNDDOWN(([.A95]-1)/10;0)+1" office:value-type="float" office:value="10" calcext:value-type="float">
            <text:p>10</text:p>
          </table:table-cell>
          <table:table-cell office:value-type="float" office:value="2.69311" calcext:value-type="float">
            <text:p>2.69311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table:formula="of:=ROUNDDOWN(([.A96]-1)/10;0)+1" office:value-type="float" office:value="10" calcext:value-type="float">
            <text:p>10</text:p>
          </table:table-cell>
          <table:table-cell office:value-type="float" office:value="2.69298" calcext:value-type="float">
            <text:p>2.69298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table:formula="of:=ROUNDDOWN(([.A97]-1)/10;0)+1" office:value-type="float" office:value="10" calcext:value-type="float">
            <text:p>10</text:p>
          </table:table-cell>
          <table:table-cell office:value-type="float" office:value="2.69286" calcext:value-type="float">
            <text:p>2.69286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table:formula="of:=ROUNDDOWN(([.A98]-1)/10;0)+1" office:value-type="float" office:value="10" calcext:value-type="float">
            <text:p>10</text:p>
          </table:table-cell>
          <table:table-cell office:value-type="float" office:value="2.69303" calcext:value-type="float">
            <text:p>2.69303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table:formula="of:=ROUNDDOWN(([.A99]-1)/10;0)+1" office:value-type="float" office:value="10" calcext:value-type="float">
            <text:p>10</text:p>
          </table:table-cell>
          <table:table-cell office:value-type="float" office:value="2.69287" calcext:value-type="float">
            <text:p>2.69287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table:formula="of:=ROUNDDOWN(([.A100]-1)/10;0)+1" office:value-type="float" office:value="10" calcext:value-type="float">
            <text:p>10</text:p>
          </table:table-cell>
          <table:table-cell office:value-type="float" office:value="2.69299" calcext:value-type="float">
            <text:p>2.69299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ROUNDDOWN(([.A101]-1)/10;0)+1" office:value-type="float" office:value="10" calcext:value-type="float">
            <text:p>10</text:p>
          </table:table-cell>
          <table:table-cell office:value-type="float" office:value="2.69298" calcext:value-type="float">
            <text:p>2.69298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table:formula="of:=ROUNDDOWN(([.A102]-1)/10;0)+1" office:value-type="float" office:value="11" calcext:value-type="float">
            <text:p>11</text:p>
          </table:table-cell>
          <table:table-cell office:value-type="float" office:value="2.69282" calcext:value-type="float">
            <text:p>2.69282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table:formula="of:=ROUNDDOWN(([.A103]-1)/10;0)+1" office:value-type="float" office:value="11" calcext:value-type="float">
            <text:p>11</text:p>
          </table:table-cell>
          <table:table-cell office:value-type="float" office:value="2.69275" calcext:value-type="float">
            <text:p>2.69275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table:formula="of:=ROUNDDOWN(([.A104]-1)/10;0)+1" office:value-type="float" office:value="11" calcext:value-type="float">
            <text:p>11</text:p>
          </table:table-cell>
          <table:table-cell office:value-type="float" office:value="2.6927" calcext:value-type="float">
            <text:p>2.6927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table:formula="of:=ROUNDDOWN(([.A105]-1)/10;0)+1" office:value-type="float" office:value="11" calcext:value-type="float">
            <text:p>11</text:p>
          </table:table-cell>
          <table:table-cell office:value-type="float" office:value="2.6926" calcext:value-type="float">
            <text:p>2.6926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table:formula="of:=ROUNDDOWN(([.A106]-1)/10;0)+1" office:value-type="float" office:value="11" calcext:value-type="float">
            <text:p>11</text:p>
          </table:table-cell>
          <table:table-cell office:value-type="float" office:value="2.69259" calcext:value-type="float">
            <text:p>2.69259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table:formula="of:=ROUNDDOWN(([.A107]-1)/10;0)+1" office:value-type="float" office:value="11" calcext:value-type="float">
            <text:p>11</text:p>
          </table:table-cell>
          <table:table-cell office:value-type="float" office:value="2.69246" calcext:value-type="float">
            <text:p>2.69246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table:formula="of:=ROUNDDOWN(([.A108]-1)/10;0)+1" office:value-type="float" office:value="11" calcext:value-type="float">
            <text:p>11</text:p>
          </table:table-cell>
          <table:table-cell office:value-type="float" office:value="2.69229" calcext:value-type="float">
            <text:p>2.69229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table:formula="of:=ROUNDDOWN(([.A109]-1)/10;0)+1" office:value-type="float" office:value="11" calcext:value-type="float">
            <text:p>11</text:p>
          </table:table-cell>
          <table:table-cell office:value-type="float" office:value="2.69227" calcext:value-type="float">
            <text:p>2.69227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table:formula="of:=ROUNDDOWN(([.A110]-1)/10;0)+1" office:value-type="float" office:value="11" calcext:value-type="float">
            <text:p>11</text:p>
          </table:table-cell>
          <table:table-cell office:value-type="float" office:value="2.69234" calcext:value-type="float">
            <text:p>2.6923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table:formula="of:=ROUNDDOWN(([.A111]-1)/10;0)+1" office:value-type="float" office:value="11" calcext:value-type="float">
            <text:p>11</text:p>
          </table:table-cell>
          <table:table-cell office:value-type="float" office:value="2.69248" calcext:value-type="float">
            <text:p>2.69248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table:formula="of:=ROUNDDOWN(([.A112]-1)/10;0)+1" office:value-type="float" office:value="12" calcext:value-type="float">
            <text:p>12</text:p>
          </table:table-cell>
          <table:table-cell office:value-type="float" office:value="2.69248" calcext:value-type="float">
            <text:p>2.69248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table:formula="of:=ROUNDDOWN(([.A113]-1)/10;0)+1" office:value-type="float" office:value="12" calcext:value-type="float">
            <text:p>12</text:p>
          </table:table-cell>
          <table:table-cell office:value-type="float" office:value="2.69237" calcext:value-type="float">
            <text:p>2.69237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table:formula="of:=ROUNDDOWN(([.A114]-1)/10;0)+1" office:value-type="float" office:value="12" calcext:value-type="float">
            <text:p>12</text:p>
          </table:table-cell>
          <table:table-cell office:value-type="float" office:value="2.69225" calcext:value-type="float">
            <text:p>2.69225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table:formula="of:=ROUNDDOWN(([.A115]-1)/10;0)+1" office:value-type="float" office:value="12" calcext:value-type="float">
            <text:p>12</text:p>
          </table:table-cell>
          <table:table-cell office:value-type="float" office:value="2.69227" calcext:value-type="float">
            <text:p>2.69227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table:formula="of:=ROUNDDOWN(([.A116]-1)/10;0)+1" office:value-type="float" office:value="12" calcext:value-type="float">
            <text:p>12</text:p>
          </table:table-cell>
          <table:table-cell office:value-type="float" office:value="2.69225" calcext:value-type="float">
            <text:p>2.69225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table:formula="of:=ROUNDDOWN(([.A117]-1)/10;0)+1" office:value-type="float" office:value="12" calcext:value-type="float">
            <text:p>12</text:p>
          </table:table-cell>
          <table:table-cell office:value-type="float" office:value="2.69226" calcext:value-type="float">
            <text:p>2.69226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table:formula="of:=ROUNDDOWN(([.A118]-1)/10;0)+1" office:value-type="float" office:value="12" calcext:value-type="float">
            <text:p>12</text:p>
          </table:table-cell>
          <table:table-cell office:value-type="float" office:value="2.69235" calcext:value-type="float">
            <text:p>2.69235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table:formula="of:=ROUNDDOWN(([.A119]-1)/10;0)+1" office:value-type="float" office:value="12" calcext:value-type="float">
            <text:p>12</text:p>
          </table:table-cell>
          <table:table-cell office:value-type="float" office:value="2.6924" calcext:value-type="float">
            <text:p>2.692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table:formula="of:=ROUNDDOWN(([.A120]-1)/10;0)+1" office:value-type="float" office:value="12" calcext:value-type="float">
            <text:p>12</text:p>
          </table:table-cell>
          <table:table-cell office:value-type="float" office:value="2.69244" calcext:value-type="float">
            <text:p>2.6924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table:formula="of:=ROUNDDOWN(([.A121]-1)/10;0)+1" office:value-type="float" office:value="12" calcext:value-type="float">
            <text:p>12</text:p>
          </table:table-cell>
          <table:table-cell office:value-type="float" office:value="2.69248" calcext:value-type="float">
            <text:p>2.69248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table:formula="of:=ROUNDDOWN(([.A122]-1)/10;0)+1" office:value-type="float" office:value="13" calcext:value-type="float">
            <text:p>13</text:p>
          </table:table-cell>
          <table:table-cell office:value-type="float" office:value="2.69252" calcext:value-type="float">
            <text:p>2.69252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table:formula="of:=ROUNDDOWN(([.A123]-1)/10;0)+1" office:value-type="float" office:value="13" calcext:value-type="float">
            <text:p>13</text:p>
          </table:table-cell>
          <table:table-cell office:value-type="float" office:value="2.69253" calcext:value-type="float">
            <text:p>2.69253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table:formula="of:=ROUNDDOWN(([.A124]-1)/10;0)+1" office:value-type="float" office:value="13" calcext:value-type="float">
            <text:p>13</text:p>
          </table:table-cell>
          <table:table-cell office:value-type="float" office:value="2.69258" calcext:value-type="float">
            <text:p>2.69258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table:formula="of:=ROUNDDOWN(([.A125]-1)/10;0)+1" office:value-type="float" office:value="13" calcext:value-type="float">
            <text:p>13</text:p>
          </table:table-cell>
          <table:table-cell office:value-type="float" office:value="2.69248" calcext:value-type="float">
            <text:p>2.69248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table:formula="of:=ROUNDDOWN(([.A126]-1)/10;0)+1" office:value-type="float" office:value="13" calcext:value-type="float">
            <text:p>13</text:p>
          </table:table-cell>
          <table:table-cell office:value-type="float" office:value="2.6925" calcext:value-type="float">
            <text:p>2.6925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table:formula="of:=ROUNDDOWN(([.A127]-1)/10;0)+1" office:value-type="float" office:value="13" calcext:value-type="float">
            <text:p>13</text:p>
          </table:table-cell>
          <table:table-cell office:value-type="float" office:value="2.69254" calcext:value-type="float">
            <text:p>2.6925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table:formula="of:=ROUNDDOWN(([.A128]-1)/10;0)+1" office:value-type="float" office:value="13" calcext:value-type="float">
            <text:p>13</text:p>
          </table:table-cell>
          <table:table-cell office:value-type="float" office:value="2.69249" calcext:value-type="float">
            <text:p>2.69249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table:formula="of:=ROUNDDOWN(([.A129]-1)/10;0)+1" office:value-type="float" office:value="13" calcext:value-type="float">
            <text:p>13</text:p>
          </table:table-cell>
          <table:table-cell office:value-type="float" office:value="2.69244" calcext:value-type="float">
            <text:p>2.6924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table:formula="of:=ROUNDDOWN(([.A130]-1)/10;0)+1" office:value-type="float" office:value="13" calcext:value-type="float">
            <text:p>13</text:p>
          </table:table-cell>
          <table:table-cell office:value-type="float" office:value="2.69239" calcext:value-type="float">
            <text:p>2.69239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table:formula="of:=ROUNDDOWN(([.A131]-1)/10;0)+1" office:value-type="float" office:value="13" calcext:value-type="float">
            <text:p>13</text:p>
          </table:table-cell>
          <table:table-cell office:value-type="float" office:value="2.69232" calcext:value-type="float">
            <text:p>2.69232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table:formula="of:=ROUNDDOWN(([.A132]-1)/10;0)+1" office:value-type="float" office:value="14" calcext:value-type="float">
            <text:p>14</text:p>
          </table:table-cell>
          <table:table-cell office:value-type="float" office:value="2.69225" calcext:value-type="float">
            <text:p>2.69225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table:formula="of:=ROUNDDOWN(([.A133]-1)/10;0)+1" office:value-type="float" office:value="14" calcext:value-type="float">
            <text:p>14</text:p>
          </table:table-cell>
          <table:table-cell office:value-type="float" office:value="2.69225" calcext:value-type="float">
            <text:p>2.69225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table:formula="of:=ROUNDDOWN(([.A134]-1)/10;0)+1" office:value-type="float" office:value="14" calcext:value-type="float">
            <text:p>14</text:p>
          </table:table-cell>
          <table:table-cell office:value-type="float" office:value="2.69219" calcext:value-type="float">
            <text:p>2.69219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table:formula="of:=ROUNDDOWN(([.A135]-1)/10;0)+1" office:value-type="float" office:value="14" calcext:value-type="float">
            <text:p>14</text:p>
          </table:table-cell>
          <table:table-cell office:value-type="float" office:value="2.69226" calcext:value-type="float">
            <text:p>2.69226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table:formula="of:=ROUNDDOWN(([.A136]-1)/10;0)+1" office:value-type="float" office:value="14" calcext:value-type="float">
            <text:p>14</text:p>
          </table:table-cell>
          <table:table-cell office:value-type="float" office:value="2.69223" calcext:value-type="float">
            <text:p>2.69223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table:formula="of:=ROUNDDOWN(([.A137]-1)/10;0)+1" office:value-type="float" office:value="14" calcext:value-type="float">
            <text:p>14</text:p>
          </table:table-cell>
          <table:table-cell office:value-type="float" office:value="2.69216" calcext:value-type="float">
            <text:p>2.69216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table:formula="of:=ROUNDDOWN(([.A138]-1)/10;0)+1" office:value-type="float" office:value="14" calcext:value-type="float">
            <text:p>14</text:p>
          </table:table-cell>
          <table:table-cell office:value-type="float" office:value="2.69211" calcext:value-type="float">
            <text:p>2.69211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table:formula="of:=ROUNDDOWN(([.A139]-1)/10;0)+1" office:value-type="float" office:value="14" calcext:value-type="float">
            <text:p>14</text:p>
          </table:table-cell>
          <table:table-cell office:value-type="float" office:value="2.69209" calcext:value-type="float">
            <text:p>2.69209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table:formula="of:=ROUNDDOWN(([.A140]-1)/10;0)+1" office:value-type="float" office:value="14" calcext:value-type="float">
            <text:p>1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table:formula="of:=ROUNDDOWN(([.A141]-1)/10;0)+1" office:value-type="float" office:value="14" calcext:value-type="float">
            <text:p>14</text:p>
          </table:table-cell>
          <table:table-cell office:value-type="float" office:value="2.69213" calcext:value-type="float">
            <text:p>2.69213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table:formula="of:=ROUNDDOWN(([.A142]-1)/10;0)+1" office:value-type="float" office:value="15" calcext:value-type="float">
            <text:p>15</text:p>
          </table:table-cell>
          <table:table-cell office:value-type="float" office:value="2.69211" calcext:value-type="float">
            <text:p>2.69211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table:formula="of:=ROUNDDOWN(([.A143]-1)/10;0)+1" office:value-type="float" office:value="15" calcext:value-type="float">
            <text:p>15</text:p>
          </table:table-cell>
          <table:table-cell office:value-type="float" office:value="2.69211" calcext:value-type="float">
            <text:p>2.69211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table:formula="of:=ROUNDDOWN(([.A144]-1)/10;0)+1" office:value-type="float" office:value="15" calcext:value-type="float">
            <text:p>15</text:p>
          </table:table-cell>
          <table:table-cell office:value-type="float" office:value="2.69211" calcext:value-type="float">
            <text:p>2.69211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table:formula="of:=ROUNDDOWN(([.A145]-1)/10;0)+1" office:value-type="float" office:value="15" calcext:value-type="float">
            <text:p>15</text:p>
          </table:table-cell>
          <table:table-cell office:value-type="float" office:value="2.69213" calcext:value-type="float">
            <text:p>2.69213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table:formula="of:=ROUNDDOWN(([.A146]-1)/10;0)+1" office:value-type="float" office:value="15" calcext:value-type="float">
            <text:p>15</text:p>
          </table:table-cell>
          <table:table-cell office:value-type="float" office:value="2.69209" calcext:value-type="float">
            <text:p>2.69209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table:formula="of:=ROUNDDOWN(([.A147]-1)/10;0)+1" office:value-type="float" office:value="15" calcext:value-type="float">
            <text:p>15</text:p>
          </table:table-cell>
          <table:table-cell office:value-type="float" office:value="2.6921" calcext:value-type="float">
            <text:p>2.6921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table:formula="of:=ROUNDDOWN(([.A148]-1)/10;0)+1" office:value-type="float" office:value="15" calcext:value-type="float">
            <text:p>15</text:p>
          </table:table-cell>
          <table:table-cell office:value-type="float" office:value="2.69209" calcext:value-type="float">
            <text:p>2.69209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table:formula="of:=ROUNDDOWN(([.A149]-1)/10;0)+1" office:value-type="float" office:value="15" calcext:value-type="float">
            <text:p>15</text:p>
          </table:table-cell>
          <table:table-cell office:value-type="float" office:value="2.69214" calcext:value-type="float">
            <text:p>2.6921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table:formula="of:=ROUNDDOWN(([.A150]-1)/10;0)+1" office:value-type="float" office:value="15" calcext:value-type="float">
            <text:p>15</text:p>
          </table:table-cell>
          <table:table-cell office:value-type="float" office:value="2.69211" calcext:value-type="float">
            <text:p>2.69211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table:formula="of:=ROUNDDOWN(([.A151]-1)/10;0)+1" office:value-type="float" office:value="15" calcext:value-type="float">
            <text:p>15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table:formula="of:=ROUNDDOWN(([.A152]-1)/10;0)+1" office:value-type="float" office:value="16" calcext:value-type="float">
            <text:p>16</text:p>
          </table:table-cell>
          <table:table-cell office:value-type="float" office:value="2.69197" calcext:value-type="float">
            <text:p>2.69197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table:formula="of:=ROUNDDOWN(([.A153]-1)/10;0)+1" office:value-type="float" office:value="16" calcext:value-type="float">
            <text:p>16</text:p>
          </table:table-cell>
          <table:table-cell office:value-type="float" office:value="2.69197" calcext:value-type="float">
            <text:p>2.69197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table:formula="of:=ROUNDDOWN(([.A154]-1)/10;0)+1" office:value-type="float" office:value="16" calcext:value-type="float">
            <text:p>16</text:p>
          </table:table-cell>
          <table:table-cell office:value-type="float" office:value="2.69184" calcext:value-type="float">
            <text:p>2.6918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table:formula="of:=ROUNDDOWN(([.A155]-1)/10;0)+1" office:value-type="float" office:value="16" calcext:value-type="float">
            <text:p>16</text:p>
          </table:table-cell>
          <table:table-cell office:value-type="float" office:value="2.69178" calcext:value-type="float">
            <text:p>2.69178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table:formula="of:=ROUNDDOWN(([.A156]-1)/10;0)+1" office:value-type="float" office:value="16" calcext:value-type="float">
            <text:p>16</text:p>
          </table:table-cell>
          <table:table-cell office:value-type="float" office:value="2.69175" calcext:value-type="float">
            <text:p>2.69175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table:formula="of:=ROUNDDOWN(([.A157]-1)/10;0)+1" office:value-type="float" office:value="16" calcext:value-type="float">
            <text:p>16</text:p>
          </table:table-cell>
          <table:table-cell office:value-type="float" office:value="2.69184" calcext:value-type="float">
            <text:p>2.6918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table:formula="of:=ROUNDDOWN(([.A158]-1)/10;0)+1" office:value-type="float" office:value="16" calcext:value-type="float">
            <text:p>16</text:p>
          </table:table-cell>
          <table:table-cell office:value-type="float" office:value="2.69184" calcext:value-type="float">
            <text:p>2.6918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table:formula="of:=ROUNDDOWN(([.A159]-1)/10;0)+1" office:value-type="float" office:value="16" calcext:value-type="float">
            <text:p>16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table:formula="of:=ROUNDDOWN(([.A160]-1)/10;0)+1" office:value-type="float" office:value="16" calcext:value-type="float">
            <text:p>16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table:formula="of:=ROUNDDOWN(([.A161]-1)/10;0)+1" office:value-type="float" office:value="16" calcext:value-type="float">
            <text:p>16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table:formula="of:=ROUNDDOWN(([.A162]-1)/10;0)+1" office:value-type="float" office:value="17" calcext:value-type="float">
            <text:p>17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table:formula="of:=ROUNDDOWN(([.A163]-1)/10;0)+1" office:value-type="float" office:value="17" calcext:value-type="float">
            <text:p>17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table:formula="of:=ROUNDDOWN(([.A164]-1)/10;0)+1" office:value-type="float" office:value="17" calcext:value-type="float">
            <text:p>17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table:formula="of:=ROUNDDOWN(([.A165]-1)/10;0)+1" office:value-type="float" office:value="17" calcext:value-type="float">
            <text:p>17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table:formula="of:=ROUNDDOWN(([.A166]-1)/10;0)+1" office:value-type="float" office:value="17" calcext:value-type="float">
            <text:p>17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table:formula="of:=ROUNDDOWN(([.A167]-1)/10;0)+1" office:value-type="float" office:value="17" calcext:value-type="float">
            <text:p>17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table:formula="of:=ROUNDDOWN(([.A168]-1)/10;0)+1" office:value-type="float" office:value="17" calcext:value-type="float">
            <text:p>17</text:p>
          </table:table-cell>
          <table:table-cell office:value-type="float" office:value="2.69184" calcext:value-type="float">
            <text:p>2.6918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table:formula="of:=ROUNDDOWN(([.A169]-1)/10;0)+1" office:value-type="float" office:value="17" calcext:value-type="float">
            <text:p>17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table:formula="of:=ROUNDDOWN(([.A170]-1)/10;0)+1" office:value-type="float" office:value="17" calcext:value-type="float">
            <text:p>17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table:formula="of:=ROUNDDOWN(([.A171]-1)/10;0)+1" office:value-type="float" office:value="17" calcext:value-type="float">
            <text:p>17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table:formula="of:=ROUNDDOWN(([.A172]-1)/10;0)+1" office:value-type="float" office:value="18" calcext:value-type="float">
            <text:p>18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table:formula="of:=ROUNDDOWN(([.A173]-1)/10;0)+1" office:value-type="float" office:value="18" calcext:value-type="float">
            <text:p>18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table:formula="of:=ROUNDDOWN(([.A174]-1)/10;0)+1" office:value-type="float" office:value="18" calcext:value-type="float">
            <text:p>18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table:formula="of:=ROUNDDOWN(([.A175]-1)/10;0)+1" office:value-type="float" office:value="18" calcext:value-type="float">
            <text:p>18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table:formula="of:=ROUNDDOWN(([.A176]-1)/10;0)+1" office:value-type="float" office:value="18" calcext:value-type="float">
            <text:p>18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table:formula="of:=ROUNDDOWN(([.A177]-1)/10;0)+1" office:value-type="float" office:value="18" calcext:value-type="float">
            <text:p>18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table:formula="of:=ROUNDDOWN(([.A178]-1)/10;0)+1" office:value-type="float" office:value="18" calcext:value-type="float">
            <text:p>18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table:formula="of:=ROUNDDOWN(([.A179]-1)/10;0)+1" office:value-type="float" office:value="18" calcext:value-type="float">
            <text:p>18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table:formula="of:=ROUNDDOWN(([.A180]-1)/10;0)+1" office:value-type="float" office:value="18" calcext:value-type="float">
            <text:p>18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table:formula="of:=ROUNDDOWN(([.A181]-1)/10;0)+1" office:value-type="float" office:value="18" calcext:value-type="float">
            <text:p>18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table:formula="of:=ROUNDDOWN(([.A182]-1)/10;0)+1" office:value-type="float" office:value="19" calcext:value-type="float">
            <text:p>19</text:p>
          </table:table-cell>
          <table:table-cell office:value-type="float" office:value="2.69187" calcext:value-type="float">
            <text:p>2.69187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table:formula="of:=ROUNDDOWN(([.A183]-1)/10;0)+1" office:value-type="float" office:value="19" calcext:value-type="float">
            <text:p>19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table:formula="of:=ROUNDDOWN(([.A184]-1)/10;0)+1" office:value-type="float" office:value="19" calcext:value-type="float">
            <text:p>19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table:formula="of:=ROUNDDOWN(([.A185]-1)/10;0)+1" office:value-type="float" office:value="19" calcext:value-type="float">
            <text:p>19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table:formula="of:=ROUNDDOWN(([.A186]-1)/10;0)+1" office:value-type="float" office:value="19" calcext:value-type="float">
            <text:p>19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table:formula="of:=ROUNDDOWN(([.A187]-1)/10;0)+1" office:value-type="float" office:value="19" calcext:value-type="float">
            <text:p>19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table:formula="of:=ROUNDDOWN(([.A188]-1)/10;0)+1" office:value-type="float" office:value="19" calcext:value-type="float">
            <text:p>19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table:formula="of:=ROUNDDOWN(([.A189]-1)/10;0)+1" office:value-type="float" office:value="19" calcext:value-type="float">
            <text:p>19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table:formula="of:=ROUNDDOWN(([.A190]-1)/10;0)+1" office:value-type="float" office:value="19" calcext:value-type="float">
            <text:p>19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table:formula="of:=ROUNDDOWN(([.A191]-1)/10;0)+1" office:value-type="float" office:value="19" calcext:value-type="float">
            <text:p>19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table:formula="of:=ROUNDDOWN(([.A192]-1)/10;0)+1" office:value-type="float" office:value="20" calcext:value-type="float">
            <text:p>20</text:p>
          </table:table-cell>
          <table:table-cell office:value-type="float" office:value="2.69202" calcext:value-type="float">
            <text:p>2.69202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table:formula="of:=ROUNDDOWN(([.A193]-1)/10;0)+1" office:value-type="float" office:value="20" calcext:value-type="float">
            <text:p>20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table:formula="of:=ROUNDDOWN(([.A194]-1)/10;0)+1" office:value-type="float" office:value="20" calcext:value-type="float">
            <text:p>20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table:formula="of:=ROUNDDOWN(([.A195]-1)/10;0)+1" office:value-type="float" office:value="20" calcext:value-type="float">
            <text:p>20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table:formula="of:=ROUNDDOWN(([.A196]-1)/10;0)+1" office:value-type="float" office:value="20" calcext:value-type="float">
            <text:p>20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table:formula="of:=ROUNDDOWN(([.A197]-1)/10;0)+1" office:value-type="float" office:value="20" calcext:value-type="float">
            <text:p>20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table:formula="of:=ROUNDDOWN(([.A198]-1)/10;0)+1" office:value-type="float" office:value="20" calcext:value-type="float">
            <text:p>20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table:formula="of:=ROUNDDOWN(([.A199]-1)/10;0)+1" office:value-type="float" office:value="20" calcext:value-type="float">
            <text:p>20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table:formula="of:=ROUNDDOWN(([.A200]-1)/10;0)+1" office:value-type="float" office:value="20" calcext:value-type="float">
            <text:p>20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table:formula="of:=ROUNDDOWN(([.A201]-1)/10;0)+1" office:value-type="float" office:value="20" calcext:value-type="float">
            <text:p>20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table:formula="of:=ROUNDDOWN(([.A202]-1)/10;0)+1" office:value-type="float" office:value="21" calcext:value-type="float">
            <text:p>21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table:formula="of:=ROUNDDOWN(([.A203]-1)/10;0)+1" office:value-type="float" office:value="21" calcext:value-type="float">
            <text:p>21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table:formula="of:=ROUNDDOWN(([.A204]-1)/10;0)+1" office:value-type="float" office:value="21" calcext:value-type="float">
            <text:p>21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table:formula="of:=ROUNDDOWN(([.A205]-1)/10;0)+1" office:value-type="float" office:value="21" calcext:value-type="float">
            <text:p>2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table:formula="of:=ROUNDDOWN(([.A206]-1)/10;0)+1" office:value-type="float" office:value="21" calcext:value-type="float">
            <text:p>21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table:formula="of:=ROUNDDOWN(([.A207]-1)/10;0)+1" office:value-type="float" office:value="21" calcext:value-type="float">
            <text:p>21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table:formula="of:=ROUNDDOWN(([.A208]-1)/10;0)+1" office:value-type="float" office:value="21" calcext:value-type="float">
            <text:p>21</text:p>
          </table:table-cell>
          <table:table-cell office:value-type="float" office:value="2.69201" calcext:value-type="float">
            <text:p>2.69201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table:formula="of:=ROUNDDOWN(([.A209]-1)/10;0)+1" office:value-type="float" office:value="21" calcext:value-type="float">
            <text:p>21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table:formula="of:=ROUNDDOWN(([.A210]-1)/10;0)+1" office:value-type="float" office:value="21" calcext:value-type="float">
            <text:p>21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table:formula="of:=ROUNDDOWN(([.A211]-1)/10;0)+1" office:value-type="float" office:value="21" calcext:value-type="float">
            <text:p>21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table:formula="of:=ROUNDDOWN(([.A212]-1)/10;0)+1" office:value-type="float" office:value="22" calcext:value-type="float">
            <text:p>22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table:formula="of:=ROUNDDOWN(([.A213]-1)/10;0)+1" office:value-type="float" office:value="22" calcext:value-type="float">
            <text:p>22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table:formula="of:=ROUNDDOWN(([.A214]-1)/10;0)+1" office:value-type="float" office:value="22" calcext:value-type="float">
            <text:p>22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table:formula="of:=ROUNDDOWN(([.A215]-1)/10;0)+1" office:value-type="float" office:value="22" calcext:value-type="float">
            <text:p>22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table:formula="of:=ROUNDDOWN(([.A216]-1)/10;0)+1" office:value-type="float" office:value="22" calcext:value-type="float">
            <text:p>22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table:formula="of:=ROUNDDOWN(([.A217]-1)/10;0)+1" office:value-type="float" office:value="22" calcext:value-type="float">
            <text:p>22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table:formula="of:=ROUNDDOWN(([.A218]-1)/10;0)+1" office:value-type="float" office:value="22" calcext:value-type="float">
            <text:p>22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table:formula="of:=ROUNDDOWN(([.A219]-1)/10;0)+1" office:value-type="float" office:value="22" calcext:value-type="float">
            <text:p>22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table:formula="of:=ROUNDDOWN(([.A220]-1)/10;0)+1" office:value-type="float" office:value="22" calcext:value-type="float">
            <text:p>22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table:formula="of:=ROUNDDOWN(([.A221]-1)/10;0)+1" office:value-type="float" office:value="22" calcext:value-type="float">
            <text:p>22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table:formula="of:=ROUNDDOWN(([.A222]-1)/10;0)+1" office:value-type="float" office:value="23" calcext:value-type="float">
            <text:p>23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table:formula="of:=ROUNDDOWN(([.A223]-1)/10;0)+1" office:value-type="float" office:value="23" calcext:value-type="float">
            <text:p>23</text:p>
          </table:table-cell>
          <table:table-cell office:value-type="float" office:value="2.69186" calcext:value-type="float">
            <text:p>2.69186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table:formula="of:=ROUNDDOWN(([.A224]-1)/10;0)+1" office:value-type="float" office:value="23" calcext:value-type="float">
            <text:p>23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table:formula="of:=ROUNDDOWN(([.A225]-1)/10;0)+1" office:value-type="float" office:value="23" calcext:value-type="float">
            <text:p>23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table:formula="of:=ROUNDDOWN(([.A226]-1)/10;0)+1" office:value-type="float" office:value="23" calcext:value-type="float">
            <text:p>23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table:formula="of:=ROUNDDOWN(([.A227]-1)/10;0)+1" office:value-type="float" office:value="23" calcext:value-type="float">
            <text:p>23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table:formula="of:=ROUNDDOWN(([.A228]-1)/10;0)+1" office:value-type="float" office:value="23" calcext:value-type="float">
            <text:p>23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table:formula="of:=ROUNDDOWN(([.A229]-1)/10;0)+1" office:value-type="float" office:value="23" calcext:value-type="float">
            <text:p>23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table:formula="of:=ROUNDDOWN(([.A230]-1)/10;0)+1" office:value-type="float" office:value="23" calcext:value-type="float">
            <text:p>23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table:formula="of:=ROUNDDOWN(([.A231]-1)/10;0)+1" office:value-type="float" office:value="23" calcext:value-type="float">
            <text:p>23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table:formula="of:=ROUNDDOWN(([.A232]-1)/10;0)+1" office:value-type="float" office:value="24" calcext:value-type="float">
            <text:p>24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table:formula="of:=ROUNDDOWN(([.A233]-1)/10;0)+1" office:value-type="float" office:value="24" calcext:value-type="float">
            <text:p>24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table:formula="of:=ROUNDDOWN(([.A234]-1)/10;0)+1" office:value-type="float" office:value="24" calcext:value-type="float">
            <text:p>24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table:formula="of:=ROUNDDOWN(([.A235]-1)/10;0)+1" office:value-type="float" office:value="24" calcext:value-type="float">
            <text:p>24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table:formula="of:=ROUNDDOWN(([.A236]-1)/10;0)+1" office:value-type="float" office:value="24" calcext:value-type="float">
            <text:p>24</text:p>
          </table:table-cell>
          <table:table-cell office:value-type="float" office:value="2.69187" calcext:value-type="float">
            <text:p>2.69187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table:formula="of:=ROUNDDOWN(([.A237]-1)/10;0)+1" office:value-type="float" office:value="24" calcext:value-type="float">
            <text:p>24</text:p>
          </table:table-cell>
          <table:table-cell office:value-type="float" office:value="2.69187" calcext:value-type="float">
            <text:p>2.69187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table:formula="of:=ROUNDDOWN(([.A238]-1)/10;0)+1" office:value-type="float" office:value="24" calcext:value-type="float">
            <text:p>24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table:formula="of:=ROUNDDOWN(([.A239]-1)/10;0)+1" office:value-type="float" office:value="24" calcext:value-type="float">
            <text:p>24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table:formula="of:=ROUNDDOWN(([.A240]-1)/10;0)+1" office:value-type="float" office:value="24" calcext:value-type="float">
            <text:p>24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table:formula="of:=ROUNDDOWN(([.A241]-1)/10;0)+1" office:value-type="float" office:value="24" calcext:value-type="float">
            <text:p>24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table:formula="of:=ROUNDDOWN(([.A242]-1)/10;0)+1" office:value-type="float" office:value="25" calcext:value-type="float">
            <text:p>25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table:formula="of:=ROUNDDOWN(([.A243]-1)/10;0)+1" office:value-type="float" office:value="25" calcext:value-type="float">
            <text:p>25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table:formula="of:=ROUNDDOWN(([.A244]-1)/10;0)+1" office:value-type="float" office:value="25" calcext:value-type="float">
            <text:p>25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table:formula="of:=ROUNDDOWN(([.A245]-1)/10;0)+1" office:value-type="float" office:value="25" calcext:value-type="float">
            <text:p>25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table:formula="of:=ROUNDDOWN(([.A246]-1)/10;0)+1" office:value-type="float" office:value="25" calcext:value-type="float">
            <text:p>25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table:formula="of:=ROUNDDOWN(([.A247]-1)/10;0)+1" office:value-type="float" office:value="25" calcext:value-type="float">
            <text:p>25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table:formula="of:=ROUNDDOWN(([.A248]-1)/10;0)+1" office:value-type="float" office:value="25" calcext:value-type="float">
            <text:p>25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table:formula="of:=ROUNDDOWN(([.A249]-1)/10;0)+1" office:value-type="float" office:value="25" calcext:value-type="float">
            <text:p>25</text:p>
          </table:table-cell>
          <table:table-cell office:value-type="float" office:value="2.69184" calcext:value-type="float">
            <text:p>2.6918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table:formula="of:=ROUNDDOWN(([.A250]-1)/10;0)+1" office:value-type="float" office:value="25" calcext:value-type="float">
            <text:p>25</text:p>
          </table:table-cell>
          <table:table-cell office:value-type="float" office:value="2.69186" calcext:value-type="float">
            <text:p>2.69186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table:formula="of:=ROUNDDOWN(([.A251]-1)/10;0)+1" office:value-type="float" office:value="25" calcext:value-type="float">
            <text:p>25</text:p>
          </table:table-cell>
          <table:table-cell office:value-type="float" office:value="2.69186" calcext:value-type="float">
            <text:p>2.69186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table:formula="of:=ROUNDDOWN(([.A252]-1)/10;0)+1" office:value-type="float" office:value="26" calcext:value-type="float">
            <text:p>26</text:p>
          </table:table-cell>
          <table:table-cell office:value-type="float" office:value="2.69187" calcext:value-type="float">
            <text:p>2.69187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table:formula="of:=ROUNDDOWN(([.A253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table:formula="of:=ROUNDDOWN(([.A254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table:formula="of:=ROUNDDOWN(([.A255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table:formula="of:=ROUNDDOWN(([.A256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table:formula="of:=ROUNDDOWN(([.A257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table:formula="of:=ROUNDDOWN(([.A258]-1)/10;0)+1" office:value-type="float" office:value="26" calcext:value-type="float">
            <text:p>26</text:p>
          </table:table-cell>
          <table:table-cell office:value-type="float" office:value="2.69185" calcext:value-type="float">
            <text:p>2.69185</text:p>
          </table:table-cell>
          <table:table-cell table:number-columns-repeated="1021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table:formula="of:=ROUNDDOWN(([.A259]-1)/10;0)+1" office:value-type="float" office:value="26" calcext:value-type="float">
            <text:p>26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table:formula="of:=ROUNDDOWN(([.A260]-1)/10;0)+1" office:value-type="float" office:value="26" calcext:value-type="float">
            <text:p>26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table:formula="of:=ROUNDDOWN(([.A261]-1)/10;0)+1" office:value-type="float" office:value="26" calcext:value-type="float">
            <text:p>26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table:formula="of:=ROUNDDOWN(([.A262]-1)/10;0)+1" office:value-type="float" office:value="27" calcext:value-type="float">
            <text:p>27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table:formula="of:=ROUNDDOWN(([.A263]-1)/10;0)+1" office:value-type="float" office:value="27" calcext:value-type="float">
            <text:p>27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table:formula="of:=ROUNDDOWN(([.A264]-1)/10;0)+1" office:value-type="float" office:value="27" calcext:value-type="float">
            <text:p>27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table:formula="of:=ROUNDDOWN(([.A265]-1)/10;0)+1" office:value-type="float" office:value="27" calcext:value-type="float">
            <text:p>27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table:formula="of:=ROUNDDOWN(([.A266]-1)/10;0)+1" office:value-type="float" office:value="27" calcext:value-type="float">
            <text:p>27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table:formula="of:=ROUNDDOWN(([.A267]-1)/10;0)+1" office:value-type="float" office:value="27" calcext:value-type="float">
            <text:p>27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table:formula="of:=ROUNDDOWN(([.A268]-1)/10;0)+1" office:value-type="float" office:value="27" calcext:value-type="float">
            <text:p>27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table:formula="of:=ROUNDDOWN(([.A269]-1)/10;0)+1" office:value-type="float" office:value="27" calcext:value-type="float">
            <text:p>27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table:formula="of:=ROUNDDOWN(([.A270]-1)/10;0)+1" office:value-type="float" office:value="27" calcext:value-type="float">
            <text:p>27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table:formula="of:=ROUNDDOWN(([.A271]-1)/10;0)+1" office:value-type="float" office:value="27" calcext:value-type="float">
            <text:p>27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table:formula="of:=ROUNDDOWN(([.A272]-1)/10;0)+1" office:value-type="float" office:value="28" calcext:value-type="float">
            <text:p>28</text:p>
          </table:table-cell>
          <table:table-cell office:value-type="float" office:value="2.69193" calcext:value-type="float">
            <text:p>2.69193</text:p>
          </table:table-cell>
          <table:table-cell table:number-columns-repeated="102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table:formula="of:=ROUNDDOWN(([.A273]-1)/10;0)+1" office:value-type="float" office:value="28" calcext:value-type="float">
            <text:p>28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table:formula="of:=ROUNDDOWN(([.A274]-1)/10;0)+1" office:value-type="float" office:value="28" calcext:value-type="float">
            <text:p>28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table:formula="of:=ROUNDDOWN(([.A275]-1)/10;0)+1" office:value-type="float" office:value="28" calcext:value-type="float">
            <text:p>28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table:formula="of:=ROUNDDOWN(([.A276]-1)/10;0)+1" office:value-type="float" office:value="28" calcext:value-type="float">
            <text:p>28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table:formula="of:=ROUNDDOWN(([.A277]-1)/10;0)+1" office:value-type="float" office:value="28" calcext:value-type="float">
            <text:p>28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table:formula="of:=ROUNDDOWN(([.A278]-1)/10;0)+1" office:value-type="float" office:value="28" calcext:value-type="float">
            <text:p>28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table:formula="of:=ROUNDDOWN(([.A279]-1)/10;0)+1" office:value-type="float" office:value="28" calcext:value-type="float">
            <text:p>28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table:formula="of:=ROUNDDOWN(([.A280]-1)/10;0)+1" office:value-type="float" office:value="28" calcext:value-type="float">
            <text:p>28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table:formula="of:=ROUNDDOWN(([.A281]-1)/10;0)+1" office:value-type="float" office:value="28" calcext:value-type="float">
            <text:p>28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table:formula="of:=ROUNDDOWN(([.A282]-1)/10;0)+1" office:value-type="float" office:value="29" calcext:value-type="float">
            <text:p>29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table:formula="of:=ROUNDDOWN(([.A283]-1)/10;0)+1" office:value-type="float" office:value="29" calcext:value-type="float">
            <text:p>29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table:formula="of:=ROUNDDOWN(([.A284]-1)/10;0)+1" office:value-type="float" office:value="29" calcext:value-type="float">
            <text:p>29</text:p>
          </table:table-cell>
          <table:table-cell office:value-type="float" office:value="2.69189" calcext:value-type="float">
            <text:p>2.69189</text:p>
          </table:table-cell>
          <table:table-cell table:number-columns-repeated="102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table:formula="of:=ROUNDDOWN(([.A285]-1)/10;0)+1" office:value-type="float" office:value="29" calcext:value-type="float">
            <text:p>29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table:formula="of:=ROUNDDOWN(([.A286]-1)/10;0)+1" office:value-type="float" office:value="29" calcext:value-type="float">
            <text:p>29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table:formula="of:=ROUNDDOWN(([.A287]-1)/10;0)+1" office:value-type="float" office:value="29" calcext:value-type="float">
            <text:p>29</text:p>
          </table:table-cell>
          <table:table-cell office:value-type="float" office:value="2.69191" calcext:value-type="float">
            <text:p>2.69191</text:p>
          </table:table-cell>
          <table:table-cell table:number-columns-repeated="1021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table:formula="of:=ROUNDDOWN(([.A288]-1)/10;0)+1" office:value-type="float" office:value="29" calcext:value-type="float">
            <text:p>29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table:formula="of:=ROUNDDOWN(([.A289]-1)/10;0)+1" office:value-type="float" office:value="29" calcext:value-type="float">
            <text:p>29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table:formula="of:=ROUNDDOWN(([.A290]-1)/10;0)+1" office:value-type="float" office:value="29" calcext:value-type="float">
            <text:p>29</text:p>
          </table:table-cell>
          <table:table-cell office:value-type="float" office:value="2.69188" calcext:value-type="float">
            <text:p>2.69188</text:p>
          </table:table-cell>
          <table:table-cell table:number-columns-repeated="1021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table:formula="of:=ROUNDDOWN(([.A291]-1)/10;0)+1" office:value-type="float" office:value="29" calcext:value-type="float">
            <text:p>29</text:p>
          </table:table-cell>
          <table:table-cell office:value-type="float" office:value="2.6919" calcext:value-type="float">
            <text:p>2.6919</text:p>
          </table:table-cell>
          <table:table-cell table:number-columns-repeated="1021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table:formula="of:=ROUNDDOWN(([.A292]-1)/10;0)+1" office:value-type="float" office:value="30" calcext:value-type="float">
            <text:p>30</text:p>
          </table:table-cell>
          <table:table-cell office:value-type="float" office:value="2.69192" calcext:value-type="float">
            <text:p>2.69192</text:p>
          </table:table-cell>
          <table:table-cell table:number-columns-repeated="1021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table:formula="of:=ROUNDDOWN(([.A293]-1)/10;0)+1" office:value-type="float" office:value="30" calcext:value-type="float">
            <text:p>30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table:formula="of:=ROUNDDOWN(([.A294]-1)/10;0)+1" office:value-type="float" office:value="30" calcext:value-type="float">
            <text:p>30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table:formula="of:=ROUNDDOWN(([.A295]-1)/10;0)+1" office:value-type="float" office:value="30" calcext:value-type="float">
            <text:p>30</text:p>
          </table:table-cell>
          <table:table-cell office:value-type="float" office:value="2.69197" calcext:value-type="float">
            <text:p>2.69197</text:p>
          </table:table-cell>
          <table:table-cell table:number-columns-repeated="1021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table:formula="of:=ROUNDDOWN(([.A296]-1)/10;0)+1" office:value-type="float" office:value="30" calcext:value-type="float">
            <text:p>30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table:formula="of:=ROUNDDOWN(([.A297]-1)/10;0)+1" office:value-type="float" office:value="30" calcext:value-type="float">
            <text:p>30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table:formula="of:=ROUNDDOWN(([.A298]-1)/10;0)+1" office:value-type="float" office:value="30" calcext:value-type="float">
            <text:p>30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table:formula="of:=ROUNDDOWN(([.A299]-1)/10;0)+1" office:value-type="float" office:value="30" calcext:value-type="float">
            <text:p>30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table:formula="of:=ROUNDDOWN(([.A300]-1)/10;0)+1" office:value-type="float" office:value="30" calcext:value-type="float">
            <text:p>30</text:p>
          </table:table-cell>
          <table:table-cell office:value-type="float" office:value="2.69194" calcext:value-type="float">
            <text:p>2.69194</text:p>
          </table:table-cell>
          <table:table-cell table:number-columns-repeated="102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table:formula="of:=ROUNDDOWN(([.A301]-1)/10;0)+1" office:value-type="float" office:value="30" calcext:value-type="float">
            <text:p>30</text:p>
          </table:table-cell>
          <table:table-cell office:value-type="float" office:value="2.69195" calcext:value-type="float">
            <text:p>2.69195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table:formula="of:=ROUNDDOWN(([.A302]-1)/10;0)+1" office:value-type="float" office:value="31" calcext:value-type="float">
            <text:p>31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table:formula="of:=ROUNDDOWN(([.A303]-1)/10;0)+1" office:value-type="float" office:value="31" calcext:value-type="float">
            <text:p>31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table:formula="of:=ROUNDDOWN(([.A304]-1)/10;0)+1" office:value-type="float" office:value="31" calcext:value-type="float">
            <text:p>31</text:p>
          </table:table-cell>
          <table:table-cell office:value-type="float" office:value="2.69196" calcext:value-type="float">
            <text:p>2.69196</text:p>
          </table:table-cell>
          <table:table-cell table:number-columns-repeated="102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table:formula="of:=ROUNDDOWN(([.A305]-1)/10;0)+1" office:value-type="float" office:value="31" calcext:value-type="float">
            <text:p>31</text:p>
          </table:table-cell>
          <table:table-cell office:value-type="float" office:value="2.69197" calcext:value-type="float">
            <text:p>2.69197</text:p>
          </table:table-cell>
          <table:table-cell table:number-columns-repeated="102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table:formula="of:=ROUNDDOWN(([.A306]-1)/10;0)+1" office:value-type="float" office:value="31" calcext:value-type="float">
            <text:p>3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table:formula="of:=ROUNDDOWN(([.A307]-1)/10;0)+1" office:value-type="float" office:value="31" calcext:value-type="float">
            <text:p>31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table:formula="of:=ROUNDDOWN(([.A308]-1)/10;0)+1" office:value-type="float" office:value="31" calcext:value-type="float">
            <text:p>3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table:formula="of:=ROUNDDOWN(([.A309]-1)/10;0)+1" office:value-type="float" office:value="31" calcext:value-type="float">
            <text:p>3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table:formula="of:=ROUNDDOWN(([.A310]-1)/10;0)+1" office:value-type="float" office:value="31" calcext:value-type="float">
            <text:p>3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table:formula="of:=ROUNDDOWN(([.A311]-1)/10;0)+1" office:value-type="float" office:value="31" calcext:value-type="float">
            <text:p>31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table:formula="of:=ROUNDDOWN(([.A312]-1)/10;0)+1" office:value-type="float" office:value="32" calcext:value-type="float">
            <text:p>32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table:formula="of:=ROUNDDOWN(([.A313]-1)/10;0)+1" office:value-type="float" office:value="32" calcext:value-type="float">
            <text:p>32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table:formula="of:=ROUNDDOWN(([.A314]-1)/10;0)+1" office:value-type="float" office:value="32" calcext:value-type="float">
            <text:p>32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table:formula="of:=ROUNDDOWN(([.A315]-1)/10;0)+1" office:value-type="float" office:value="32" calcext:value-type="float">
            <text:p>32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table:formula="of:=ROUNDDOWN(([.A316]-1)/10;0)+1" office:value-type="float" office:value="32" calcext:value-type="float">
            <text:p>32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table:formula="of:=ROUNDDOWN(([.A317]-1)/10;0)+1" office:value-type="float" office:value="32" calcext:value-type="float">
            <text:p>32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table:formula="of:=ROUNDDOWN(([.A318]-1)/10;0)+1" office:value-type="float" office:value="32" calcext:value-type="float">
            <text:p>32</text:p>
          </table:table-cell>
          <table:table-cell office:value-type="float" office:value="2.69198" calcext:value-type="float">
            <text:p>2.69198</text:p>
          </table:table-cell>
          <table:table-cell table:number-columns-repeated="1021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table:formula="of:=ROUNDDOWN(([.A319]-1)/10;0)+1" office:value-type="float" office:value="32" calcext:value-type="float">
            <text:p>32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table:formula="of:=ROUNDDOWN(([.A320]-1)/10;0)+1" office:value-type="float" office:value="32" calcext:value-type="float">
            <text:p>32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table:formula="of:=ROUNDDOWN(([.A321]-1)/10;0)+1" office:value-type="float" office:value="32" calcext:value-type="float">
            <text:p>32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table:formula="of:=ROUNDDOWN(([.A322]-1)/10;0)+1" office:value-type="float" office:value="33" calcext:value-type="float">
            <text:p>33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table:formula="of:=ROUNDDOWN(([.A323]-1)/10;0)+1" office:value-type="float" office:value="33" calcext:value-type="float">
            <text:p>33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table:formula="of:=ROUNDDOWN(([.A324]-1)/10;0)+1" office:value-type="float" office:value="33" calcext:value-type="float">
            <text:p>33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table:formula="of:=ROUNDDOWN(([.A325]-1)/10;0)+1" office:value-type="float" office:value="33" calcext:value-type="float">
            <text:p>33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table:formula="of:=ROUNDDOWN(([.A326]-1)/10;0)+1" office:value-type="float" office:value="33" calcext:value-type="float">
            <text:p>33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table:formula="of:=ROUNDDOWN(([.A327]-1)/10;0)+1" office:value-type="float" office:value="33" calcext:value-type="float">
            <text:p>33</text:p>
          </table:table-cell>
          <table:table-cell office:value-type="float" office:value="2.69199" calcext:value-type="float">
            <text:p>2.69199</text:p>
          </table:table-cell>
          <table:table-cell table:number-columns-repeated="102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table:formula="of:=ROUNDDOWN(([.A328]-1)/10;0)+1" office:value-type="float" office:value="33" calcext:value-type="float">
            <text:p>33</text:p>
          </table:table-cell>
          <table:table-cell office:value-type="float" office:value="2.692" calcext:value-type="float">
            <text:p>2.692</text:p>
          </table:table-cell>
          <table:table-cell table:number-columns-repeated="102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table:formula="of:=ROUNDDOWN(([.A329]-1)/10;0)+1" office:value-type="float" office:value="33" calcext:value-type="float">
            <text:p>33</text:p>
          </table:table-cell>
          <table:table-cell office:value-type="float" office:value="2.69201" calcext:value-type="float">
            <text:p>2.69201</text:p>
          </table:table-cell>
          <table:table-cell table:number-columns-repeated="102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table:formula="of:=ROUNDDOWN(([.A330]-1)/10;0)+1" office:value-type="float" office:value="33" calcext:value-type="float">
            <text:p>33</text:p>
          </table:table-cell>
          <table:table-cell office:value-type="float" office:value="2.69202" calcext:value-type="float">
            <text:p>2.69202</text:p>
          </table:table-cell>
          <table:table-cell table:number-columns-repeated="102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table:formula="of:=ROUNDDOWN(([.A331]-1)/10;0)+1" office:value-type="float" office:value="33" calcext:value-type="float">
            <text:p>33</text:p>
          </table:table-cell>
          <table:table-cell office:value-type="float" office:value="2.69201" calcext:value-type="float">
            <text:p>2.69201</text:p>
          </table:table-cell>
          <table:table-cell table:number-columns-repeated="102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table:formula="of:=ROUNDDOWN(([.A332]-1)/10;0)+1" office:value-type="float" office:value="34" calcext:value-type="float">
            <text:p>34</text:p>
          </table:table-cell>
          <table:table-cell office:value-type="float" office:value="2.69201" calcext:value-type="float">
            <text:p>2.69201</text:p>
          </table:table-cell>
          <table:table-cell table:number-columns-repeated="1021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table:formula="of:=ROUNDDOWN(([.A333]-1)/10;0)+1" office:value-type="float" office:value="34" calcext:value-type="float">
            <text:p>34</text:p>
          </table:table-cell>
          <table:table-cell office:value-type="float" office:value="2.69202" calcext:value-type="float">
            <text:p>2.69202</text:p>
          </table:table-cell>
          <table:table-cell table:number-columns-repeated="102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table:formula="of:=ROUNDDOWN(([.A334]-1)/10;0)+1" office:value-type="float" office:value="34" calcext:value-type="float">
            <text:p>34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table:formula="of:=ROUNDDOWN(([.A335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table:formula="of:=ROUNDDOWN(([.A336]-1)/10;0)+1" office:value-type="float" office:value="34" calcext:value-type="float">
            <text:p>34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table:formula="of:=ROUNDDOWN(([.A337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table:formula="of:=ROUNDDOWN(([.A338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table:formula="of:=ROUNDDOWN(([.A339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table:formula="of:=ROUNDDOWN(([.A340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table:formula="of:=ROUNDDOWN(([.A341]-1)/10;0)+1" office:value-type="float" office:value="34" calcext:value-type="float">
            <text:p>34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table:formula="of:=ROUNDDOWN(([.A342]-1)/10;0)+1" office:value-type="float" office:value="35" calcext:value-type="float">
            <text:p>35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table:formula="of:=ROUNDDOWN(([.A343]-1)/10;0)+1" office:value-type="float" office:value="35" calcext:value-type="float">
            <text:p>35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table:formula="of:=ROUNDDOWN(([.A344]-1)/10;0)+1" office:value-type="float" office:value="35" calcext:value-type="float">
            <text:p>35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table:formula="of:=ROUNDDOWN(([.A345]-1)/10;0)+1" office:value-type="float" office:value="35" calcext:value-type="float">
            <text:p>35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table:formula="of:=ROUNDDOWN(([.A346]-1)/10;0)+1" office:value-type="float" office:value="35" calcext:value-type="float">
            <text:p>35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table:formula="of:=ROUNDDOWN(([.A347]-1)/10;0)+1" office:value-type="float" office:value="35" calcext:value-type="float">
            <text:p>35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table:formula="of:=ROUNDDOWN(([.A348]-1)/10;0)+1" office:value-type="float" office:value="35" calcext:value-type="float">
            <text:p>35</text:p>
          </table:table-cell>
          <table:table-cell office:value-type="float" office:value="2.69203" calcext:value-type="float">
            <text:p>2.69203</text:p>
          </table:table-cell>
          <table:table-cell table:number-columns-repeated="102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table:formula="of:=ROUNDDOWN(([.A349]-1)/10;0)+1" office:value-type="float" office:value="35" calcext:value-type="float">
            <text:p>35</text:p>
          </table:table-cell>
          <table:table-cell office:value-type="float" office:value="2.69204" calcext:value-type="float">
            <text:p>2.69204</text:p>
          </table:table-cell>
          <table:table-cell table:number-columns-repeated="1021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table:formula="of:=ROUNDDOWN(([.A350]-1)/10;0)+1" office:value-type="float" office:value="35" calcext:value-type="float">
            <text:p>35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table:formula="of:=ROUNDDOWN(([.A351]-1)/10;0)+1" office:value-type="float" office:value="35" calcext:value-type="float">
            <text:p>35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table:formula="of:=ROUNDDOWN(([.A352]-1)/10;0)+1" office:value-type="float" office:value="36" calcext:value-type="float">
            <text:p>36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table:formula="of:=ROUNDDOWN(([.A353]-1)/10;0)+1" office:value-type="float" office:value="36" calcext:value-type="float">
            <text:p>36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table:formula="of:=ROUNDDOWN(([.A354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table:formula="of:=ROUNDDOWN(([.A355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table:formula="of:=ROUNDDOWN(([.A356]-1)/10;0)+1" office:value-type="float" office:value="36" calcext:value-type="float">
            <text:p>36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table:formula="of:=ROUNDDOWN(([.A357]-1)/10;0)+1" office:value-type="float" office:value="36" calcext:value-type="float">
            <text:p>36</text:p>
          </table:table-cell>
          <table:table-cell office:value-type="float" office:value="2.69205" calcext:value-type="float">
            <text:p>2.69205</text:p>
          </table:table-cell>
          <table:table-cell table:number-columns-repeated="1021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table:formula="of:=ROUNDDOWN(([.A358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table:formula="of:=ROUNDDOWN(([.A359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table:formula="of:=ROUNDDOWN(([.A360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table:formula="of:=ROUNDDOWN(([.A361]-1)/10;0)+1" office:value-type="float" office:value="36" calcext:value-type="float">
            <text:p>36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table:formula="of:=ROUNDDOWN(([.A362]-1)/10;0)+1" office:value-type="float" office:value="37" calcext:value-type="float">
            <text:p>37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table:formula="of:=ROUNDDOWN(([.A363]-1)/10;0)+1" office:value-type="float" office:value="37" calcext:value-type="float">
            <text:p>37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table:formula="of:=ROUNDDOWN(([.A364]-1)/10;0)+1" office:value-type="float" office:value="37" calcext:value-type="float">
            <text:p>37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table:formula="of:=ROUNDDOWN(([.A365]-1)/10;0)+1" office:value-type="float" office:value="37" calcext:value-type="float">
            <text:p>37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table:formula="of:=ROUNDDOWN(([.A366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table:formula="of:=ROUNDDOWN(([.A367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table:formula="of:=ROUNDDOWN(([.A368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table:formula="of:=ROUNDDOWN(([.A369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table:formula="of:=ROUNDDOWN(([.A370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table:formula="of:=ROUNDDOWN(([.A371]-1)/10;0)+1" office:value-type="float" office:value="37" calcext:value-type="float">
            <text:p>37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table:formula="of:=ROUNDDOWN(([.A372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table:formula="of:=ROUNDDOWN(([.A373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table:formula="of:=ROUNDDOWN(([.A374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table:formula="of:=ROUNDDOWN(([.A375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table:formula="of:=ROUNDDOWN(([.A376]-1)/10;0)+1" office:value-type="float" office:value="38" calcext:value-type="float">
            <text:p>38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table:formula="of:=ROUNDDOWN(([.A377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table:formula="of:=ROUNDDOWN(([.A378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table:formula="of:=ROUNDDOWN(([.A379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table:formula="of:=ROUNDDOWN(([.A380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table:formula="of:=ROUNDDOWN(([.A381]-1)/10;0)+1" office:value-type="float" office:value="38" calcext:value-type="float">
            <text:p>38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table:formula="of:=ROUNDDOWN(([.A382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table:formula="of:=ROUNDDOWN(([.A383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table:formula="of:=ROUNDDOWN(([.A384]-1)/10;0)+1" office:value-type="float" office:value="39" calcext:value-type="float">
            <text:p>39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table:formula="of:=ROUNDDOWN(([.A385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table:formula="of:=ROUNDDOWN(([.A386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table:formula="of:=ROUNDDOWN(([.A387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table:formula="of:=ROUNDDOWN(([.A388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table:formula="of:=ROUNDDOWN(([.A389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table:formula="of:=ROUNDDOWN(([.A390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table:formula="of:=ROUNDDOWN(([.A391]-1)/10;0)+1" office:value-type="float" office:value="39" calcext:value-type="float">
            <text:p>39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table:formula="of:=ROUNDDOWN(([.A392]-1)/10;0)+1" office:value-type="float" office:value="40" calcext:value-type="float">
            <text:p>40</text:p>
          </table:table-cell>
          <table:table-cell office:value-type="float" office:value="2.69207" calcext:value-type="float">
            <text:p>2.69207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table:formula="of:=ROUNDDOWN(([.A393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table:formula="of:=ROUNDDOWN(([.A394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table:formula="of:=ROUNDDOWN(([.A395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table:formula="of:=ROUNDDOWN(([.A396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formula="of:=ROUNDDOWN(([.A397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table:formula="of:=ROUNDDOWN(([.A398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table:formula="of:=ROUNDDOWN(([.A399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table:formula="of:=ROUNDDOWN(([.A400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table:formula="of:=ROUNDDOWN(([.A401]-1)/10;0)+1" office:value-type="float" office:value="40" calcext:value-type="float">
            <text:p>40</text:p>
          </table:table-cell>
          <table:table-cell office:value-type="float" office:value="2.69208" calcext:value-type="float">
            <text:p>2.69208</text:p>
          </table:table-cell>
          <table:table-cell table:number-columns-repeated="1021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-_Limites" table:style-name="ta1">
        <table:shapes>
          <draw:frame draw:z-index="0" draw:name="Gráfico 2" draw:style-name="gr2" svg:width="6.2587in" svg:height="3.8626in" svg:x="3.9217in" svg:y="4.6894in">
            <draw:object draw:notify-on-update-of-ranges="'Item_-_Num_Vizinhos'.A2:'Item_-_Num_Vizinhos'.A51 'Item_-_Num_Vizinhos'.C1:'Item_-_Num_Vizinhos'.C1 'Item_-_Num_Vizinhos'.C2:'Item_-_Num_Vizinhos'.C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Gráfico 1" draw:style-name="gr1" svg:width="6.2701in" svg:height="3.8575in" svg:x="10.3921in" svg:y="1.0551in">
            <draw:object draw:notify-on-update-of-ranges="'User_-_Num_Vizinhos'.A2:'User_-_Num_Vizinhos'.A51 'User_-_Num_Vizinhos'.C1:'User_-_Num_Vizinhos'.C1 'User_-_Num_Vizinhos'.C2:'User_-_Num_Vizinhos'.C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3" draw:text-style-name="P1" svg:width="6.1787in" svg:height="3.7839in" svg:x="10.6378in" svg:y="5.3827in">
            <draw:object draw:notify-on-update-of-ranges="'Pivot Table_User_-_Limites_1'.A4:'Pivot Table_User_-_Limites_1'.GS4 'Pivot Table_User_-_Limites_1'.A6:'Pivot Table_User_-_Limites_1'.GR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3" draw:text-style-name="P1" svg:width="6.2988in" svg:height="3.5429in" svg:x="3.7008in" svg:y="0.6831in">
            <draw:object draw:notify-on-update-of-ranges="'Pivot Table_Item_-_Limites_1'.A4:'Pivot Table_Item_-_Limites_1'.OK4 'Pivot Table_Item_-_Limites_1'.A6:'Pivot Table_Item_-_Limites_1'.OJ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ce6"/>
        <table:table-column table:style-name="co2" table:default-cell-style-name="ce3"/>
        <table:table-column table:style-name="co3" table:number-columns-repeated="1020" table:default-cell-style-name="ce3"/>
        <table:table-column table:style-name="co3" table:default-cell-style-name="Default"/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RMSE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3.15313" calcext:value-type="float">
            <text:p>3.15313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.11156" calcext:value-type="float">
            <text:p>3.11156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.07357" calcext:value-type="float">
            <text:p>3.0735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.04371" calcext:value-type="float">
            <text:p>3.04371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3.01809" calcext:value-type="float">
            <text:p>3.0180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99107" calcext:value-type="float">
            <text:p>2.9910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96686" calcext:value-type="float">
            <text:p>2.96686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93756" calcext:value-type="float">
            <text:p>2.93756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91429" calcext:value-type="float">
            <text:p>2.9142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89405" calcext:value-type="float">
            <text:p>2.89405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8717" calcext:value-type="float">
            <text:p>2.871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85628" calcext:value-type="float">
            <text:p>2.85628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83988" calcext:value-type="float">
            <text:p>2.83988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82274" calcext:value-type="float">
            <text:p>2.82274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80928" calcext:value-type="float">
            <text:p>2.80928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79134" calcext:value-type="float">
            <text:p>2.79134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77155" calcext:value-type="float">
            <text:p>2.77155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74896" calcext:value-type="float">
            <text:p>2.74896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73294" calcext:value-type="float">
            <text:p>2.73294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71583" calcext:value-type="float">
            <text:p>2.71583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70281" calcext:value-type="float">
            <text:p>2.70281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69093" calcext:value-type="float">
            <text:p>2.69093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67527" calcext:value-type="float">
            <text:p>2.6752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66225" calcext:value-type="float">
            <text:p>2.66225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64939" calcext:value-type="float">
            <text:p>2.6493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63488" calcext:value-type="float">
            <text:p>2.63488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62239" calcext:value-type="float">
            <text:p>2.6223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60859" calcext:value-type="float">
            <text:p>2.6085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59797" calcext:value-type="float">
            <text:p>2.59797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58137" calcext:value-type="float">
            <text:p>2.5813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57272" calcext:value-type="float">
            <text:p>2.57272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55928" calcext:value-type="float">
            <text:p>2.55928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55181" calcext:value-type="float">
            <text:p>2.55181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5397" calcext:value-type="float">
            <text:p>2.5397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53209" calcext:value-type="float">
            <text:p>2.53209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524" calcext:value-type="float">
            <text:p>2.524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51241" calcext:value-type="float">
            <text:p>2.51241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50045" calcext:value-type="float">
            <text:p>2.50045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49266" calcext:value-type="float">
            <text:p>2.49266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47697" calcext:value-type="float">
            <text:p>2.47697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.10365" calcext:value-type="float">
            <text:p>3.10365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office:value-type="float" office:value="3.06279" calcext:value-type="float">
            <text:p>3.06279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.02553" calcext:value-type="float">
            <text:p>3.02553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99635" calcext:value-type="float">
            <text:p>2.9963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97158" calcext:value-type="float">
            <text:p>2.9715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94504" calcext:value-type="float">
            <text:p>2.94504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9218" calcext:value-type="float">
            <text:p>2.921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8932" calcext:value-type="float">
            <text:p>2.8932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87023" calcext:value-type="float">
            <text:p>2.87023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8502" calcext:value-type="float">
            <text:p>2.8502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8283" calcext:value-type="float">
            <text:p>2.8283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81269" calcext:value-type="float">
            <text:p>2.81269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79655" calcext:value-type="float">
            <text:p>2.7965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77961" calcext:value-type="float">
            <text:p>2.77961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76647" calcext:value-type="float">
            <text:p>2.76647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74865" calcext:value-type="float">
            <text:p>2.7486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72936" calcext:value-type="float">
            <text:p>2.72936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70688" calcext:value-type="float">
            <text:p>2.7068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69102" calcext:value-type="float">
            <text:p>2.69102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67395" calcext:value-type="float">
            <text:p>2.6739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66107" calcext:value-type="float">
            <text:p>2.66107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64928" calcext:value-type="float">
            <text:p>2.6492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6338" calcext:value-type="float">
            <text:p>2.633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62071" calcext:value-type="float">
            <text:p>2.62071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60788" calcext:value-type="float">
            <text:p>2.6078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9358" calcext:value-type="float">
            <text:p>2.5935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58145" calcext:value-type="float">
            <text:p>2.5814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5674" calcext:value-type="float">
            <text:p>2.5674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55697" calcext:value-type="float">
            <text:p>2.55697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54093" calcext:value-type="float">
            <text:p>2.54093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53233" calcext:value-type="float">
            <text:p>2.53233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51915" calcext:value-type="float">
            <text:p>2.51915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5118" calcext:value-type="float">
            <text:p>2.511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49991" calcext:value-type="float">
            <text:p>2.49991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49224" calcext:value-type="float">
            <text:p>2.49224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4842" calcext:value-type="float">
            <text:p>2.4842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47304" calcext:value-type="float">
            <text:p>2.47304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46104" calcext:value-type="float">
            <text:p>2.46104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45332" calcext:value-type="float">
            <text:p>2.45332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43787" calcext:value-type="float">
            <text:p>2.43787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.06874" calcext:value-type="float">
            <text:p>3.06874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.02863" calcext:value-type="float">
            <text:p>3.02863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office:value-type="float" office:value="2.99187" calcext:value-type="float">
            <text:p>2.99187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96278" calcext:value-type="float">
            <text:p>2.9627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93825" calcext:value-type="float">
            <text:p>2.9382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91217" calcext:value-type="float">
            <text:p>2.91217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88939" calcext:value-type="float">
            <text:p>2.88939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86096" calcext:value-type="float">
            <text:p>2.86096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83818" calcext:value-type="float">
            <text:p>2.8381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81825" calcext:value-type="float">
            <text:p>2.8182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79634" calcext:value-type="float">
            <text:p>2.79634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78073" calcext:value-type="float">
            <text:p>2.78073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76517" calcext:value-type="float">
            <text:p>2.76517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74845" calcext:value-type="float">
            <text:p>2.7484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73547" calcext:value-type="float">
            <text:p>2.73547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71755" calcext:value-type="float">
            <text:p>2.7175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69859" calcext:value-type="float">
            <text:p>2.69859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67625" calcext:value-type="float">
            <text:p>2.6762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66056" calcext:value-type="float">
            <text:p>2.66056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64349" calcext:value-type="float">
            <text:p>2.64349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63075" calcext:value-type="float">
            <text:p>2.6307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61903" calcext:value-type="float">
            <text:p>2.61903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60374" calcext:value-type="float">
            <text:p>2.60374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59089" calcext:value-type="float">
            <text:p>2.59089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57811" calcext:value-type="float">
            <text:p>2.57811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6395" calcext:value-type="float">
            <text:p>2.5639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55194" calcext:value-type="float">
            <text:p>2.55194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53825" calcext:value-type="float">
            <text:p>2.5382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52792" calcext:value-type="float">
            <text:p>2.52792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51209" calcext:value-type="float">
            <text:p>2.51209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5035" calcext:value-type="float">
            <text:p>2.503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49048" calcext:value-type="float">
            <text:p>2.4904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48331" calcext:value-type="float">
            <text:p>2.48331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47175" calcext:value-type="float">
            <text:p>2.47175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46406" calcext:value-type="float">
            <text:p>2.46406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45618" calcext:value-type="float">
            <text:p>2.4561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44572" calcext:value-type="float">
            <text:p>2.44572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43393" calcext:value-type="float">
            <text:p>2.43393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42608" calcext:value-type="float">
            <text:p>2.4260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41084" calcext:value-type="float">
            <text:p>2.4108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.0399" calcext:value-type="float">
            <text:p>3.039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.00003" calcext:value-type="float">
            <text:p>3.0000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96369" calcext:value-type="float">
            <text:p>2.96369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2.93493" calcext:value-type="float">
            <text:p>2.9349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91085" calcext:value-type="float">
            <text:p>2.91085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88544" calcext:value-type="float">
            <text:p>2.8854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86272" calcext:value-type="float">
            <text:p>2.86272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83457" calcext:value-type="float">
            <text:p>2.83457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8124" calcext:value-type="float">
            <text:p>2.812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79292" calcext:value-type="float">
            <text:p>2.79292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77133" calcext:value-type="float">
            <text:p>2.7713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75582" calcext:value-type="float">
            <text:p>2.75582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74034" calcext:value-type="float">
            <text:p>2.7403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72408" calcext:value-type="float">
            <text:p>2.7240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71146" calcext:value-type="float">
            <text:p>2.71146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69338" calcext:value-type="float">
            <text:p>2.6933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67453" calcext:value-type="float">
            <text:p>2.6745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65244" calcext:value-type="float">
            <text:p>2.6524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63704" calcext:value-type="float">
            <text:p>2.6370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6203" calcext:value-type="float">
            <text:p>2.620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60811" calcext:value-type="float">
            <text:p>2.60811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9649" calcext:value-type="float">
            <text:p>2.5964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58143" calcext:value-type="float">
            <text:p>2.5814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56904" calcext:value-type="float">
            <text:p>2.5690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55633" calcext:value-type="float">
            <text:p>2.5563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4242" calcext:value-type="float">
            <text:p>2.54242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53033" calcext:value-type="float">
            <text:p>2.5303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51649" calcext:value-type="float">
            <text:p>2.5164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50629" calcext:value-type="float">
            <text:p>2.5062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9039" calcext:value-type="float">
            <text:p>2.4903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48173" calcext:value-type="float">
            <text:p>2.48173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46908" calcext:value-type="float">
            <text:p>2.4690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46205" calcext:value-type="float">
            <text:p>2.46205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45058" calcext:value-type="float">
            <text:p>2.4505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4429" calcext:value-type="float">
            <text:p>2.4429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43506" calcext:value-type="float">
            <text:p>2.43506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42486" calcext:value-type="float">
            <text:p>2.42486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41364" calcext:value-type="float">
            <text:p>2.4136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40574" calcext:value-type="float">
            <text:p>2.40574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9128" calcext:value-type="float">
            <text:p>2.3912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.01602" calcext:value-type="float">
            <text:p>3.0160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97692" calcext:value-type="float">
            <text:p>2.9769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94148" calcext:value-type="float">
            <text:p>2.9414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91317" calcext:value-type="float">
            <text:p>2.91317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office:value-type="float" office:value="2.88912" calcext:value-type="float">
            <text:p>2.8891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86393" calcext:value-type="float">
            <text:p>2.86393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84159" calcext:value-type="float">
            <text:p>2.8415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81344" calcext:value-type="float">
            <text:p>2.81344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79211" calcext:value-type="float">
            <text:p>2.79211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77292" calcext:value-type="float">
            <text:p>2.7729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75154" calcext:value-type="float">
            <text:p>2.75154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73614" calcext:value-type="float">
            <text:p>2.73614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72094" calcext:value-type="float">
            <text:p>2.72094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70462" calcext:value-type="float">
            <text:p>2.7046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9206" calcext:value-type="float">
            <text:p>2.69206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67418" calcext:value-type="float">
            <text:p>2.6741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65538" calcext:value-type="float">
            <text:p>2.6553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63378" calcext:value-type="float">
            <text:p>2.6337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61859" calcext:value-type="float">
            <text:p>2.6185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60175" calcext:value-type="float">
            <text:p>2.60175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8957" calcext:value-type="float">
            <text:p>2.58957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7799" calcext:value-type="float">
            <text:p>2.5779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56292" calcext:value-type="float">
            <text:p>2.5629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55093" calcext:value-type="float">
            <text:p>2.55093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53825" calcext:value-type="float">
            <text:p>2.53825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2439" calcext:value-type="float">
            <text:p>2.5243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51235" calcext:value-type="float">
            <text:p>2.51235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9849" calcext:value-type="float">
            <text:p>2.4984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8847" calcext:value-type="float">
            <text:p>2.48847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7274" calcext:value-type="float">
            <text:p>2.47274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46437" calcext:value-type="float">
            <text:p>2.46437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45196" calcext:value-type="float">
            <text:p>2.45196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44489" calcext:value-type="float">
            <text:p>2.4448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43346" calcext:value-type="float">
            <text:p>2.43346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42572" calcext:value-type="float">
            <text:p>2.4257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41782" calcext:value-type="float">
            <text:p>2.41782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40778" calcext:value-type="float">
            <text:p>2.4077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9673" calcext:value-type="float">
            <text:p>2.39673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8877" calcext:value-type="float">
            <text:p>2.38877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7482" calcext:value-type="float">
            <text:p>2.3748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.98754" calcext:value-type="float">
            <text:p>2.98754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9492" calcext:value-type="float">
            <text:p>2.949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9145" calcext:value-type="float">
            <text:p>2.9145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887" calcext:value-type="float">
            <text:p>2.887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86328" calcext:value-type="float">
            <text:p>2.86328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6" calcext:value-type="float">
            <text:p>6</text:p>
          </table:table-cell>
          <table:table-cell office:value-type="float" office:value="2.83842" calcext:value-type="float">
            <text:p>2.8384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81627" calcext:value-type="float">
            <text:p>2.81627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78851" calcext:value-type="float">
            <text:p>2.78851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76776" calcext:value-type="float">
            <text:p>2.76776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74886" calcext:value-type="float">
            <text:p>2.74886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72796" calcext:value-type="float">
            <text:p>2.72796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71292" calcext:value-type="float">
            <text:p>2.7129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69802" calcext:value-type="float">
            <text:p>2.6980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68155" calcext:value-type="float">
            <text:p>2.68155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6927" calcext:value-type="float">
            <text:p>2.66927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65146" calcext:value-type="float">
            <text:p>2.65146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63315" calcext:value-type="float">
            <text:p>2.63315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61229" calcext:value-type="float">
            <text:p>2.61229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59738" calcext:value-type="float">
            <text:p>2.59738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5807" calcext:value-type="float">
            <text:p>2.5807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6851" calcext:value-type="float">
            <text:p>2.56851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5728" calcext:value-type="float">
            <text:p>2.55728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54262" calcext:value-type="float">
            <text:p>2.5426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53069" calcext:value-type="float">
            <text:p>2.53069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51804" calcext:value-type="float">
            <text:p>2.51804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0418" calcext:value-type="float">
            <text:p>2.50418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49212" calcext:value-type="float">
            <text:p>2.4921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7831" calcext:value-type="float">
            <text:p>2.47831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6863" calcext:value-type="float">
            <text:p>2.46863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5325" calcext:value-type="float">
            <text:p>2.45325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44492" calcext:value-type="float">
            <text:p>2.4449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43242" calcext:value-type="float">
            <text:p>2.4324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4254" calcext:value-type="float">
            <text:p>2.4254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41404" calcext:value-type="float">
            <text:p>2.41404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40653" calcext:value-type="float">
            <text:p>2.40653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39889" calcext:value-type="float">
            <text:p>2.39889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38882" calcext:value-type="float">
            <text:p>2.38882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7825" calcext:value-type="float">
            <text:p>2.37825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7039" calcext:value-type="float">
            <text:p>2.37039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5657" calcext:value-type="float">
            <text:p>2.35657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.96243" calcext:value-type="float">
            <text:p>2.96243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92467" calcext:value-type="float">
            <text:p>2.92467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89031" calcext:value-type="float">
            <text:p>2.8903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8631" calcext:value-type="float">
            <text:p>2.863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83996" calcext:value-type="float">
            <text:p>2.83996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81595" calcext:value-type="float">
            <text:p>2.81595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7" calcext:value-type="float">
            <text:p>7</text:p>
          </table:table-cell>
          <table:table-cell office:value-type="float" office:value="2.79394" calcext:value-type="float">
            <text:p>2.79394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76632" calcext:value-type="float">
            <text:p>2.7663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74592" calcext:value-type="float">
            <text:p>2.7459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72712" calcext:value-type="float">
            <text:p>2.7271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70647" calcext:value-type="float">
            <text:p>2.70647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69155" calcext:value-type="float">
            <text:p>2.69155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67669" calcext:value-type="float">
            <text:p>2.67669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66031" calcext:value-type="float">
            <text:p>2.6603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4808" calcext:value-type="float">
            <text:p>2.64808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63057" calcext:value-type="float">
            <text:p>2.63057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61215" calcext:value-type="float">
            <text:p>2.61215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59153" calcext:value-type="float">
            <text:p>2.59153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57674" calcext:value-type="float">
            <text:p>2.57674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56051" calcext:value-type="float">
            <text:p>2.5605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4885" calcext:value-type="float">
            <text:p>2.54885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3781" calcext:value-type="float">
            <text:p>2.5378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52335" calcext:value-type="float">
            <text:p>2.52335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5116" calcext:value-type="float">
            <text:p>2.5116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49948" calcext:value-type="float">
            <text:p>2.49948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4862" calcext:value-type="float">
            <text:p>2.486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47425" calcext:value-type="float">
            <text:p>2.47425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6072" calcext:value-type="float">
            <text:p>2.4607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5099" calcext:value-type="float">
            <text:p>2.45099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3572" calcext:value-type="float">
            <text:p>2.43572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42746" calcext:value-type="float">
            <text:p>2.42746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41501" calcext:value-type="float">
            <text:p>2.41501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40798" calcext:value-type="float">
            <text:p>2.40798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39673" calcext:value-type="float">
            <text:p>2.39673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38946" calcext:value-type="float">
            <text:p>2.38946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3818" calcext:value-type="float">
            <text:p>2.3818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37167" calcext:value-type="float">
            <text:p>2.37167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6139" calcext:value-type="float">
            <text:p>2.36139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5353" calcext:value-type="float">
            <text:p>2.35353</text:p>
          </table:table-cell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3974" calcext:value-type="float">
            <text:p>2.33974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.94015" calcext:value-type="float">
            <text:p>2.94015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90277" calcext:value-type="float">
            <text:p>2.90277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86881" calcext:value-type="float">
            <text:p>2.8688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84225" calcext:value-type="float">
            <text:p>2.84225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81958" calcext:value-type="float">
            <text:p>2.81958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79605" calcext:value-type="float">
            <text:p>2.79605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7746" calcext:value-type="float">
            <text:p>2.7746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8" calcext:value-type="float">
            <text:p>8</text:p>
          </table:table-cell>
          <table:table-cell office:value-type="float" office:value="2.74706" calcext:value-type="float">
            <text:p>2.7470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72716" calcext:value-type="float">
            <text:p>2.7271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70861" calcext:value-type="float">
            <text:p>2.7086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68806" calcext:value-type="float">
            <text:p>2.6880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67334" calcext:value-type="float">
            <text:p>2.67334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65856" calcext:value-type="float">
            <text:p>2.6585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64212" calcext:value-type="float">
            <text:p>2.64212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3059" calcext:value-type="float">
            <text:p>2.63059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61307" calcext:value-type="float">
            <text:p>2.61307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59461" calcext:value-type="float">
            <text:p>2.5946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57414" calcext:value-type="float">
            <text:p>2.57414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55923" calcext:value-type="float">
            <text:p>2.5592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54313" calcext:value-type="float">
            <text:p>2.5431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3147" calcext:value-type="float">
            <text:p>2.53147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2063" calcext:value-type="float">
            <text:p>2.5206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5061" calcext:value-type="float">
            <text:p>2.506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49448" calcext:value-type="float">
            <text:p>2.49448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48229" calcext:value-type="float">
            <text:p>2.48229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46934" calcext:value-type="float">
            <text:p>2.46934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45795" calcext:value-type="float">
            <text:p>2.45795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4475" calcext:value-type="float">
            <text:p>2.44475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3501" calcext:value-type="float">
            <text:p>2.4350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1991" calcext:value-type="float">
            <text:p>2.4199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41166" calcext:value-type="float">
            <text:p>2.41166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39951" calcext:value-type="float">
            <text:p>2.3995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39262" calcext:value-type="float">
            <text:p>2.39262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38173" calcext:value-type="float">
            <text:p>2.3817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37447" calcext:value-type="float">
            <text:p>2.37447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36703" calcext:value-type="float">
            <text:p>2.3670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35693" calcext:value-type="float">
            <text:p>2.35693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4708" calcext:value-type="float">
            <text:p>2.34708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3918" calcext:value-type="float">
            <text:p>2.33918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2591" calcext:value-type="float">
            <text:p>2.32591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.92072" calcext:value-type="float">
            <text:p>2.92072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88377" calcext:value-type="float">
            <text:p>2.88377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84999" calcext:value-type="float">
            <text:p>2.84999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82379" calcext:value-type="float">
            <text:p>2.82379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80145" calcext:value-type="float">
            <text:p>2.80145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77811" calcext:value-type="float">
            <text:p>2.77811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75686" calcext:value-type="float">
            <text:p>2.75686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72959" calcext:value-type="float">
            <text:p>2.72959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9" calcext:value-type="float">
            <text:p>9</text:p>
          </table:table-cell>
          <table:table-cell office:value-type="float" office:value="2.70995" calcext:value-type="float">
            <text:p>2.70995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69158" calcext:value-type="float">
            <text:p>2.69158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67116" calcext:value-type="float">
            <text:p>2.67116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65653" calcext:value-type="float">
            <text:p>2.65653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64177" calcext:value-type="float">
            <text:p>2.64177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62556" calcext:value-type="float">
            <text:p>2.62556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1424" calcext:value-type="float">
            <text:p>2.61424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59682" calcext:value-type="float">
            <text:p>2.59682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57869" calcext:value-type="float">
            <text:p>2.57869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55861" calcext:value-type="float">
            <text:p>2.55861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54388" calcext:value-type="float">
            <text:p>2.54388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52792" calcext:value-type="float">
            <text:p>2.52792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1662" calcext:value-type="float">
            <text:p>2.51662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506" calcext:value-type="float">
            <text:p>2.506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49173" calcext:value-type="float">
            <text:p>2.49173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48019" calcext:value-type="float">
            <text:p>2.48019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46824" calcext:value-type="float">
            <text:p>2.46824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45566" calcext:value-type="float">
            <text:p>2.45566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44451" calcext:value-type="float">
            <text:p>2.44451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319" calcext:value-type="float">
            <text:p>2.4319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223" calcext:value-type="float">
            <text:p>2.4223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40727" calcext:value-type="float">
            <text:p>2.40727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39898" calcext:value-type="float">
            <text:p>2.39898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38714" calcext:value-type="float">
            <text:p>2.38714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38024" calcext:value-type="float">
            <text:p>2.38024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36942" calcext:value-type="float">
            <text:p>2.36942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3623" calcext:value-type="float">
            <text:p>2.3623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35495" calcext:value-type="float">
            <text:p>2.35495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34493" calcext:value-type="float">
            <text:p>2.34493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3518" calcext:value-type="float">
            <text:p>2.33518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2728" calcext:value-type="float">
            <text:p>2.32728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1428" calcext:value-type="float">
            <text:p>2.3142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.90368" calcext:value-type="float">
            <text:p>2.9036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.86726" calcext:value-type="float">
            <text:p>2.8672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.83468" calcext:value-type="float">
            <text:p>2.8346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8093" calcext:value-type="float">
            <text:p>2.8093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.78706" calcext:value-type="float">
            <text:p>2.7870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.76402" calcext:value-type="float">
            <text:p>2.76402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.7429" calcext:value-type="float">
            <text:p>2.7429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.71558" calcext:value-type="float">
            <text:p>2.7155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.69582" calcext:value-type="float">
            <text:p>2.69582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float" office:value="10" calcext:value-type="float">
            <text:p>10</text:p>
          </table:table-cell>
          <table:table-cell office:value-type="float" office:value="2.67739" calcext:value-type="float">
            <text:p>2.67739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.65751" calcext:value-type="float">
            <text:p>2.65751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.64314" calcext:value-type="float">
            <text:p>2.64314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.62839" calcext:value-type="float">
            <text:p>2.62839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.61236" calcext:value-type="float">
            <text:p>2.6123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.60126" calcext:value-type="float">
            <text:p>2.6012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.58385" calcext:value-type="float">
            <text:p>2.58385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.56588" calcext:value-type="float">
            <text:p>2.5658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.54596" calcext:value-type="float">
            <text:p>2.5459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.5313" calcext:value-type="float">
            <text:p>2.5313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51532" calcext:value-type="float">
            <text:p>2.51532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.50398" calcext:value-type="float">
            <text:p>2.5039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.49331" calcext:value-type="float">
            <text:p>2.49331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.47908" calcext:value-type="float">
            <text:p>2.4790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.46748" calcext:value-type="float">
            <text:p>2.4674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4557" calcext:value-type="float">
            <text:p>2.4557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4434" calcext:value-type="float">
            <text:p>2.4434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.43223" calcext:value-type="float">
            <text:p>2.43223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.41979" calcext:value-type="float">
            <text:p>2.41979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.41023" calcext:value-type="float">
            <text:p>2.41023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2.39538" calcext:value-type="float">
            <text:p>2.3953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.38738" calcext:value-type="float">
            <text:p>2.3873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2.37569" calcext:value-type="float">
            <text:p>2.37569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.36888" calcext:value-type="float">
            <text:p>2.3688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.35814" calcext:value-type="float">
            <text:p>2.35814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.3512" calcext:value-type="float">
            <text:p>2.3512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2.34396" calcext:value-type="float">
            <text:p>2.34396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2.33397" calcext:value-type="float">
            <text:p>2.33397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2.32421" calcext:value-type="float">
            <text:p>2.32421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.31641" calcext:value-type="float">
            <text:p>2.31641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.30351" calcext:value-type="float">
            <text:p>2.30351</text:p>
          </table:table-cell>
          <table:table-cell table:number-columns-repeated="1021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Item_-_Limites_1" table:style-name="ta2">
        <table:shapes>
          <draw:frame draw:z-index="0" draw:style-name="gr3" draw:text-style-name="P1" svg:width="6.2988in" svg:height="3.5429in" svg:x="0.0394in" svg:y="1.1102in">
            <draw:object draw:notify-on-update-of-ranges="'Pivot Table_Item_-_Limites_1'.A4:'Pivot Table_Item_-_Limites_1'.OK4 'Pivot Table_Item_-_Limites_1'.A6:'Pivot Table_Item_-_Limites_1'.OJ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401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400"/>
        </table:table-row>
        <table:table-row table:style-name="ro1">
          <table:table-cell table:number-columns-repeated="401"/>
        </table:table-row>
        <table:table-row table:style-name="ro2"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6" table:number-columns-repeated="398"/>
          <table:table-cell table:style-name="ce1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3" table:number-columns-repeated="39"/>
          <table:table-cell table:style-name="ce13" office:value-type="float" office:value="2" calcext:value-type="float">
            <text:p>2</text:p>
          </table:table-cell>
          <table:table-cell table:style-name="ce13" table:number-columns-repeated="39"/>
          <table:table-cell table:style-name="ce13" office:value-type="float" office:value="3" calcext:value-type="float">
            <text:p>3</text:p>
          </table:table-cell>
          <table:table-cell table:style-name="ce13" table:number-columns-repeated="39"/>
          <table:table-cell table:style-name="ce13" office:value-type="float" office:value="4" calcext:value-type="float">
            <text:p>4</text:p>
          </table:table-cell>
          <table:table-cell table:style-name="ce13" table:number-columns-repeated="39"/>
          <table:table-cell table:style-name="ce13" office:value-type="float" office:value="5" calcext:value-type="float">
            <text:p>5</text:p>
          </table:table-cell>
          <table:table-cell table:style-name="ce13" table:number-columns-repeated="39"/>
          <table:table-cell table:style-name="ce13" office:value-type="float" office:value="6" calcext:value-type="float">
            <text:p>6</text:p>
          </table:table-cell>
          <table:table-cell table:style-name="ce13" table:number-columns-repeated="39"/>
          <table:table-cell table:style-name="ce13" office:value-type="float" office:value="7" calcext:value-type="float">
            <text:p>7</text:p>
          </table:table-cell>
          <table:table-cell table:style-name="ce13" table:number-columns-repeated="39"/>
          <table:table-cell table:style-name="ce13" office:value-type="float" office:value="8" calcext:value-type="float">
            <text:p>8</text:p>
          </table:table-cell>
          <table:table-cell table:style-name="ce13" table:number-columns-repeated="39"/>
          <table:table-cell table:style-name="ce13" office:value-type="float" office:value="9" calcext:value-type="float">
            <text:p>9</text:p>
          </table:table-cell>
          <table:table-cell table:style-name="ce13" table:number-columns-repeated="39"/>
          <table:table-cell table:style-name="ce13" office:value-type="float" office:value="10" calcext:value-type="float">
            <text:p>10</text:p>
          </table:table-cell>
          <table:table-cell table:style-name="ce13" table:number-columns-repeated="39"/>
          <table:table-cell table:style-name="ce20" office:value-type="string" calcext:value-type="string">
            <text:p>Total Result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21"/>
        </table:table-row>
        <table:table-row table:style-name="ro2">
          <table:table-cell table:style-name="ce11" office:value-type="float" office:value="3.15313" calcext:value-type="float">
            <text:p>3.15313</text:p>
          </table:table-cell>
          <table:table-cell table:style-name="ce15" office:value-type="float" office:value="3.11156" calcext:value-type="float">
            <text:p>3.11156</text:p>
          </table:table-cell>
          <table:table-cell table:style-name="ce15" office:value-type="float" office:value="3.07357" calcext:value-type="float">
            <text:p>3.07357</text:p>
          </table:table-cell>
          <table:table-cell table:style-name="ce15" office:value-type="float" office:value="3.04371" calcext:value-type="float">
            <text:p>3.04371</text:p>
          </table:table-cell>
          <table:table-cell table:style-name="ce15" office:value-type="float" office:value="3.01809" calcext:value-type="float">
            <text:p>3.01809</text:p>
          </table:table-cell>
          <table:table-cell table:style-name="ce15" office:value-type="float" office:value="2.99107" calcext:value-type="float">
            <text:p>2.99107</text:p>
          </table:table-cell>
          <table:table-cell table:style-name="ce15" office:value-type="float" office:value="2.96686" calcext:value-type="float">
            <text:p>2.96686</text:p>
          </table:table-cell>
          <table:table-cell table:style-name="ce15" office:value-type="float" office:value="2.93756" calcext:value-type="float">
            <text:p>2.93756</text:p>
          </table:table-cell>
          <table:table-cell table:style-name="ce15" office:value-type="float" office:value="2.91429" calcext:value-type="float">
            <text:p>2.91429</text:p>
          </table:table-cell>
          <table:table-cell table:style-name="ce15" office:value-type="float" office:value="2.89405" calcext:value-type="float">
            <text:p>2.89405</text:p>
          </table:table-cell>
          <table:table-cell table:style-name="ce15" office:value-type="float" office:value="2.8717" calcext:value-type="float">
            <text:p>2.8717</text:p>
          </table:table-cell>
          <table:table-cell table:style-name="ce15" office:value-type="float" office:value="2.85628" calcext:value-type="float">
            <text:p>2.85628</text:p>
          </table:table-cell>
          <table:table-cell table:style-name="ce15" office:value-type="float" office:value="2.83988" calcext:value-type="float">
            <text:p>2.83988</text:p>
          </table:table-cell>
          <table:table-cell table:style-name="ce15" office:value-type="float" office:value="2.82274" calcext:value-type="float">
            <text:p>2.82274</text:p>
          </table:table-cell>
          <table:table-cell table:style-name="ce15" office:value-type="float" office:value="2.80928" calcext:value-type="float">
            <text:p>2.80928</text:p>
          </table:table-cell>
          <table:table-cell table:style-name="ce15" office:value-type="float" office:value="2.79134" calcext:value-type="float">
            <text:p>2.79134</text:p>
          </table:table-cell>
          <table:table-cell table:style-name="ce15" office:value-type="float" office:value="2.77155" calcext:value-type="float">
            <text:p>2.77155</text:p>
          </table:table-cell>
          <table:table-cell table:style-name="ce15" office:value-type="float" office:value="2.74896" calcext:value-type="float">
            <text:p>2.74896</text:p>
          </table:table-cell>
          <table:table-cell table:style-name="ce15" office:value-type="float" office:value="2.73294" calcext:value-type="float">
            <text:p>2.73294</text:p>
          </table:table-cell>
          <table:table-cell table:style-name="ce15" office:value-type="float" office:value="2.71583" calcext:value-type="float">
            <text:p>2.71583</text:p>
          </table:table-cell>
          <table:table-cell table:style-name="ce15" office:value-type="float" office:value="2.70281" calcext:value-type="float">
            <text:p>2.70281</text:p>
          </table:table-cell>
          <table:table-cell table:style-name="ce15" office:value-type="float" office:value="2.69093" calcext:value-type="float">
            <text:p>2.69093</text:p>
          </table:table-cell>
          <table:table-cell table:style-name="ce15" office:value-type="float" office:value="2.67527" calcext:value-type="float">
            <text:p>2.67527</text:p>
          </table:table-cell>
          <table:table-cell table:style-name="ce15" office:value-type="float" office:value="2.66225" calcext:value-type="float">
            <text:p>2.66225</text:p>
          </table:table-cell>
          <table:table-cell table:style-name="ce15" office:value-type="float" office:value="2.64939" calcext:value-type="float">
            <text:p>2.64939</text:p>
          </table:table-cell>
          <table:table-cell table:style-name="ce15" office:value-type="float" office:value="2.63488" calcext:value-type="float">
            <text:p>2.63488</text:p>
          </table:table-cell>
          <table:table-cell table:style-name="ce15" office:value-type="float" office:value="2.62239" calcext:value-type="float">
            <text:p>2.62239</text:p>
          </table:table-cell>
          <table:table-cell table:style-name="ce15" office:value-type="float" office:value="2.60859" calcext:value-type="float">
            <text:p>2.60859</text:p>
          </table:table-cell>
          <table:table-cell table:style-name="ce15" office:value-type="float" office:value="2.59797" calcext:value-type="float">
            <text:p>2.59797</text:p>
          </table:table-cell>
          <table:table-cell table:style-name="ce15" office:value-type="float" office:value="2.58137" calcext:value-type="float">
            <text:p>2.58137</text:p>
          </table:table-cell>
          <table:table-cell table:style-name="ce15" office:value-type="float" office:value="2.57272" calcext:value-type="float">
            <text:p>2.57272</text:p>
          </table:table-cell>
          <table:table-cell table:style-name="ce15" office:value-type="float" office:value="2.55928" calcext:value-type="float">
            <text:p>2.55928</text:p>
          </table:table-cell>
          <table:table-cell table:style-name="ce15" office:value-type="float" office:value="2.55181" calcext:value-type="float">
            <text:p>2.55181</text:p>
          </table:table-cell>
          <table:table-cell table:style-name="ce15" office:value-type="float" office:value="2.5397" calcext:value-type="float">
            <text:p>2.5397</text:p>
          </table:table-cell>
          <table:table-cell table:style-name="ce15" office:value-type="float" office:value="2.53209" calcext:value-type="float">
            <text:p>2.53209</text:p>
          </table:table-cell>
          <table:table-cell table:style-name="ce15" office:value-type="float" office:value="2.524" calcext:value-type="float">
            <text:p>2.524</text:p>
          </table:table-cell>
          <table:table-cell table:style-name="ce15" office:value-type="float" office:value="2.51241" calcext:value-type="float">
            <text:p>2.51241</text:p>
          </table:table-cell>
          <table:table-cell table:style-name="ce15" office:value-type="float" office:value="2.50045" calcext:value-type="float">
            <text:p>2.50045</text:p>
          </table:table-cell>
          <table:table-cell table:style-name="ce15" office:value-type="float" office:value="2.49266" calcext:value-type="float">
            <text:p>2.49266</text:p>
          </table:table-cell>
          <table:table-cell table:style-name="ce17" office:value-type="float" office:value="2.47697" calcext:value-type="float">
            <text:p>2.47697</text:p>
          </table:table-cell>
          <table:table-cell table:style-name="ce18" office:value-type="float" office:value="3.10365" calcext:value-type="float">
            <text:p>3.10365</text:p>
          </table:table-cell>
          <table:table-cell table:style-name="ce15" office:value-type="float" office:value="3.06279" calcext:value-type="float">
            <text:p>3.06279</text:p>
          </table:table-cell>
          <table:table-cell table:style-name="ce15" office:value-type="float" office:value="3.02553" calcext:value-type="float">
            <text:p>3.02553</text:p>
          </table:table-cell>
          <table:table-cell table:style-name="ce15" office:value-type="float" office:value="2.99635" calcext:value-type="float">
            <text:p>2.99635</text:p>
          </table:table-cell>
          <table:table-cell table:style-name="ce15" office:value-type="float" office:value="2.97158" calcext:value-type="float">
            <text:p>2.97158</text:p>
          </table:table-cell>
          <table:table-cell table:style-name="ce15" office:value-type="float" office:value="2.94504" calcext:value-type="float">
            <text:p>2.94504</text:p>
          </table:table-cell>
          <table:table-cell table:style-name="ce15" office:value-type="float" office:value="2.9218" calcext:value-type="float">
            <text:p>2.9218</text:p>
          </table:table-cell>
          <table:table-cell table:style-name="ce15" office:value-type="float" office:value="2.8932" calcext:value-type="float">
            <text:p>2.8932</text:p>
          </table:table-cell>
          <table:table-cell table:style-name="ce15" office:value-type="float" office:value="2.87023" calcext:value-type="float">
            <text:p>2.87023</text:p>
          </table:table-cell>
          <table:table-cell table:style-name="ce15" office:value-type="float" office:value="2.8502" calcext:value-type="float">
            <text:p>2.8502</text:p>
          </table:table-cell>
          <table:table-cell table:style-name="ce15" office:value-type="float" office:value="2.8283" calcext:value-type="float">
            <text:p>2.8283</text:p>
          </table:table-cell>
          <table:table-cell table:style-name="ce15" office:value-type="float" office:value="2.81269" calcext:value-type="float">
            <text:p>2.81269</text:p>
          </table:table-cell>
          <table:table-cell table:style-name="ce15" office:value-type="float" office:value="2.79655" calcext:value-type="float">
            <text:p>2.79655</text:p>
          </table:table-cell>
          <table:table-cell table:style-name="ce15" office:value-type="float" office:value="2.77961" calcext:value-type="float">
            <text:p>2.77961</text:p>
          </table:table-cell>
          <table:table-cell table:style-name="ce15" office:value-type="float" office:value="2.76647" calcext:value-type="float">
            <text:p>2.76647</text:p>
          </table:table-cell>
          <table:table-cell table:style-name="ce15" office:value-type="float" office:value="2.74865" calcext:value-type="float">
            <text:p>2.74865</text:p>
          </table:table-cell>
          <table:table-cell table:style-name="ce15" office:value-type="float" office:value="2.72936" calcext:value-type="float">
            <text:p>2.72936</text:p>
          </table:table-cell>
          <table:table-cell table:style-name="ce15" office:value-type="float" office:value="2.70688" calcext:value-type="float">
            <text:p>2.70688</text:p>
          </table:table-cell>
          <table:table-cell table:style-name="ce15" office:value-type="float" office:value="2.69102" calcext:value-type="float">
            <text:p>2.69102</text:p>
          </table:table-cell>
          <table:table-cell table:style-name="ce15" office:value-type="float" office:value="2.67395" calcext:value-type="float">
            <text:p>2.67395</text:p>
          </table:table-cell>
          <table:table-cell table:style-name="ce15" office:value-type="float" office:value="2.66107" calcext:value-type="float">
            <text:p>2.66107</text:p>
          </table:table-cell>
          <table:table-cell table:style-name="ce15" office:value-type="float" office:value="2.64928" calcext:value-type="float">
            <text:p>2.64928</text:p>
          </table:table-cell>
          <table:table-cell table:style-name="ce15" office:value-type="float" office:value="2.6338" calcext:value-type="float">
            <text:p>2.6338</text:p>
          </table:table-cell>
          <table:table-cell table:style-name="ce15" office:value-type="float" office:value="2.62071" calcext:value-type="float">
            <text:p>2.62071</text:p>
          </table:table-cell>
          <table:table-cell table:style-name="ce15" office:value-type="float" office:value="2.60788" calcext:value-type="float">
            <text:p>2.60788</text:p>
          </table:table-cell>
          <table:table-cell table:style-name="ce15" office:value-type="float" office:value="2.59358" calcext:value-type="float">
            <text:p>2.59358</text:p>
          </table:table-cell>
          <table:table-cell table:style-name="ce15" office:value-type="float" office:value="2.58145" calcext:value-type="float">
            <text:p>2.58145</text:p>
          </table:table-cell>
          <table:table-cell table:style-name="ce15" office:value-type="float" office:value="2.5674" calcext:value-type="float">
            <text:p>2.5674</text:p>
          </table:table-cell>
          <table:table-cell table:style-name="ce15" office:value-type="float" office:value="2.55697" calcext:value-type="float">
            <text:p>2.55697</text:p>
          </table:table-cell>
          <table:table-cell table:style-name="ce15" office:value-type="float" office:value="2.54093" calcext:value-type="float">
            <text:p>2.54093</text:p>
          </table:table-cell>
          <table:table-cell table:style-name="ce15" office:value-type="float" office:value="2.53233" calcext:value-type="float">
            <text:p>2.53233</text:p>
          </table:table-cell>
          <table:table-cell table:style-name="ce15" office:value-type="float" office:value="2.51915" calcext:value-type="float">
            <text:p>2.51915</text:p>
          </table:table-cell>
          <table:table-cell table:style-name="ce15" office:value-type="float" office:value="2.5118" calcext:value-type="float">
            <text:p>2.5118</text:p>
          </table:table-cell>
          <table:table-cell table:style-name="ce15" office:value-type="float" office:value="2.49991" calcext:value-type="float">
            <text:p>2.49991</text:p>
          </table:table-cell>
          <table:table-cell table:style-name="ce15" office:value-type="float" office:value="2.49224" calcext:value-type="float">
            <text:p>2.49224</text:p>
          </table:table-cell>
          <table:table-cell table:style-name="ce15" office:value-type="float" office:value="2.4842" calcext:value-type="float">
            <text:p>2.4842</text:p>
          </table:table-cell>
          <table:table-cell table:style-name="ce15" office:value-type="float" office:value="2.47304" calcext:value-type="float">
            <text:p>2.47304</text:p>
          </table:table-cell>
          <table:table-cell table:style-name="ce15" office:value-type="float" office:value="2.46104" calcext:value-type="float">
            <text:p>2.46104</text:p>
          </table:table-cell>
          <table:table-cell table:style-name="ce15" office:value-type="float" office:value="2.45332" calcext:value-type="float">
            <text:p>2.45332</text:p>
          </table:table-cell>
          <table:table-cell table:style-name="ce17" office:value-type="float" office:value="2.43787" calcext:value-type="float">
            <text:p>2.43787</text:p>
          </table:table-cell>
          <table:table-cell table:style-name="ce18" office:value-type="float" office:value="3.06874" calcext:value-type="float">
            <text:p>3.06874</text:p>
          </table:table-cell>
          <table:table-cell table:style-name="ce15" office:value-type="float" office:value="3.02863" calcext:value-type="float">
            <text:p>3.02863</text:p>
          </table:table-cell>
          <table:table-cell table:style-name="ce15" office:value-type="float" office:value="2.99187" calcext:value-type="float">
            <text:p>2.99187</text:p>
          </table:table-cell>
          <table:table-cell table:style-name="ce15" office:value-type="float" office:value="2.96278" calcext:value-type="float">
            <text:p>2.96278</text:p>
          </table:table-cell>
          <table:table-cell table:style-name="ce15" office:value-type="float" office:value="2.93825" calcext:value-type="float">
            <text:p>2.93825</text:p>
          </table:table-cell>
          <table:table-cell table:style-name="ce15" office:value-type="float" office:value="2.91217" calcext:value-type="float">
            <text:p>2.91217</text:p>
          </table:table-cell>
          <table:table-cell table:style-name="ce15" office:value-type="float" office:value="2.88939" calcext:value-type="float">
            <text:p>2.88939</text:p>
          </table:table-cell>
          <table:table-cell table:style-name="ce15" office:value-type="float" office:value="2.86096" calcext:value-type="float">
            <text:p>2.86096</text:p>
          </table:table-cell>
          <table:table-cell table:style-name="ce15" office:value-type="float" office:value="2.83818" calcext:value-type="float">
            <text:p>2.83818</text:p>
          </table:table-cell>
          <table:table-cell table:style-name="ce15" office:value-type="float" office:value="2.81825" calcext:value-type="float">
            <text:p>2.81825</text:p>
          </table:table-cell>
          <table:table-cell table:style-name="ce15" office:value-type="float" office:value="2.79634" calcext:value-type="float">
            <text:p>2.79634</text:p>
          </table:table-cell>
          <table:table-cell table:style-name="ce15" office:value-type="float" office:value="2.78073" calcext:value-type="float">
            <text:p>2.78073</text:p>
          </table:table-cell>
          <table:table-cell table:style-name="ce15" office:value-type="float" office:value="2.76517" calcext:value-type="float">
            <text:p>2.76517</text:p>
          </table:table-cell>
          <table:table-cell table:style-name="ce15" office:value-type="float" office:value="2.74845" calcext:value-type="float">
            <text:p>2.74845</text:p>
          </table:table-cell>
          <table:table-cell table:style-name="ce15" office:value-type="float" office:value="2.73547" calcext:value-type="float">
            <text:p>2.73547</text:p>
          </table:table-cell>
          <table:table-cell table:style-name="ce15" office:value-type="float" office:value="2.71755" calcext:value-type="float">
            <text:p>2.71755</text:p>
          </table:table-cell>
          <table:table-cell table:style-name="ce15" office:value-type="float" office:value="2.69859" calcext:value-type="float">
            <text:p>2.69859</text:p>
          </table:table-cell>
          <table:table-cell table:style-name="ce15" office:value-type="float" office:value="2.67625" calcext:value-type="float">
            <text:p>2.67625</text:p>
          </table:table-cell>
          <table:table-cell table:style-name="ce15" office:value-type="float" office:value="2.66056" calcext:value-type="float">
            <text:p>2.66056</text:p>
          </table:table-cell>
          <table:table-cell table:style-name="ce15" office:value-type="float" office:value="2.64349" calcext:value-type="float">
            <text:p>2.64349</text:p>
          </table:table-cell>
          <table:table-cell table:style-name="ce15" office:value-type="float" office:value="2.63075" calcext:value-type="float">
            <text:p>2.63075</text:p>
          </table:table-cell>
          <table:table-cell table:style-name="ce15" office:value-type="float" office:value="2.61903" calcext:value-type="float">
            <text:p>2.61903</text:p>
          </table:table-cell>
          <table:table-cell table:style-name="ce15" office:value-type="float" office:value="2.60374" calcext:value-type="float">
            <text:p>2.60374</text:p>
          </table:table-cell>
          <table:table-cell table:style-name="ce15" office:value-type="float" office:value="2.59089" calcext:value-type="float">
            <text:p>2.59089</text:p>
          </table:table-cell>
          <table:table-cell table:style-name="ce15" office:value-type="float" office:value="2.57811" calcext:value-type="float">
            <text:p>2.57811</text:p>
          </table:table-cell>
          <table:table-cell table:style-name="ce15" office:value-type="float" office:value="2.56395" calcext:value-type="float">
            <text:p>2.56395</text:p>
          </table:table-cell>
          <table:table-cell table:style-name="ce15" office:value-type="float" office:value="2.55194" calcext:value-type="float">
            <text:p>2.55194</text:p>
          </table:table-cell>
          <table:table-cell table:style-name="ce15" office:value-type="float" office:value="2.53825" calcext:value-type="float">
            <text:p>2.53825</text:p>
          </table:table-cell>
          <table:table-cell table:style-name="ce15" office:value-type="float" office:value="2.52792" calcext:value-type="float">
            <text:p>2.52792</text:p>
          </table:table-cell>
          <table:table-cell table:style-name="ce15" office:value-type="float" office:value="2.51209" calcext:value-type="float">
            <text:p>2.51209</text:p>
          </table:table-cell>
          <table:table-cell table:style-name="ce15" office:value-type="float" office:value="2.5035" calcext:value-type="float">
            <text:p>2.5035</text:p>
          </table:table-cell>
          <table:table-cell table:style-name="ce15" office:value-type="float" office:value="2.49048" calcext:value-type="float">
            <text:p>2.49048</text:p>
          </table:table-cell>
          <table:table-cell table:style-name="ce15" office:value-type="float" office:value="2.48331" calcext:value-type="float">
            <text:p>2.48331</text:p>
          </table:table-cell>
          <table:table-cell table:style-name="ce15" office:value-type="float" office:value="2.47175" calcext:value-type="float">
            <text:p>2.47175</text:p>
          </table:table-cell>
          <table:table-cell table:style-name="ce15" office:value-type="float" office:value="2.46406" calcext:value-type="float">
            <text:p>2.46406</text:p>
          </table:table-cell>
          <table:table-cell table:style-name="ce15" office:value-type="float" office:value="2.45618" calcext:value-type="float">
            <text:p>2.45618</text:p>
          </table:table-cell>
          <table:table-cell table:style-name="ce15" office:value-type="float" office:value="2.44572" calcext:value-type="float">
            <text:p>2.44572</text:p>
          </table:table-cell>
          <table:table-cell table:style-name="ce15" office:value-type="float" office:value="2.43393" calcext:value-type="float">
            <text:p>2.43393</text:p>
          </table:table-cell>
          <table:table-cell table:style-name="ce15" office:value-type="float" office:value="2.42608" calcext:value-type="float">
            <text:p>2.42608</text:p>
          </table:table-cell>
          <table:table-cell table:style-name="ce17" office:value-type="float" office:value="2.41084" calcext:value-type="float">
            <text:p>2.41084</text:p>
          </table:table-cell>
          <table:table-cell table:style-name="ce18" office:value-type="float" office:value="3.0399" calcext:value-type="float">
            <text:p>3.0399</text:p>
          </table:table-cell>
          <table:table-cell table:style-name="ce15" office:value-type="float" office:value="3.00003" calcext:value-type="float">
            <text:p>3.00003</text:p>
          </table:table-cell>
          <table:table-cell table:style-name="ce15" office:value-type="float" office:value="2.96369" calcext:value-type="float">
            <text:p>2.96369</text:p>
          </table:table-cell>
          <table:table-cell table:style-name="ce15" office:value-type="float" office:value="2.93493" calcext:value-type="float">
            <text:p>2.93493</text:p>
          </table:table-cell>
          <table:table-cell table:style-name="ce15" office:value-type="float" office:value="2.91085" calcext:value-type="float">
            <text:p>2.91085</text:p>
          </table:table-cell>
          <table:table-cell table:style-name="ce15" office:value-type="float" office:value="2.88544" calcext:value-type="float">
            <text:p>2.88544</text:p>
          </table:table-cell>
          <table:table-cell table:style-name="ce15" office:value-type="float" office:value="2.86272" calcext:value-type="float">
            <text:p>2.86272</text:p>
          </table:table-cell>
          <table:table-cell table:style-name="ce15" office:value-type="float" office:value="2.83457" calcext:value-type="float">
            <text:p>2.83457</text:p>
          </table:table-cell>
          <table:table-cell table:style-name="ce15" office:value-type="float" office:value="2.8124" calcext:value-type="float">
            <text:p>2.8124</text:p>
          </table:table-cell>
          <table:table-cell table:style-name="ce15" office:value-type="float" office:value="2.79292" calcext:value-type="float">
            <text:p>2.79292</text:p>
          </table:table-cell>
          <table:table-cell table:style-name="ce15" office:value-type="float" office:value="2.77133" calcext:value-type="float">
            <text:p>2.77133</text:p>
          </table:table-cell>
          <table:table-cell table:style-name="ce15" office:value-type="float" office:value="2.75582" calcext:value-type="float">
            <text:p>2.75582</text:p>
          </table:table-cell>
          <table:table-cell table:style-name="ce15" office:value-type="float" office:value="2.74034" calcext:value-type="float">
            <text:p>2.74034</text:p>
          </table:table-cell>
          <table:table-cell table:style-name="ce15" office:value-type="float" office:value="2.72408" calcext:value-type="float">
            <text:p>2.72408</text:p>
          </table:table-cell>
          <table:table-cell table:style-name="ce15" office:value-type="float" office:value="2.71146" calcext:value-type="float">
            <text:p>2.71146</text:p>
          </table:table-cell>
          <table:table-cell table:style-name="ce15" office:value-type="float" office:value="2.69338" calcext:value-type="float">
            <text:p>2.69338</text:p>
          </table:table-cell>
          <table:table-cell table:style-name="ce15" office:value-type="float" office:value="2.67453" calcext:value-type="float">
            <text:p>2.67453</text:p>
          </table:table-cell>
          <table:table-cell table:style-name="ce15" office:value-type="float" office:value="2.65244" calcext:value-type="float">
            <text:p>2.65244</text:p>
          </table:table-cell>
          <table:table-cell table:style-name="ce15" office:value-type="float" office:value="2.63704" calcext:value-type="float">
            <text:p>2.63704</text:p>
          </table:table-cell>
          <table:table-cell table:style-name="ce15" office:value-type="float" office:value="2.6203" calcext:value-type="float">
            <text:p>2.6203</text:p>
          </table:table-cell>
          <table:table-cell table:style-name="ce15" office:value-type="float" office:value="2.60811" calcext:value-type="float">
            <text:p>2.60811</text:p>
          </table:table-cell>
          <table:table-cell table:style-name="ce15" office:value-type="float" office:value="2.59649" calcext:value-type="float">
            <text:p>2.59649</text:p>
          </table:table-cell>
          <table:table-cell table:style-name="ce15" office:value-type="float" office:value="2.58143" calcext:value-type="float">
            <text:p>2.58143</text:p>
          </table:table-cell>
          <table:table-cell table:style-name="ce15" office:value-type="float" office:value="2.56904" calcext:value-type="float">
            <text:p>2.56904</text:p>
          </table:table-cell>
          <table:table-cell table:style-name="ce15" office:value-type="float" office:value="2.55633" calcext:value-type="float">
            <text:p>2.55633</text:p>
          </table:table-cell>
          <table:table-cell table:style-name="ce15" office:value-type="float" office:value="2.54242" calcext:value-type="float">
            <text:p>2.54242</text:p>
          </table:table-cell>
          <table:table-cell table:style-name="ce15" office:value-type="float" office:value="2.53033" calcext:value-type="float">
            <text:p>2.53033</text:p>
          </table:table-cell>
          <table:table-cell table:style-name="ce15" office:value-type="float" office:value="2.51649" calcext:value-type="float">
            <text:p>2.51649</text:p>
          </table:table-cell>
          <table:table-cell table:style-name="ce15" office:value-type="float" office:value="2.50629" calcext:value-type="float">
            <text:p>2.50629</text:p>
          </table:table-cell>
          <table:table-cell table:style-name="ce15" office:value-type="float" office:value="2.49039" calcext:value-type="float">
            <text:p>2.49039</text:p>
          </table:table-cell>
          <table:table-cell table:style-name="ce15" office:value-type="float" office:value="2.48173" calcext:value-type="float">
            <text:p>2.48173</text:p>
          </table:table-cell>
          <table:table-cell table:style-name="ce15" office:value-type="float" office:value="2.46908" calcext:value-type="float">
            <text:p>2.46908</text:p>
          </table:table-cell>
          <table:table-cell table:style-name="ce15" office:value-type="float" office:value="2.46205" calcext:value-type="float">
            <text:p>2.46205</text:p>
          </table:table-cell>
          <table:table-cell table:style-name="ce15" office:value-type="float" office:value="2.45058" calcext:value-type="float">
            <text:p>2.45058</text:p>
          </table:table-cell>
          <table:table-cell table:style-name="ce15" office:value-type="float" office:value="2.4429" calcext:value-type="float">
            <text:p>2.4429</text:p>
          </table:table-cell>
          <table:table-cell table:style-name="ce15" office:value-type="float" office:value="2.43506" calcext:value-type="float">
            <text:p>2.43506</text:p>
          </table:table-cell>
          <table:table-cell table:style-name="ce15" office:value-type="float" office:value="2.42486" calcext:value-type="float">
            <text:p>2.42486</text:p>
          </table:table-cell>
          <table:table-cell table:style-name="ce15" office:value-type="float" office:value="2.41364" calcext:value-type="float">
            <text:p>2.41364</text:p>
          </table:table-cell>
          <table:table-cell table:style-name="ce15" office:value-type="float" office:value="2.40574" calcext:value-type="float">
            <text:p>2.40574</text:p>
          </table:table-cell>
          <table:table-cell table:style-name="ce17" office:value-type="float" office:value="2.39128" calcext:value-type="float">
            <text:p>2.39128</text:p>
          </table:table-cell>
          <table:table-cell table:style-name="ce18" office:value-type="float" office:value="3.01602" calcext:value-type="float">
            <text:p>3.01602</text:p>
          </table:table-cell>
          <table:table-cell table:style-name="ce15" office:value-type="float" office:value="2.97692" calcext:value-type="float">
            <text:p>2.97692</text:p>
          </table:table-cell>
          <table:table-cell table:style-name="ce15" office:value-type="float" office:value="2.94148" calcext:value-type="float">
            <text:p>2.94148</text:p>
          </table:table-cell>
          <table:table-cell table:style-name="ce15" office:value-type="float" office:value="2.91317" calcext:value-type="float">
            <text:p>2.91317</text:p>
          </table:table-cell>
          <table:table-cell table:style-name="ce15" office:value-type="float" office:value="2.88912" calcext:value-type="float">
            <text:p>2.88912</text:p>
          </table:table-cell>
          <table:table-cell table:style-name="ce15" office:value-type="float" office:value="2.86393" calcext:value-type="float">
            <text:p>2.86393</text:p>
          </table:table-cell>
          <table:table-cell table:style-name="ce15" office:value-type="float" office:value="2.84159" calcext:value-type="float">
            <text:p>2.84159</text:p>
          </table:table-cell>
          <table:table-cell table:style-name="ce15" office:value-type="float" office:value="2.81344" calcext:value-type="float">
            <text:p>2.81344</text:p>
          </table:table-cell>
          <table:table-cell table:style-name="ce15" office:value-type="float" office:value="2.79211" calcext:value-type="float">
            <text:p>2.79211</text:p>
          </table:table-cell>
          <table:table-cell table:style-name="ce15" office:value-type="float" office:value="2.77292" calcext:value-type="float">
            <text:p>2.77292</text:p>
          </table:table-cell>
          <table:table-cell table:style-name="ce15" office:value-type="float" office:value="2.75154" calcext:value-type="float">
            <text:p>2.75154</text:p>
          </table:table-cell>
          <table:table-cell table:style-name="ce15" office:value-type="float" office:value="2.73614" calcext:value-type="float">
            <text:p>2.73614</text:p>
          </table:table-cell>
          <table:table-cell table:style-name="ce15" office:value-type="float" office:value="2.72094" calcext:value-type="float">
            <text:p>2.72094</text:p>
          </table:table-cell>
          <table:table-cell table:style-name="ce15" office:value-type="float" office:value="2.70462" calcext:value-type="float">
            <text:p>2.70462</text:p>
          </table:table-cell>
          <table:table-cell table:style-name="ce15" office:value-type="float" office:value="2.69206" calcext:value-type="float">
            <text:p>2.69206</text:p>
          </table:table-cell>
          <table:table-cell table:style-name="ce15" office:value-type="float" office:value="2.67418" calcext:value-type="float">
            <text:p>2.67418</text:p>
          </table:table-cell>
          <table:table-cell table:style-name="ce15" office:value-type="float" office:value="2.65538" calcext:value-type="float">
            <text:p>2.65538</text:p>
          </table:table-cell>
          <table:table-cell table:style-name="ce15" office:value-type="float" office:value="2.63378" calcext:value-type="float">
            <text:p>2.63378</text:p>
          </table:table-cell>
          <table:table-cell table:style-name="ce15" office:value-type="float" office:value="2.61859" calcext:value-type="float">
            <text:p>2.61859</text:p>
          </table:table-cell>
          <table:table-cell table:style-name="ce15" office:value-type="float" office:value="2.60175" calcext:value-type="float">
            <text:p>2.60175</text:p>
          </table:table-cell>
          <table:table-cell table:style-name="ce15" office:value-type="float" office:value="2.58957" calcext:value-type="float">
            <text:p>2.58957</text:p>
          </table:table-cell>
          <table:table-cell table:style-name="ce15" office:value-type="float" office:value="2.57799" calcext:value-type="float">
            <text:p>2.57799</text:p>
          </table:table-cell>
          <table:table-cell table:style-name="ce15" office:value-type="float" office:value="2.56292" calcext:value-type="float">
            <text:p>2.56292</text:p>
          </table:table-cell>
          <table:table-cell table:style-name="ce15" office:value-type="float" office:value="2.55093" calcext:value-type="float">
            <text:p>2.55093</text:p>
          </table:table-cell>
          <table:table-cell table:style-name="ce15" office:value-type="float" office:value="2.53825" calcext:value-type="float">
            <text:p>2.53825</text:p>
          </table:table-cell>
          <table:table-cell table:style-name="ce15" office:value-type="float" office:value="2.52439" calcext:value-type="float">
            <text:p>2.52439</text:p>
          </table:table-cell>
          <table:table-cell table:style-name="ce15" office:value-type="float" office:value="2.51235" calcext:value-type="float">
            <text:p>2.51235</text:p>
          </table:table-cell>
          <table:table-cell table:style-name="ce15" office:value-type="float" office:value="2.49849" calcext:value-type="float">
            <text:p>2.49849</text:p>
          </table:table-cell>
          <table:table-cell table:style-name="ce15" office:value-type="float" office:value="2.48847" calcext:value-type="float">
            <text:p>2.48847</text:p>
          </table:table-cell>
          <table:table-cell table:style-name="ce15" office:value-type="float" office:value="2.47274" calcext:value-type="float">
            <text:p>2.47274</text:p>
          </table:table-cell>
          <table:table-cell table:style-name="ce15" office:value-type="float" office:value="2.46437" calcext:value-type="float">
            <text:p>2.46437</text:p>
          </table:table-cell>
          <table:table-cell table:style-name="ce15" office:value-type="float" office:value="2.45196" calcext:value-type="float">
            <text:p>2.45196</text:p>
          </table:table-cell>
          <table:table-cell table:style-name="ce15" office:value-type="float" office:value="2.44489" calcext:value-type="float">
            <text:p>2.44489</text:p>
          </table:table-cell>
          <table:table-cell table:style-name="ce15" office:value-type="float" office:value="2.43346" calcext:value-type="float">
            <text:p>2.43346</text:p>
          </table:table-cell>
          <table:table-cell table:style-name="ce15" office:value-type="float" office:value="2.42572" calcext:value-type="float">
            <text:p>2.42572</text:p>
          </table:table-cell>
          <table:table-cell table:style-name="ce15" office:value-type="float" office:value="2.41782" calcext:value-type="float">
            <text:p>2.41782</text:p>
          </table:table-cell>
          <table:table-cell table:style-name="ce15" office:value-type="float" office:value="2.40778" calcext:value-type="float">
            <text:p>2.40778</text:p>
          </table:table-cell>
          <table:table-cell table:style-name="ce15" office:value-type="float" office:value="2.39673" calcext:value-type="float">
            <text:p>2.39673</text:p>
          </table:table-cell>
          <table:table-cell table:style-name="ce15" office:value-type="float" office:value="2.38877" calcext:value-type="float">
            <text:p>2.38877</text:p>
          </table:table-cell>
          <table:table-cell table:style-name="ce17" office:value-type="float" office:value="2.37482" calcext:value-type="float">
            <text:p>2.37482</text:p>
          </table:table-cell>
          <table:table-cell table:style-name="ce18" office:value-type="float" office:value="2.98754" calcext:value-type="float">
            <text:p>2.98754</text:p>
          </table:table-cell>
          <table:table-cell table:style-name="ce15" office:value-type="float" office:value="2.9492" calcext:value-type="float">
            <text:p>2.9492</text:p>
          </table:table-cell>
          <table:table-cell table:style-name="ce15" office:value-type="float" office:value="2.9145" calcext:value-type="float">
            <text:p>2.9145</text:p>
          </table:table-cell>
          <table:table-cell table:style-name="ce15" office:value-type="float" office:value="2.887" calcext:value-type="float">
            <text:p>2.887</text:p>
          </table:table-cell>
          <table:table-cell table:style-name="ce15" office:value-type="float" office:value="2.86328" calcext:value-type="float">
            <text:p>2.86328</text:p>
          </table:table-cell>
          <table:table-cell table:style-name="ce15" office:value-type="float" office:value="2.83842" calcext:value-type="float">
            <text:p>2.83842</text:p>
          </table:table-cell>
          <table:table-cell table:style-name="ce15" office:value-type="float" office:value="2.81627" calcext:value-type="float">
            <text:p>2.81627</text:p>
          </table:table-cell>
          <table:table-cell table:style-name="ce15" office:value-type="float" office:value="2.78851" calcext:value-type="float">
            <text:p>2.78851</text:p>
          </table:table-cell>
          <table:table-cell table:style-name="ce15" office:value-type="float" office:value="2.76776" calcext:value-type="float">
            <text:p>2.76776</text:p>
          </table:table-cell>
          <table:table-cell table:style-name="ce15" office:value-type="float" office:value="2.74886" calcext:value-type="float">
            <text:p>2.74886</text:p>
          </table:table-cell>
          <table:table-cell table:style-name="ce15" office:value-type="float" office:value="2.72796" calcext:value-type="float">
            <text:p>2.72796</text:p>
          </table:table-cell>
          <table:table-cell table:style-name="ce15" office:value-type="float" office:value="2.71292" calcext:value-type="float">
            <text:p>2.71292</text:p>
          </table:table-cell>
          <table:table-cell table:style-name="ce15" office:value-type="float" office:value="2.69802" calcext:value-type="float">
            <text:p>2.69802</text:p>
          </table:table-cell>
          <table:table-cell table:style-name="ce15" office:value-type="float" office:value="2.68155" calcext:value-type="float">
            <text:p>2.68155</text:p>
          </table:table-cell>
          <table:table-cell table:style-name="ce15" office:value-type="float" office:value="2.66927" calcext:value-type="float">
            <text:p>2.66927</text:p>
          </table:table-cell>
          <table:table-cell table:style-name="ce15" office:value-type="float" office:value="2.65146" calcext:value-type="float">
            <text:p>2.65146</text:p>
          </table:table-cell>
          <table:table-cell table:style-name="ce15" office:value-type="float" office:value="2.63315" calcext:value-type="float">
            <text:p>2.63315</text:p>
          </table:table-cell>
          <table:table-cell table:style-name="ce15" office:value-type="float" office:value="2.61229" calcext:value-type="float">
            <text:p>2.61229</text:p>
          </table:table-cell>
          <table:table-cell table:style-name="ce15" office:value-type="float" office:value="2.59738" calcext:value-type="float">
            <text:p>2.59738</text:p>
          </table:table-cell>
          <table:table-cell table:style-name="ce15" office:value-type="float" office:value="2.5807" calcext:value-type="float">
            <text:p>2.5807</text:p>
          </table:table-cell>
          <table:table-cell table:style-name="ce15" office:value-type="float" office:value="2.56851" calcext:value-type="float">
            <text:p>2.56851</text:p>
          </table:table-cell>
          <table:table-cell table:style-name="ce15" office:value-type="float" office:value="2.55728" calcext:value-type="float">
            <text:p>2.55728</text:p>
          </table:table-cell>
          <table:table-cell table:style-name="ce15" office:value-type="float" office:value="2.54262" calcext:value-type="float">
            <text:p>2.54262</text:p>
          </table:table-cell>
          <table:table-cell table:style-name="ce15" office:value-type="float" office:value="2.53069" calcext:value-type="float">
            <text:p>2.53069</text:p>
          </table:table-cell>
          <table:table-cell table:style-name="ce15" office:value-type="float" office:value="2.51804" calcext:value-type="float">
            <text:p>2.51804</text:p>
          </table:table-cell>
          <table:table-cell table:style-name="ce15" office:value-type="float" office:value="2.50418" calcext:value-type="float">
            <text:p>2.50418</text:p>
          </table:table-cell>
          <table:table-cell table:style-name="ce15" office:value-type="float" office:value="2.49212" calcext:value-type="float">
            <text:p>2.49212</text:p>
          </table:table-cell>
          <table:table-cell table:style-name="ce15" office:value-type="float" office:value="2.47831" calcext:value-type="float">
            <text:p>2.47831</text:p>
          </table:table-cell>
          <table:table-cell table:style-name="ce15" office:value-type="float" office:value="2.46863" calcext:value-type="float">
            <text:p>2.46863</text:p>
          </table:table-cell>
          <table:table-cell table:style-name="ce15" office:value-type="float" office:value="2.45325" calcext:value-type="float">
            <text:p>2.45325</text:p>
          </table:table-cell>
          <table:table-cell table:style-name="ce15" office:value-type="float" office:value="2.44492" calcext:value-type="float">
            <text:p>2.44492</text:p>
          </table:table-cell>
          <table:table-cell table:style-name="ce15" office:value-type="float" office:value="2.43242" calcext:value-type="float">
            <text:p>2.43242</text:p>
          </table:table-cell>
          <table:table-cell table:style-name="ce15" office:value-type="float" office:value="2.4254" calcext:value-type="float">
            <text:p>2.4254</text:p>
          </table:table-cell>
          <table:table-cell table:style-name="ce15" office:value-type="float" office:value="2.41404" calcext:value-type="float">
            <text:p>2.41404</text:p>
          </table:table-cell>
          <table:table-cell table:style-name="ce15" office:value-type="float" office:value="2.40653" calcext:value-type="float">
            <text:p>2.40653</text:p>
          </table:table-cell>
          <table:table-cell table:style-name="ce15" office:value-type="float" office:value="2.39889" calcext:value-type="float">
            <text:p>2.39889</text:p>
          </table:table-cell>
          <table:table-cell table:style-name="ce15" office:value-type="float" office:value="2.38882" calcext:value-type="float">
            <text:p>2.38882</text:p>
          </table:table-cell>
          <table:table-cell table:style-name="ce15" office:value-type="float" office:value="2.37825" calcext:value-type="float">
            <text:p>2.37825</text:p>
          </table:table-cell>
          <table:table-cell table:style-name="ce15" office:value-type="float" office:value="2.37039" calcext:value-type="float">
            <text:p>2.37039</text:p>
          </table:table-cell>
          <table:table-cell table:style-name="ce17" office:value-type="float" office:value="2.35657" calcext:value-type="float">
            <text:p>2.35657</text:p>
          </table:table-cell>
          <table:table-cell table:style-name="ce18" office:value-type="float" office:value="2.96243" calcext:value-type="float">
            <text:p>2.96243</text:p>
          </table:table-cell>
          <table:table-cell table:style-name="ce15" office:value-type="float" office:value="2.92467" calcext:value-type="float">
            <text:p>2.92467</text:p>
          </table:table-cell>
          <table:table-cell table:style-name="ce15" office:value-type="float" office:value="2.89031" calcext:value-type="float">
            <text:p>2.89031</text:p>
          </table:table-cell>
          <table:table-cell table:style-name="ce15" office:value-type="float" office:value="2.8631" calcext:value-type="float">
            <text:p>2.8631</text:p>
          </table:table-cell>
          <table:table-cell table:style-name="ce15" office:value-type="float" office:value="2.83996" calcext:value-type="float">
            <text:p>2.83996</text:p>
          </table:table-cell>
          <table:table-cell table:style-name="ce15" office:value-type="float" office:value="2.81595" calcext:value-type="float">
            <text:p>2.81595</text:p>
          </table:table-cell>
          <table:table-cell table:style-name="ce15" office:value-type="float" office:value="2.79394" calcext:value-type="float">
            <text:p>2.79394</text:p>
          </table:table-cell>
          <table:table-cell table:style-name="ce15" office:value-type="float" office:value="2.76632" calcext:value-type="float">
            <text:p>2.76632</text:p>
          </table:table-cell>
          <table:table-cell table:style-name="ce15" office:value-type="float" office:value="2.74592" calcext:value-type="float">
            <text:p>2.74592</text:p>
          </table:table-cell>
          <table:table-cell table:style-name="ce15" office:value-type="float" office:value="2.72712" calcext:value-type="float">
            <text:p>2.72712</text:p>
          </table:table-cell>
          <table:table-cell table:style-name="ce15" office:value-type="float" office:value="2.70647" calcext:value-type="float">
            <text:p>2.70647</text:p>
          </table:table-cell>
          <table:table-cell table:style-name="ce15" office:value-type="float" office:value="2.69155" calcext:value-type="float">
            <text:p>2.69155</text:p>
          </table:table-cell>
          <table:table-cell table:style-name="ce15" office:value-type="float" office:value="2.67669" calcext:value-type="float">
            <text:p>2.67669</text:p>
          </table:table-cell>
          <table:table-cell table:style-name="ce15" office:value-type="float" office:value="2.66031" calcext:value-type="float">
            <text:p>2.66031</text:p>
          </table:table-cell>
          <table:table-cell table:style-name="ce15" office:value-type="float" office:value="2.64808" calcext:value-type="float">
            <text:p>2.64808</text:p>
          </table:table-cell>
          <table:table-cell table:style-name="ce15" office:value-type="float" office:value="2.63057" calcext:value-type="float">
            <text:p>2.63057</text:p>
          </table:table-cell>
          <table:table-cell table:style-name="ce15" office:value-type="float" office:value="2.61215" calcext:value-type="float">
            <text:p>2.61215</text:p>
          </table:table-cell>
          <table:table-cell table:style-name="ce15" office:value-type="float" office:value="2.59153" calcext:value-type="float">
            <text:p>2.59153</text:p>
          </table:table-cell>
          <table:table-cell table:style-name="ce15" office:value-type="float" office:value="2.57674" calcext:value-type="float">
            <text:p>2.57674</text:p>
          </table:table-cell>
          <table:table-cell table:style-name="ce15" office:value-type="float" office:value="2.56051" calcext:value-type="float">
            <text:p>2.56051</text:p>
          </table:table-cell>
          <table:table-cell table:style-name="ce15" office:value-type="float" office:value="2.54885" calcext:value-type="float">
            <text:p>2.54885</text:p>
          </table:table-cell>
          <table:table-cell table:style-name="ce15" office:value-type="float" office:value="2.53781" calcext:value-type="float">
            <text:p>2.53781</text:p>
          </table:table-cell>
          <table:table-cell table:style-name="ce15" office:value-type="float" office:value="2.52335" calcext:value-type="float">
            <text:p>2.52335</text:p>
          </table:table-cell>
          <table:table-cell table:style-name="ce15" office:value-type="float" office:value="2.5116" calcext:value-type="float">
            <text:p>2.5116</text:p>
          </table:table-cell>
          <table:table-cell table:style-name="ce15" office:value-type="float" office:value="2.49948" calcext:value-type="float">
            <text:p>2.49948</text:p>
          </table:table-cell>
          <table:table-cell table:style-name="ce15" office:value-type="float" office:value="2.4862" calcext:value-type="float">
            <text:p>2.4862</text:p>
          </table:table-cell>
          <table:table-cell table:style-name="ce15" office:value-type="float" office:value="2.47425" calcext:value-type="float">
            <text:p>2.47425</text:p>
          </table:table-cell>
          <table:table-cell table:style-name="ce15" office:value-type="float" office:value="2.46072" calcext:value-type="float">
            <text:p>2.46072</text:p>
          </table:table-cell>
          <table:table-cell table:style-name="ce15" office:value-type="float" office:value="2.45099" calcext:value-type="float">
            <text:p>2.45099</text:p>
          </table:table-cell>
          <table:table-cell table:style-name="ce15" office:value-type="float" office:value="2.43572" calcext:value-type="float">
            <text:p>2.43572</text:p>
          </table:table-cell>
          <table:table-cell table:style-name="ce15" office:value-type="float" office:value="2.42746" calcext:value-type="float">
            <text:p>2.42746</text:p>
          </table:table-cell>
          <table:table-cell table:style-name="ce15" office:value-type="float" office:value="2.41501" calcext:value-type="float">
            <text:p>2.41501</text:p>
          </table:table-cell>
          <table:table-cell table:style-name="ce15" office:value-type="float" office:value="2.40798" calcext:value-type="float">
            <text:p>2.40798</text:p>
          </table:table-cell>
          <table:table-cell table:style-name="ce15" office:value-type="float" office:value="2.39673" calcext:value-type="float">
            <text:p>2.39673</text:p>
          </table:table-cell>
          <table:table-cell table:style-name="ce15" office:value-type="float" office:value="2.38946" calcext:value-type="float">
            <text:p>2.38946</text:p>
          </table:table-cell>
          <table:table-cell table:style-name="ce15" office:value-type="float" office:value="2.3818" calcext:value-type="float">
            <text:p>2.3818</text:p>
          </table:table-cell>
          <table:table-cell table:style-name="ce15" office:value-type="float" office:value="2.37167" calcext:value-type="float">
            <text:p>2.37167</text:p>
          </table:table-cell>
          <table:table-cell table:style-name="ce15" office:value-type="float" office:value="2.36139" calcext:value-type="float">
            <text:p>2.36139</text:p>
          </table:table-cell>
          <table:table-cell table:style-name="ce15" office:value-type="float" office:value="2.35353" calcext:value-type="float">
            <text:p>2.35353</text:p>
          </table:table-cell>
          <table:table-cell table:style-name="ce17" office:value-type="float" office:value="2.33974" calcext:value-type="float">
            <text:p>2.33974</text:p>
          </table:table-cell>
          <table:table-cell table:style-name="ce18" office:value-type="float" office:value="2.94015" calcext:value-type="float">
            <text:p>2.94015</text:p>
          </table:table-cell>
          <table:table-cell table:style-name="ce15" office:value-type="float" office:value="2.90277" calcext:value-type="float">
            <text:p>2.90277</text:p>
          </table:table-cell>
          <table:table-cell table:style-name="ce15" office:value-type="float" office:value="2.86881" calcext:value-type="float">
            <text:p>2.86881</text:p>
          </table:table-cell>
          <table:table-cell table:style-name="ce15" office:value-type="float" office:value="2.84225" calcext:value-type="float">
            <text:p>2.84225</text:p>
          </table:table-cell>
          <table:table-cell table:style-name="ce15" office:value-type="float" office:value="2.81958" calcext:value-type="float">
            <text:p>2.81958</text:p>
          </table:table-cell>
          <table:table-cell table:style-name="ce15" office:value-type="float" office:value="2.79605" calcext:value-type="float">
            <text:p>2.79605</text:p>
          </table:table-cell>
          <table:table-cell table:style-name="ce15" office:value-type="float" office:value="2.7746" calcext:value-type="float">
            <text:p>2.7746</text:p>
          </table:table-cell>
          <table:table-cell table:style-name="ce15" office:value-type="float" office:value="2.74706" calcext:value-type="float">
            <text:p>2.74706</text:p>
          </table:table-cell>
          <table:table-cell table:style-name="ce15" office:value-type="float" office:value="2.72716" calcext:value-type="float">
            <text:p>2.72716</text:p>
          </table:table-cell>
          <table:table-cell table:style-name="ce15" office:value-type="float" office:value="2.70861" calcext:value-type="float">
            <text:p>2.70861</text:p>
          </table:table-cell>
          <table:table-cell table:style-name="ce15" office:value-type="float" office:value="2.68806" calcext:value-type="float">
            <text:p>2.68806</text:p>
          </table:table-cell>
          <table:table-cell table:style-name="ce15" office:value-type="float" office:value="2.67334" calcext:value-type="float">
            <text:p>2.67334</text:p>
          </table:table-cell>
          <table:table-cell table:style-name="ce15" office:value-type="float" office:value="2.65856" calcext:value-type="float">
            <text:p>2.65856</text:p>
          </table:table-cell>
          <table:table-cell table:style-name="ce15" office:value-type="float" office:value="2.64212" calcext:value-type="float">
            <text:p>2.64212</text:p>
          </table:table-cell>
          <table:table-cell table:style-name="ce15" office:value-type="float" office:value="2.63059" calcext:value-type="float">
            <text:p>2.63059</text:p>
          </table:table-cell>
          <table:table-cell table:style-name="ce15" office:value-type="float" office:value="2.61307" calcext:value-type="float">
            <text:p>2.61307</text:p>
          </table:table-cell>
          <table:table-cell table:style-name="ce15" office:value-type="float" office:value="2.59461" calcext:value-type="float">
            <text:p>2.59461</text:p>
          </table:table-cell>
          <table:table-cell table:style-name="ce15" office:value-type="float" office:value="2.57414" calcext:value-type="float">
            <text:p>2.57414</text:p>
          </table:table-cell>
          <table:table-cell table:style-name="ce15" office:value-type="float" office:value="2.55923" calcext:value-type="float">
            <text:p>2.55923</text:p>
          </table:table-cell>
          <table:table-cell table:style-name="ce15" office:value-type="float" office:value="2.54313" calcext:value-type="float">
            <text:p>2.54313</text:p>
          </table:table-cell>
          <table:table-cell table:style-name="ce15" office:value-type="float" office:value="2.53147" calcext:value-type="float">
            <text:p>2.53147</text:p>
          </table:table-cell>
          <table:table-cell table:style-name="ce15" office:value-type="float" office:value="2.52063" calcext:value-type="float">
            <text:p>2.52063</text:p>
          </table:table-cell>
          <table:table-cell table:style-name="ce15" office:value-type="float" office:value="2.5061" calcext:value-type="float">
            <text:p>2.5061</text:p>
          </table:table-cell>
          <table:table-cell table:style-name="ce15" office:value-type="float" office:value="2.49448" calcext:value-type="float">
            <text:p>2.49448</text:p>
          </table:table-cell>
          <table:table-cell table:style-name="ce15" office:value-type="float" office:value="2.48229" calcext:value-type="float">
            <text:p>2.48229</text:p>
          </table:table-cell>
          <table:table-cell table:style-name="ce15" office:value-type="float" office:value="2.46934" calcext:value-type="float">
            <text:p>2.46934</text:p>
          </table:table-cell>
          <table:table-cell table:style-name="ce15" office:value-type="float" office:value="2.45795" calcext:value-type="float">
            <text:p>2.45795</text:p>
          </table:table-cell>
          <table:table-cell table:style-name="ce15" office:value-type="float" office:value="2.44475" calcext:value-type="float">
            <text:p>2.44475</text:p>
          </table:table-cell>
          <table:table-cell table:style-name="ce15" office:value-type="float" office:value="2.43501" calcext:value-type="float">
            <text:p>2.43501</text:p>
          </table:table-cell>
          <table:table-cell table:style-name="ce15" office:value-type="float" office:value="2.41991" calcext:value-type="float">
            <text:p>2.41991</text:p>
          </table:table-cell>
          <table:table-cell table:style-name="ce15" office:value-type="float" office:value="2.41166" calcext:value-type="float">
            <text:p>2.41166</text:p>
          </table:table-cell>
          <table:table-cell table:style-name="ce15" office:value-type="float" office:value="2.39951" calcext:value-type="float">
            <text:p>2.39951</text:p>
          </table:table-cell>
          <table:table-cell table:style-name="ce15" office:value-type="float" office:value="2.39262" calcext:value-type="float">
            <text:p>2.39262</text:p>
          </table:table-cell>
          <table:table-cell table:style-name="ce15" office:value-type="float" office:value="2.38173" calcext:value-type="float">
            <text:p>2.38173</text:p>
          </table:table-cell>
          <table:table-cell table:style-name="ce15" office:value-type="float" office:value="2.37447" calcext:value-type="float">
            <text:p>2.37447</text:p>
          </table:table-cell>
          <table:table-cell table:style-name="ce15" office:value-type="float" office:value="2.36703" calcext:value-type="float">
            <text:p>2.36703</text:p>
          </table:table-cell>
          <table:table-cell table:style-name="ce15" office:value-type="float" office:value="2.35693" calcext:value-type="float">
            <text:p>2.35693</text:p>
          </table:table-cell>
          <table:table-cell table:style-name="ce15" office:value-type="float" office:value="2.34708" calcext:value-type="float">
            <text:p>2.34708</text:p>
          </table:table-cell>
          <table:table-cell table:style-name="ce15" office:value-type="float" office:value="2.33918" calcext:value-type="float">
            <text:p>2.33918</text:p>
          </table:table-cell>
          <table:table-cell table:style-name="ce17" office:value-type="float" office:value="2.32591" calcext:value-type="float">
            <text:p>2.32591</text:p>
          </table:table-cell>
          <table:table-cell table:style-name="ce18" office:value-type="float" office:value="2.92072" calcext:value-type="float">
            <text:p>2.92072</text:p>
          </table:table-cell>
          <table:table-cell table:style-name="ce15" office:value-type="float" office:value="2.88377" calcext:value-type="float">
            <text:p>2.88377</text:p>
          </table:table-cell>
          <table:table-cell table:style-name="ce15" office:value-type="float" office:value="2.84999" calcext:value-type="float">
            <text:p>2.84999</text:p>
          </table:table-cell>
          <table:table-cell table:style-name="ce15" office:value-type="float" office:value="2.82379" calcext:value-type="float">
            <text:p>2.82379</text:p>
          </table:table-cell>
          <table:table-cell table:style-name="ce15" office:value-type="float" office:value="2.80145" calcext:value-type="float">
            <text:p>2.80145</text:p>
          </table:table-cell>
          <table:table-cell table:style-name="ce15" office:value-type="float" office:value="2.77811" calcext:value-type="float">
            <text:p>2.77811</text:p>
          </table:table-cell>
          <table:table-cell table:style-name="ce15" office:value-type="float" office:value="2.75686" calcext:value-type="float">
            <text:p>2.75686</text:p>
          </table:table-cell>
          <table:table-cell table:style-name="ce15" office:value-type="float" office:value="2.72959" calcext:value-type="float">
            <text:p>2.72959</text:p>
          </table:table-cell>
          <table:table-cell table:style-name="ce15" office:value-type="float" office:value="2.70995" calcext:value-type="float">
            <text:p>2.70995</text:p>
          </table:table-cell>
          <table:table-cell table:style-name="ce15" office:value-type="float" office:value="2.69158" calcext:value-type="float">
            <text:p>2.69158</text:p>
          </table:table-cell>
          <table:table-cell table:style-name="ce15" office:value-type="float" office:value="2.67116" calcext:value-type="float">
            <text:p>2.67116</text:p>
          </table:table-cell>
          <table:table-cell table:style-name="ce15" office:value-type="float" office:value="2.65653" calcext:value-type="float">
            <text:p>2.65653</text:p>
          </table:table-cell>
          <table:table-cell table:style-name="ce15" office:value-type="float" office:value="2.64177" calcext:value-type="float">
            <text:p>2.64177</text:p>
          </table:table-cell>
          <table:table-cell table:style-name="ce15" office:value-type="float" office:value="2.62556" calcext:value-type="float">
            <text:p>2.62556</text:p>
          </table:table-cell>
          <table:table-cell table:style-name="ce15" office:value-type="float" office:value="2.61424" calcext:value-type="float">
            <text:p>2.61424</text:p>
          </table:table-cell>
          <table:table-cell table:style-name="ce15" office:value-type="float" office:value="2.59682" calcext:value-type="float">
            <text:p>2.59682</text:p>
          </table:table-cell>
          <table:table-cell table:style-name="ce15" office:value-type="float" office:value="2.57869" calcext:value-type="float">
            <text:p>2.57869</text:p>
          </table:table-cell>
          <table:table-cell table:style-name="ce15" office:value-type="float" office:value="2.55861" calcext:value-type="float">
            <text:p>2.55861</text:p>
          </table:table-cell>
          <table:table-cell table:style-name="ce15" office:value-type="float" office:value="2.54388" calcext:value-type="float">
            <text:p>2.54388</text:p>
          </table:table-cell>
          <table:table-cell table:style-name="ce15" office:value-type="float" office:value="2.52792" calcext:value-type="float">
            <text:p>2.52792</text:p>
          </table:table-cell>
          <table:table-cell table:style-name="ce15" office:value-type="float" office:value="2.51662" calcext:value-type="float">
            <text:p>2.51662</text:p>
          </table:table-cell>
          <table:table-cell table:style-name="ce15" office:value-type="float" office:value="2.506" calcext:value-type="float">
            <text:p>2.506</text:p>
          </table:table-cell>
          <table:table-cell table:style-name="ce15" office:value-type="float" office:value="2.49173" calcext:value-type="float">
            <text:p>2.49173</text:p>
          </table:table-cell>
          <table:table-cell table:style-name="ce15" office:value-type="float" office:value="2.48019" calcext:value-type="float">
            <text:p>2.48019</text:p>
          </table:table-cell>
          <table:table-cell table:style-name="ce15" office:value-type="float" office:value="2.46824" calcext:value-type="float">
            <text:p>2.46824</text:p>
          </table:table-cell>
          <table:table-cell table:style-name="ce15" office:value-type="float" office:value="2.45566" calcext:value-type="float">
            <text:p>2.45566</text:p>
          </table:table-cell>
          <table:table-cell table:style-name="ce15" office:value-type="float" office:value="2.44451" calcext:value-type="float">
            <text:p>2.44451</text:p>
          </table:table-cell>
          <table:table-cell table:style-name="ce15" office:value-type="float" office:value="2.4319" calcext:value-type="float">
            <text:p>2.4319</text:p>
          </table:table-cell>
          <table:table-cell table:style-name="ce15" office:value-type="float" office:value="2.4223" calcext:value-type="float">
            <text:p>2.4223</text:p>
          </table:table-cell>
          <table:table-cell table:style-name="ce15" office:value-type="float" office:value="2.40727" calcext:value-type="float">
            <text:p>2.40727</text:p>
          </table:table-cell>
          <table:table-cell table:style-name="ce15" office:value-type="float" office:value="2.39898" calcext:value-type="float">
            <text:p>2.39898</text:p>
          </table:table-cell>
          <table:table-cell table:style-name="ce15" office:value-type="float" office:value="2.38714" calcext:value-type="float">
            <text:p>2.38714</text:p>
          </table:table-cell>
          <table:table-cell table:style-name="ce15" office:value-type="float" office:value="2.38024" calcext:value-type="float">
            <text:p>2.38024</text:p>
          </table:table-cell>
          <table:table-cell table:style-name="ce15" office:value-type="float" office:value="2.36942" calcext:value-type="float">
            <text:p>2.36942</text:p>
          </table:table-cell>
          <table:table-cell table:style-name="ce15" office:value-type="float" office:value="2.3623" calcext:value-type="float">
            <text:p>2.3623</text:p>
          </table:table-cell>
          <table:table-cell table:style-name="ce15" office:value-type="float" office:value="2.35495" calcext:value-type="float">
            <text:p>2.35495</text:p>
          </table:table-cell>
          <table:table-cell table:style-name="ce15" office:value-type="float" office:value="2.34493" calcext:value-type="float">
            <text:p>2.34493</text:p>
          </table:table-cell>
          <table:table-cell table:style-name="ce15" office:value-type="float" office:value="2.33518" calcext:value-type="float">
            <text:p>2.33518</text:p>
          </table:table-cell>
          <table:table-cell table:style-name="ce15" office:value-type="float" office:value="2.32728" calcext:value-type="float">
            <text:p>2.32728</text:p>
          </table:table-cell>
          <table:table-cell table:style-name="ce17" office:value-type="float" office:value="2.31428" calcext:value-type="float">
            <text:p>2.31428</text:p>
          </table:table-cell>
          <table:table-cell table:style-name="ce18" office:value-type="float" office:value="2.90368" calcext:value-type="float">
            <text:p>2.90368</text:p>
          </table:table-cell>
          <table:table-cell table:style-name="ce15" office:value-type="float" office:value="2.86726" calcext:value-type="float">
            <text:p>2.86726</text:p>
          </table:table-cell>
          <table:table-cell table:style-name="ce15" office:value-type="float" office:value="2.83468" calcext:value-type="float">
            <text:p>2.83468</text:p>
          </table:table-cell>
          <table:table-cell table:style-name="ce15" office:value-type="float" office:value="2.8093" calcext:value-type="float">
            <text:p>2.8093</text:p>
          </table:table-cell>
          <table:table-cell table:style-name="ce15" office:value-type="float" office:value="2.78706" calcext:value-type="float">
            <text:p>2.78706</text:p>
          </table:table-cell>
          <table:table-cell table:style-name="ce15" office:value-type="float" office:value="2.76402" calcext:value-type="float">
            <text:p>2.76402</text:p>
          </table:table-cell>
          <table:table-cell table:style-name="ce15" office:value-type="float" office:value="2.7429" calcext:value-type="float">
            <text:p>2.7429</text:p>
          </table:table-cell>
          <table:table-cell table:style-name="ce15" office:value-type="float" office:value="2.71558" calcext:value-type="float">
            <text:p>2.71558</text:p>
          </table:table-cell>
          <table:table-cell table:style-name="ce15" office:value-type="float" office:value="2.69582" calcext:value-type="float">
            <text:p>2.69582</text:p>
          </table:table-cell>
          <table:table-cell table:style-name="ce15" office:value-type="float" office:value="2.67739" calcext:value-type="float">
            <text:p>2.67739</text:p>
          </table:table-cell>
          <table:table-cell table:style-name="ce15" office:value-type="float" office:value="2.65751" calcext:value-type="float">
            <text:p>2.65751</text:p>
          </table:table-cell>
          <table:table-cell table:style-name="ce15" office:value-type="float" office:value="2.64314" calcext:value-type="float">
            <text:p>2.64314</text:p>
          </table:table-cell>
          <table:table-cell table:style-name="ce15" office:value-type="float" office:value="2.62839" calcext:value-type="float">
            <text:p>2.62839</text:p>
          </table:table-cell>
          <table:table-cell table:style-name="ce15" office:value-type="float" office:value="2.61236" calcext:value-type="float">
            <text:p>2.61236</text:p>
          </table:table-cell>
          <table:table-cell table:style-name="ce15" office:value-type="float" office:value="2.60126" calcext:value-type="float">
            <text:p>2.60126</text:p>
          </table:table-cell>
          <table:table-cell table:style-name="ce15" office:value-type="float" office:value="2.58385" calcext:value-type="float">
            <text:p>2.58385</text:p>
          </table:table-cell>
          <table:table-cell table:style-name="ce15" office:value-type="float" office:value="2.56588" calcext:value-type="float">
            <text:p>2.56588</text:p>
          </table:table-cell>
          <table:table-cell table:style-name="ce15" office:value-type="float" office:value="2.54596" calcext:value-type="float">
            <text:p>2.54596</text:p>
          </table:table-cell>
          <table:table-cell table:style-name="ce15" office:value-type="float" office:value="2.5313" calcext:value-type="float">
            <text:p>2.5313</text:p>
          </table:table-cell>
          <table:table-cell table:style-name="ce15" office:value-type="float" office:value="2.51532" calcext:value-type="float">
            <text:p>2.51532</text:p>
          </table:table-cell>
          <table:table-cell table:style-name="ce15" office:value-type="float" office:value="2.50398" calcext:value-type="float">
            <text:p>2.50398</text:p>
          </table:table-cell>
          <table:table-cell table:style-name="ce15" office:value-type="float" office:value="2.49331" calcext:value-type="float">
            <text:p>2.49331</text:p>
          </table:table-cell>
          <table:table-cell table:style-name="ce15" office:value-type="float" office:value="2.47908" calcext:value-type="float">
            <text:p>2.47908</text:p>
          </table:table-cell>
          <table:table-cell table:style-name="ce15" office:value-type="float" office:value="2.46748" calcext:value-type="float">
            <text:p>2.46748</text:p>
          </table:table-cell>
          <table:table-cell table:style-name="ce15" office:value-type="float" office:value="2.4557" calcext:value-type="float">
            <text:p>2.4557</text:p>
          </table:table-cell>
          <table:table-cell table:style-name="ce15" office:value-type="float" office:value="2.4434" calcext:value-type="float">
            <text:p>2.4434</text:p>
          </table:table-cell>
          <table:table-cell table:style-name="ce15" office:value-type="float" office:value="2.43223" calcext:value-type="float">
            <text:p>2.43223</text:p>
          </table:table-cell>
          <table:table-cell table:style-name="ce15" office:value-type="float" office:value="2.41979" calcext:value-type="float">
            <text:p>2.41979</text:p>
          </table:table-cell>
          <table:table-cell table:style-name="ce15" office:value-type="float" office:value="2.41023" calcext:value-type="float">
            <text:p>2.41023</text:p>
          </table:table-cell>
          <table:table-cell table:style-name="ce15" office:value-type="float" office:value="2.39538" calcext:value-type="float">
            <text:p>2.39538</text:p>
          </table:table-cell>
          <table:table-cell table:style-name="ce15" office:value-type="float" office:value="2.38738" calcext:value-type="float">
            <text:p>2.38738</text:p>
          </table:table-cell>
          <table:table-cell table:style-name="ce15" office:value-type="float" office:value="2.37569" calcext:value-type="float">
            <text:p>2.37569</text:p>
          </table:table-cell>
          <table:table-cell table:style-name="ce15" office:value-type="float" office:value="2.36888" calcext:value-type="float">
            <text:p>2.36888</text:p>
          </table:table-cell>
          <table:table-cell table:style-name="ce15" office:value-type="float" office:value="2.35814" calcext:value-type="float">
            <text:p>2.35814</text:p>
          </table:table-cell>
          <table:table-cell table:style-name="ce15" office:value-type="float" office:value="2.3512" calcext:value-type="float">
            <text:p>2.3512</text:p>
          </table:table-cell>
          <table:table-cell table:style-name="ce15" office:value-type="float" office:value="2.34396" calcext:value-type="float">
            <text:p>2.34396</text:p>
          </table:table-cell>
          <table:table-cell table:style-name="ce15" office:value-type="float" office:value="2.33397" calcext:value-type="float">
            <text:p>2.33397</text:p>
          </table:table-cell>
          <table:table-cell table:style-name="ce15" office:value-type="float" office:value="2.32421" calcext:value-type="float">
            <text:p>2.32421</text:p>
          </table:table-cell>
          <table:table-cell table:style-name="ce15" office:value-type="float" office:value="2.31641" calcext:value-type="float">
            <text:p>2.31641</text:p>
          </table:table-cell>
          <table:table-cell table:style-name="ce17" office:value-type="float" office:value="2.30351" calcext:value-type="float">
            <text:p>2.30351</text:p>
          </table:table-cell>
          <table:table-cell table:style-name="ce22" office:value-type="float" office:value="1049.9456" calcext:value-type="float">
            <text:p>1049.9456</text:p>
          </table:table-cell>
        </table:table-row>
        <table:table-row table:style-name="ro2" table:number-rows-repeated="22">
          <table:table-cell table:number-columns-repeated="401"/>
        </table:table-row>
        <table:table-row table:style-name="ro1">
          <table:table-cell table:number-columns-repeated="401"/>
        </table:table-row>
      </table:table>
      <table:table table:name="User_-_Num_Vizinhos" table:style-name="ta1">
        <table:shapes>
          <draw:frame draw:z-index="0" draw:name="Gráfico 1" draw:style-name="gr1" svg:width="5.2398in" svg:height="2.9941in" svg:x="4.3539in" svg:y="0.2039in">
            <draw:object draw:notify-on-update-of-ranges="'User_-_Num_Vizinhos'.A2:'User_-_Num_Vizinhos'.A51 'User_-_Num_Vizinhos'.C1:'User_-_Num_Vizinhos'.C1 'User_-_Num_Vizinhos'.C2:'User_-_Num_Vizinhos'.C5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table:number-columns-repeated="2" table:style-name="ce5" office:value-type="string" calcext:value-type="string">
            <text:p>Número de Vizinhos</text:p>
          </table:table-cell>
          <table:table-cell office:value-type="string" calcext:value-type="string">
            <text:p>RMSE</text:p>
          </table:table-cell>
          <table:table-cell table:number-columns-repeated="102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" table:formula="of:=ROUNDDOWN(([.A2]-1)/10;0)+1" office:value-type="float" office:value="1" calcext:value-type="float">
            <text:p>1</text:p>
          </table:table-cell>
          <table:table-cell office:value-type="float" office:value="2.13379" calcext:value-type="float">
            <text:p>2.13379</text:p>
          </table:table-cell>
          <table:table-cell table:number-columns-repeated="1021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" table:formula="of:=ROUNDDOWN(([.A3]-1)/10;0)+1" office:value-type="float" office:value="1" calcext:value-type="float">
            <text:p>1</text:p>
          </table:table-cell>
          <table:table-cell office:value-type="float" office:value="1.96229" calcext:value-type="float">
            <text:p>1.96229</text:p>
          </table:table-cell>
          <table:table-cell table:number-columns-repeated="102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" table:formula="of:=ROUNDDOWN(([.A4]-1)/10;0)+1" office:value-type="float" office:value="1" calcext:value-type="float">
            <text:p>1</text:p>
          </table:table-cell>
          <table:table-cell office:value-type="float" office:value="1.86802" calcext:value-type="float">
            <text:p>1.86802</text:p>
          </table:table-cell>
          <table:table-cell table:number-columns-repeated="102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" table:formula="of:=ROUNDDOWN(([.A5]-1)/10;0)+1" office:value-type="float" office:value="1" calcext:value-type="float">
            <text:p>1</text:p>
          </table:table-cell>
          <table:table-cell office:value-type="float" office:value="1.81727" calcext:value-type="float">
            <text:p>1.81727</text:p>
          </table:table-cell>
          <table:table-cell table:number-columns-repeated="1021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" table:formula="of:=ROUNDDOWN(([.A6]-1)/10;0)+1" office:value-type="float" office:value="1" calcext:value-type="float">
            <text:p>1</text:p>
          </table:table-cell>
          <table:table-cell office:value-type="float" office:value="1.78673" calcext:value-type="float">
            <text:p>1.78673</text:p>
          </table:table-cell>
          <table:table-cell table:number-columns-repeated="1021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" table:formula="of:=ROUNDDOWN(([.A7]-1)/10;0)+1" office:value-type="float" office:value="1" calcext:value-type="float">
            <text:p>1</text:p>
          </table:table-cell>
          <table:table-cell office:value-type="float" office:value="1.76311" calcext:value-type="float">
            <text:p>1.76311</text:p>
          </table:table-cell>
          <table:table-cell table:number-columns-repeated="1021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" table:formula="of:=ROUNDDOWN(([.A8]-1)/10;0)+1" office:value-type="float" office:value="1" calcext:value-type="float">
            <text:p>1</text:p>
          </table:table-cell>
          <table:table-cell office:value-type="float" office:value="1.74652" calcext:value-type="float">
            <text:p>1.74652</text:p>
          </table:table-cell>
          <table:table-cell table:number-columns-repeated="102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" table:formula="of:=ROUNDDOWN(([.A9]-1)/10;0)+1" office:value-type="float" office:value="1" calcext:value-type="float">
            <text:p>1</text:p>
          </table:table-cell>
          <table:table-cell office:value-type="float" office:value="1.73098" calcext:value-type="float">
            <text:p>1.73098</text:p>
          </table:table-cell>
          <table:table-cell table:number-columns-repeated="1021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" table:formula="of:=ROUNDDOWN(([.A10]-1)/10;0)+1" office:value-type="float" office:value="1" calcext:value-type="float">
            <text:p>1</text:p>
          </table:table-cell>
          <table:table-cell office:value-type="float" office:value="1.7176" calcext:value-type="float">
            <text:p>1.7176</text:p>
          </table:table-cell>
          <table:table-cell table:number-columns-repeated="102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" table:formula="of:=ROUNDDOWN(([.A11]-1)/10;0)+1" office:value-type="float" office:value="1" calcext:value-type="float">
            <text:p>1</text:p>
          </table:table-cell>
          <table:table-cell office:value-type="float" office:value="1.70812" calcext:value-type="float">
            <text:p>1.70812</text:p>
          </table:table-cell>
          <table:table-cell table:number-columns-repeated="102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" table:formula="of:=ROUNDDOWN(([.A12]-1)/10;0)+1" office:value-type="float" office:value="2" calcext:value-type="float">
            <text:p>2</text:p>
          </table:table-cell>
          <table:table-cell office:value-type="float" office:value="1.69985" calcext:value-type="float">
            <text:p>1.69985</text:p>
          </table:table-cell>
          <table:table-cell table:number-columns-repeated="1021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" table:formula="of:=ROUNDDOWN(([.A13]-1)/10;0)+1" office:value-type="float" office:value="2" calcext:value-type="float">
            <text:p>2</text:p>
          </table:table-cell>
          <table:table-cell office:value-type="float" office:value="1.69349" calcext:value-type="float">
            <text:p>1.69349</text:p>
          </table:table-cell>
          <table:table-cell table:number-columns-repeated="1021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" table:formula="of:=ROUNDDOWN(([.A14]-1)/10;0)+1" office:value-type="float" office:value="2" calcext:value-type="float">
            <text:p>2</text:p>
          </table:table-cell>
          <table:table-cell office:value-type="float" office:value="1.68812" calcext:value-type="float">
            <text:p>1.68812</text:p>
          </table:table-cell>
          <table:table-cell table:number-columns-repeated="1021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" table:formula="of:=ROUNDDOWN(([.A15]-1)/10;0)+1" office:value-type="float" office:value="2" calcext:value-type="float">
            <text:p>2</text:p>
          </table:table-cell>
          <table:table-cell office:value-type="float" office:value="1.68306" calcext:value-type="float">
            <text:p>1.68306</text:p>
          </table:table-cell>
          <table:table-cell table:number-columns-repeated="1021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" table:formula="of:=ROUNDDOWN(([.A16]-1)/10;0)+1" office:value-type="float" office:value="2" calcext:value-type="float">
            <text:p>2</text:p>
          </table:table-cell>
          <table:table-cell office:value-type="float" office:value="1.67876" calcext:value-type="float">
            <text:p>1.67876</text:p>
          </table:table-cell>
          <table:table-cell table:number-columns-repeated="1021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" table:formula="of:=ROUNDDOWN(([.A17]-1)/10;0)+1" office:value-type="float" office:value="2" calcext:value-type="float">
            <text:p>2</text:p>
          </table:table-cell>
          <table:table-cell office:value-type="float" office:value="1.67497" calcext:value-type="float">
            <text:p>1.67497</text:p>
          </table:table-cell>
          <table:table-cell table:number-columns-repeated="1021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" table:formula="of:=ROUNDDOWN(([.A18]-1)/10;0)+1" office:value-type="float" office:value="2" calcext:value-type="float">
            <text:p>2</text:p>
          </table:table-cell>
          <table:table-cell office:value-type="float" office:value="1.67165" calcext:value-type="float">
            <text:p>1.67165</text:p>
          </table:table-cell>
          <table:table-cell table:number-columns-repeated="1021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" table:formula="of:=ROUNDDOWN(([.A19]-1)/10;0)+1" office:value-type="float" office:value="2" calcext:value-type="float">
            <text:p>2</text:p>
          </table:table-cell>
          <table:table-cell office:value-type="float" office:value="1.66859" calcext:value-type="float">
            <text:p>1.66859</text:p>
          </table:table-cell>
          <table:table-cell table:number-columns-repeated="1021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" table:formula="of:=ROUNDDOWN(([.A20]-1)/10;0)+1" office:value-type="float" office:value="2" calcext:value-type="float">
            <text:p>2</text:p>
          </table:table-cell>
          <table:table-cell office:value-type="float" office:value="1.66519" calcext:value-type="float">
            <text:p>1.66519</text:p>
          </table:table-cell>
          <table:table-cell table:number-columns-repeated="1021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" table:formula="of:=ROUNDDOWN(([.A21]-1)/10;0)+1" office:value-type="float" office:value="2" calcext:value-type="float">
            <text:p>2</text:p>
          </table:table-cell>
          <table:table-cell office:value-type="float" office:value="1.66267" calcext:value-type="float">
            <text:p>1.66267</text:p>
          </table:table-cell>
          <table:table-cell table:number-columns-repeated="1021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" table:formula="of:=ROUNDDOWN(([.A22]-1)/10;0)+1" office:value-type="float" office:value="3" calcext:value-type="float">
            <text:p>3</text:p>
          </table:table-cell>
          <table:table-cell office:value-type="float" office:value="1.66047" calcext:value-type="float">
            <text:p>1.66047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" table:formula="of:=ROUNDDOWN(([.A23]-1)/10;0)+1" office:value-type="float" office:value="3" calcext:value-type="float">
            <text:p>3</text:p>
          </table:table-cell>
          <table:table-cell office:value-type="float" office:value="1.65864" calcext:value-type="float">
            <text:p>1.65864</text:p>
          </table:table-cell>
          <table:table-cell table:number-columns-repeated="1021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" table:formula="of:=ROUNDDOWN(([.A24]-1)/10;0)+1" office:value-type="float" office:value="3" calcext:value-type="float">
            <text:p>3</text:p>
          </table:table-cell>
          <table:table-cell office:value-type="float" office:value="1.65713" calcext:value-type="float">
            <text:p>1.65713</text:p>
          </table:table-cell>
          <table:table-cell table:number-columns-repeated="1021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" table:formula="of:=ROUNDDOWN(([.A25]-1)/10;0)+1" office:value-type="float" office:value="3" calcext:value-type="float">
            <text:p>3</text:p>
          </table:table-cell>
          <table:table-cell office:value-type="float" office:value="1.6551" calcext:value-type="float">
            <text:p>1.6551</text:p>
          </table:table-cell>
          <table:table-cell table:number-columns-repeated="1021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" table:formula="of:=ROUNDDOWN(([.A26]-1)/10;0)+1" office:value-type="float" office:value="3" calcext:value-type="float">
            <text:p>3</text:p>
          </table:table-cell>
          <table:table-cell office:value-type="float" office:value="1.65375" calcext:value-type="float">
            <text:p>1.65375</text:p>
          </table:table-cell>
          <table:table-cell table:number-columns-repeated="1021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" table:formula="of:=ROUNDDOWN(([.A27]-1)/10;0)+1" office:value-type="float" office:value="3" calcext:value-type="float">
            <text:p>3</text:p>
          </table:table-cell>
          <table:table-cell office:value-type="float" office:value="1.65234" calcext:value-type="float">
            <text:p>1.65234</text:p>
          </table:table-cell>
          <table:table-cell table:number-columns-repeated="102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" table:formula="of:=ROUNDDOWN(([.A28]-1)/10;0)+1" office:value-type="float" office:value="3" calcext:value-type="float">
            <text:p>3</text:p>
          </table:table-cell>
          <table:table-cell office:value-type="float" office:value="1.65071" calcext:value-type="float">
            <text:p>1.65071</text:p>
          </table:table-cell>
          <table:table-cell table:number-columns-repeated="1021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1" table:formula="of:=ROUNDDOWN(([.A29]-1)/10;0)+1" office:value-type="float" office:value="3" calcext:value-type="float">
            <text:p>3</text:p>
          </table:table-cell>
          <table:table-cell office:value-type="float" office:value="1.6497" calcext:value-type="float">
            <text:p>1.6497</text:p>
          </table:table-cell>
          <table:table-cell table:number-columns-repeated="1021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1" table:formula="of:=ROUNDDOWN(([.A30]-1)/10;0)+1" office:value-type="float" office:value="3" calcext:value-type="float">
            <text:p>3</text:p>
          </table:table-cell>
          <table:table-cell office:value-type="float" office:value="1.64873" calcext:value-type="float">
            <text:p>1.64873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1" table:formula="of:=ROUNDDOWN(([.A31]-1)/10;0)+1" office:value-type="float" office:value="3" calcext:value-type="float">
            <text:p>3</text:p>
          </table:table-cell>
          <table:table-cell office:value-type="float" office:value="1.64807" calcext:value-type="float">
            <text:p>1.64807</text:p>
          </table:table-cell>
          <table:table-cell table:number-columns-repeated="1021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1" table:formula="of:=ROUNDDOWN(([.A32]-1)/10;0)+1" office:value-type="float" office:value="4" calcext:value-type="float">
            <text:p>4</text:p>
          </table:table-cell>
          <table:table-cell office:value-type="float" office:value="1.64717" calcext:value-type="float">
            <text:p>1.64717</text:p>
          </table:table-cell>
          <table:table-cell table:number-columns-repeated="1021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1" table:formula="of:=ROUNDDOWN(([.A33]-1)/10;0)+1" office:value-type="float" office:value="4" calcext:value-type="float">
            <text:p>4</text:p>
          </table:table-cell>
          <table:table-cell office:value-type="float" office:value="1.64619" calcext:value-type="float">
            <text:p>1.64619</text:p>
          </table:table-cell>
          <table:table-cell table:number-columns-repeated="1021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" table:formula="of:=ROUNDDOWN(([.A34]-1)/10;0)+1" office:value-type="float" office:value="4" calcext:value-type="float">
            <text:p>4</text:p>
          </table:table-cell>
          <table:table-cell office:value-type="float" office:value="1.64521" calcext:value-type="float">
            <text:p>1.64521</text:p>
          </table:table-cell>
          <table:table-cell table:number-columns-repeated="1021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1" table:formula="of:=ROUNDDOWN(([.A35]-1)/10;0)+1" office:value-type="float" office:value="4" calcext:value-type="float">
            <text:p>4</text:p>
          </table:table-cell>
          <table:table-cell office:value-type="float" office:value="1.64422" calcext:value-type="float">
            <text:p>1.64422</text:p>
          </table:table-cell>
          <table:table-cell table:number-columns-repeated="1021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1" table:formula="of:=ROUNDDOWN(([.A36]-1)/10;0)+1" office:value-type="float" office:value="4" calcext:value-type="float">
            <text:p>4</text:p>
          </table:table-cell>
          <table:table-cell office:value-type="float" office:value="1.64358" calcext:value-type="float">
            <text:p>1.64358</text:p>
          </table:table-cell>
          <table:table-cell table:number-columns-repeated="1021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1" table:formula="of:=ROUNDDOWN(([.A37]-1)/10;0)+1" office:value-type="float" office:value="4" calcext:value-type="float">
            <text:p>4</text:p>
          </table:table-cell>
          <table:table-cell office:value-type="float" office:value="1.64253" calcext:value-type="float">
            <text:p>1.64253</text:p>
          </table:table-cell>
          <table:table-cell table:number-columns-repeated="1021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1" table:formula="of:=ROUNDDOWN(([.A38]-1)/10;0)+1" office:value-type="float" office:value="4" calcext:value-type="float">
            <text:p>4</text:p>
          </table:table-cell>
          <table:table-cell office:value-type="float" office:value="1.64159" calcext:value-type="float">
            <text:p>1.64159</text:p>
          </table:table-cell>
          <table:table-cell table:number-columns-repeated="1021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1" table:formula="of:=ROUNDDOWN(([.A39]-1)/10;0)+1" office:value-type="float" office:value="4" calcext:value-type="float">
            <text:p>4</text:p>
          </table:table-cell>
          <table:table-cell office:value-type="float" office:value="1.6409" calcext:value-type="float">
            <text:p>1.6409</text:p>
          </table:table-cell>
          <table:table-cell table:number-columns-repeated="1021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" table:formula="of:=ROUNDDOWN(([.A40]-1)/10;0)+1" office:value-type="float" office:value="4" calcext:value-type="float">
            <text:p>4</text:p>
          </table:table-cell>
          <table:table-cell office:value-type="float" office:value="1.64026" calcext:value-type="float">
            <text:p>1.64026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1" table:formula="of:=ROUNDDOWN(([.A41]-1)/10;0)+1" office:value-type="float" office:value="4" calcext:value-type="float">
            <text:p>4</text:p>
          </table:table-cell>
          <table:table-cell office:value-type="float" office:value="1.63969" calcext:value-type="float">
            <text:p>1.63969</text:p>
          </table:table-cell>
          <table:table-cell table:number-columns-repeated="1021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1" table:formula="of:=ROUNDDOWN(([.A42]-1)/10;0)+1" office:value-type="float" office:value="5" calcext:value-type="float">
            <text:p>5</text:p>
          </table:table-cell>
          <table:table-cell office:value-type="float" office:value="1.63903" calcext:value-type="float">
            <text:p>1.63903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" table:formula="of:=ROUNDDOWN(([.A43]-1)/10;0)+1" office:value-type="float" office:value="5" calcext:value-type="float">
            <text:p>5</text:p>
          </table:table-cell>
          <table:table-cell office:value-type="float" office:value="1.63841" calcext:value-type="float">
            <text:p>1.63841</text:p>
          </table:table-cell>
          <table:table-cell table:number-columns-repeated="1021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1" table:formula="of:=ROUNDDOWN(([.A44]-1)/10;0)+1" office:value-type="float" office:value="5" calcext:value-type="float">
            <text:p>5</text:p>
          </table:table-cell>
          <table:table-cell office:value-type="float" office:value="1.63767" calcext:value-type="float">
            <text:p>1.63767</text:p>
          </table:table-cell>
          <table:table-cell table:number-columns-repeated="1021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1" table:formula="of:=ROUNDDOWN(([.A45]-1)/10;0)+1" office:value-type="float" office:value="5" calcext:value-type="float">
            <text:p>5</text:p>
          </table:table-cell>
          <table:table-cell office:value-type="float" office:value="1.63714" calcext:value-type="float">
            <text:p>1.63714</text:p>
          </table:table-cell>
          <table:table-cell table:number-columns-repeated="1021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1" table:formula="of:=ROUNDDOWN(([.A46]-1)/10;0)+1" office:value-type="float" office:value="5" calcext:value-type="float">
            <text:p>5</text:p>
          </table:table-cell>
          <table:table-cell office:value-type="float" office:value="1.63672" calcext:value-type="float">
            <text:p>1.63672</text:p>
          </table:table-cell>
          <table:table-cell table:number-columns-repeated="1021"/>
        </table:table-row>
        <table:table-row table:style-name="ro4">
          <table:table-cell table:style-name="ce5" office:value-type="float" office:value="46" calcext:value-type="float">
            <text:p>46</text:p>
          </table:table-cell>
          <table:table-cell table:style-name="ce1" table:formula="of:=ROUNDDOWN(([.A47]-1)/10;0)+1" office:value-type="float" office:value="5" calcext:value-type="float">
            <text:p>5</text:p>
          </table:table-cell>
          <table:table-cell office:value-type="float" office:value="1.63638" calcext:value-type="float">
            <text:p>1.63638</text:p>
          </table:table-cell>
          <table:table-cell table:number-columns-repeated="1021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1" table:formula="of:=ROUNDDOWN(([.A48]-1)/10;0)+1" office:value-type="float" office:value="5" calcext:value-type="float">
            <text:p>5</text:p>
          </table:table-cell>
          <table:table-cell office:value-type="float" office:value="1.63583" calcext:value-type="float">
            <text:p>1.63583</text:p>
          </table:table-cell>
          <table:table-cell table:number-columns-repeated="1021"/>
        </table:table-row>
        <table:table-row table:style-name="ro4">
          <table:table-cell table:style-name="ce5" office:value-type="float" office:value="48" calcext:value-type="float">
            <text:p>48</text:p>
          </table:table-cell>
          <table:table-cell table:style-name="ce1" table:formula="of:=ROUNDDOWN(([.A49]-1)/10;0)+1" office:value-type="float" office:value="5" calcext:value-type="float">
            <text:p>5</text:p>
          </table:table-cell>
          <table:table-cell office:value-type="float" office:value="1.6354" calcext:value-type="float">
            <text:p>1.6354</text:p>
          </table:table-cell>
          <table:table-cell table:number-columns-repeated="1021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1" table:formula="of:=ROUNDDOWN(([.A50]-1)/10;0)+1" office:value-type="float" office:value="5" calcext:value-type="float">
            <text:p>5</text:p>
          </table:table-cell>
          <table:table-cell office:value-type="float" office:value="1.63499" calcext:value-type="float">
            <text:p>1.63499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1" table:formula="of:=ROUNDDOWN(([.A51]-1)/10;0)+1" office:value-type="float" office:value="5" calcext:value-type="float">
            <text:p>5</text:p>
          </table:table-cell>
          <table:table-cell office:value-type="float" office:value="1.63465" calcext:value-type="float">
            <text:p>1.63465</text:p>
          </table:table-cell>
          <table:table-cell table:number-columns-repeated="1021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1" table:formula="of:=ROUNDDOWN(([.A52]-1)/10;0)+1" office:value-type="float" office:value="6" calcext:value-type="float">
            <text:p>6</text:p>
          </table:table-cell>
          <table:table-cell office:value-type="float" office:value="1.63432" calcext:value-type="float">
            <text:p>1.63432</text:p>
          </table:table-cell>
          <table:table-cell table:number-columns-repeated="1021"/>
        </table:table-row>
        <table:table-row table:style-name="ro4">
          <table:table-cell table:style-name="ce5" office:value-type="float" office:value="52" calcext:value-type="float">
            <text:p>52</text:p>
          </table:table-cell>
          <table:table-cell table:style-name="ce1" table:formula="of:=ROUNDDOWN(([.A53]-1)/10;0)+1" office:value-type="float" office:value="6" calcext:value-type="float">
            <text:p>6</text:p>
          </table:table-cell>
          <table:table-cell office:value-type="float" office:value="1.63409" calcext:value-type="float">
            <text:p>1.63409</text:p>
          </table:table-cell>
          <table:table-cell table:number-columns-repeated="1021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1" table:formula="of:=ROUNDDOWN(([.A54]-1)/10;0)+1" office:value-type="float" office:value="6" calcext:value-type="float">
            <text:p>6</text:p>
          </table:table-cell>
          <table:table-cell office:value-type="float" office:value="1.63401" calcext:value-type="float">
            <text:p>1.63401</text:p>
          </table:table-cell>
          <table:table-cell table:number-columns-repeated="1021"/>
        </table:table-row>
        <table:table-row table:style-name="ro4">
          <table:table-cell table:style-name="ce5" office:value-type="float" office:value="54" calcext:value-type="float">
            <text:p>54</text:p>
          </table:table-cell>
          <table:table-cell table:style-name="ce1" table:formula="of:=ROUNDDOWN(([.A55]-1)/10;0)+1" office:value-type="float" office:value="6" calcext:value-type="float">
            <text:p>6</text:p>
          </table:table-cell>
          <table:table-cell office:value-type="float" office:value="1.63369" calcext:value-type="float">
            <text:p>1.63369</text:p>
          </table:table-cell>
          <table:table-cell table:number-columns-repeated="1021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1" table:formula="of:=ROUNDDOWN(([.A56]-1)/10;0)+1" office:value-type="float" office:value="6" calcext:value-type="float">
            <text:p>6</text:p>
          </table:table-cell>
          <table:table-cell office:value-type="float" office:value="1.63355" calcext:value-type="float">
            <text:p>1.63355</text:p>
          </table:table-cell>
          <table:table-cell table:number-columns-repeated="1021"/>
        </table:table-row>
        <table:table-row table:style-name="ro4">
          <table:table-cell table:style-name="ce5" office:value-type="float" office:value="56" calcext:value-type="float">
            <text:p>56</text:p>
          </table:table-cell>
          <table:table-cell table:style-name="ce1" table:formula="of:=ROUNDDOWN(([.A57]-1)/10;0)+1" office:value-type="float" office:value="6" calcext:value-type="float">
            <text:p>6</text:p>
          </table:table-cell>
          <table:table-cell office:value-type="float" office:value="1.63343" calcext:value-type="float">
            <text:p>1.63343</text:p>
          </table:table-cell>
          <table:table-cell table:number-columns-repeated="1021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1" table:formula="of:=ROUNDDOWN(([.A58]-1)/10;0)+1" office:value-type="float" office:value="6" calcext:value-type="float">
            <text:p>6</text:p>
          </table:table-cell>
          <table:table-cell office:value-type="float" office:value="1.63323" calcext:value-type="float">
            <text:p>1.63323</text:p>
          </table:table-cell>
          <table:table-cell table:number-columns-repeated="1021"/>
        </table:table-row>
        <table:table-row table:style-name="ro4">
          <table:table-cell table:style-name="ce5" office:value-type="float" office:value="58" calcext:value-type="float">
            <text:p>58</text:p>
          </table:table-cell>
          <table:table-cell table:style-name="ce1" table:formula="of:=ROUNDDOWN(([.A59]-1)/10;0)+1" office:value-type="float" office:value="6" calcext:value-type="float">
            <text:p>6</text:p>
          </table:table-cell>
          <table:table-cell office:value-type="float" office:value="1.63301" calcext:value-type="float">
            <text:p>1.63301</text:p>
          </table:table-cell>
          <table:table-cell table:number-columns-repeated="1021"/>
        </table:table-row>
        <table:table-row table:style-name="ro4">
          <table:table-cell table:style-name="ce5" office:value-type="float" office:value="59" calcext:value-type="float">
            <text:p>59</text:p>
          </table:table-cell>
          <table:table-cell table:style-name="ce1" table:formula="of:=ROUNDDOWN(([.A60]-1)/10;0)+1" office:value-type="float" office:value="6" calcext:value-type="float">
            <text:p>6</text:p>
          </table:table-cell>
          <table:table-cell office:value-type="float" office:value="1.63277" calcext:value-type="float">
            <text:p>1.63277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1" table:formula="of:=ROUNDDOWN(([.A61]-1)/10;0)+1" office:value-type="float" office:value="6" calcext:value-type="float">
            <text:p>6</text:p>
          </table:table-cell>
          <table:table-cell office:value-type="float" office:value="1.63262" calcext:value-type="float">
            <text:p>1.63262</text:p>
          </table:table-cell>
          <table:table-cell table:number-columns-repeated="1021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1" table:formula="of:=ROUNDDOWN(([.A62]-1)/10;0)+1" office:value-type="float" office:value="7" calcext:value-type="float">
            <text:p>7</text:p>
          </table:table-cell>
          <table:table-cell office:value-type="float" office:value="1.63247" calcext:value-type="float">
            <text:p>1.63247</text:p>
          </table:table-cell>
          <table:table-cell table:number-columns-repeated="1021"/>
        </table:table-row>
        <table:table-row table:style-name="ro4">
          <table:table-cell table:style-name="ce5" office:value-type="float" office:value="62" calcext:value-type="float">
            <text:p>62</text:p>
          </table:table-cell>
          <table:table-cell table:style-name="ce1" table:formula="of:=ROUNDDOWN(([.A63]-1)/10;0)+1" office:value-type="float" office:value="7" calcext:value-type="float">
            <text:p>7</text:p>
          </table:table-cell>
          <table:table-cell office:value-type="float" office:value="1.63223" calcext:value-type="float">
            <text:p>1.63223</text:p>
          </table:table-cell>
          <table:table-cell table:number-columns-repeated="1021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1" table:formula="of:=ROUNDDOWN(([.A64]-1)/10;0)+1" office:value-type="float" office:value="7" calcext:value-type="float">
            <text:p>7</text:p>
          </table:table-cell>
          <table:table-cell office:value-type="float" office:value="1.63192" calcext:value-type="float">
            <text:p>1.63192</text:p>
          </table:table-cell>
          <table:table-cell table:number-columns-repeated="1021"/>
        </table:table-row>
        <table:table-row table:style-name="ro4">
          <table:table-cell table:style-name="ce5" office:value-type="float" office:value="64" calcext:value-type="float">
            <text:p>64</text:p>
          </table:table-cell>
          <table:table-cell table:style-name="ce1" table:formula="of:=ROUNDDOWN(([.A65]-1)/10;0)+1" office:value-type="float" office:value="7" calcext:value-type="float">
            <text:p>7</text:p>
          </table:table-cell>
          <table:table-cell office:value-type="float" office:value="1.63174" calcext:value-type="float">
            <text:p>1.63174</text:p>
          </table:table-cell>
          <table:table-cell table:number-columns-repeated="1021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1" table:formula="of:=ROUNDDOWN(([.A66]-1)/10;0)+1" office:value-type="float" office:value="7" calcext:value-type="float">
            <text:p>7</text:p>
          </table:table-cell>
          <table:table-cell office:value-type="float" office:value="1.63146" calcext:value-type="float">
            <text:p>1.63146</text:p>
          </table:table-cell>
          <table:table-cell table:number-columns-repeated="1021"/>
        </table:table-row>
        <table:table-row table:style-name="ro4">
          <table:table-cell table:style-name="ce5" office:value-type="float" office:value="66" calcext:value-type="float">
            <text:p>66</text:p>
          </table:table-cell>
          <table:table-cell table:style-name="ce1" table:formula="of:=ROUNDDOWN(([.A67]-1)/10;0)+1" office:value-type="float" office:value="7" calcext:value-type="float">
            <text:p>7</text:p>
          </table:table-cell>
          <table:table-cell office:value-type="float" office:value="1.63143" calcext:value-type="float">
            <text:p>1.63143</text:p>
          </table:table-cell>
          <table:table-cell table:number-columns-repeated="1021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1" table:formula="of:=ROUNDDOWN(([.A68]-1)/10;0)+1" office:value-type="float" office:value="7" calcext:value-type="float">
            <text:p>7</text:p>
          </table:table-cell>
          <table:table-cell office:value-type="float" office:value="1.63128" calcext:value-type="float">
            <text:p>1.63128</text:p>
          </table:table-cell>
          <table:table-cell table:number-columns-repeated="1021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1" table:formula="of:=ROUNDDOWN(([.A69]-1)/10;0)+1" office:value-type="float" office:value="7" calcext:value-type="float">
            <text:p>7</text:p>
          </table:table-cell>
          <table:table-cell office:value-type="float" office:value="1.631" calcext:value-type="float">
            <text:p>1.631</text:p>
          </table:table-cell>
          <table:table-cell table:number-columns-repeated="1021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1" table:formula="of:=ROUNDDOWN(([.A70]-1)/10;0)+1" office:value-type="float" office:value="7" calcext:value-type="float">
            <text:p>7</text:p>
          </table:table-cell>
          <table:table-cell office:value-type="float" office:value="1.63091" calcext:value-type="float">
            <text:p>1.63091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1" table:formula="of:=ROUNDDOWN(([.A71]-1)/10;0)+1" office:value-type="float" office:value="7" calcext:value-type="float">
            <text:p>7</text:p>
          </table:table-cell>
          <table:table-cell office:value-type="float" office:value="1.63071" calcext:value-type="float">
            <text:p>1.63071</text:p>
          </table:table-cell>
          <table:table-cell table:number-columns-repeated="1021"/>
        </table:table-row>
        <table:table-row table:style-name="ro4">
          <table:table-cell table:style-name="ce5" office:value-type="float" office:value="71" calcext:value-type="float">
            <text:p>71</text:p>
          </table:table-cell>
          <table:table-cell table:style-name="ce1" table:formula="of:=ROUNDDOWN(([.A72]-1)/10;0)+1" office:value-type="float" office:value="8" calcext:value-type="float">
            <text:p>8</text:p>
          </table:table-cell>
          <table:table-cell office:value-type="float" office:value="1.63055" calcext:value-type="float">
            <text:p>1.63055</text:p>
          </table:table-cell>
          <table:table-cell table:number-columns-repeated="1021"/>
        </table:table-row>
        <table:table-row table:style-name="ro4">
          <table:table-cell table:style-name="ce5" office:value-type="float" office:value="72" calcext:value-type="float">
            <text:p>72</text:p>
          </table:table-cell>
          <table:table-cell table:style-name="ce1" table:formula="of:=ROUNDDOWN(([.A73]-1)/10;0)+1" office:value-type="float" office:value="8" calcext:value-type="float">
            <text:p>8</text:p>
          </table:table-cell>
          <table:table-cell office:value-type="float" office:value="1.63047" calcext:value-type="float">
            <text:p>1.63047</text:p>
          </table:table-cell>
          <table:table-cell table:number-columns-repeated="1021"/>
        </table:table-row>
        <table:table-row table:style-name="ro4">
          <table:table-cell table:style-name="ce5" office:value-type="float" office:value="73" calcext:value-type="float">
            <text:p>73</text:p>
          </table:table-cell>
          <table:table-cell table:style-name="ce1" table:formula="of:=ROUNDDOWN(([.A74]-1)/10;0)+1" office:value-type="float" office:value="8" calcext:value-type="float">
            <text:p>8</text:p>
          </table:table-cell>
          <table:table-cell office:value-type="float" office:value="1.63034" calcext:value-type="float">
            <text:p>1.63034</text:p>
          </table:table-cell>
          <table:table-cell table:number-columns-repeated="1021"/>
        </table:table-row>
        <table:table-row table:style-name="ro4">
          <table:table-cell table:style-name="ce5" office:value-type="float" office:value="74" calcext:value-type="float">
            <text:p>74</text:p>
          </table:table-cell>
          <table:table-cell table:style-name="ce1" table:formula="of:=ROUNDDOWN(([.A75]-1)/10;0)+1" office:value-type="float" office:value="8" calcext:value-type="float">
            <text:p>8</text:p>
          </table:table-cell>
          <table:table-cell office:value-type="float" office:value="1.63027" calcext:value-type="float">
            <text:p>1.63027</text:p>
          </table:table-cell>
          <table:table-cell table:number-columns-repeated="1021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1" table:formula="of:=ROUNDDOWN(([.A76]-1)/10;0)+1" office:value-type="float" office:value="8" calcext:value-type="float">
            <text:p>8</text:p>
          </table:table-cell>
          <table:table-cell office:value-type="float" office:value="1.63" calcext:value-type="float">
            <text:p>1.63</text:p>
          </table:table-cell>
          <table:table-cell table:number-columns-repeated="1021"/>
        </table:table-row>
        <table:table-row table:style-name="ro4">
          <table:table-cell table:style-name="ce5" office:value-type="float" office:value="76" calcext:value-type="float">
            <text:p>76</text:p>
          </table:table-cell>
          <table:table-cell table:style-name="ce1" table:formula="of:=ROUNDDOWN(([.A77]-1)/10;0)+1" office:value-type="float" office:value="8" calcext:value-type="float">
            <text:p>8</text:p>
          </table:table-cell>
          <table:table-cell office:value-type="float" office:value="1.62993" calcext:value-type="float">
            <text:p>1.62993</text:p>
          </table:table-cell>
          <table:table-cell table:number-columns-repeated="1021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1" table:formula="of:=ROUNDDOWN(([.A78]-1)/10;0)+1" office:value-type="float" office:value="8" calcext:value-type="float">
            <text:p>8</text:p>
          </table:table-cell>
          <table:table-cell office:value-type="float" office:value="1.62964" calcext:value-type="float">
            <text:p>1.62964</text:p>
          </table:table-cell>
          <table:table-cell table:number-columns-repeated="1021"/>
        </table:table-row>
        <table:table-row table:style-name="ro4">
          <table:table-cell table:style-name="ce5" office:value-type="float" office:value="78" calcext:value-type="float">
            <text:p>78</text:p>
          </table:table-cell>
          <table:table-cell table:style-name="ce1" table:formula="of:=ROUNDDOWN(([.A79]-1)/10;0)+1" office:value-type="float" office:value="8" calcext:value-type="float">
            <text:p>8</text:p>
          </table:table-cell>
          <table:table-cell office:value-type="float" office:value="1.62958" calcext:value-type="float">
            <text:p>1.62958</text:p>
          </table:table-cell>
          <table:table-cell table:number-columns-repeated="1021"/>
        </table:table-row>
        <table:table-row table:style-name="ro4">
          <table:table-cell table:style-name="ce5" office:value-type="float" office:value="79" calcext:value-type="float">
            <text:p>79</text:p>
          </table:table-cell>
          <table:table-cell table:style-name="ce1" table:formula="of:=ROUNDDOWN(([.A80]-1)/10;0)+1" office:value-type="float" office:value="8" calcext:value-type="float">
            <text:p>8</text:p>
          </table:table-cell>
          <table:table-cell office:value-type="float" office:value="1.62944" calcext:value-type="float">
            <text:p>1.62944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1" table:formula="of:=ROUNDDOWN(([.A81]-1)/10;0)+1" office:value-type="float" office:value="8" calcext:value-type="float">
            <text:p>8</text:p>
          </table:table-cell>
          <table:table-cell office:value-type="float" office:value="1.62934" calcext:value-type="float">
            <text:p>1.62934</text:p>
          </table:table-cell>
          <table:table-cell table:number-columns-repeated="1021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1" table:formula="of:=ROUNDDOWN(([.A82]-1)/10;0)+1" office:value-type="float" office:value="9" calcext:value-type="float">
            <text:p>9</text:p>
          </table:table-cell>
          <table:table-cell office:value-type="float" office:value="1.62914" calcext:value-type="float">
            <text:p>1.62914</text:p>
          </table:table-cell>
          <table:table-cell table:number-columns-repeated="1021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1" table:formula="of:=ROUNDDOWN(([.A83]-1)/10;0)+1" office:value-type="float" office:value="9" calcext:value-type="float">
            <text:p>9</text:p>
          </table:table-cell>
          <table:table-cell office:value-type="float" office:value="1.62901" calcext:value-type="float">
            <text:p>1.62901</text:p>
          </table:table-cell>
          <table:table-cell table:number-columns-repeated="1021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1" table:formula="of:=ROUNDDOWN(([.A84]-1)/10;0)+1" office:value-type="float" office:value="9" calcext:value-type="float">
            <text:p>9</text:p>
          </table:table-cell>
          <table:table-cell office:value-type="float" office:value="1.62898" calcext:value-type="float">
            <text:p>1.62898</text:p>
          </table:table-cell>
          <table:table-cell table:number-columns-repeated="1021"/>
        </table:table-row>
        <table:table-row table:style-name="ro4">
          <table:table-cell table:style-name="ce5" office:value-type="float" office:value="84" calcext:value-type="float">
            <text:p>84</text:p>
          </table:table-cell>
          <table:table-cell table:style-name="ce1" table:formula="of:=ROUNDDOWN(([.A85]-1)/10;0)+1" office:value-type="float" office:value="9" calcext:value-type="float">
            <text:p>9</text:p>
          </table:table-cell>
          <table:table-cell office:value-type="float" office:value="1.62891" calcext:value-type="float">
            <text:p>1.62891</text:p>
          </table:table-cell>
          <table:table-cell table:number-columns-repeated="1021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1" table:formula="of:=ROUNDDOWN(([.A86]-1)/10;0)+1" office:value-type="float" office:value="9" calcext:value-type="float">
            <text:p>9</text:p>
          </table:table-cell>
          <table:table-cell office:value-type="float" office:value="1.62877" calcext:value-type="float">
            <text:p>1.62877</text:p>
          </table:table-cell>
          <table:table-cell table:number-columns-repeated="1021"/>
        </table:table-row>
        <table:table-row table:style-name="ro4">
          <table:table-cell table:style-name="ce5" office:value-type="float" office:value="86" calcext:value-type="float">
            <text:p>86</text:p>
          </table:table-cell>
          <table:table-cell table:style-name="ce1" table:formula="of:=ROUNDDOWN(([.A87]-1)/10;0)+1" office:value-type="float" office:value="9" calcext:value-type="float">
            <text:p>9</text:p>
          </table:table-cell>
          <table:table-cell office:value-type="float" office:value="1.62855" calcext:value-type="float">
            <text:p>1.62855</text:p>
          </table:table-cell>
          <table:table-cell table:number-columns-repeated="1021"/>
        </table:table-row>
        <table:table-row table:style-name="ro4">
          <table:table-cell table:style-name="ce5" office:value-type="float" office:value="87" calcext:value-type="float">
            <text:p>87</text:p>
          </table:table-cell>
          <table:table-cell table:style-name="ce1" table:formula="of:=ROUNDDOWN(([.A88]-1)/10;0)+1" office:value-type="float" office:value="9" calcext:value-type="float">
            <text:p>9</text:p>
          </table:table-cell>
          <table:table-cell office:value-type="float" office:value="1.62849" calcext:value-type="float">
            <text:p>1.62849</text:p>
          </table:table-cell>
          <table:table-cell table:number-columns-repeated="1021"/>
        </table:table-row>
        <table:table-row table:style-name="ro4">
          <table:table-cell table:style-name="ce5" office:value-type="float" office:value="88" calcext:value-type="float">
            <text:p>88</text:p>
          </table:table-cell>
          <table:table-cell table:style-name="ce1" table:formula="of:=ROUNDDOWN(([.A89]-1)/10;0)+1" office:value-type="float" office:value="9" calcext:value-type="float">
            <text:p>9</text:p>
          </table:table-cell>
          <table:table-cell office:value-type="float" office:value="1.62849" calcext:value-type="float">
            <text:p>1.62849</text:p>
          </table:table-cell>
          <table:table-cell table:number-columns-repeated="1021"/>
        </table:table-row>
        <table:table-row table:style-name="ro4">
          <table:table-cell table:style-name="ce5" office:value-type="float" office:value="89" calcext:value-type="float">
            <text:p>89</text:p>
          </table:table-cell>
          <table:table-cell table:style-name="ce1" table:formula="of:=ROUNDDOWN(([.A90]-1)/10;0)+1" office:value-type="float" office:value="9" calcext:value-type="float">
            <text:p>9</text:p>
          </table:table-cell>
          <table:table-cell office:value-type="float" office:value="1.62843" calcext:value-type="float">
            <text:p>1.62843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1" table:formula="of:=ROUNDDOWN(([.A91]-1)/10;0)+1" office:value-type="float" office:value="9" calcext:value-type="float">
            <text:p>9</text:p>
          </table:table-cell>
          <table:table-cell office:value-type="float" office:value="1.62834" calcext:value-type="float">
            <text:p>1.62834</text:p>
          </table:table-cell>
          <table:table-cell table:number-columns-repeated="1021"/>
        </table:table-row>
        <table:table-row table:style-name="ro4">
          <table:table-cell table:style-name="ce5" office:value-type="float" office:value="91" calcext:value-type="float">
            <text:p>91</text:p>
          </table:table-cell>
          <table:table-cell table:style-name="ce1" table:formula="of:=ROUNDDOWN(([.A92]-1)/10;0)+1" office:value-type="float" office:value="10" calcext:value-type="float">
            <text:p>10</text:p>
          </table:table-cell>
          <table:table-cell office:value-type="float" office:value="1.62829" calcext:value-type="float">
            <text:p>1.62829</text:p>
          </table:table-cell>
          <table:table-cell table:number-columns-repeated="1021"/>
        </table:table-row>
        <table:table-row table:style-name="ro4">
          <table:table-cell table:style-name="ce5" office:value-type="float" office:value="92" calcext:value-type="float">
            <text:p>92</text:p>
          </table:table-cell>
          <table:table-cell table:style-name="ce1" table:formula="of:=ROUNDDOWN(([.A93]-1)/10;0)+1" office:value-type="float" office:value="10" calcext:value-type="float">
            <text:p>10</text:p>
          </table:table-cell>
          <table:table-cell office:value-type="float" office:value="1.62823" calcext:value-type="float">
            <text:p>1.62823</text:p>
          </table:table-cell>
          <table:table-cell table:number-columns-repeated="1021"/>
        </table:table-row>
        <table:table-row table:style-name="ro4">
          <table:table-cell table:style-name="ce5" office:value-type="float" office:value="93" calcext:value-type="float">
            <text:p>93</text:p>
          </table:table-cell>
          <table:table-cell table:style-name="ce1" table:formula="of:=ROUNDDOWN(([.A94]-1)/10;0)+1" office:value-type="float" office:value="10" calcext:value-type="float">
            <text:p>10</text:p>
          </table:table-cell>
          <table:table-cell office:value-type="float" office:value="1.62819" calcext:value-type="float">
            <text:p>1.62819</text:p>
          </table:table-cell>
          <table:table-cell table:number-columns-repeated="1021"/>
        </table:table-row>
        <table:table-row table:style-name="ro4">
          <table:table-cell table:style-name="ce5" office:value-type="float" office:value="94" calcext:value-type="float">
            <text:p>94</text:p>
          </table:table-cell>
          <table:table-cell table:style-name="ce1" table:formula="of:=ROUNDDOWN(([.A95]-1)/10;0)+1" office:value-type="float" office:value="10" calcext:value-type="float">
            <text:p>10</text:p>
          </table:table-cell>
          <table:table-cell office:value-type="float" office:value="1.62812" calcext:value-type="float">
            <text:p>1.62812</text:p>
          </table:table-cell>
          <table:table-cell table:number-columns-repeated="1021"/>
        </table:table-row>
        <table:table-row table:style-name="ro4">
          <table:table-cell table:style-name="ce5" office:value-type="float" office:value="95" calcext:value-type="float">
            <text:p>95</text:p>
          </table:table-cell>
          <table:table-cell table:style-name="ce1" table:formula="of:=ROUNDDOWN(([.A96]-1)/10;0)+1" office:value-type="float" office:value="10" calcext:value-type="float">
            <text:p>10</text:p>
          </table:table-cell>
          <table:table-cell office:value-type="float" office:value="1.62806" calcext:value-type="float">
            <text:p>1.62806</text:p>
          </table:table-cell>
          <table:table-cell table:number-columns-repeated="1021"/>
        </table:table-row>
        <table:table-row table:style-name="ro4">
          <table:table-cell table:style-name="ce5" office:value-type="float" office:value="96" calcext:value-type="float">
            <text:p>96</text:p>
          </table:table-cell>
          <table:table-cell table:style-name="ce1" table:formula="of:=ROUNDDOWN(([.A97]-1)/10;0)+1" office:value-type="float" office:value="10" calcext:value-type="float">
            <text:p>10</text:p>
          </table:table-cell>
          <table:table-cell office:value-type="float" office:value="1.62799" calcext:value-type="float">
            <text:p>1.62799</text:p>
          </table:table-cell>
          <table:table-cell table:number-columns-repeated="1021"/>
        </table:table-row>
        <table:table-row table:style-name="ro4">
          <table:table-cell table:style-name="ce5" office:value-type="float" office:value="97" calcext:value-type="float">
            <text:p>97</text:p>
          </table:table-cell>
          <table:table-cell table:style-name="ce1" table:formula="of:=ROUNDDOWN(([.A98]-1)/10;0)+1" office:value-type="float" office:value="10" calcext:value-type="float">
            <text:p>10</text:p>
          </table:table-cell>
          <table:table-cell office:value-type="float" office:value="1.62796" calcext:value-type="float">
            <text:p>1.62796</text:p>
          </table:table-cell>
          <table:table-cell table:number-columns-repeated="1021"/>
        </table:table-row>
        <table:table-row table:style-name="ro4">
          <table:table-cell table:style-name="ce5" office:value-type="float" office:value="98" calcext:value-type="float">
            <text:p>98</text:p>
          </table:table-cell>
          <table:table-cell table:style-name="ce1" table:formula="of:=ROUNDDOWN(([.A99]-1)/10;0)+1" office:value-type="float" office:value="10" calcext:value-type="float">
            <text:p>10</text:p>
          </table:table-cell>
          <table:table-cell office:value-type="float" office:value="1.62789" calcext:value-type="float">
            <text:p>1.62789</text:p>
          </table:table-cell>
          <table:table-cell table:number-columns-repeated="1021"/>
        </table:table-row>
        <table:table-row table:style-name="ro4">
          <table:table-cell table:style-name="ce5" office:value-type="float" office:value="99" calcext:value-type="float">
            <text:p>99</text:p>
          </table:table-cell>
          <table:table-cell table:style-name="ce1" table:formula="of:=ROUNDDOWN(([.A100]-1)/10;0)+1" office:value-type="float" office:value="10" calcext:value-type="float">
            <text:p>10</text:p>
          </table:table-cell>
          <table:table-cell office:value-type="float" office:value="1.6278" calcext:value-type="float">
            <text:p>1.6278</text:p>
          </table:table-cell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1" table:formula="of:=ROUNDDOWN(([.A101]-1)/10;0)+1" office:value-type="float" office:value="10" calcext:value-type="float">
            <text:p>10</text:p>
          </table:table-cell>
          <table:table-cell office:value-type="float" office:value="1.62776" calcext:value-type="float">
            <text:p>1.62776</text:p>
          </table:table-cell>
          <table:table-cell table:number-columns-repeated="1021"/>
        </table:table-row>
        <table:table-row table:style-name="ro4">
          <table:table-cell table:style-name="ce5" office:value-type="float" office:value="101" calcext:value-type="float">
            <text:p>101</text:p>
          </table:table-cell>
          <table:table-cell table:style-name="ce1" table:formula="of:=ROUNDDOWN(([.A102]-1)/10;0)+1" office:value-type="float" office:value="11" calcext:value-type="float">
            <text:p>11</text:p>
          </table:table-cell>
          <table:table-cell office:value-type="float" office:value="1.6277" calcext:value-type="float">
            <text:p>1.6277</text:p>
          </table:table-cell>
          <table:table-cell table:number-columns-repeated="1021"/>
        </table:table-row>
        <table:table-row table:style-name="ro4">
          <table:table-cell table:style-name="ce5" office:value-type="float" office:value="102" calcext:value-type="float">
            <text:p>102</text:p>
          </table:table-cell>
          <table:table-cell table:style-name="ce1" table:formula="of:=ROUNDDOWN(([.A103]-1)/10;0)+1" office:value-type="float" office:value="11" calcext:value-type="float">
            <text:p>11</text:p>
          </table:table-cell>
          <table:table-cell office:value-type="float" office:value="1.62753" calcext:value-type="float">
            <text:p>1.62753</text:p>
          </table:table-cell>
          <table:table-cell table:number-columns-repeated="1021"/>
        </table:table-row>
        <table:table-row table:style-name="ro4">
          <table:table-cell table:style-name="ce5" office:value-type="float" office:value="103" calcext:value-type="float">
            <text:p>103</text:p>
          </table:table-cell>
          <table:table-cell table:style-name="ce1" table:formula="of:=ROUNDDOWN(([.A104]-1)/10;0)+1" office:value-type="float" office:value="11" calcext:value-type="float">
            <text:p>11</text:p>
          </table:table-cell>
          <table:table-cell office:value-type="float" office:value="1.62747" calcext:value-type="float">
            <text:p>1.62747</text:p>
          </table:table-cell>
          <table:table-cell table:number-columns-repeated="1021"/>
        </table:table-row>
        <table:table-row table:style-name="ro4">
          <table:table-cell table:style-name="ce5" office:value-type="float" office:value="104" calcext:value-type="float">
            <text:p>104</text:p>
          </table:table-cell>
          <table:table-cell table:style-name="ce1" table:formula="of:=ROUNDDOWN(([.A105]-1)/10;0)+1" office:value-type="float" office:value="11" calcext:value-type="float">
            <text:p>11</text:p>
          </table:table-cell>
          <table:table-cell office:value-type="float" office:value="1.62733" calcext:value-type="float">
            <text:p>1.62733</text:p>
          </table:table-cell>
          <table:table-cell table:number-columns-repeated="1021"/>
        </table:table-row>
        <table:table-row table:style-name="ro4">
          <table:table-cell table:style-name="ce5" office:value-type="float" office:value="105" calcext:value-type="float">
            <text:p>105</text:p>
          </table:table-cell>
          <table:table-cell table:style-name="ce1" table:formula="of:=ROUNDDOWN(([.A106]-1)/10;0)+1" office:value-type="float" office:value="11" calcext:value-type="float">
            <text:p>11</text:p>
          </table:table-cell>
          <table:table-cell office:value-type="float" office:value="1.62723" calcext:value-type="float">
            <text:p>1.62723</text:p>
          </table:table-cell>
          <table:table-cell table:number-columns-repeated="1021"/>
        </table:table-row>
        <table:table-row table:style-name="ro4">
          <table:table-cell table:style-name="ce5" office:value-type="float" office:value="106" calcext:value-type="float">
            <text:p>106</text:p>
          </table:table-cell>
          <table:table-cell table:style-name="ce1" table:formula="of:=ROUNDDOWN(([.A107]-1)/10;0)+1" office:value-type="float" office:value="11" calcext:value-type="float">
            <text:p>11</text:p>
          </table:table-cell>
          <table:table-cell office:value-type="float" office:value="1.62716" calcext:value-type="float">
            <text:p>1.62716</text:p>
          </table:table-cell>
          <table:table-cell table:number-columns-repeated="1021"/>
        </table:table-row>
        <table:table-row table:style-name="ro4">
          <table:table-cell table:style-name="ce5" office:value-type="float" office:value="107" calcext:value-type="float">
            <text:p>107</text:p>
          </table:table-cell>
          <table:table-cell table:style-name="ce1" table:formula="of:=ROUNDDOWN(([.A108]-1)/10;0)+1" office:value-type="float" office:value="11" calcext:value-type="float">
            <text:p>11</text:p>
          </table:table-cell>
          <table:table-cell office:value-type="float" office:value="1.62711" calcext:value-type="float">
            <text:p>1.62711</text:p>
          </table:table-cell>
          <table:table-cell table:number-columns-repeated="1021"/>
        </table:table-row>
        <table:table-row table:style-name="ro4">
          <table:table-cell table:style-name="ce5" office:value-type="float" office:value="108" calcext:value-type="float">
            <text:p>108</text:p>
          </table:table-cell>
          <table:table-cell table:style-name="ce1" table:formula="of:=ROUNDDOWN(([.A109]-1)/10;0)+1" office:value-type="float" office:value="11" calcext:value-type="float">
            <text:p>11</text:p>
          </table:table-cell>
          <table:table-cell office:value-type="float" office:value="1.62701" calcext:value-type="float">
            <text:p>1.62701</text:p>
          </table:table-cell>
          <table:table-cell table:number-columns-repeated="1021"/>
        </table:table-row>
        <table:table-row table:style-name="ro4">
          <table:table-cell table:style-name="ce5" office:value-type="float" office:value="109" calcext:value-type="float">
            <text:p>109</text:p>
          </table:table-cell>
          <table:table-cell table:style-name="ce1" table:formula="of:=ROUNDDOWN(([.A110]-1)/10;0)+1" office:value-type="float" office:value="11" calcext:value-type="float">
            <text:p>11</text:p>
          </table:table-cell>
          <table:table-cell office:value-type="float" office:value="1.6269" calcext:value-type="float">
            <text:p>1.6269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1" table:formula="of:=ROUNDDOWN(([.A111]-1)/10;0)+1" office:value-type="float" office:value="11" calcext:value-type="float">
            <text:p>11</text:p>
          </table:table-cell>
          <table:table-cell office:value-type="float" office:value="1.62674" calcext:value-type="float">
            <text:p>1.62674</text:p>
          </table:table-cell>
          <table:table-cell table:number-columns-repeated="1021"/>
        </table:table-row>
        <table:table-row table:style-name="ro4">
          <table:table-cell table:style-name="ce5" office:value-type="float" office:value="111" calcext:value-type="float">
            <text:p>111</text:p>
          </table:table-cell>
          <table:table-cell table:style-name="ce1" table:formula="of:=ROUNDDOWN(([.A112]-1)/10;0)+1" office:value-type="float" office:value="12" calcext:value-type="float">
            <text:p>12</text:p>
          </table:table-cell>
          <table:table-cell office:value-type="float" office:value="1.62665" calcext:value-type="float">
            <text:p>1.62665</text:p>
          </table:table-cell>
          <table:table-cell table:number-columns-repeated="1021"/>
        </table:table-row>
        <table:table-row table:style-name="ro4">
          <table:table-cell table:style-name="ce5" office:value-type="float" office:value="112" calcext:value-type="float">
            <text:p>112</text:p>
          </table:table-cell>
          <table:table-cell table:style-name="ce1" table:formula="of:=ROUNDDOWN(([.A113]-1)/10;0)+1" office:value-type="float" office:value="12" calcext:value-type="float">
            <text:p>12</text:p>
          </table:table-cell>
          <table:table-cell office:value-type="float" office:value="1.62657" calcext:value-type="float">
            <text:p>1.62657</text:p>
          </table:table-cell>
          <table:table-cell table:number-columns-repeated="1021"/>
        </table:table-row>
        <table:table-row table:style-name="ro4">
          <table:table-cell table:style-name="ce5" office:value-type="float" office:value="113" calcext:value-type="float">
            <text:p>113</text:p>
          </table:table-cell>
          <table:table-cell table:style-name="ce1" table:formula="of:=ROUNDDOWN(([.A114]-1)/10;0)+1" office:value-type="float" office:value="12" calcext:value-type="float">
            <text:p>12</text:p>
          </table:table-cell>
          <table:table-cell office:value-type="float" office:value="1.6265" calcext:value-type="float">
            <text:p>1.6265</text:p>
          </table:table-cell>
          <table:table-cell table:number-columns-repeated="1021"/>
        </table:table-row>
        <table:table-row table:style-name="ro4">
          <table:table-cell table:style-name="ce5" office:value-type="float" office:value="114" calcext:value-type="float">
            <text:p>114</text:p>
          </table:table-cell>
          <table:table-cell table:style-name="ce1" table:formula="of:=ROUNDDOWN(([.A115]-1)/10;0)+1" office:value-type="float" office:value="12" calcext:value-type="float">
            <text:p>12</text:p>
          </table:table-cell>
          <table:table-cell office:value-type="float" office:value="1.62641" calcext:value-type="float">
            <text:p>1.62641</text:p>
          </table:table-cell>
          <table:table-cell table:number-columns-repeated="1021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table:style-name="ce1" table:formula="of:=ROUNDDOWN(([.A116]-1)/10;0)+1" office:value-type="float" office:value="12" calcext:value-type="float">
            <text:p>12</text:p>
          </table:table-cell>
          <table:table-cell office:value-type="float" office:value="1.62633" calcext:value-type="float">
            <text:p>1.62633</text:p>
          </table:table-cell>
          <table:table-cell table:number-columns-repeated="1021"/>
        </table:table-row>
        <table:table-row table:style-name="ro4">
          <table:table-cell table:style-name="ce5" office:value-type="float" office:value="116" calcext:value-type="float">
            <text:p>116</text:p>
          </table:table-cell>
          <table:table-cell table:style-name="ce1" table:formula="of:=ROUNDDOWN(([.A117]-1)/10;0)+1" office:value-type="float" office:value="12" calcext:value-type="float">
            <text:p>12</text:p>
          </table:table-cell>
          <table:table-cell office:value-type="float" office:value="1.62626" calcext:value-type="float">
            <text:p>1.62626</text:p>
          </table:table-cell>
          <table:table-cell table:number-columns-repeated="1021"/>
        </table:table-row>
        <table:table-row table:style-name="ro4">
          <table:table-cell table:style-name="ce5" office:value-type="float" office:value="117" calcext:value-type="float">
            <text:p>117</text:p>
          </table:table-cell>
          <table:table-cell table:style-name="ce1" table:formula="of:=ROUNDDOWN(([.A118]-1)/10;0)+1" office:value-type="float" office:value="12" calcext:value-type="float">
            <text:p>12</text:p>
          </table:table-cell>
          <table:table-cell office:value-type="float" office:value="1.62626" calcext:value-type="float">
            <text:p>1.62626</text:p>
          </table:table-cell>
          <table:table-cell table:number-columns-repeated="1021"/>
        </table:table-row>
        <table:table-row table:style-name="ro4">
          <table:table-cell table:style-name="ce5" office:value-type="float" office:value="118" calcext:value-type="float">
            <text:p>118</text:p>
          </table:table-cell>
          <table:table-cell table:style-name="ce1" table:formula="of:=ROUNDDOWN(([.A119]-1)/10;0)+1" office:value-type="float" office:value="12" calcext:value-type="float">
            <text:p>12</text:p>
          </table:table-cell>
          <table:table-cell office:value-type="float" office:value="1.62618" calcext:value-type="float">
            <text:p>1.62618</text:p>
          </table:table-cell>
          <table:table-cell table:number-columns-repeated="1021"/>
        </table:table-row>
        <table:table-row table:style-name="ro4">
          <table:table-cell table:style-name="ce5" office:value-type="float" office:value="119" calcext:value-type="float">
            <text:p>119</text:p>
          </table:table-cell>
          <table:table-cell table:style-name="ce1" table:formula="of:=ROUNDDOWN(([.A120]-1)/10;0)+1" office:value-type="float" office:value="12" calcext:value-type="float">
            <text:p>12</text:p>
          </table:table-cell>
          <table:table-cell office:value-type="float" office:value="1.62617" calcext:value-type="float">
            <text:p>1.62617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1" table:formula="of:=ROUNDDOWN(([.A121]-1)/10;0)+1" office:value-type="float" office:value="12" calcext:value-type="float">
            <text:p>12</text:p>
          </table:table-cell>
          <table:table-cell office:value-type="float" office:value="1.62612" calcext:value-type="float">
            <text:p>1.62612</text:p>
          </table:table-cell>
          <table:table-cell table:number-columns-repeated="1021"/>
        </table:table-row>
        <table:table-row table:style-name="ro4">
          <table:table-cell table:style-name="ce5" office:value-type="float" office:value="121" calcext:value-type="float">
            <text:p>121</text:p>
          </table:table-cell>
          <table:table-cell table:style-name="ce1" table:formula="of:=ROUNDDOWN(([.A122]-1)/10;0)+1" office:value-type="float" office:value="13" calcext:value-type="float">
            <text:p>13</text:p>
          </table:table-cell>
          <table:table-cell office:value-type="float" office:value="1.62605" calcext:value-type="float">
            <text:p>1.62605</text:p>
          </table:table-cell>
          <table:table-cell table:number-columns-repeated="1021"/>
        </table:table-row>
        <table:table-row table:style-name="ro4">
          <table:table-cell table:style-name="ce5" office:value-type="float" office:value="122" calcext:value-type="float">
            <text:p>122</text:p>
          </table:table-cell>
          <table:table-cell table:style-name="ce1" table:formula="of:=ROUNDDOWN(([.A123]-1)/10;0)+1" office:value-type="float" office:value="13" calcext:value-type="float">
            <text:p>13</text:p>
          </table:table-cell>
          <table:table-cell office:value-type="float" office:value="1.62597" calcext:value-type="float">
            <text:p>1.62597</text:p>
          </table:table-cell>
          <table:table-cell table:number-columns-repeated="1021"/>
        </table:table-row>
        <table:table-row table:style-name="ro4">
          <table:table-cell table:style-name="ce5" office:value-type="float" office:value="123" calcext:value-type="float">
            <text:p>123</text:p>
          </table:table-cell>
          <table:table-cell table:style-name="ce1" table:formula="of:=ROUNDDOWN(([.A124]-1)/10;0)+1" office:value-type="float" office:value="13" calcext:value-type="float">
            <text:p>13</text:p>
          </table:table-cell>
          <table:table-cell office:value-type="float" office:value="1.62592" calcext:value-type="float">
            <text:p>1.62592</text:p>
          </table:table-cell>
          <table:table-cell table:number-columns-repeated="1021"/>
        </table:table-row>
        <table:table-row table:style-name="ro4">
          <table:table-cell table:style-name="ce5" office:value-type="float" office:value="124" calcext:value-type="float">
            <text:p>124</text:p>
          </table:table-cell>
          <table:table-cell table:style-name="ce1" table:formula="of:=ROUNDDOWN(([.A125]-1)/10;0)+1" office:value-type="float" office:value="13" calcext:value-type="float">
            <text:p>13</text:p>
          </table:table-cell>
          <table:table-cell office:value-type="float" office:value="1.62589" calcext:value-type="float">
            <text:p>1.62589</text:p>
          </table:table-cell>
          <table:table-cell table:number-columns-repeated="1021"/>
        </table:table-row>
        <table:table-row table:style-name="ro4">
          <table:table-cell table:style-name="ce5" office:value-type="float" office:value="125" calcext:value-type="float">
            <text:p>125</text:p>
          </table:table-cell>
          <table:table-cell table:style-name="ce1" table:formula="of:=ROUNDDOWN(([.A126]-1)/10;0)+1" office:value-type="float" office:value="13" calcext:value-type="float">
            <text:p>13</text:p>
          </table:table-cell>
          <table:table-cell office:value-type="float" office:value="1.62585" calcext:value-type="float">
            <text:p>1.62585</text:p>
          </table:table-cell>
          <table:table-cell table:number-columns-repeated="1021"/>
        </table:table-row>
        <table:table-row table:style-name="ro4">
          <table:table-cell table:style-name="ce5" office:value-type="float" office:value="126" calcext:value-type="float">
            <text:p>126</text:p>
          </table:table-cell>
          <table:table-cell table:style-name="ce1" table:formula="of:=ROUNDDOWN(([.A127]-1)/10;0)+1" office:value-type="float" office:value="13" calcext:value-type="float">
            <text:p>13</text:p>
          </table:table-cell>
          <table:table-cell office:value-type="float" office:value="1.62581" calcext:value-type="float">
            <text:p>1.62581</text:p>
          </table:table-cell>
          <table:table-cell table:number-columns-repeated="1021"/>
        </table:table-row>
        <table:table-row table:style-name="ro4">
          <table:table-cell table:style-name="ce5" office:value-type="float" office:value="127" calcext:value-type="float">
            <text:p>127</text:p>
          </table:table-cell>
          <table:table-cell table:style-name="ce1" table:formula="of:=ROUNDDOWN(([.A128]-1)/10;0)+1" office:value-type="float" office:value="13" calcext:value-type="float">
            <text:p>13</text:p>
          </table:table-cell>
          <table:table-cell office:value-type="float" office:value="1.62576" calcext:value-type="float">
            <text:p>1.62576</text:p>
          </table:table-cell>
          <table:table-cell table:number-columns-repeated="1021"/>
        </table:table-row>
        <table:table-row table:style-name="ro4">
          <table:table-cell table:style-name="ce5" office:value-type="float" office:value="128" calcext:value-type="float">
            <text:p>128</text:p>
          </table:table-cell>
          <table:table-cell table:style-name="ce1" table:formula="of:=ROUNDDOWN(([.A129]-1)/10;0)+1" office:value-type="float" office:value="13" calcext:value-type="float">
            <text:p>13</text:p>
          </table:table-cell>
          <table:table-cell office:value-type="float" office:value="1.62577" calcext:value-type="float">
            <text:p>1.62577</text:p>
          </table:table-cell>
          <table:table-cell table:number-columns-repeated="1021"/>
        </table:table-row>
        <table:table-row table:style-name="ro4">
          <table:table-cell table:style-name="ce5" office:value-type="float" office:value="129" calcext:value-type="float">
            <text:p>129</text:p>
          </table:table-cell>
          <table:table-cell table:style-name="ce1" table:formula="of:=ROUNDDOWN(([.A130]-1)/10;0)+1" office:value-type="float" office:value="13" calcext:value-type="float">
            <text:p>13</text:p>
          </table:table-cell>
          <table:table-cell office:value-type="float" office:value="1.62566" calcext:value-type="float">
            <text:p>1.62566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1" table:formula="of:=ROUNDDOWN(([.A131]-1)/10;0)+1" office:value-type="float" office:value="13" calcext:value-type="float">
            <text:p>13</text:p>
          </table:table-cell>
          <table:table-cell office:value-type="float" office:value="1.6256" calcext:value-type="float">
            <text:p>1.6256</text:p>
          </table:table-cell>
          <table:table-cell table:number-columns-repeated="1021"/>
        </table:table-row>
        <table:table-row table:style-name="ro4">
          <table:table-cell table:style-name="ce5" office:value-type="float" office:value="131" calcext:value-type="float">
            <text:p>131</text:p>
          </table:table-cell>
          <table:table-cell table:style-name="ce1" table:formula="of:=ROUNDDOWN(([.A132]-1)/10;0)+1" office:value-type="float" office:value="14" calcext:value-type="float">
            <text:p>14</text:p>
          </table:table-cell>
          <table:table-cell office:value-type="float" office:value="1.6256" calcext:value-type="float">
            <text:p>1.6256</text:p>
          </table:table-cell>
          <table:table-cell table:number-columns-repeated="1021"/>
        </table:table-row>
        <table:table-row table:style-name="ro4">
          <table:table-cell table:style-name="ce5" office:value-type="float" office:value="132" calcext:value-type="float">
            <text:p>132</text:p>
          </table:table-cell>
          <table:table-cell table:style-name="ce1" table:formula="of:=ROUNDDOWN(([.A133]-1)/10;0)+1" office:value-type="float" office:value="14" calcext:value-type="float">
            <text:p>14</text:p>
          </table:table-cell>
          <table:table-cell office:value-type="float" office:value="1.62558" calcext:value-type="float">
            <text:p>1.62558</text:p>
          </table:table-cell>
          <table:table-cell table:number-columns-repeated="1021"/>
        </table:table-row>
        <table:table-row table:style-name="ro4">
          <table:table-cell table:style-name="ce5" office:value-type="float" office:value="133" calcext:value-type="float">
            <text:p>133</text:p>
          </table:table-cell>
          <table:table-cell table:style-name="ce1" table:formula="of:=ROUNDDOWN(([.A134]-1)/10;0)+1" office:value-type="float" office:value="14" calcext:value-type="float">
            <text:p>14</text:p>
          </table:table-cell>
          <table:table-cell office:value-type="float" office:value="1.62563" calcext:value-type="float">
            <text:p>1.62563</text:p>
          </table:table-cell>
          <table:table-cell table:number-columns-repeated="1021"/>
        </table:table-row>
        <table:table-row table:style-name="ro4">
          <table:table-cell table:style-name="ce5" office:value-type="float" office:value="134" calcext:value-type="float">
            <text:p>134</text:p>
          </table:table-cell>
          <table:table-cell table:style-name="ce1" table:formula="of:=ROUNDDOWN(([.A135]-1)/10;0)+1" office:value-type="float" office:value="14" calcext:value-type="float">
            <text:p>14</text:p>
          </table:table-cell>
          <table:table-cell office:value-type="float" office:value="1.62565" calcext:value-type="float">
            <text:p>1.62565</text:p>
          </table:table-cell>
          <table:table-cell table:number-columns-repeated="1021"/>
        </table:table-row>
        <table:table-row table:style-name="ro4">
          <table:table-cell table:style-name="ce5" office:value-type="float" office:value="135" calcext:value-type="float">
            <text:p>135</text:p>
          </table:table-cell>
          <table:table-cell table:style-name="ce1" table:formula="of:=ROUNDDOWN(([.A136]-1)/10;0)+1" office:value-type="float" office:value="14" calcext:value-type="float">
            <text:p>14</text:p>
          </table:table-cell>
          <table:table-cell office:value-type="float" office:value="1.62558" calcext:value-type="float">
            <text:p>1.62558</text:p>
          </table:table-cell>
          <table:table-cell table:number-columns-repeated="1021"/>
        </table:table-row>
        <table:table-row table:style-name="ro4">
          <table:table-cell table:style-name="ce5" office:value-type="float" office:value="136" calcext:value-type="float">
            <text:p>136</text:p>
          </table:table-cell>
          <table:table-cell table:style-name="ce1" table:formula="of:=ROUNDDOWN(([.A137]-1)/10;0)+1" office:value-type="float" office:value="14" calcext:value-type="float">
            <text:p>14</text:p>
          </table:table-cell>
          <table:table-cell office:value-type="float" office:value="1.62551" calcext:value-type="float">
            <text:p>1.62551</text:p>
          </table:table-cell>
          <table:table-cell table:number-columns-repeated="1021"/>
        </table:table-row>
        <table:table-row table:style-name="ro4">
          <table:table-cell table:style-name="ce5" office:value-type="float" office:value="137" calcext:value-type="float">
            <text:p>137</text:p>
          </table:table-cell>
          <table:table-cell table:style-name="ce1" table:formula="of:=ROUNDDOWN(([.A138]-1)/10;0)+1" office:value-type="float" office:value="14" calcext:value-type="float">
            <text:p>14</text:p>
          </table:table-cell>
          <table:table-cell office:value-type="float" office:value="1.62545" calcext:value-type="float">
            <text:p>1.62545</text:p>
          </table:table-cell>
          <table:table-cell table:number-columns-repeated="1021"/>
        </table:table-row>
        <table:table-row table:style-name="ro4">
          <table:table-cell table:style-name="ce5" office:value-type="float" office:value="138" calcext:value-type="float">
            <text:p>138</text:p>
          </table:table-cell>
          <table:table-cell table:style-name="ce1" table:formula="of:=ROUNDDOWN(([.A139]-1)/10;0)+1" office:value-type="float" office:value="14" calcext:value-type="float">
            <text:p>14</text:p>
          </table:table-cell>
          <table:table-cell office:value-type="float" office:value="1.62541" calcext:value-type="float">
            <text:p>1.62541</text:p>
          </table:table-cell>
          <table:table-cell table:number-columns-repeated="1021"/>
        </table:table-row>
        <table:table-row table:style-name="ro4">
          <table:table-cell table:style-name="ce5" office:value-type="float" office:value="139" calcext:value-type="float">
            <text:p>139</text:p>
          </table:table-cell>
          <table:table-cell table:style-name="ce1" table:formula="of:=ROUNDDOWN(([.A140]-1)/10;0)+1" office:value-type="float" office:value="14" calcext:value-type="float">
            <text:p>14</text:p>
          </table:table-cell>
          <table:table-cell office:value-type="float" office:value="1.6254" calcext:value-type="float">
            <text:p>1.6254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1" table:formula="of:=ROUNDDOWN(([.A141]-1)/10;0)+1" office:value-type="float" office:value="14" calcext:value-type="float">
            <text:p>14</text:p>
          </table:table-cell>
          <table:table-cell office:value-type="float" office:value="1.62537" calcext:value-type="float">
            <text:p>1.62537</text:p>
          </table:table-cell>
          <table:table-cell table:number-columns-repeated="1021"/>
        </table:table-row>
        <table:table-row table:style-name="ro4">
          <table:table-cell table:style-name="ce5" office:value-type="float" office:value="141" calcext:value-type="float">
            <text:p>141</text:p>
          </table:table-cell>
          <table:table-cell table:style-name="ce1" table:formula="of:=ROUNDDOWN(([.A142]-1)/10;0)+1" office:value-type="float" office:value="15" calcext:value-type="float">
            <text:p>15</text:p>
          </table:table-cell>
          <table:table-cell office:value-type="float" office:value="1.62538" calcext:value-type="float">
            <text:p>1.62538</text:p>
          </table:table-cell>
          <table:table-cell table:number-columns-repeated="1021"/>
        </table:table-row>
        <table:table-row table:style-name="ro4">
          <table:table-cell table:style-name="ce5" office:value-type="float" office:value="142" calcext:value-type="float">
            <text:p>142</text:p>
          </table:table-cell>
          <table:table-cell table:style-name="ce1" table:formula="of:=ROUNDDOWN(([.A143]-1)/10;0)+1" office:value-type="float" office:value="15" calcext:value-type="float">
            <text:p>15</text:p>
          </table:table-cell>
          <table:table-cell office:value-type="float" office:value="1.62535" calcext:value-type="float">
            <text:p>1.62535</text:p>
          </table:table-cell>
          <table:table-cell table:number-columns-repeated="1021"/>
        </table:table-row>
        <table:table-row table:style-name="ro4">
          <table:table-cell table:style-name="ce5" office:value-type="float" office:value="143" calcext:value-type="float">
            <text:p>143</text:p>
          </table:table-cell>
          <table:table-cell table:style-name="ce1" table:formula="of:=ROUNDDOWN(([.A144]-1)/10;0)+1" office:value-type="float" office:value="15" calcext:value-type="float">
            <text:p>15</text:p>
          </table:table-cell>
          <table:table-cell office:value-type="float" office:value="1.62525" calcext:value-type="float">
            <text:p>1.62525</text:p>
          </table:table-cell>
          <table:table-cell table:number-columns-repeated="1021"/>
        </table:table-row>
        <table:table-row table:style-name="ro4">
          <table:table-cell table:style-name="ce5" office:value-type="float" office:value="144" calcext:value-type="float">
            <text:p>144</text:p>
          </table:table-cell>
          <table:table-cell table:style-name="ce1" table:formula="of:=ROUNDDOWN(([.A145]-1)/10;0)+1" office:value-type="float" office:value="15" calcext:value-type="float">
            <text:p>15</text:p>
          </table:table-cell>
          <table:table-cell office:value-type="float" office:value="1.62525" calcext:value-type="float">
            <text:p>1.62525</text:p>
          </table:table-cell>
          <table:table-cell table:number-columns-repeated="1021"/>
        </table:table-row>
        <table:table-row table:style-name="ro4">
          <table:table-cell table:style-name="ce5" office:value-type="float" office:value="145" calcext:value-type="float">
            <text:p>145</text:p>
          </table:table-cell>
          <table:table-cell table:style-name="ce1" table:formula="of:=ROUNDDOWN(([.A146]-1)/10;0)+1" office:value-type="float" office:value="15" calcext:value-type="float">
            <text:p>15</text:p>
          </table:table-cell>
          <table:table-cell office:value-type="float" office:value="1.6252" calcext:value-type="float">
            <text:p>1.6252</text:p>
          </table:table-cell>
          <table:table-cell table:number-columns-repeated="1021"/>
        </table:table-row>
        <table:table-row table:style-name="ro4">
          <table:table-cell table:style-name="ce5" office:value-type="float" office:value="146" calcext:value-type="float">
            <text:p>146</text:p>
          </table:table-cell>
          <table:table-cell table:style-name="ce1" table:formula="of:=ROUNDDOWN(([.A147]-1)/10;0)+1" office:value-type="float" office:value="15" calcext:value-type="float">
            <text:p>15</text:p>
          </table:table-cell>
          <table:table-cell office:value-type="float" office:value="1.62519" calcext:value-type="float">
            <text:p>1.62519</text:p>
          </table:table-cell>
          <table:table-cell table:number-columns-repeated="1021"/>
        </table:table-row>
        <table:table-row table:style-name="ro4">
          <table:table-cell table:style-name="ce5" office:value-type="float" office:value="147" calcext:value-type="float">
            <text:p>147</text:p>
          </table:table-cell>
          <table:table-cell table:style-name="ce1" table:formula="of:=ROUNDDOWN(([.A148]-1)/10;0)+1" office:value-type="float" office:value="15" calcext:value-type="float">
            <text:p>15</text:p>
          </table:table-cell>
          <table:table-cell office:value-type="float" office:value="1.62519" calcext:value-type="float">
            <text:p>1.62519</text:p>
          </table:table-cell>
          <table:table-cell table:number-columns-repeated="1021"/>
        </table:table-row>
        <table:table-row table:style-name="ro4">
          <table:table-cell table:style-name="ce5" office:value-type="float" office:value="148" calcext:value-type="float">
            <text:p>148</text:p>
          </table:table-cell>
          <table:table-cell table:style-name="ce1" table:formula="of:=ROUNDDOWN(([.A149]-1)/10;0)+1" office:value-type="float" office:value="15" calcext:value-type="float">
            <text:p>15</text:p>
          </table:table-cell>
          <table:table-cell office:value-type="float" office:value="1.6251" calcext:value-type="float">
            <text:p>1.6251</text:p>
          </table:table-cell>
          <table:table-cell table:number-columns-repeated="1021"/>
        </table:table-row>
        <table:table-row table:style-name="ro4">
          <table:table-cell table:style-name="ce5" office:value-type="float" office:value="149" calcext:value-type="float">
            <text:p>149</text:p>
          </table:table-cell>
          <table:table-cell table:style-name="ce1" table:formula="of:=ROUNDDOWN(([.A150]-1)/10;0)+1" office:value-type="float" office:value="15" calcext:value-type="float">
            <text:p>15</text:p>
          </table:table-cell>
          <table:table-cell office:value-type="float" office:value="1.62506" calcext:value-type="float">
            <text:p>1.62506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1" table:formula="of:=ROUNDDOWN(([.A151]-1)/10;0)+1" office:value-type="float" office:value="15" calcext:value-type="float">
            <text:p>15</text:p>
          </table:table-cell>
          <table:table-cell office:value-type="float" office:value="1.62505" calcext:value-type="float">
            <text:p>1.62505</text:p>
          </table:table-cell>
          <table:table-cell table:number-columns-repeated="1021"/>
        </table:table-row>
        <table:table-row table:style-name="ro4">
          <table:table-cell table:style-name="ce5" office:value-type="float" office:value="151" calcext:value-type="float">
            <text:p>151</text:p>
          </table:table-cell>
          <table:table-cell table:style-name="ce1" table:formula="of:=ROUNDDOWN(([.A152]-1)/10;0)+1" office:value-type="float" office:value="16" calcext:value-type="float">
            <text:p>16</text:p>
          </table:table-cell>
          <table:table-cell office:value-type="float" office:value="1.62506" calcext:value-type="float">
            <text:p>1.62506</text:p>
          </table:table-cell>
          <table:table-cell table:number-columns-repeated="1021"/>
        </table:table-row>
        <table:table-row table:style-name="ro4">
          <table:table-cell table:style-name="ce5" office:value-type="float" office:value="152" calcext:value-type="float">
            <text:p>152</text:p>
          </table:table-cell>
          <table:table-cell table:style-name="ce1" table:formula="of:=ROUNDDOWN(([.A153]-1)/10;0)+1" office:value-type="float" office:value="16" calcext:value-type="float">
            <text:p>16</text:p>
          </table:table-cell>
          <table:table-cell office:value-type="float" office:value="1.62503" calcext:value-type="float">
            <text:p>1.62503</text:p>
          </table:table-cell>
          <table:table-cell table:number-columns-repeated="1021"/>
        </table:table-row>
        <table:table-row table:style-name="ro4">
          <table:table-cell table:style-name="ce5" office:value-type="float" office:value="153" calcext:value-type="float">
            <text:p>153</text:p>
          </table:table-cell>
          <table:table-cell table:style-name="ce1" table:formula="of:=ROUNDDOWN(([.A154]-1)/10;0)+1" office:value-type="float" office:value="16" calcext:value-type="float">
            <text:p>16</text:p>
          </table:table-cell>
          <table:table-cell office:value-type="float" office:value="1.62504" calcext:value-type="float">
            <text:p>1.62504</text:p>
          </table:table-cell>
          <table:table-cell table:number-columns-repeated="1021"/>
        </table:table-row>
        <table:table-row table:style-name="ro4">
          <table:table-cell table:style-name="ce5" office:value-type="float" office:value="154" calcext:value-type="float">
            <text:p>154</text:p>
          </table:table-cell>
          <table:table-cell table:style-name="ce1" table:formula="of:=ROUNDDOWN(([.A155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  <table:table-cell table:number-columns-repeated="1021"/>
        </table:table-row>
        <table:table-row table:style-name="ro4">
          <table:table-cell table:style-name="ce5" office:value-type="float" office:value="155" calcext:value-type="float">
            <text:p>155</text:p>
          </table:table-cell>
          <table:table-cell table:style-name="ce1" table:formula="of:=ROUNDDOWN(([.A156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  <table:table-cell table:number-columns-repeated="1021"/>
        </table:table-row>
        <table:table-row table:style-name="ro4">
          <table:table-cell table:style-name="ce5" office:value-type="float" office:value="156" calcext:value-type="float">
            <text:p>156</text:p>
          </table:table-cell>
          <table:table-cell table:style-name="ce1" table:formula="of:=ROUNDDOWN(([.A157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  <table:table-cell table:number-columns-repeated="1021"/>
        </table:table-row>
        <table:table-row table:style-name="ro4">
          <table:table-cell table:style-name="ce5" office:value-type="float" office:value="157" calcext:value-type="float">
            <text:p>157</text:p>
          </table:table-cell>
          <table:table-cell table:style-name="ce1" table:formula="of:=ROUNDDOWN(([.A158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  <table:table-cell table:number-columns-repeated="1021"/>
        </table:table-row>
        <table:table-row table:style-name="ro4">
          <table:table-cell table:style-name="ce5" office:value-type="float" office:value="158" calcext:value-type="float">
            <text:p>158</text:p>
          </table:table-cell>
          <table:table-cell table:style-name="ce1" table:formula="of:=ROUNDDOWN(([.A159]-1)/10;0)+1" office:value-type="float" office:value="16" calcext:value-type="float">
            <text:p>16</text:p>
          </table:table-cell>
          <table:table-cell office:value-type="float" office:value="1.62501" calcext:value-type="float">
            <text:p>1.62501</text:p>
          </table:table-cell>
          <table:table-cell table:number-columns-repeated="1021"/>
        </table:table-row>
        <table:table-row table:style-name="ro4">
          <table:table-cell table:style-name="ce5" office:value-type="float" office:value="159" calcext:value-type="float">
            <text:p>159</text:p>
          </table:table-cell>
          <table:table-cell table:style-name="ce1" table:formula="of:=ROUNDDOWN(([.A160]-1)/10;0)+1" office:value-type="float" office:value="16" calcext:value-type="float">
            <text:p>16</text:p>
          </table:table-cell>
          <table:table-cell office:value-type="float" office:value="1.62495" calcext:value-type="float">
            <text:p>1.62495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1" table:formula="of:=ROUNDDOWN(([.A161]-1)/10;0)+1" office:value-type="float" office:value="16" calcext:value-type="float">
            <text:p>16</text:p>
          </table:table-cell>
          <table:table-cell office:value-type="float" office:value="1.62493" calcext:value-type="float">
            <text:p>1.62493</text:p>
          </table:table-cell>
          <table:table-cell table:number-columns-repeated="1021"/>
        </table:table-row>
        <table:table-row table:style-name="ro4">
          <table:table-cell table:style-name="ce5" office:value-type="float" office:value="161" calcext:value-type="float">
            <text:p>161</text:p>
          </table:table-cell>
          <table:table-cell table:style-name="ce1" table:formula="of:=ROUNDDOWN(([.A162]-1)/10;0)+1" office:value-type="float" office:value="17" calcext:value-type="float">
            <text:p>17</text:p>
          </table:table-cell>
          <table:table-cell office:value-type="float" office:value="1.6249" calcext:value-type="float">
            <text:p>1.6249</text:p>
          </table:table-cell>
          <table:table-cell table:number-columns-repeated="1021"/>
        </table:table-row>
        <table:table-row table:style-name="ro4">
          <table:table-cell table:style-name="ce5" office:value-type="float" office:value="162" calcext:value-type="float">
            <text:p>162</text:p>
          </table:table-cell>
          <table:table-cell table:style-name="ce1" table:formula="of:=ROUNDDOWN(([.A163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63" calcext:value-type="float">
            <text:p>163</text:p>
          </table:table-cell>
          <table:table-cell table:style-name="ce1" table:formula="of:=ROUNDDOWN(([.A164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64" calcext:value-type="float">
            <text:p>164</text:p>
          </table:table-cell>
          <table:table-cell table:style-name="ce1" table:formula="of:=ROUNDDOWN(([.A165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65" calcext:value-type="float">
            <text:p>165</text:p>
          </table:table-cell>
          <table:table-cell table:style-name="ce1" table:formula="of:=ROUNDDOWN(([.A166]-1)/10;0)+1" office:value-type="float" office:value="17" calcext:value-type="float">
            <text:p>17</text:p>
          </table:table-cell>
          <table:table-cell office:value-type="float" office:value="1.62493" calcext:value-type="float">
            <text:p>1.62493</text:p>
          </table:table-cell>
          <table:table-cell table:number-columns-repeated="1021"/>
        </table:table-row>
        <table:table-row table:style-name="ro4">
          <table:table-cell table:style-name="ce5" office:value-type="float" office:value="166" calcext:value-type="float">
            <text:p>166</text:p>
          </table:table-cell>
          <table:table-cell table:style-name="ce1" table:formula="of:=ROUNDDOWN(([.A167]-1)/10;0)+1" office:value-type="float" office:value="17" calcext:value-type="float">
            <text:p>17</text:p>
          </table:table-cell>
          <table:table-cell office:value-type="float" office:value="1.6249" calcext:value-type="float">
            <text:p>1.6249</text:p>
          </table:table-cell>
          <table:table-cell table:number-columns-repeated="1021"/>
        </table:table-row>
        <table:table-row table:style-name="ro4">
          <table:table-cell table:style-name="ce5" office:value-type="float" office:value="167" calcext:value-type="float">
            <text:p>167</text:p>
          </table:table-cell>
          <table:table-cell table:style-name="ce1" table:formula="of:=ROUNDDOWN(([.A168]-1)/10;0)+1" office:value-type="float" office:value="17" calcext:value-type="float">
            <text:p>17</text:p>
          </table:table-cell>
          <table:table-cell office:value-type="float" office:value="1.62489" calcext:value-type="float">
            <text:p>1.62489</text:p>
          </table:table-cell>
          <table:table-cell table:number-columns-repeated="1021"/>
        </table:table-row>
        <table:table-row table:style-name="ro4">
          <table:table-cell table:style-name="ce5" office:value-type="float" office:value="168" calcext:value-type="float">
            <text:p>168</text:p>
          </table:table-cell>
          <table:table-cell table:style-name="ce1" table:formula="of:=ROUNDDOWN(([.A169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69" calcext:value-type="float">
            <text:p>169</text:p>
          </table:table-cell>
          <table:table-cell table:style-name="ce1" table:formula="of:=ROUNDDOWN(([.A170]-1)/10;0)+1" office:value-type="float" office:value="17" calcext:value-type="float">
            <text:p>17</text:p>
          </table:table-cell>
          <table:table-cell office:value-type="float" office:value="1.62494" calcext:value-type="float">
            <text:p>1.62494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1" table:formula="of:=ROUNDDOWN(([.A171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71" calcext:value-type="float">
            <text:p>171</text:p>
          </table:table-cell>
          <table:table-cell table:style-name="ce1" table:formula="of:=ROUNDDOWN(([.A172]-1)/10;0)+1" office:value-type="float" office:value="18" calcext:value-type="float">
            <text:p>18</text:p>
          </table:table-cell>
          <table:table-cell office:value-type="float" office:value="1.62493" calcext:value-type="float">
            <text:p>1.62493</text:p>
          </table:table-cell>
          <table:table-cell table:number-columns-repeated="1021"/>
        </table:table-row>
        <table:table-row table:style-name="ro4">
          <table:table-cell table:style-name="ce5" office:value-type="float" office:value="172" calcext:value-type="float">
            <text:p>172</text:p>
          </table:table-cell>
          <table:table-cell table:style-name="ce1" table:formula="of:=ROUNDDOWN(([.A173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  <table:table-cell table:number-columns-repeated="1021"/>
        </table:table-row>
        <table:table-row table:style-name="ro4">
          <table:table-cell table:style-name="ce5" office:value-type="float" office:value="173" calcext:value-type="float">
            <text:p>173</text:p>
          </table:table-cell>
          <table:table-cell table:style-name="ce1" table:formula="of:=ROUNDDOWN(([.A174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  <table:table-cell table:number-columns-repeated="1021"/>
        </table:table-row>
        <table:table-row table:style-name="ro4">
          <table:table-cell table:style-name="ce5" office:value-type="float" office:value="174" calcext:value-type="float">
            <text:p>174</text:p>
          </table:table-cell>
          <table:table-cell table:style-name="ce1" table:formula="of:=ROUNDDOWN(([.A175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  <table:table-cell table:number-columns-repeated="1021"/>
        </table:table-row>
        <table:table-row table:style-name="ro4">
          <table:table-cell table:style-name="ce5" office:value-type="float" office:value="175" calcext:value-type="float">
            <text:p>175</text:p>
          </table:table-cell>
          <table:table-cell table:style-name="ce1" table:formula="of:=ROUNDDOWN(([.A176]-1)/10;0)+1" office:value-type="float" office:value="18" calcext:value-type="float">
            <text:p>18</text:p>
          </table:table-cell>
          <table:table-cell office:value-type="float" office:value="1.62492" calcext:value-type="float">
            <text:p>1.62492</text:p>
          </table:table-cell>
          <table:table-cell table:number-columns-repeated="1021"/>
        </table:table-row>
        <table:table-row table:style-name="ro4">
          <table:table-cell table:style-name="ce5" office:value-type="float" office:value="176" calcext:value-type="float">
            <text:p>176</text:p>
          </table:table-cell>
          <table:table-cell table:style-name="ce1" table:formula="of:=ROUNDDOWN(([.A177]-1)/10;0)+1" office:value-type="float" office:value="18" calcext:value-type="float">
            <text:p>18</text:p>
          </table:table-cell>
          <table:table-cell office:value-type="float" office:value="1.62489" calcext:value-type="float">
            <text:p>1.62489</text:p>
          </table:table-cell>
          <table:table-cell table:number-columns-repeated="1021"/>
        </table:table-row>
        <table:table-row table:style-name="ro4">
          <table:table-cell table:style-name="ce5" office:value-type="float" office:value="177" calcext:value-type="float">
            <text:p>177</text:p>
          </table:table-cell>
          <table:table-cell table:style-name="ce1" table:formula="of:=ROUNDDOWN(([.A178]-1)/10;0)+1" office:value-type="float" office:value="18" calcext:value-type="float">
            <text:p>18</text:p>
          </table:table-cell>
          <table:table-cell office:value-type="float" office:value="1.62485" calcext:value-type="float">
            <text:p>1.62485</text:p>
          </table:table-cell>
          <table:table-cell table:number-columns-repeated="1021"/>
        </table:table-row>
        <table:table-row table:style-name="ro4">
          <table:table-cell table:style-name="ce5" office:value-type="float" office:value="178" calcext:value-type="float">
            <text:p>178</text:p>
          </table:table-cell>
          <table:table-cell table:style-name="ce1" table:formula="of:=ROUNDDOWN(([.A179]-1)/10;0)+1" office:value-type="float" office:value="18" calcext:value-type="float">
            <text:p>18</text:p>
          </table:table-cell>
          <table:table-cell office:value-type="float" office:value="1.62485" calcext:value-type="float">
            <text:p>1.62485</text:p>
          </table:table-cell>
          <table:table-cell table:number-columns-repeated="1021"/>
        </table:table-row>
        <table:table-row table:style-name="ro4">
          <table:table-cell table:style-name="ce5" office:value-type="float" office:value="179" calcext:value-type="float">
            <text:p>179</text:p>
          </table:table-cell>
          <table:table-cell table:style-name="ce1" table:formula="of:=ROUNDDOWN(([.A180]-1)/10;0)+1" office:value-type="float" office:value="18" calcext:value-type="float">
            <text:p>18</text:p>
          </table:table-cell>
          <table:table-cell office:value-type="float" office:value="1.62481" calcext:value-type="float">
            <text:p>1.62481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1" table:formula="of:=ROUNDDOWN(([.A181]-1)/10;0)+1" office:value-type="float" office:value="18" calcext:value-type="float">
            <text:p>18</text:p>
          </table:table-cell>
          <table:table-cell office:value-type="float" office:value="1.62478" calcext:value-type="float">
            <text:p>1.62478</text:p>
          </table:table-cell>
          <table:table-cell table:number-columns-repeated="1021"/>
        </table:table-row>
        <table:table-row table:style-name="ro4">
          <table:table-cell table:style-name="ce5" office:value-type="float" office:value="181" calcext:value-type="float">
            <text:p>181</text:p>
          </table:table-cell>
          <table:table-cell table:style-name="ce1" table:formula="of:=ROUNDDOWN(([.A182]-1)/10;0)+1" office:value-type="float" office:value="19" calcext:value-type="float">
            <text:p>19</text:p>
          </table:table-cell>
          <table:table-cell office:value-type="float" office:value="1.62475" calcext:value-type="float">
            <text:p>1.62475</text:p>
          </table:table-cell>
          <table:table-cell table:number-columns-repeated="1021"/>
        </table:table-row>
        <table:table-row table:style-name="ro4">
          <table:table-cell table:style-name="ce5" office:value-type="float" office:value="182" calcext:value-type="float">
            <text:p>182</text:p>
          </table:table-cell>
          <table:table-cell table:style-name="ce1" table:formula="of:=ROUNDDOWN(([.A183]-1)/10;0)+1" office:value-type="float" office:value="19" calcext:value-type="float">
            <text:p>19</text:p>
          </table:table-cell>
          <table:table-cell office:value-type="float" office:value="1.62475" calcext:value-type="float">
            <text:p>1.62475</text:p>
          </table:table-cell>
          <table:table-cell table:number-columns-repeated="1021"/>
        </table:table-row>
        <table:table-row table:style-name="ro4">
          <table:table-cell table:style-name="ce5" office:value-type="float" office:value="183" calcext:value-type="float">
            <text:p>183</text:p>
          </table:table-cell>
          <table:table-cell table:style-name="ce1" table:formula="of:=ROUNDDOWN(([.A184]-1)/10;0)+1" office:value-type="float" office:value="19" calcext:value-type="float">
            <text:p>19</text:p>
          </table:table-cell>
          <table:table-cell office:value-type="float" office:value="1.62469" calcext:value-type="float">
            <text:p>1.62469</text:p>
          </table:table-cell>
          <table:table-cell table:number-columns-repeated="1021"/>
        </table:table-row>
        <table:table-row table:style-name="ro4">
          <table:table-cell table:style-name="ce5" office:value-type="float" office:value="184" calcext:value-type="float">
            <text:p>184</text:p>
          </table:table-cell>
          <table:table-cell table:style-name="ce1" table:formula="of:=ROUNDDOWN(([.A185]-1)/10;0)+1" office:value-type="float" office:value="19" calcext:value-type="float">
            <text:p>19</text:p>
          </table:table-cell>
          <table:table-cell office:value-type="float" office:value="1.62469" calcext:value-type="float">
            <text:p>1.62469</text:p>
          </table:table-cell>
          <table:table-cell table:number-columns-repeated="1021"/>
        </table:table-row>
        <table:table-row table:style-name="ro4">
          <table:table-cell table:style-name="ce5" office:value-type="float" office:value="185" calcext:value-type="float">
            <text:p>185</text:p>
          </table:table-cell>
          <table:table-cell table:style-name="ce1" table:formula="of:=ROUNDDOWN(([.A186]-1)/10;0)+1" office:value-type="float" office:value="19" calcext:value-type="float">
            <text:p>19</text:p>
          </table:table-cell>
          <table:table-cell office:value-type="float" office:value="1.6247" calcext:value-type="float">
            <text:p>1.6247</text:p>
          </table:table-cell>
          <table:table-cell table:number-columns-repeated="1021"/>
        </table:table-row>
        <table:table-row table:style-name="ro4">
          <table:table-cell table:style-name="ce5" office:value-type="float" office:value="186" calcext:value-type="float">
            <text:p>186</text:p>
          </table:table-cell>
          <table:table-cell table:style-name="ce1" table:formula="of:=ROUNDDOWN(([.A187]-1)/10;0)+1" office:value-type="float" office:value="19" calcext:value-type="float">
            <text:p>19</text:p>
          </table:table-cell>
          <table:table-cell office:value-type="float" office:value="1.62466" calcext:value-type="float">
            <text:p>1.62466</text:p>
          </table:table-cell>
          <table:table-cell table:number-columns-repeated="1021"/>
        </table:table-row>
        <table:table-row table:style-name="ro4">
          <table:table-cell table:style-name="ce5" office:value-type="float" office:value="187" calcext:value-type="float">
            <text:p>187</text:p>
          </table:table-cell>
          <table:table-cell table:style-name="ce1" table:formula="of:=ROUNDDOWN(([.A188]-1)/10;0)+1" office:value-type="float" office:value="19" calcext:value-type="float">
            <text:p>19</text:p>
          </table:table-cell>
          <table:table-cell office:value-type="float" office:value="1.62468" calcext:value-type="float">
            <text:p>1.62468</text:p>
          </table:table-cell>
          <table:table-cell table:number-columns-repeated="1021"/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1" table:formula="of:=ROUNDDOWN(([.A189]-1)/10;0)+1" office:value-type="float" office:value="19" calcext:value-type="float">
            <text:p>19</text:p>
          </table:table-cell>
          <table:table-cell office:value-type="float" office:value="1.62467" calcext:value-type="float">
            <text:p>1.62467</text:p>
          </table:table-cell>
          <table:table-cell table:number-columns-repeated="1021"/>
        </table:table-row>
        <table:table-row table:style-name="ro4">
          <table:table-cell table:style-name="ce5" office:value-type="float" office:value="189" calcext:value-type="float">
            <text:p>189</text:p>
          </table:table-cell>
          <table:table-cell table:style-name="ce1" table:formula="of:=ROUNDDOWN(([.A190]-1)/10;0)+1" office:value-type="float" office:value="19" calcext:value-type="float">
            <text:p>19</text:p>
          </table:table-cell>
          <table:table-cell office:value-type="float" office:value="1.62463" calcext:value-type="float">
            <text:p>1.62463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1" table:formula="of:=ROUNDDOWN(([.A191]-1)/10;0)+1" office:value-type="float" office:value="19" calcext:value-type="float">
            <text:p>19</text:p>
          </table:table-cell>
          <table:table-cell office:value-type="float" office:value="1.62464" calcext:value-type="float">
            <text:p>1.62464</text:p>
          </table:table-cell>
          <table:table-cell table:number-columns-repeated="1021"/>
        </table:table-row>
        <table:table-row table:style-name="ro4">
          <table:table-cell table:style-name="ce5" office:value-type="float" office:value="191" calcext:value-type="float">
            <text:p>191</text:p>
          </table:table-cell>
          <table:table-cell table:style-name="ce1" table:formula="of:=ROUNDDOWN(([.A192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  <table:table-cell table:number-columns-repeated="1021"/>
        </table:table-row>
        <table:table-row table:style-name="ro4">
          <table:table-cell table:style-name="ce5" office:value-type="float" office:value="192" calcext:value-type="float">
            <text:p>192</text:p>
          </table:table-cell>
          <table:table-cell table:style-name="ce1" table:formula="of:=ROUNDDOWN(([.A193]-1)/10;0)+1" office:value-type="float" office:value="20" calcext:value-type="float">
            <text:p>20</text:p>
          </table:table-cell>
          <table:table-cell office:value-type="float" office:value="1.62465" calcext:value-type="float">
            <text:p>1.62465</text:p>
          </table:table-cell>
          <table:table-cell table:number-columns-repeated="1021"/>
        </table:table-row>
        <table:table-row table:style-name="ro4">
          <table:table-cell table:style-name="ce5" office:value-type="float" office:value="193" calcext:value-type="float">
            <text:p>193</text:p>
          </table:table-cell>
          <table:table-cell table:style-name="ce1" table:formula="of:=ROUNDDOWN(([.A194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  <table:table-cell table:number-columns-repeated="1021"/>
        </table:table-row>
        <table:table-row table:style-name="ro4">
          <table:table-cell table:style-name="ce5" office:value-type="float" office:value="194" calcext:value-type="float">
            <text:p>194</text:p>
          </table:table-cell>
          <table:table-cell table:style-name="ce1" table:formula="of:=ROUNDDOWN(([.A195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  <table:table-cell table:number-columns-repeated="1021"/>
        </table:table-row>
        <table:table-row table:style-name="ro4">
          <table:table-cell table:style-name="ce5" office:value-type="float" office:value="195" calcext:value-type="float">
            <text:p>195</text:p>
          </table:table-cell>
          <table:table-cell table:style-name="ce1" table:formula="of:=ROUNDDOWN(([.A196]-1)/10;0)+1" office:value-type="float" office:value="20" calcext:value-type="float">
            <text:p>20</text:p>
          </table:table-cell>
          <table:table-cell office:value-type="float" office:value="1.62459" calcext:value-type="float">
            <text:p>1.62459</text:p>
          </table:table-cell>
          <table:table-cell table:number-columns-repeated="1021"/>
        </table:table-row>
        <table:table-row table:style-name="ro4">
          <table:table-cell table:style-name="ce5" office:value-type="float" office:value="196" calcext:value-type="float">
            <text:p>196</text:p>
          </table:table-cell>
          <table:table-cell table:style-name="ce1" table:formula="of:=ROUNDDOWN(([.A197]-1)/10;0)+1" office:value-type="float" office:value="20" calcext:value-type="float">
            <text:p>20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197" calcext:value-type="float">
            <text:p>197</text:p>
          </table:table-cell>
          <table:table-cell table:style-name="ce1" table:formula="of:=ROUNDDOWN(([.A198]-1)/10;0)+1" office:value-type="float" office:value="20" calcext:value-type="float">
            <text:p>20</text:p>
          </table:table-cell>
          <table:table-cell office:value-type="float" office:value="1.62462" calcext:value-type="float">
            <text:p>1.62462</text:p>
          </table:table-cell>
          <table:table-cell table:number-columns-repeated="1021"/>
        </table:table-row>
        <table:table-row table:style-name="ro4">
          <table:table-cell table:style-name="ce5" office:value-type="float" office:value="198" calcext:value-type="float">
            <text:p>198</text:p>
          </table:table-cell>
          <table:table-cell table:style-name="ce1" table:formula="of:=ROUNDDOWN(([.A199]-1)/10;0)+1" office:value-type="float" office:value="20" calcext:value-type="float">
            <text:p>20</text:p>
          </table:table-cell>
          <table:table-cell office:value-type="float" office:value="1.62462" calcext:value-type="float">
            <text:p>1.62462</text:p>
          </table:table-cell>
          <table:table-cell table:number-columns-repeated="1021"/>
        </table:table-row>
        <table:table-row table:style-name="ro4">
          <table:table-cell table:style-name="ce5" office:value-type="float" office:value="199" calcext:value-type="float">
            <text:p>199</text:p>
          </table:table-cell>
          <table:table-cell table:style-name="ce1" table:formula="of:=ROUNDDOWN(([.A200]-1)/10;0)+1" office:value-type="float" office:value="20" calcext:value-type="float">
            <text:p>20</text:p>
          </table:table-cell>
          <table:table-cell office:value-type="float" office:value="1.62461" calcext:value-type="float">
            <text:p>1.62461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1" table:formula="of:=ROUNDDOWN(([.A201]-1)/10;0)+1" office:value-type="float" office:value="20" calcext:value-type="float">
            <text:p>20</text:p>
          </table:table-cell>
          <table:table-cell office:value-type="float" office:value="1.62461" calcext:value-type="float">
            <text:p>1.62461</text:p>
          </table:table-cell>
          <table:table-cell table:number-columns-repeated="1021"/>
        </table:table-row>
        <table:table-row table:style-name="ro4">
          <table:table-cell table:style-name="ce5" office:value-type="float" office:value="201" calcext:value-type="float">
            <text:p>201</text:p>
          </table:table-cell>
          <table:table-cell table:style-name="ce1" table:formula="of:=ROUNDDOWN(([.A202]-1)/10;0)+1" office:value-type="float" office:value="21" calcext:value-type="float">
            <text:p>21</text:p>
          </table:table-cell>
          <table:table-cell office:value-type="float" office:value="1.62464" calcext:value-type="float">
            <text:p>1.62464</text:p>
          </table:table-cell>
          <table:table-cell table:number-columns-repeated="1021"/>
        </table:table-row>
        <table:table-row table:style-name="ro4">
          <table:table-cell table:style-name="ce5" office:value-type="float" office:value="202" calcext:value-type="float">
            <text:p>202</text:p>
          </table:table-cell>
          <table:table-cell table:style-name="ce1" table:formula="of:=ROUNDDOWN(([.A203]-1)/10;0)+1" office:value-type="float" office:value="21" calcext:value-type="float">
            <text:p>21</text:p>
          </table:table-cell>
          <table:table-cell office:value-type="float" office:value="1.62464" calcext:value-type="float">
            <text:p>1.62464</text:p>
          </table:table-cell>
          <table:table-cell table:number-columns-repeated="1021"/>
        </table:table-row>
        <table:table-row table:style-name="ro4">
          <table:table-cell table:style-name="ce5" office:value-type="float" office:value="203" calcext:value-type="float">
            <text:p>203</text:p>
          </table:table-cell>
          <table:table-cell table:style-name="ce1" table:formula="of:=ROUNDDOWN(([.A204]-1)/10;0)+1" office:value-type="float" office:value="21" calcext:value-type="float">
            <text:p>21</text:p>
          </table:table-cell>
          <table:table-cell office:value-type="float" office:value="1.62463" calcext:value-type="float">
            <text:p>1.62463</text:p>
          </table:table-cell>
          <table:table-cell table:number-columns-repeated="1021"/>
        </table:table-row>
        <table:table-row table:style-name="ro4">
          <table:table-cell table:style-name="ce5" office:value-type="float" office:value="204" calcext:value-type="float">
            <text:p>204</text:p>
          </table:table-cell>
          <table:table-cell table:style-name="ce1" table:formula="of:=ROUNDDOWN(([.A205]-1)/10;0)+1" office:value-type="float" office:value="21" calcext:value-type="float">
            <text:p>21</text:p>
          </table:table-cell>
          <table:table-cell office:value-type="float" office:value="1.62462" calcext:value-type="float">
            <text:p>1.62462</text:p>
          </table:table-cell>
          <table:table-cell table:number-columns-repeated="1021"/>
        </table:table-row>
        <table:table-row table:style-name="ro4">
          <table:table-cell table:style-name="ce5" office:value-type="float" office:value="205" calcext:value-type="float">
            <text:p>205</text:p>
          </table:table-cell>
          <table:table-cell table:style-name="ce1" table:formula="of:=ROUNDDOWN(([.A206]-1)/10;0)+1" office:value-type="float" office:value="21" calcext:value-type="float">
            <text:p>21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06" calcext:value-type="float">
            <text:p>206</text:p>
          </table:table-cell>
          <table:table-cell table:style-name="ce1" table:formula="of:=ROUNDDOWN(([.A207]-1)/10;0)+1" office:value-type="float" office:value="21" calcext:value-type="float">
            <text:p>21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207" calcext:value-type="float">
            <text:p>207</text:p>
          </table:table-cell>
          <table:table-cell table:style-name="ce1" table:formula="of:=ROUNDDOWN(([.A208]-1)/10;0)+1" office:value-type="float" office:value="21" calcext:value-type="float">
            <text:p>21</text:p>
          </table:table-cell>
          <table:table-cell office:value-type="float" office:value="1.62459" calcext:value-type="float">
            <text:p>1.62459</text:p>
          </table:table-cell>
          <table:table-cell table:number-columns-repeated="1021"/>
        </table:table-row>
        <table:table-row table:style-name="ro4">
          <table:table-cell table:style-name="ce5" office:value-type="float" office:value="208" calcext:value-type="float">
            <text:p>208</text:p>
          </table:table-cell>
          <table:table-cell table:style-name="ce1" table:formula="of:=ROUNDDOWN(([.A209]-1)/10;0)+1" office:value-type="float" office:value="21" calcext:value-type="float">
            <text:p>21</text:p>
          </table:table-cell>
          <table:table-cell office:value-type="float" office:value="1.62459" calcext:value-type="float">
            <text:p>1.62459</text:p>
          </table:table-cell>
          <table:table-cell table:number-columns-repeated="1021"/>
        </table:table-row>
        <table:table-row table:style-name="ro4">
          <table:table-cell table:style-name="ce5" office:value-type="float" office:value="209" calcext:value-type="float">
            <text:p>209</text:p>
          </table:table-cell>
          <table:table-cell table:style-name="ce1" table:formula="of:=ROUNDDOWN(([.A210]-1)/10;0)+1" office:value-type="float" office:value="21" calcext:value-type="float">
            <text:p>21</text:p>
          </table:table-cell>
          <table:table-cell office:value-type="float" office:value="1.62456" calcext:value-type="float">
            <text:p>1.6245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1" table:formula="of:=ROUNDDOWN(([.A211]-1)/10;0)+1" office:value-type="float" office:value="21" calcext:value-type="float">
            <text:p>21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11" calcext:value-type="float">
            <text:p>211</text:p>
          </table:table-cell>
          <table:table-cell table:style-name="ce1" table:formula="of:=ROUNDDOWN(([.A212]-1)/10;0)+1" office:value-type="float" office:value="22" calcext:value-type="float">
            <text:p>22</text:p>
          </table:table-cell>
          <table:table-cell office:value-type="float" office:value="1.62457" calcext:value-type="float">
            <text:p>1.62457</text:p>
          </table:table-cell>
          <table:table-cell table:number-columns-repeated="1021"/>
        </table:table-row>
        <table:table-row table:style-name="ro4">
          <table:table-cell table:style-name="ce5" office:value-type="float" office:value="212" calcext:value-type="float">
            <text:p>212</text:p>
          </table:table-cell>
          <table:table-cell table:style-name="ce1" table:formula="of:=ROUNDDOWN(([.A213]-1)/10;0)+1" office:value-type="float" office:value="22" calcext:value-type="float">
            <text:p>22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213" calcext:value-type="float">
            <text:p>213</text:p>
          </table:table-cell>
          <table:table-cell table:style-name="ce1" table:formula="of:=ROUNDDOWN(([.A214]-1)/10;0)+1" office:value-type="float" office:value="22" calcext:value-type="float">
            <text:p>22</text:p>
          </table:table-cell>
          <table:table-cell office:value-type="float" office:value="1.62459" calcext:value-type="float">
            <text:p>1.62459</text:p>
          </table:table-cell>
          <table:table-cell table:number-columns-repeated="1021"/>
        </table:table-row>
        <table:table-row table:style-name="ro4">
          <table:table-cell table:style-name="ce5" office:value-type="float" office:value="214" calcext:value-type="float">
            <text:p>214</text:p>
          </table:table-cell>
          <table:table-cell table:style-name="ce1" table:formula="of:=ROUNDDOWN(([.A215]-1)/10;0)+1" office:value-type="float" office:value="22" calcext:value-type="float">
            <text:p>22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15" calcext:value-type="float">
            <text:p>215</text:p>
          </table:table-cell>
          <table:table-cell table:style-name="ce1" table:formula="of:=ROUNDDOWN(([.A216]-1)/10;0)+1" office:value-type="float" office:value="22" calcext:value-type="float">
            <text:p>22</text:p>
          </table:table-cell>
          <table:table-cell office:value-type="float" office:value="1.62456" calcext:value-type="float">
            <text:p>1.62456</text:p>
          </table:table-cell>
          <table:table-cell table:number-columns-repeated="1021"/>
        </table:table-row>
        <table:table-row table:style-name="ro4">
          <table:table-cell table:style-name="ce5" office:value-type="float" office:value="216" calcext:value-type="float">
            <text:p>216</text:p>
          </table:table-cell>
          <table:table-cell table:style-name="ce1" table:formula="of:=ROUNDDOWN(([.A217]-1)/10;0)+1" office:value-type="float" office:value="22" calcext:value-type="float">
            <text:p>22</text:p>
          </table:table-cell>
          <table:table-cell office:value-type="float" office:value="1.62456" calcext:value-type="float">
            <text:p>1.62456</text:p>
          </table:table-cell>
          <table:table-cell table:number-columns-repeated="1021"/>
        </table:table-row>
        <table:table-row table:style-name="ro4">
          <table:table-cell table:style-name="ce5" office:value-type="float" office:value="217" calcext:value-type="float">
            <text:p>217</text:p>
          </table:table-cell>
          <table:table-cell table:style-name="ce1" table:formula="of:=ROUNDDOWN(([.A218]-1)/10;0)+1" office:value-type="float" office:value="22" calcext:value-type="float">
            <text:p>22</text:p>
          </table:table-cell>
          <table:table-cell office:value-type="float" office:value="1.62455" calcext:value-type="float">
            <text:p>1.62455</text:p>
          </table:table-cell>
          <table:table-cell table:number-columns-repeated="1021"/>
        </table:table-row>
        <table:table-row table:style-name="ro4">
          <table:table-cell table:style-name="ce5" office:value-type="float" office:value="218" calcext:value-type="float">
            <text:p>218</text:p>
          </table:table-cell>
          <table:table-cell table:style-name="ce1" table:formula="of:=ROUNDDOWN(([.A219]-1)/10;0)+1" office:value-type="float" office:value="22" calcext:value-type="float">
            <text:p>22</text:p>
          </table:table-cell>
          <table:table-cell office:value-type="float" office:value="1.62454" calcext:value-type="float">
            <text:p>1.62454</text:p>
          </table:table-cell>
          <table:table-cell table:number-columns-repeated="1021"/>
        </table:table-row>
        <table:table-row table:style-name="ro4">
          <table:table-cell table:style-name="ce5" office:value-type="float" office:value="219" calcext:value-type="float">
            <text:p>219</text:p>
          </table:table-cell>
          <table:table-cell table:style-name="ce1" table:formula="of:=ROUNDDOWN(([.A220]-1)/10;0)+1" office:value-type="float" office:value="22" calcext:value-type="float">
            <text:p>22</text:p>
          </table:table-cell>
          <table:table-cell office:value-type="float" office:value="1.62457" calcext:value-type="float">
            <text:p>1.62457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1" table:formula="of:=ROUNDDOWN(([.A221]-1)/10;0)+1" office:value-type="float" office:value="22" calcext:value-type="float">
            <text:p>22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221" calcext:value-type="float">
            <text:p>221</text:p>
          </table:table-cell>
          <table:table-cell table:style-name="ce1" table:formula="of:=ROUNDDOWN(([.A222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  <table:table-cell table:number-columns-repeated="1021"/>
        </table:table-row>
        <table:table-row table:style-name="ro4">
          <table:table-cell table:style-name="ce5" office:value-type="float" office:value="222" calcext:value-type="float">
            <text:p>222</text:p>
          </table:table-cell>
          <table:table-cell table:style-name="ce1" table:formula="of:=ROUNDDOWN(([.A223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23" calcext:value-type="float">
            <text:p>223</text:p>
          </table:table-cell>
          <table:table-cell table:style-name="ce1" table:formula="of:=ROUNDDOWN(([.A224]-1)/10;0)+1" office:value-type="float" office:value="23" calcext:value-type="float">
            <text:p>23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224" calcext:value-type="float">
            <text:p>224</text:p>
          </table:table-cell>
          <table:table-cell table:style-name="ce1" table:formula="of:=ROUNDDOWN(([.A225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25" calcext:value-type="float">
            <text:p>225</text:p>
          </table:table-cell>
          <table:table-cell table:style-name="ce1" table:formula="of:=ROUNDDOWN(([.A226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  <table:table-cell table:number-columns-repeated="1021"/>
        </table:table-row>
        <table:table-row table:style-name="ro4">
          <table:table-cell table:style-name="ce5" office:value-type="float" office:value="226" calcext:value-type="float">
            <text:p>226</text:p>
          </table:table-cell>
          <table:table-cell table:style-name="ce1" table:formula="of:=ROUNDDOWN(([.A227]-1)/10;0)+1" office:value-type="float" office:value="23" calcext:value-type="float">
            <text:p>23</text:p>
          </table:table-cell>
          <table:table-cell office:value-type="float" office:value="1.62462" calcext:value-type="float">
            <text:p>1.62462</text:p>
          </table:table-cell>
          <table:table-cell table:number-columns-repeated="1021"/>
        </table:table-row>
        <table:table-row table:style-name="ro4">
          <table:table-cell table:style-name="ce5" office:value-type="float" office:value="227" calcext:value-type="float">
            <text:p>227</text:p>
          </table:table-cell>
          <table:table-cell table:style-name="ce1" table:formula="of:=ROUNDDOWN(([.A228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  <table:table-cell table:number-columns-repeated="1021"/>
        </table:table-row>
        <table:table-row table:style-name="ro4">
          <table:table-cell table:style-name="ce5" office:value-type="float" office:value="228" calcext:value-type="float">
            <text:p>228</text:p>
          </table:table-cell>
          <table:table-cell table:style-name="ce1" table:formula="of:=ROUNDDOWN(([.A229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29" calcext:value-type="float">
            <text:p>229</text:p>
          </table:table-cell>
          <table:table-cell table:style-name="ce1" table:formula="of:=ROUNDDOWN(([.A230]-1)/10;0)+1" office:value-type="float" office:value="23" calcext:value-type="float">
            <text:p>23</text:p>
          </table:table-cell>
          <table:table-cell office:value-type="float" office:value="1.62459" calcext:value-type="float">
            <text:p>1.62459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1" table:formula="of:=ROUNDDOWN(([.A231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  <table:table-cell table:number-columns-repeated="1021"/>
        </table:table-row>
        <table:table-row table:style-name="ro4">
          <table:table-cell table:style-name="ce5" office:value-type="float" office:value="231" calcext:value-type="float">
            <text:p>231</text:p>
          </table:table-cell>
          <table:table-cell table:style-name="ce1" table:formula="of:=ROUNDDOWN(([.A232]-1)/10;0)+1" office:value-type="float" office:value="24" calcext:value-type="float">
            <text:p>24</text:p>
          </table:table-cell>
          <table:table-cell office:value-type="float" office:value="1.62458" calcext:value-type="float">
            <text:p>1.62458</text:p>
          </table:table-cell>
          <table:table-cell table:number-columns-repeated="1021"/>
        </table:table-row>
        <table:table-row table:style-name="ro4">
          <table:table-cell table:style-name="ce5" office:value-type="float" office:value="232" calcext:value-type="float">
            <text:p>232</text:p>
          </table:table-cell>
          <table:table-cell table:style-name="ce1" table:formula="of:=ROUNDDOWN(([.A233]-1)/10;0)+1" office:value-type="float" office:value="24" calcext:value-type="float">
            <text:p>24</text:p>
          </table:table-cell>
          <table:table-cell office:value-type="float" office:value="1.62454" calcext:value-type="float">
            <text:p>1.62454</text:p>
          </table:table-cell>
          <table:table-cell table:number-columns-repeated="1021"/>
        </table:table-row>
        <table:table-row table:style-name="ro4">
          <table:table-cell table:style-name="ce5" office:value-type="float" office:value="233" calcext:value-type="float">
            <text:p>233</text:p>
          </table:table-cell>
          <table:table-cell table:style-name="ce1" table:formula="of:=ROUNDDOWN(([.A234]-1)/10;0)+1" office:value-type="float" office:value="24" calcext:value-type="float">
            <text:p>24</text:p>
          </table:table-cell>
          <table:table-cell office:value-type="float" office:value="1.62451" calcext:value-type="float">
            <text:p>1.62451</text:p>
          </table:table-cell>
          <table:table-cell table:number-columns-repeated="1021"/>
        </table:table-row>
        <table:table-row table:style-name="ro4">
          <table:table-cell table:style-name="ce5" office:value-type="float" office:value="234" calcext:value-type="float">
            <text:p>234</text:p>
          </table:table-cell>
          <table:table-cell table:style-name="ce1" table:formula="of:=ROUNDDOWN(([.A235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  <table:table-cell table:number-columns-repeated="1021"/>
        </table:table-row>
        <table:table-row table:style-name="ro4">
          <table:table-cell table:style-name="ce5" office:value-type="float" office:value="235" calcext:value-type="float">
            <text:p>235</text:p>
          </table:table-cell>
          <table:table-cell table:style-name="ce1" table:formula="of:=ROUNDDOWN(([.A236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  <table:table-cell table:number-columns-repeated="1021"/>
        </table:table-row>
        <table:table-row table:style-name="ro4">
          <table:table-cell table:style-name="ce5" office:value-type="float" office:value="236" calcext:value-type="float">
            <text:p>236</text:p>
          </table:table-cell>
          <table:table-cell table:style-name="ce1" table:formula="of:=ROUNDDOWN(([.A237]-1)/10;0)+1" office:value-type="float" office:value="24" calcext:value-type="float">
            <text:p>24</text:p>
          </table:table-cell>
          <table:table-cell office:value-type="float" office:value="1.62446" calcext:value-type="float">
            <text:p>1.62446</text:p>
          </table:table-cell>
          <table:table-cell table:number-columns-repeated="1021"/>
        </table:table-row>
        <table:table-row table:style-name="ro4">
          <table:table-cell table:style-name="ce5" office:value-type="float" office:value="237" calcext:value-type="float">
            <text:p>237</text:p>
          </table:table-cell>
          <table:table-cell table:style-name="ce1" table:formula="of:=ROUNDDOWN(([.A238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  <table:table-cell table:number-columns-repeated="1021"/>
        </table:table-row>
        <table:table-row table:style-name="ro4">
          <table:table-cell table:style-name="ce5" office:value-type="float" office:value="238" calcext:value-type="float">
            <text:p>238</text:p>
          </table:table-cell>
          <table:table-cell table:style-name="ce1" table:formula="of:=ROUNDDOWN(([.A239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  <table:table-cell table:number-columns-repeated="1021"/>
        </table:table-row>
        <table:table-row table:style-name="ro4">
          <table:table-cell table:style-name="ce5" office:value-type="float" office:value="239" calcext:value-type="float">
            <text:p>239</text:p>
          </table:table-cell>
          <table:table-cell table:style-name="ce1" table:formula="of:=ROUNDDOWN(([.A240]-1)/10;0)+1" office:value-type="float" office:value="24" calcext:value-type="float">
            <text:p>24</text:p>
          </table:table-cell>
          <table:table-cell office:value-type="float" office:value="1.62448" calcext:value-type="float">
            <text:p>1.62448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1" table:formula="of:=ROUNDDOWN(([.A241]-1)/10;0)+1" office:value-type="float" office:value="24" calcext:value-type="float">
            <text:p>24</text:p>
          </table:table-cell>
          <table:table-cell office:value-type="float" office:value="1.62448" calcext:value-type="float">
            <text:p>1.62448</text:p>
          </table:table-cell>
          <table:table-cell table:number-columns-repeated="1021"/>
        </table:table-row>
        <table:table-row table:style-name="ro4">
          <table:table-cell table:style-name="ce5" office:value-type="float" office:value="241" calcext:value-type="float">
            <text:p>241</text:p>
          </table:table-cell>
          <table:table-cell table:style-name="ce1" table:formula="of:=ROUNDDOWN(([.A242]-1)/10;0)+1" office:value-type="float" office:value="25" calcext:value-type="float">
            <text:p>25</text:p>
          </table:table-cell>
          <table:table-cell office:value-type="float" office:value="1.62449" calcext:value-type="float">
            <text:p>1.62449</text:p>
          </table:table-cell>
          <table:table-cell table:number-columns-repeated="1021"/>
        </table:table-row>
        <table:table-row table:style-name="ro4">
          <table:table-cell table:style-name="ce5" office:value-type="float" office:value="242" calcext:value-type="float">
            <text:p>242</text:p>
          </table:table-cell>
          <table:table-cell table:style-name="ce1" table:formula="of:=ROUNDDOWN(([.A243]-1)/10;0)+1" office:value-type="float" office:value="25" calcext:value-type="float">
            <text:p>25</text:p>
          </table:table-cell>
          <table:table-cell office:value-type="float" office:value="1.62447" calcext:value-type="float">
            <text:p>1.62447</text:p>
          </table:table-cell>
          <table:table-cell table:number-columns-repeated="1021"/>
        </table:table-row>
        <table:table-row table:style-name="ro4">
          <table:table-cell table:style-name="ce5" office:value-type="float" office:value="243" calcext:value-type="float">
            <text:p>243</text:p>
          </table:table-cell>
          <table:table-cell table:style-name="ce1" table:formula="of:=ROUNDDOWN(([.A244]-1)/10;0)+1" office:value-type="float" office:value="25" calcext:value-type="float">
            <text:p>25</text:p>
          </table:table-cell>
          <table:table-cell office:value-type="float" office:value="1.62448" calcext:value-type="float">
            <text:p>1.62448</text:p>
          </table:table-cell>
          <table:table-cell table:number-columns-repeated="1021"/>
        </table:table-row>
        <table:table-row table:style-name="ro4">
          <table:table-cell table:style-name="ce5" office:value-type="float" office:value="244" calcext:value-type="float">
            <text:p>244</text:p>
          </table:table-cell>
          <table:table-cell table:style-name="ce1" table:formula="of:=ROUNDDOWN(([.A245]-1)/10;0)+1" office:value-type="float" office:value="25" calcext:value-type="float">
            <text:p>25</text:p>
          </table:table-cell>
          <table:table-cell office:value-type="float" office:value="1.62448" calcext:value-type="float">
            <text:p>1.62448</text:p>
          </table:table-cell>
          <table:table-cell table:number-columns-repeated="1021"/>
        </table:table-row>
        <table:table-row table:style-name="ro4">
          <table:table-cell table:style-name="ce5" office:value-type="float" office:value="245" calcext:value-type="float">
            <text:p>245</text:p>
          </table:table-cell>
          <table:table-cell table:style-name="ce1" table:formula="of:=ROUNDDOWN(([.A246]-1)/10;0)+1" office:value-type="float" office:value="25" calcext:value-type="float">
            <text:p>25</text:p>
          </table:table-cell>
          <table:table-cell office:value-type="float" office:value="1.62447" calcext:value-type="float">
            <text:p>1.62447</text:p>
          </table:table-cell>
          <table:table-cell table:number-columns-repeated="1021"/>
        </table:table-row>
        <table:table-row table:style-name="ro4">
          <table:table-cell table:style-name="ce5" office:value-type="float" office:value="246" calcext:value-type="float">
            <text:p>246</text:p>
          </table:table-cell>
          <table:table-cell table:style-name="ce1" table:formula="of:=ROUNDDOWN(([.A247]-1)/10;0)+1" office:value-type="float" office:value="25" calcext:value-type="float">
            <text:p>25</text:p>
          </table:table-cell>
          <table:table-cell office:value-type="float" office:value="1.62446" calcext:value-type="float">
            <text:p>1.62446</text:p>
          </table:table-cell>
          <table:table-cell table:number-columns-repeated="1021"/>
        </table:table-row>
        <table:table-row table:style-name="ro4">
          <table:table-cell table:style-name="ce5" office:value-type="float" office:value="247" calcext:value-type="float">
            <text:p>247</text:p>
          </table:table-cell>
          <table:table-cell table:style-name="ce1" table:formula="of:=ROUNDDOWN(([.A248]-1)/10;0)+1" office:value-type="float" office:value="25" calcext:value-type="float">
            <text:p>25</text:p>
          </table:table-cell>
          <table:table-cell office:value-type="float" office:value="1.62446" calcext:value-type="float">
            <text:p>1.62446</text:p>
          </table:table-cell>
          <table:table-cell table:number-columns-repeated="1021"/>
        </table:table-row>
        <table:table-row table:style-name="ro4">
          <table:table-cell table:style-name="ce5" office:value-type="float" office:value="248" calcext:value-type="float">
            <text:p>248</text:p>
          </table:table-cell>
          <table:table-cell table:style-name="ce1" table:formula="of:=ROUNDDOWN(([.A249]-1)/10;0)+1" office:value-type="float" office:value="25" calcext:value-type="float">
            <text:p>25</text:p>
          </table:table-cell>
          <table:table-cell office:value-type="float" office:value="1.62445" calcext:value-type="float">
            <text:p>1.62445</text:p>
          </table:table-cell>
          <table:table-cell table:number-columns-repeated="1021"/>
        </table:table-row>
        <table:table-row table:style-name="ro4">
          <table:table-cell table:style-name="ce5" office:value-type="float" office:value="249" calcext:value-type="float">
            <text:p>249</text:p>
          </table:table-cell>
          <table:table-cell table:style-name="ce1" table:formula="of:=ROUNDDOWN(([.A250]-1)/10;0)+1" office:value-type="float" office:value="25" calcext:value-type="float">
            <text:p>25</text:p>
          </table:table-cell>
          <table:table-cell office:value-type="float" office:value="1.62443" calcext:value-type="float">
            <text:p>1.6244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1" table:formula="of:=ROUNDDOWN(([.A251]-1)/10;0)+1" office:value-type="float" office:value="25" calcext:value-type="float">
            <text:p>25</text:p>
          </table:table-cell>
          <table:table-cell office:value-type="float" office:value="1.62443" calcext:value-type="float">
            <text:p>1.62443</text:p>
          </table:table-cell>
          <table:table-cell table:number-columns-repeated="1021"/>
        </table:table-row>
        <table:table-row table:style-name="ro4" table:number-rows-repeated="14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1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er_-_Limites" table:style-name="ta2">
        <table:shapes>
          <draw:frame draw:z-index="0" draw:style-name="gr3" draw:text-style-name="P1" svg:width="6.2988in" svg:height="3.5429in" svg:x="4.7917in" svg:y="2.4354in">
            <draw:object draw:notify-on-update-of-ranges="'User_-_Limites'.A2:'User_-_Limites'.A201 'User_-_Limites'.C1:'User_-_Limites'.C1 'User_-_Limites'.C2:'User_-_Limites'.C2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66362" calcext:value-type="float">
            <text:p>1.6636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5596" calcext:value-type="float">
            <text:p>1.6559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5209" calcext:value-type="float">
            <text:p>1.6520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4986" calcext:value-type="float">
            <text:p>1.6498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4626" calcext:value-type="float">
            <text:p>1.6462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6455" calcext:value-type="float">
            <text:p>1.645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433" calcext:value-type="float">
            <text:p>1.6433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4308" calcext:value-type="float">
            <text:p>1.6430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4297" calcext:value-type="float">
            <text:p>1.64297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4318" calcext:value-type="float">
            <text:p>1.6431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64334" calcext:value-type="float">
            <text:p>1.6433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64283" calcext:value-type="float">
            <text:p>1.64283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64279" calcext:value-type="float">
            <text:p>1.6427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64244" calcext:value-type="float">
            <text:p>1.6424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4219" calcext:value-type="float">
            <text:p>1.6421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64229" calcext:value-type="float">
            <text:p>1.6422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64194" calcext:value-type="float">
            <text:p>1.6419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.64142" calcext:value-type="float">
            <text:p>1.6414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4184" calcext:value-type="float">
            <text:p>1.6418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5338" calcext:value-type="float">
            <text:p>1.6533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64571" calcext:value-type="float">
            <text:p>1.6457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64202" calcext:value-type="float">
            <text:p>1.6420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63999" calcext:value-type="float">
            <text:p>1.6399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63826" calcext:value-type="float">
            <text:p>1.6382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63671" calcext:value-type="float">
            <text:p>1.6367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63606" calcext:value-type="float">
            <text:p>1.6360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63417" calcext:value-type="float">
            <text:p>1.6341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63404" calcext:value-type="float">
            <text:p>1.6340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3399" calcext:value-type="float">
            <text:p>1.6339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63422" calcext:value-type="float">
            <text:p>1.6342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63427" calcext:value-type="float">
            <text:p>1.6342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63377" calcext:value-type="float">
            <text:p>1.6337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3369" calcext:value-type="float">
            <text:p>1.6336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.63349" calcext:value-type="float">
            <text:p>1.6334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63329" calcext:value-type="float">
            <text:p>1.6332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63353" calcext:value-type="float">
            <text:p>1.6335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63323" calcext:value-type="float">
            <text:p>1.6332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63273" calcext:value-type="float">
            <text:p>1.6327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6332" calcext:value-type="float">
            <text:p>1.633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4807" calcext:value-type="float">
            <text:p>1.6480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4064" calcext:value-type="float">
            <text:p>1.6406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.63687" calcext:value-type="float">
            <text:p>1.6368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3509" calcext:value-type="float">
            <text:p>1.6350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3334" calcext:value-type="float">
            <text:p>1.6333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63183" calcext:value-type="float">
            <text:p>1.6318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63132" calcext:value-type="float">
            <text:p>1.6313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62947" calcext:value-type="float">
            <text:p>1.6294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62936" calcext:value-type="float">
            <text:p>1.6293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6292" calcext:value-type="float">
            <text:p>1.629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62959" calcext:value-type="float">
            <text:p>1.6295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62955" calcext:value-type="float">
            <text:p>1.6295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62962" calcext:value-type="float">
            <text:p>1.6296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62957" calcext:value-type="float">
            <text:p>1.6295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62943" calcext:value-type="float">
            <text:p>1.6294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62918" calcext:value-type="float">
            <text:p>1.6291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62949" calcext:value-type="float">
            <text:p>1.6294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62909" calcext:value-type="float">
            <text:p>1.6290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6288" calcext:value-type="float">
            <text:p>1.628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62926" calcext:value-type="float">
            <text:p>1.6292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4432" calcext:value-type="float">
            <text:p>1.6443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369" calcext:value-type="float">
            <text:p>1.636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63321" calcext:value-type="float">
            <text:p>1.6332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.63139" calcext:value-type="float">
            <text:p>1.6313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62976" calcext:value-type="float">
            <text:p>1.6297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2829" calcext:value-type="float">
            <text:p>1.6282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62781" calcext:value-type="float">
            <text:p>1.6278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62609" calcext:value-type="float">
            <text:p>1.6260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62608" calcext:value-type="float">
            <text:p>1.62608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62602" calcext:value-type="float">
            <text:p>1.6260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62649" calcext:value-type="float">
            <text:p>1.6264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62648" calcext:value-type="float">
            <text:p>1.62648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62663" calcext:value-type="float">
            <text:p>1.6266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62673" calcext:value-type="float">
            <text:p>1.6267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62659" calcext:value-type="float">
            <text:p>1.62659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62642" calcext:value-type="float">
            <text:p>1.6264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62701" calcext:value-type="float">
            <text:p>1.6270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6268" calcext:value-type="float">
            <text:p>1.6268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6266" calcext:value-type="float">
            <text:p>1.626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62718" calcext:value-type="float">
            <text:p>1.62718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4074" calcext:value-type="float">
            <text:p>1.64074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3341" calcext:value-type="float">
            <text:p>1.6334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2973" calcext:value-type="float">
            <text:p>1.62973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2796" calcext:value-type="float">
            <text:p>1.6279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.62637" calcext:value-type="float">
            <text:p>1.6263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62505" calcext:value-type="float">
            <text:p>1.62505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62465" calcext:value-type="float">
            <text:p>1.62465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62315" calcext:value-type="float">
            <text:p>1.62315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62319" calcext:value-type="float">
            <text:p>1.62319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2314" calcext:value-type="float">
            <text:p>1.62314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62369" calcext:value-type="float">
            <text:p>1.62369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62375" calcext:value-type="float">
            <text:p>1.62375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2406" calcext:value-type="float">
            <text:p>1.6240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2417" calcext:value-type="float">
            <text:p>1.6241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62401" calcext:value-type="float">
            <text:p>1.6240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62393" calcext:value-type="float">
            <text:p>1.62393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.62441" calcext:value-type="float">
            <text:p>1.6244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.6243" calcext:value-type="float">
            <text:p>1.6243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62493" calcext:value-type="float">
            <text:p>1.6249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389" calcext:value-type="float">
            <text:p>1.638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3167" calcext:value-type="float">
            <text:p>1.6316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62794" calcext:value-type="float">
            <text:p>1.6279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62636" calcext:value-type="float">
            <text:p>1.62636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62473" calcext:value-type="float">
            <text:p>1.6247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.62339" calcext:value-type="float">
            <text:p>1.6233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62297" calcext:value-type="float">
            <text:p>1.6229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62174" calcext:value-type="float">
            <text:p>1.6217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62183" calcext:value-type="float">
            <text:p>1.6218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2189" calcext:value-type="float">
            <text:p>1.6218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62257" calcext:value-type="float">
            <text:p>1.6225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62274" calcext:value-type="float">
            <text:p>1.6227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62309" calcext:value-type="float">
            <text:p>1.6230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62321" calcext:value-type="float">
            <text:p>1.6232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62309" calcext:value-type="float">
            <text:p>1.6230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62359" calcext:value-type="float">
            <text:p>1.62359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6235" calcext:value-type="float">
            <text:p>1.6235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.62355" calcext:value-type="float">
            <text:p>1.62355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.62419" calcext:value-type="float">
            <text:p>1.6241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63667" calcext:value-type="float">
            <text:p>1.6366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6296" calcext:value-type="float">
            <text:p>1.6296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62444" calcext:value-type="float">
            <text:p>1.6244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62283" calcext:value-type="float">
            <text:p>1.6228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62162" calcext:value-type="float">
            <text:p>1.62162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.62119" calcext:value-type="float">
            <text:p>1.6211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62007" calcext:value-type="float">
            <text:p>1.6200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6203" calcext:value-type="float">
            <text:p>1.620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62044" calcext:value-type="float">
            <text:p>1.6204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62111" calcext:value-type="float">
            <text:p>1.6211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62129" calcext:value-type="float">
            <text:p>1.6212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62167" calcext:value-type="float">
            <text:p>1.6216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.62175" calcext:value-type="float">
            <text:p>1.62175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62167" calcext:value-type="float">
            <text:p>1.6216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.62163" calcext:value-type="float">
            <text:p>1.6216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62224" calcext:value-type="float">
            <text:p>1.6222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.62229" calcext:value-type="float">
            <text:p>1.6222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.6224" calcext:value-type="float">
            <text:p>1.622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.62307" calcext:value-type="float">
            <text:p>1.62307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63558" calcext:value-type="float">
            <text:p>1.635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2856" calcext:value-type="float">
            <text:p>1.6285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62508" calcext:value-type="float">
            <text:p>1.6250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6236" calcext:value-type="float">
            <text:p>1.623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62179" calcext:value-type="float">
            <text:p>1.62179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6207" calcext:value-type="float">
            <text:p>1.6207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6204" calcext:value-type="float">
            <text:p>1.6204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.61941" calcext:value-type="float">
            <text:p>1.6194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.6198" calcext:value-type="float">
            <text:p>1.619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62008" calcext:value-type="float">
            <text:p>1.6200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.62073" calcext:value-type="float">
            <text:p>1.62073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62103" calcext:value-type="float">
            <text:p>1.62103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.62151" calcext:value-type="float">
            <text:p>1.6215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62158" calcext:value-type="float">
            <text:p>1.621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62159" calcext:value-type="float">
            <text:p>1.62159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2158" calcext:value-type="float">
            <text:p>1.621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62226" calcext:value-type="float">
            <text:p>1.6222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.62258" calcext:value-type="float">
            <text:p>1.622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62264" calcext:value-type="float">
            <text:p>1.62264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.62336" calcext:value-type="float">
            <text:p>1.6233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6345" calcext:value-type="float">
            <text:p>1.6345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62746" calcext:value-type="float">
            <text:p>1.6274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62277" calcext:value-type="float">
            <text:p>1.62277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62096" calcext:value-type="float">
            <text:p>1.6209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61969" calcext:value-type="float">
            <text:p>1.61969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61877" calcext:value-type="float">
            <text:p>1.61877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.61929" calcext:value-type="float">
            <text:p>1.61929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61961" calcext:value-type="float">
            <text:p>1.6196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.62031" calcext:value-type="float">
            <text:p>1.6203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62066" calcext:value-type="float">
            <text:p>1.6206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.6212" calcext:value-type="float">
            <text:p>1.621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.62124" calcext:value-type="float">
            <text:p>1.6212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.62134" calcext:value-type="float">
            <text:p>1.6213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62139" calcext:value-type="float">
            <text:p>1.62139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.62209" calcext:value-type="float">
            <text:p>1.62209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.62248" calcext:value-type="float">
            <text:p>1.62248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.62253" calcext:value-type="float">
            <text:p>1.62253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62327" calcext:value-type="float">
            <text:p>1.6232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63346" calcext:value-type="float">
            <text:p>1.63346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62639" calcext:value-type="float">
            <text:p>1.62639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62296" calcext:value-type="float">
            <text:p>1.62296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62208" calcext:value-type="float">
            <text:p>1.62208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62037" calcext:value-type="float">
            <text:p>1.6203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61938" calcext:value-type="float">
            <text:p>1.61938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61922" calcext:value-type="float">
            <text:p>1.6192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61852" calcext:value-type="float">
            <text:p>1.6185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61904" calcext:value-type="float">
            <text:p>1.61904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.61952" calcext:value-type="float">
            <text:p>1.6195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6202" calcext:value-type="float">
            <text:p>1.620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62055" calcext:value-type="float">
            <text:p>1.62055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62108" calcext:value-type="float">
            <text:p>1.62108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2113" calcext:value-type="float">
            <text:p>1.62113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2126" calcext:value-type="float">
            <text:p>1.62126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2132" calcext:value-type="float">
            <text:p>1.6213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62203" calcext:value-type="float">
            <text:p>1.62203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6224" calcext:value-type="float">
            <text:p>1.6224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62248" calcext:value-type="float">
            <text:p>1.62248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62326" calcext:value-type="float">
            <text:p>1.62326</text:p>
          </table:table-cell>
        </table:table-row>
        <table:table-row table:style-name="ro1" table:number-rows-repeated="10483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vot Table_User_-_Limites_1" table:style-name="ta2">
        <table:shapes>
          <draw:frame draw:z-index="0" draw:style-name="gr3" draw:text-style-name="P1" svg:width="5.6654in" svg:height="3.9008in" svg:x="1.9673in" svg:y="2.2307in">
            <draw:object draw:notify-on-update-of-ranges="'Pivot Table_User_-_Limites_1'.A4:'Pivot Table_User_-_Limites_1'.GS4 'Pivot Table_User_-_Limites_1'.A6:'Pivot Table_User_-_Limites_1'.GR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201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200"/>
        </table:table-row>
        <table:table-row table:style-name="ro1">
          <table:table-cell table:number-columns-repeated="201"/>
        </table:table-row>
        <table:table-row table:style-name="ro2"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6" table:number-columns-repeated="198"/>
          <table:table-cell table:style-name="ce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table:number-columns-repeated="19"/>
          <table:table-cell table:style-name="ce13" office:value-type="float" office:value="2" calcext:value-type="float">
            <text:p>2</text:p>
          </table:table-cell>
          <table:table-cell table:style-name="ce13" table:number-columns-repeated="19"/>
          <table:table-cell table:style-name="ce13" office:value-type="float" office:value="3" calcext:value-type="float">
            <text:p>3</text:p>
          </table:table-cell>
          <table:table-cell table:style-name="ce13" table:number-columns-repeated="19"/>
          <table:table-cell table:style-name="ce13" office:value-type="float" office:value="4" calcext:value-type="float">
            <text:p>4</text:p>
          </table:table-cell>
          <table:table-cell table:style-name="ce13" table:number-columns-repeated="19"/>
          <table:table-cell table:style-name="ce13" office:value-type="float" office:value="5" calcext:value-type="float">
            <text:p>5</text:p>
          </table:table-cell>
          <table:table-cell table:style-name="ce13" table:number-columns-repeated="19"/>
          <table:table-cell table:style-name="ce13" office:value-type="float" office:value="6" calcext:value-type="float">
            <text:p>6</text:p>
          </table:table-cell>
          <table:table-cell table:style-name="ce13" table:number-columns-repeated="19"/>
          <table:table-cell table:style-name="ce13" office:value-type="float" office:value="7" calcext:value-type="float">
            <text:p>7</text:p>
          </table:table-cell>
          <table:table-cell table:style-name="ce13" table:number-columns-repeated="19"/>
          <table:table-cell table:style-name="ce13" office:value-type="float" office:value="8" calcext:value-type="float">
            <text:p>8</text:p>
          </table:table-cell>
          <table:table-cell table:style-name="ce13" table:number-columns-repeated="19"/>
          <table:table-cell table:style-name="ce13" office:value-type="float" office:value="9" calcext:value-type="float">
            <text:p>9</text:p>
          </table:table-cell>
          <table:table-cell table:style-name="ce13" table:number-columns-repeated="19"/>
          <table:table-cell table:style-name="ce13" office:value-type="float" office:value="10" calcext:value-type="float">
            <text:p>10</text:p>
          </table:table-cell>
          <table:table-cell table:style-name="ce13" table:number-columns-repeated="19"/>
          <table:table-cell table:style-name="ce20" office:value-type="string" calcext:value-type="string">
            <text:p>Total Result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1"/>
        </table:table-row>
        <table:table-row table:style-name="ro1">
          <table:table-cell table:style-name="ce11" office:value-type="float" office:value="1.66362" calcext:value-type="float">
            <text:p>1.66362</text:p>
          </table:table-cell>
          <table:table-cell table:style-name="ce15" office:value-type="float" office:value="1.65596" calcext:value-type="float">
            <text:p>1.65596</text:p>
          </table:table-cell>
          <table:table-cell table:style-name="ce15" office:value-type="float" office:value="1.65209" calcext:value-type="float">
            <text:p>1.65209</text:p>
          </table:table-cell>
          <table:table-cell table:style-name="ce15" office:value-type="float" office:value="1.64986" calcext:value-type="float">
            <text:p>1.64986</text:p>
          </table:table-cell>
          <table:table-cell table:style-name="ce15" office:value-type="float" office:value="1.648" calcext:value-type="float">
            <text:p>1.648</text:p>
          </table:table-cell>
          <table:table-cell table:style-name="ce15" office:value-type="float" office:value="1.64626" calcext:value-type="float">
            <text:p>1.64626</text:p>
          </table:table-cell>
          <table:table-cell table:style-name="ce15" office:value-type="float" office:value="1.6455" calcext:value-type="float">
            <text:p>1.6455</text:p>
          </table:table-cell>
          <table:table-cell table:style-name="ce15" office:value-type="float" office:value="1.6433" calcext:value-type="float">
            <text:p>1.6433</text:p>
          </table:table-cell>
          <table:table-cell table:style-name="ce15" office:value-type="float" office:value="1.64308" calcext:value-type="float">
            <text:p>1.64308</text:p>
          </table:table-cell>
          <table:table-cell table:style-name="ce15" office:value-type="float" office:value="1.64297" calcext:value-type="float">
            <text:p>1.64297</text:p>
          </table:table-cell>
          <table:table-cell table:style-name="ce15" office:value-type="float" office:value="1.64318" calcext:value-type="float">
            <text:p>1.64318</text:p>
          </table:table-cell>
          <table:table-cell table:style-name="ce15" office:value-type="float" office:value="1.64334" calcext:value-type="float">
            <text:p>1.64334</text:p>
          </table:table-cell>
          <table:table-cell table:style-name="ce15" office:value-type="float" office:value="1.64283" calcext:value-type="float">
            <text:p>1.64283</text:p>
          </table:table-cell>
          <table:table-cell table:style-name="ce15" office:value-type="float" office:value="1.64279" calcext:value-type="float">
            <text:p>1.64279</text:p>
          </table:table-cell>
          <table:table-cell table:style-name="ce15" office:value-type="float" office:value="1.64244" calcext:value-type="float">
            <text:p>1.64244</text:p>
          </table:table-cell>
          <table:table-cell table:style-name="ce15" office:value-type="float" office:value="1.64219" calcext:value-type="float">
            <text:p>1.64219</text:p>
          </table:table-cell>
          <table:table-cell table:style-name="ce15" office:value-type="float" office:value="1.64229" calcext:value-type="float">
            <text:p>1.64229</text:p>
          </table:table-cell>
          <table:table-cell table:style-name="ce15" office:value-type="float" office:value="1.64194" calcext:value-type="float">
            <text:p>1.64194</text:p>
          </table:table-cell>
          <table:table-cell table:style-name="ce15" office:value-type="float" office:value="1.64142" calcext:value-type="float">
            <text:p>1.64142</text:p>
          </table:table-cell>
          <table:table-cell table:style-name="ce17" office:value-type="float" office:value="1.64184" calcext:value-type="float">
            <text:p>1.64184</text:p>
          </table:table-cell>
          <table:table-cell table:style-name="ce18" office:value-type="float" office:value="1.65338" calcext:value-type="float">
            <text:p>1.65338</text:p>
          </table:table-cell>
          <table:table-cell table:style-name="ce15" office:value-type="float" office:value="1.64571" calcext:value-type="float">
            <text:p>1.64571</text:p>
          </table:table-cell>
          <table:table-cell table:style-name="ce15" office:value-type="float" office:value="1.64202" calcext:value-type="float">
            <text:p>1.64202</text:p>
          </table:table-cell>
          <table:table-cell table:style-name="ce15" office:value-type="float" office:value="1.63999" calcext:value-type="float">
            <text:p>1.63999</text:p>
          </table:table-cell>
          <table:table-cell table:style-name="ce15" office:value-type="float" office:value="1.63826" calcext:value-type="float">
            <text:p>1.63826</text:p>
          </table:table-cell>
          <table:table-cell table:style-name="ce15" office:value-type="float" office:value="1.63671" calcext:value-type="float">
            <text:p>1.63671</text:p>
          </table:table-cell>
          <table:table-cell table:style-name="ce15" office:value-type="float" office:value="1.63606" calcext:value-type="float">
            <text:p>1.63606</text:p>
          </table:table-cell>
          <table:table-cell table:style-name="ce15" office:value-type="float" office:value="1.63417" calcext:value-type="float">
            <text:p>1.63417</text:p>
          </table:table-cell>
          <table:table-cell table:style-name="ce15" office:value-type="float" office:value="1.63404" calcext:value-type="float">
            <text:p>1.63404</text:p>
          </table:table-cell>
          <table:table-cell table:style-name="ce15" office:value-type="float" office:value="1.63399" calcext:value-type="float">
            <text:p>1.63399</text:p>
          </table:table-cell>
          <table:table-cell table:style-name="ce15" office:value-type="float" office:value="1.63422" calcext:value-type="float">
            <text:p>1.63422</text:p>
          </table:table-cell>
          <table:table-cell table:style-name="ce15" office:value-type="float" office:value="1.63427" calcext:value-type="float">
            <text:p>1.63427</text:p>
          </table:table-cell>
          <table:table-cell table:style-name="ce15" office:value-type="float" office:value="1.63377" calcext:value-type="float">
            <text:p>1.63377</text:p>
          </table:table-cell>
          <table:table-cell table:style-name="ce15" office:value-type="float" office:value="1.63369" calcext:value-type="float">
            <text:p>1.63369</text:p>
          </table:table-cell>
          <table:table-cell table:style-name="ce15" office:value-type="float" office:value="1.63349" calcext:value-type="float">
            <text:p>1.63349</text:p>
          </table:table-cell>
          <table:table-cell table:style-name="ce15" office:value-type="float" office:value="1.63329" calcext:value-type="float">
            <text:p>1.63329</text:p>
          </table:table-cell>
          <table:table-cell table:style-name="ce15" office:value-type="float" office:value="1.63353" calcext:value-type="float">
            <text:p>1.63353</text:p>
          </table:table-cell>
          <table:table-cell table:style-name="ce15" office:value-type="float" office:value="1.63323" calcext:value-type="float">
            <text:p>1.63323</text:p>
          </table:table-cell>
          <table:table-cell table:style-name="ce15" office:value-type="float" office:value="1.63273" calcext:value-type="float">
            <text:p>1.63273</text:p>
          </table:table-cell>
          <table:table-cell table:style-name="ce17" office:value-type="float" office:value="1.6332" calcext:value-type="float">
            <text:p>1.6332</text:p>
          </table:table-cell>
          <table:table-cell table:style-name="ce18" office:value-type="float" office:value="1.64807" calcext:value-type="float">
            <text:p>1.64807</text:p>
          </table:table-cell>
          <table:table-cell table:style-name="ce15" office:value-type="float" office:value="1.64064" calcext:value-type="float">
            <text:p>1.64064</text:p>
          </table:table-cell>
          <table:table-cell table:style-name="ce15" office:value-type="float" office:value="1.63687" calcext:value-type="float">
            <text:p>1.63687</text:p>
          </table:table-cell>
          <table:table-cell table:style-name="ce15" office:value-type="float" office:value="1.63509" calcext:value-type="float">
            <text:p>1.63509</text:p>
          </table:table-cell>
          <table:table-cell table:style-name="ce15" office:value-type="float" office:value="1.63334" calcext:value-type="float">
            <text:p>1.63334</text:p>
          </table:table-cell>
          <table:table-cell table:style-name="ce15" office:value-type="float" office:value="1.63183" calcext:value-type="float">
            <text:p>1.63183</text:p>
          </table:table-cell>
          <table:table-cell table:style-name="ce15" office:value-type="float" office:value="1.63132" calcext:value-type="float">
            <text:p>1.63132</text:p>
          </table:table-cell>
          <table:table-cell table:style-name="ce15" office:value-type="float" office:value="1.62947" calcext:value-type="float">
            <text:p>1.62947</text:p>
          </table:table-cell>
          <table:table-cell table:style-name="ce15" office:value-type="float" office:value="1.62936" calcext:value-type="float">
            <text:p>1.62936</text:p>
          </table:table-cell>
          <table:table-cell table:style-name="ce15" office:value-type="float" office:value="1.6292" calcext:value-type="float">
            <text:p>1.6292</text:p>
          </table:table-cell>
          <table:table-cell table:style-name="ce15" office:value-type="float" office:value="1.62959" calcext:value-type="float">
            <text:p>1.62959</text:p>
          </table:table-cell>
          <table:table-cell table:style-name="ce15" office:value-type="float" office:value="1.62955" calcext:value-type="float">
            <text:p>1.62955</text:p>
          </table:table-cell>
          <table:table-cell table:style-name="ce15" office:value-type="float" office:value="1.62962" calcext:value-type="float">
            <text:p>1.62962</text:p>
          </table:table-cell>
          <table:table-cell table:style-name="ce15" office:value-type="float" office:value="1.62957" calcext:value-type="float">
            <text:p>1.62957</text:p>
          </table:table-cell>
          <table:table-cell table:style-name="ce15" office:value-type="float" office:value="1.62943" calcext:value-type="float">
            <text:p>1.62943</text:p>
          </table:table-cell>
          <table:table-cell table:style-name="ce15" office:value-type="float" office:value="1.62918" calcext:value-type="float">
            <text:p>1.62918</text:p>
          </table:table-cell>
          <table:table-cell table:style-name="ce15" office:value-type="float" office:value="1.62949" calcext:value-type="float">
            <text:p>1.62949</text:p>
          </table:table-cell>
          <table:table-cell table:style-name="ce15" office:value-type="float" office:value="1.62909" calcext:value-type="float">
            <text:p>1.62909</text:p>
          </table:table-cell>
          <table:table-cell table:style-name="ce15" office:value-type="float" office:value="1.6288" calcext:value-type="float">
            <text:p>1.6288</text:p>
          </table:table-cell>
          <table:table-cell table:style-name="ce17" office:value-type="float" office:value="1.62926" calcext:value-type="float">
            <text:p>1.62926</text:p>
          </table:table-cell>
          <table:table-cell table:style-name="ce18" office:value-type="float" office:value="1.64432" calcext:value-type="float">
            <text:p>1.64432</text:p>
          </table:table-cell>
          <table:table-cell table:style-name="ce15" office:value-type="float" office:value="1.6369" calcext:value-type="float">
            <text:p>1.6369</text:p>
          </table:table-cell>
          <table:table-cell table:style-name="ce15" office:value-type="float" office:value="1.63321" calcext:value-type="float">
            <text:p>1.63321</text:p>
          </table:table-cell>
          <table:table-cell table:style-name="ce15" office:value-type="float" office:value="1.63139" calcext:value-type="float">
            <text:p>1.63139</text:p>
          </table:table-cell>
          <table:table-cell table:style-name="ce15" office:value-type="float" office:value="1.62976" calcext:value-type="float">
            <text:p>1.62976</text:p>
          </table:table-cell>
          <table:table-cell table:style-name="ce15" office:value-type="float" office:value="1.62829" calcext:value-type="float">
            <text:p>1.62829</text:p>
          </table:table-cell>
          <table:table-cell table:style-name="ce15" office:value-type="float" office:value="1.62781" calcext:value-type="float">
            <text:p>1.62781</text:p>
          </table:table-cell>
          <table:table-cell table:style-name="ce15" office:value-type="float" office:value="1.62609" calcext:value-type="float">
            <text:p>1.62609</text:p>
          </table:table-cell>
          <table:table-cell table:style-name="ce15" office:value-type="float" office:value="1.62608" calcext:value-type="float">
            <text:p>1.62608</text:p>
          </table:table-cell>
          <table:table-cell table:style-name="ce15" office:value-type="float" office:value="1.62602" calcext:value-type="float">
            <text:p>1.62602</text:p>
          </table:table-cell>
          <table:table-cell table:style-name="ce15" office:value-type="float" office:value="1.62649" calcext:value-type="float">
            <text:p>1.62649</text:p>
          </table:table-cell>
          <table:table-cell table:style-name="ce15" office:value-type="float" office:value="1.62648" calcext:value-type="float">
            <text:p>1.62648</text:p>
          </table:table-cell>
          <table:table-cell table:style-name="ce15" office:value-type="float" office:value="1.62663" calcext:value-type="float">
            <text:p>1.62663</text:p>
          </table:table-cell>
          <table:table-cell table:style-name="ce15" office:value-type="float" office:value="1.62673" calcext:value-type="float">
            <text:p>1.62673</text:p>
          </table:table-cell>
          <table:table-cell table:style-name="ce15" office:value-type="float" office:value="1.62659" calcext:value-type="float">
            <text:p>1.62659</text:p>
          </table:table-cell>
          <table:table-cell table:style-name="ce15" office:value-type="float" office:value="1.62642" calcext:value-type="float">
            <text:p>1.62642</text:p>
          </table:table-cell>
          <table:table-cell table:style-name="ce15" office:value-type="float" office:value="1.62701" calcext:value-type="float">
            <text:p>1.62701</text:p>
          </table:table-cell>
          <table:table-cell table:style-name="ce15" office:value-type="float" office:value="1.6268" calcext:value-type="float">
            <text:p>1.6268</text:p>
          </table:table-cell>
          <table:table-cell table:style-name="ce15" office:value-type="float" office:value="1.6266" calcext:value-type="float">
            <text:p>1.6266</text:p>
          </table:table-cell>
          <table:table-cell table:style-name="ce17" office:value-type="float" office:value="1.62718" calcext:value-type="float">
            <text:p>1.62718</text:p>
          </table:table-cell>
          <table:table-cell table:style-name="ce18" office:value-type="float" office:value="1.64074" calcext:value-type="float">
            <text:p>1.64074</text:p>
          </table:table-cell>
          <table:table-cell table:style-name="ce15" office:value-type="float" office:value="1.63341" calcext:value-type="float">
            <text:p>1.63341</text:p>
          </table:table-cell>
          <table:table-cell table:style-name="ce15" office:value-type="float" office:value="1.62973" calcext:value-type="float">
            <text:p>1.62973</text:p>
          </table:table-cell>
          <table:table-cell table:style-name="ce15" office:value-type="float" office:value="1.62796" calcext:value-type="float">
            <text:p>1.62796</text:p>
          </table:table-cell>
          <table:table-cell table:style-name="ce15" office:value-type="float" office:value="1.62637" calcext:value-type="float">
            <text:p>1.62637</text:p>
          </table:table-cell>
          <table:table-cell table:style-name="ce15" office:value-type="float" office:value="1.62505" calcext:value-type="float">
            <text:p>1.62505</text:p>
          </table:table-cell>
          <table:table-cell table:style-name="ce15" office:value-type="float" office:value="1.62465" calcext:value-type="float">
            <text:p>1.62465</text:p>
          </table:table-cell>
          <table:table-cell table:style-name="ce15" office:value-type="float" office:value="1.62315" calcext:value-type="float">
            <text:p>1.62315</text:p>
          </table:table-cell>
          <table:table-cell table:style-name="ce15" office:value-type="float" office:value="1.62319" calcext:value-type="float">
            <text:p>1.62319</text:p>
          </table:table-cell>
          <table:table-cell table:style-name="ce15" office:value-type="float" office:value="1.62314" calcext:value-type="float">
            <text:p>1.62314</text:p>
          </table:table-cell>
          <table:table-cell table:style-name="ce15" office:value-type="float" office:value="1.62369" calcext:value-type="float">
            <text:p>1.62369</text:p>
          </table:table-cell>
          <table:table-cell table:style-name="ce15" office:value-type="float" office:value="1.62375" calcext:value-type="float">
            <text:p>1.62375</text:p>
          </table:table-cell>
          <table:table-cell table:style-name="ce15" office:value-type="float" office:value="1.62406" calcext:value-type="float">
            <text:p>1.62406</text:p>
          </table:table-cell>
          <table:table-cell table:style-name="ce15" office:value-type="float" office:value="1.62417" calcext:value-type="float">
            <text:p>1.62417</text:p>
          </table:table-cell>
          <table:table-cell table:style-name="ce15" office:value-type="float" office:value="1.62401" calcext:value-type="float">
            <text:p>1.62401</text:p>
          </table:table-cell>
          <table:table-cell table:style-name="ce15" office:value-type="float" office:value="1.62393" calcext:value-type="float">
            <text:p>1.62393</text:p>
          </table:table-cell>
          <table:table-cell table:style-name="ce15" office:value-type="float" office:value="1.6246" calcext:value-type="float">
            <text:p>1.6246</text:p>
          </table:table-cell>
          <table:table-cell table:style-name="ce15" office:value-type="float" office:value="1.62441" calcext:value-type="float">
            <text:p>1.62441</text:p>
          </table:table-cell>
          <table:table-cell table:style-name="ce15" office:value-type="float" office:value="1.6243" calcext:value-type="float">
            <text:p>1.6243</text:p>
          </table:table-cell>
          <table:table-cell table:style-name="ce17" office:value-type="float" office:value="1.62493" calcext:value-type="float">
            <text:p>1.62493</text:p>
          </table:table-cell>
          <table:table-cell table:style-name="ce18" office:value-type="float" office:value="1.6389" calcext:value-type="float">
            <text:p>1.6389</text:p>
          </table:table-cell>
          <table:table-cell table:style-name="ce15" office:value-type="float" office:value="1.63167" calcext:value-type="float">
            <text:p>1.63167</text:p>
          </table:table-cell>
          <table:table-cell table:style-name="ce15" office:value-type="float" office:value="1.62794" calcext:value-type="float">
            <text:p>1.62794</text:p>
          </table:table-cell>
          <table:table-cell table:style-name="ce15" office:value-type="float" office:value="1.62636" calcext:value-type="float">
            <text:p>1.62636</text:p>
          </table:table-cell>
          <table:table-cell table:style-name="ce15" office:value-type="float" office:value="1.62473" calcext:value-type="float">
            <text:p>1.62473</text:p>
          </table:table-cell>
          <table:table-cell table:style-name="ce15" office:value-type="float" office:value="1.62339" calcext:value-type="float">
            <text:p>1.62339</text:p>
          </table:table-cell>
          <table:table-cell table:style-name="ce15" office:value-type="float" office:value="1.62297" calcext:value-type="float">
            <text:p>1.62297</text:p>
          </table:table-cell>
          <table:table-cell table:style-name="ce15" office:value-type="float" office:value="1.62174" calcext:value-type="float">
            <text:p>1.62174</text:p>
          </table:table-cell>
          <table:table-cell table:style-name="ce15" office:value-type="float" office:value="1.62183" calcext:value-type="float">
            <text:p>1.62183</text:p>
          </table:table-cell>
          <table:table-cell table:style-name="ce15" office:value-type="float" office:value="1.62189" calcext:value-type="float">
            <text:p>1.62189</text:p>
          </table:table-cell>
          <table:table-cell table:style-name="ce15" office:value-type="float" office:value="1.62257" calcext:value-type="float">
            <text:p>1.62257</text:p>
          </table:table-cell>
          <table:table-cell table:style-name="ce15" office:value-type="float" office:value="1.62274" calcext:value-type="float">
            <text:p>1.62274</text:p>
          </table:table-cell>
          <table:table-cell table:style-name="ce15" office:value-type="float" office:value="1.62309" calcext:value-type="float">
            <text:p>1.62309</text:p>
          </table:table-cell>
          <table:table-cell table:style-name="ce15" office:value-type="float" office:value="1.62321" calcext:value-type="float">
            <text:p>1.62321</text:p>
          </table:table-cell>
          <table:table-cell table:style-name="ce15" office:value-type="float" office:value="1.62309" calcext:value-type="float">
            <text:p>1.62309</text:p>
          </table:table-cell>
          <table:table-cell table:style-name="ce15" office:value-type="float" office:value="1.623" calcext:value-type="float">
            <text:p>1.623</text:p>
          </table:table-cell>
          <table:table-cell table:style-name="ce15" office:value-type="float" office:value="1.62359" calcext:value-type="float">
            <text:p>1.62359</text:p>
          </table:table-cell>
          <table:table-cell table:style-name="ce15" office:value-type="float" office:value="1.6235" calcext:value-type="float">
            <text:p>1.6235</text:p>
          </table:table-cell>
          <table:table-cell table:style-name="ce15" office:value-type="float" office:value="1.62355" calcext:value-type="float">
            <text:p>1.62355</text:p>
          </table:table-cell>
          <table:table-cell table:style-name="ce17" office:value-type="float" office:value="1.62419" calcext:value-type="float">
            <text:p>1.62419</text:p>
          </table:table-cell>
          <table:table-cell table:style-name="ce18" office:value-type="float" office:value="1.63667" calcext:value-type="float">
            <text:p>1.63667</text:p>
          </table:table-cell>
          <table:table-cell table:style-name="ce15" office:value-type="float" office:value="1.6296" calcext:value-type="float">
            <text:p>1.6296</text:p>
          </table:table-cell>
          <table:table-cell table:style-name="ce15" office:value-type="float" office:value="1.626" calcext:value-type="float">
            <text:p>1.626</text:p>
          </table:table-cell>
          <table:table-cell table:style-name="ce15" office:value-type="float" office:value="1.62444" calcext:value-type="float">
            <text:p>1.62444</text:p>
          </table:table-cell>
          <table:table-cell table:style-name="ce15" office:value-type="float" office:value="1.62283" calcext:value-type="float">
            <text:p>1.62283</text:p>
          </table:table-cell>
          <table:table-cell table:style-name="ce15" office:value-type="float" office:value="1.62162" calcext:value-type="float">
            <text:p>1.62162</text:p>
          </table:table-cell>
          <table:table-cell table:style-name="ce15" office:value-type="float" office:value="1.62119" calcext:value-type="float">
            <text:p>1.62119</text:p>
          </table:table-cell>
          <table:table-cell table:style-name="ce15" office:value-type="float" office:value="1.62007" calcext:value-type="float">
            <text:p>1.62007</text:p>
          </table:table-cell>
          <table:table-cell table:style-name="ce15" office:value-type="float" office:value="1.6203" calcext:value-type="float">
            <text:p>1.6203</text:p>
          </table:table-cell>
          <table:table-cell table:style-name="ce15" office:value-type="float" office:value="1.62044" calcext:value-type="float">
            <text:p>1.62044</text:p>
          </table:table-cell>
          <table:table-cell table:style-name="ce15" office:value-type="float" office:value="1.62111" calcext:value-type="float">
            <text:p>1.62111</text:p>
          </table:table-cell>
          <table:table-cell table:style-name="ce15" office:value-type="float" office:value="1.62129" calcext:value-type="float">
            <text:p>1.62129</text:p>
          </table:table-cell>
          <table:table-cell table:style-name="ce15" office:value-type="float" office:value="1.62167" calcext:value-type="float">
            <text:p>1.62167</text:p>
          </table:table-cell>
          <table:table-cell table:style-name="ce15" office:value-type="float" office:value="1.62175" calcext:value-type="float">
            <text:p>1.62175</text:p>
          </table:table-cell>
          <table:table-cell table:style-name="ce15" office:value-type="float" office:value="1.62167" calcext:value-type="float">
            <text:p>1.62167</text:p>
          </table:table-cell>
          <table:table-cell table:style-name="ce15" office:value-type="float" office:value="1.62163" calcext:value-type="float">
            <text:p>1.62163</text:p>
          </table:table-cell>
          <table:table-cell table:style-name="ce15" office:value-type="float" office:value="1.62224" calcext:value-type="float">
            <text:p>1.62224</text:p>
          </table:table-cell>
          <table:table-cell table:style-name="ce15" office:value-type="float" office:value="1.62229" calcext:value-type="float">
            <text:p>1.62229</text:p>
          </table:table-cell>
          <table:table-cell table:style-name="ce15" office:value-type="float" office:value="1.6224" calcext:value-type="float">
            <text:p>1.6224</text:p>
          </table:table-cell>
          <table:table-cell table:style-name="ce17" office:value-type="float" office:value="1.62307" calcext:value-type="float">
            <text:p>1.62307</text:p>
          </table:table-cell>
          <table:table-cell table:style-name="ce18" office:value-type="float" office:value="1.63558" calcext:value-type="float">
            <text:p>1.63558</text:p>
          </table:table-cell>
          <table:table-cell table:style-name="ce15" office:value-type="float" office:value="1.62856" calcext:value-type="float">
            <text:p>1.62856</text:p>
          </table:table-cell>
          <table:table-cell table:style-name="ce15" office:value-type="float" office:value="1.62508" calcext:value-type="float">
            <text:p>1.62508</text:p>
          </table:table-cell>
          <table:table-cell table:style-name="ce15" office:value-type="float" office:value="1.6236" calcext:value-type="float">
            <text:p>1.6236</text:p>
          </table:table-cell>
          <table:table-cell table:style-name="ce15" office:value-type="float" office:value="1.62179" calcext:value-type="float">
            <text:p>1.62179</text:p>
          </table:table-cell>
          <table:table-cell table:style-name="ce15" office:value-type="float" office:value="1.6207" calcext:value-type="float">
            <text:p>1.6207</text:p>
          </table:table-cell>
          <table:table-cell table:style-name="ce15" office:value-type="float" office:value="1.6204" calcext:value-type="float">
            <text:p>1.6204</text:p>
          </table:table-cell>
          <table:table-cell table:style-name="ce15" office:value-type="float" office:value="1.61941" calcext:value-type="float">
            <text:p>1.61941</text:p>
          </table:table-cell>
          <table:table-cell table:style-name="ce15" office:value-type="float" office:value="1.6198" calcext:value-type="float">
            <text:p>1.6198</text:p>
          </table:table-cell>
          <table:table-cell table:style-name="ce15" office:value-type="float" office:value="1.62008" calcext:value-type="float">
            <text:p>1.62008</text:p>
          </table:table-cell>
          <table:table-cell table:style-name="ce15" office:value-type="float" office:value="1.62073" calcext:value-type="float">
            <text:p>1.62073</text:p>
          </table:table-cell>
          <table:table-cell table:style-name="ce15" office:value-type="float" office:value="1.62103" calcext:value-type="float">
            <text:p>1.62103</text:p>
          </table:table-cell>
          <table:table-cell table:style-name="ce15" office:value-type="float" office:value="1.62151" calcext:value-type="float">
            <text:p>1.62151</text:p>
          </table:table-cell>
          <table:table-cell table:style-name="ce15" office:value-type="float" office:value="1.62158" calcext:value-type="float">
            <text:p>1.62158</text:p>
          </table:table-cell>
          <table:table-cell table:style-name="ce15" office:value-type="float" office:value="1.62159" calcext:value-type="float">
            <text:p>1.62159</text:p>
          </table:table-cell>
          <table:table-cell table:style-name="ce15" office:value-type="float" office:value="1.62158" calcext:value-type="float">
            <text:p>1.62158</text:p>
          </table:table-cell>
          <table:table-cell table:style-name="ce15" office:value-type="float" office:value="1.62226" calcext:value-type="float">
            <text:p>1.62226</text:p>
          </table:table-cell>
          <table:table-cell table:style-name="ce15" office:value-type="float" office:value="1.62258" calcext:value-type="float">
            <text:p>1.62258</text:p>
          </table:table-cell>
          <table:table-cell table:style-name="ce15" office:value-type="float" office:value="1.62264" calcext:value-type="float">
            <text:p>1.62264</text:p>
          </table:table-cell>
          <table:table-cell table:style-name="ce17" office:value-type="float" office:value="1.62336" calcext:value-type="float">
            <text:p>1.62336</text:p>
          </table:table-cell>
          <table:table-cell table:style-name="ce18" office:value-type="float" office:value="1.6345" calcext:value-type="float">
            <text:p>1.6345</text:p>
          </table:table-cell>
          <table:table-cell table:style-name="ce15" office:value-type="float" office:value="1.62746" calcext:value-type="float">
            <text:p>1.62746</text:p>
          </table:table-cell>
          <table:table-cell table:style-name="ce15" office:value-type="float" office:value="1.624" calcext:value-type="float">
            <text:p>1.624</text:p>
          </table:table-cell>
          <table:table-cell table:style-name="ce15" office:value-type="float" office:value="1.62277" calcext:value-type="float">
            <text:p>1.62277</text:p>
          </table:table-cell>
          <table:table-cell table:style-name="ce15" office:value-type="float" office:value="1.62096" calcext:value-type="float">
            <text:p>1.620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61969" calcext:value-type="float">
            <text:p>1.61969</text:p>
          </table:table-cell>
          <table:table-cell table:style-name="ce15" office:value-type="float" office:value="1.61877" calcext:value-type="float">
            <text:p>1.61877</text:p>
          </table:table-cell>
          <table:table-cell table:style-name="ce15" office:value-type="float" office:value="1.61929" calcext:value-type="float">
            <text:p>1.61929</text:p>
          </table:table-cell>
          <table:table-cell table:style-name="ce15" office:value-type="float" office:value="1.61961" calcext:value-type="float">
            <text:p>1.61961</text:p>
          </table:table-cell>
          <table:table-cell table:style-name="ce15" office:value-type="float" office:value="1.62031" calcext:value-type="float">
            <text:p>1.62031</text:p>
          </table:table-cell>
          <table:table-cell table:style-name="ce15" office:value-type="float" office:value="1.62066" calcext:value-type="float">
            <text:p>1.62066</text:p>
          </table:table-cell>
          <table:table-cell table:style-name="ce15" office:value-type="float" office:value="1.6212" calcext:value-type="float">
            <text:p>1.6212</text:p>
          </table:table-cell>
          <table:table-cell table:style-name="ce15" office:value-type="float" office:value="1.62124" calcext:value-type="float">
            <text:p>1.62124</text:p>
          </table:table-cell>
          <table:table-cell table:style-name="ce15" office:value-type="float" office:value="1.62134" calcext:value-type="float">
            <text:p>1.62134</text:p>
          </table:table-cell>
          <table:table-cell table:style-name="ce15" office:value-type="float" office:value="1.62139" calcext:value-type="float">
            <text:p>1.62139</text:p>
          </table:table-cell>
          <table:table-cell table:style-name="ce15" office:value-type="float" office:value="1.62209" calcext:value-type="float">
            <text:p>1.62209</text:p>
          </table:table-cell>
          <table:table-cell table:style-name="ce15" office:value-type="float" office:value="1.62248" calcext:value-type="float">
            <text:p>1.62248</text:p>
          </table:table-cell>
          <table:table-cell table:style-name="ce15" office:value-type="float" office:value="1.62253" calcext:value-type="float">
            <text:p>1.62253</text:p>
          </table:table-cell>
          <table:table-cell table:style-name="ce17" office:value-type="float" office:value="1.62327" calcext:value-type="float">
            <text:p>1.62327</text:p>
          </table:table-cell>
          <table:table-cell table:style-name="ce18" office:value-type="float" office:value="1.63346" calcext:value-type="float">
            <text:p>1.63346</text:p>
          </table:table-cell>
          <table:table-cell table:style-name="ce15" office:value-type="float" office:value="1.62639" calcext:value-type="float">
            <text:p>1.62639</text:p>
          </table:table-cell>
          <table:table-cell table:style-name="ce15" office:value-type="float" office:value="1.62296" calcext:value-type="float">
            <text:p>1.62296</text:p>
          </table:table-cell>
          <table:table-cell table:style-name="ce15" office:value-type="float" office:value="1.62208" calcext:value-type="float">
            <text:p>1.62208</text:p>
          </table:table-cell>
          <table:table-cell table:style-name="ce15" office:value-type="float" office:value="1.62037" calcext:value-type="float">
            <text:p>1.62037</text:p>
          </table:table-cell>
          <table:table-cell table:style-name="ce15" office:value-type="float" office:value="1.61938" calcext:value-type="float">
            <text:p>1.61938</text:p>
          </table:table-cell>
          <table:table-cell table:style-name="ce15" office:value-type="float" office:value="1.61922" calcext:value-type="float">
            <text:p>1.61922</text:p>
          </table:table-cell>
          <table:table-cell table:style-name="ce15" office:value-type="float" office:value="1.61852" calcext:value-type="float">
            <text:p>1.61852</text:p>
          </table:table-cell>
          <table:table-cell table:style-name="ce15" office:value-type="float" office:value="1.61904" calcext:value-type="float">
            <text:p>1.61904</text:p>
          </table:table-cell>
          <table:table-cell table:style-name="ce15" office:value-type="float" office:value="1.61952" calcext:value-type="float">
            <text:p>1.61952</text:p>
          </table:table-cell>
          <table:table-cell table:style-name="ce15" office:value-type="float" office:value="1.6202" calcext:value-type="float">
            <text:p>1.6202</text:p>
          </table:table-cell>
          <table:table-cell table:style-name="ce15" office:value-type="float" office:value="1.62055" calcext:value-type="float">
            <text:p>1.62055</text:p>
          </table:table-cell>
          <table:table-cell table:style-name="ce15" office:value-type="float" office:value="1.62108" calcext:value-type="float">
            <text:p>1.62108</text:p>
          </table:table-cell>
          <table:table-cell table:style-name="ce15" office:value-type="float" office:value="1.62113" calcext:value-type="float">
            <text:p>1.62113</text:p>
          </table:table-cell>
          <table:table-cell table:style-name="ce15" office:value-type="float" office:value="1.62126" calcext:value-type="float">
            <text:p>1.62126</text:p>
          </table:table-cell>
          <table:table-cell table:style-name="ce15" office:value-type="float" office:value="1.62132" calcext:value-type="float">
            <text:p>1.62132</text:p>
          </table:table-cell>
          <table:table-cell table:style-name="ce15" office:value-type="float" office:value="1.62203" calcext:value-type="float">
            <text:p>1.62203</text:p>
          </table:table-cell>
          <table:table-cell table:style-name="ce15" office:value-type="float" office:value="1.6224" calcext:value-type="float">
            <text:p>1.6224</text:p>
          </table:table-cell>
          <table:table-cell table:style-name="ce15" office:value-type="float" office:value="1.62248" calcext:value-type="float">
            <text:p>1.62248</text:p>
          </table:table-cell>
          <table:table-cell table:style-name="ce17" office:value-type="float" office:value="1.62326" calcext:value-type="float">
            <text:p>1.62326</text:p>
          </table:table-cell>
          <table:table-cell table:style-name="ce22" office:value-type="float" office:value="325.66976" calcext:value-type="float">
            <text:p>325.66976</text:p>
          </table:table-cell>
        </table:table-row>
        <table:table-row table:style-name="ro2" table:number-rows-repeated="22">
          <table:table-cell table:number-columns-repeated="201"/>
        </table:table-row>
        <table:table-row table:style-name="ro1">
          <table:table-cell table:number-columns-repeated="201"/>
        </table:table-row>
      </table:table>
      <table:named-expressions/>
      <table:data-pilot-tables>
        <table:data-pilot-table table:name="DataPilot1" table:application-data="" table:target-range-address="'Pivot Table_User_-_Limites_1'.A1:'Pivot Table_User_-_Limites_1'.GS6" table:buttons="'Pivot Table_User_-_Limites_1'.A1 'Pivot Table_User_-_Limites_1'.A3 'Pivot Table_User_-_Limites_1'.B3">
          <table:source-cell-range table:cell-range-address="'User_-_Limites'.A1:'User_-_Limites'.C201"/>
          <table:data-pilot-field table:source-field-name="m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MSE" table:orientation="data" table:used-hierarchy="0" table:function="sum">
            <table:data-pilot-level table:show-empty="false">
              <table:data-pilot-members>
                <table:data-pilot-member table:name="1.61852" table:display="true" table:show-details="true"/>
                <table:data-pilot-member table:name="1.61877" table:display="true" table:show-details="true"/>
                <table:data-pilot-member table:name="1.61904" table:display="true" table:show-details="true"/>
                <table:data-pilot-member table:name="1.61922" table:display="true" table:show-details="true"/>
                <table:data-pilot-member table:name="1.61929" table:display="true" table:show-details="true"/>
                <table:data-pilot-member table:name="1.61938" table:display="true" table:show-details="true"/>
                <table:data-pilot-member table:name="1.61941" table:display="true" table:show-details="true"/>
                <table:data-pilot-member table:name="1.61952" table:display="true" table:show-details="true"/>
                <table:data-pilot-member table:name="1.61961" table:display="true" table:show-details="true"/>
                <table:data-pilot-member table:name="1.61969" table:display="true" table:show-details="true"/>
                <table:data-pilot-member table:name="1.6198" table:display="true" table:show-details="true"/>
                <table:data-pilot-member table:name="1.62" table:display="true" table:show-details="true"/>
                <table:data-pilot-member table:name="1.62007" table:display="true" table:show-details="true"/>
                <table:data-pilot-member table:name="1.62008" table:display="true" table:show-details="true"/>
                <table:data-pilot-member table:name="1.6202" table:display="true" table:show-details="true"/>
                <table:data-pilot-member table:name="1.6203" table:display="true" table:show-details="true"/>
                <table:data-pilot-member table:name="1.62031" table:display="true" table:show-details="true"/>
                <table:data-pilot-member table:name="1.62037" table:display="true" table:show-details="true"/>
                <table:data-pilot-member table:name="1.6204" table:display="true" table:show-details="true"/>
                <table:data-pilot-member table:name="1.62044" table:display="true" table:show-details="true"/>
                <table:data-pilot-member table:name="1.62055" table:display="true" table:show-details="true"/>
                <table:data-pilot-member table:name="1.62066" table:display="true" table:show-details="true"/>
                <table:data-pilot-member table:name="1.6207" table:display="true" table:show-details="true"/>
                <table:data-pilot-member table:name="1.62073" table:display="true" table:show-details="true"/>
                <table:data-pilot-member table:name="1.62096" table:display="true" table:show-details="true"/>
                <table:data-pilot-member table:name="1.62103" table:display="true" table:show-details="true"/>
                <table:data-pilot-member table:name="1.62108" table:display="true" table:show-details="true"/>
                <table:data-pilot-member table:name="1.62111" table:display="true" table:show-details="true"/>
                <table:data-pilot-member table:name="1.62113" table:display="true" table:show-details="true"/>
                <table:data-pilot-member table:name="1.62119" table:display="true" table:show-details="true"/>
                <table:data-pilot-member table:name="1.6212" table:display="true" table:show-details="true"/>
                <table:data-pilot-member table:name="1.62124" table:display="true" table:show-details="true"/>
                <table:data-pilot-member table:name="1.62126" table:display="true" table:show-details="true"/>
                <table:data-pilot-member table:name="1.62129" table:display="true" table:show-details="true"/>
                <table:data-pilot-member table:name="1.62132" table:display="true" table:show-details="true"/>
                <table:data-pilot-member table:name="1.62134" table:display="true" table:show-details="true"/>
                <table:data-pilot-member table:name="1.62139" table:display="true" table:show-details="true"/>
                <table:data-pilot-member table:name="1.62151" table:display="true" table:show-details="true"/>
                <table:data-pilot-member table:name="1.62158" table:display="true" table:show-details="true"/>
                <table:data-pilot-member table:name="1.62159" table:display="true" table:show-details="true"/>
                <table:data-pilot-member table:name="1.62162" table:display="true" table:show-details="true"/>
                <table:data-pilot-member table:name="1.62163" table:display="true" table:show-details="true"/>
                <table:data-pilot-member table:name="1.62167" table:display="true" table:show-details="true"/>
                <table:data-pilot-member table:name="1.62174" table:display="true" table:show-details="true"/>
                <table:data-pilot-member table:name="1.62175" table:display="true" table:show-details="true"/>
                <table:data-pilot-member table:name="1.62179" table:display="true" table:show-details="true"/>
                <table:data-pilot-member table:name="1.62183" table:display="true" table:show-details="true"/>
                <table:data-pilot-member table:name="1.62189" table:display="true" table:show-details="true"/>
                <table:data-pilot-member table:name="1.62203" table:display="true" table:show-details="true"/>
                <table:data-pilot-member table:name="1.62208" table:display="true" table:show-details="true"/>
                <table:data-pilot-member table:name="1.62209" table:display="true" table:show-details="true"/>
                <table:data-pilot-member table:name="1.62224" table:display="true" table:show-details="true"/>
                <table:data-pilot-member table:name="1.62226" table:display="true" table:show-details="true"/>
                <table:data-pilot-member table:name="1.62229" table:display="true" table:show-details="true"/>
                <table:data-pilot-member table:name="1.6224" table:display="true" table:show-details="true"/>
                <table:data-pilot-member table:name="1.62248" table:display="true" table:show-details="true"/>
                <table:data-pilot-member table:name="1.62253" table:display="true" table:show-details="true"/>
                <table:data-pilot-member table:name="1.62257" table:display="true" table:show-details="true"/>
                <table:data-pilot-member table:name="1.62258" table:display="true" table:show-details="true"/>
                <table:data-pilot-member table:name="1.62264" table:display="true" table:show-details="true"/>
                <table:data-pilot-member table:name="1.62274" table:display="true" table:show-details="true"/>
                <table:data-pilot-member table:name="1.62277" table:display="true" table:show-details="true"/>
                <table:data-pilot-member table:name="1.62283" table:display="true" table:show-details="true"/>
                <table:data-pilot-member table:name="1.62296" table:display="true" table:show-details="true"/>
                <table:data-pilot-member table:name="1.62297" table:display="true" table:show-details="true"/>
                <table:data-pilot-member table:name="1.623" table:display="true" table:show-details="true"/>
                <table:data-pilot-member table:name="1.62307" table:display="true" table:show-details="true"/>
                <table:data-pilot-member table:name="1.62309" table:display="true" table:show-details="true"/>
                <table:data-pilot-member table:name="1.62314" table:display="true" table:show-details="true"/>
                <table:data-pilot-member table:name="1.62315" table:display="true" table:show-details="true"/>
                <table:data-pilot-member table:name="1.62319" table:display="true" table:show-details="true"/>
                <table:data-pilot-member table:name="1.62321" table:display="true" table:show-details="true"/>
                <table:data-pilot-member table:name="1.62326" table:display="true" table:show-details="true"/>
                <table:data-pilot-member table:name="1.62327" table:display="true" table:show-details="true"/>
                <table:data-pilot-member table:name="1.62336" table:display="true" table:show-details="true"/>
                <table:data-pilot-member table:name="1.62339" table:display="true" table:show-details="true"/>
                <table:data-pilot-member table:name="1.6235" table:display="true" table:show-details="true"/>
                <table:data-pilot-member table:name="1.62355" table:display="true" table:show-details="true"/>
                <table:data-pilot-member table:name="1.62359" table:display="true" table:show-details="true"/>
                <table:data-pilot-member table:name="1.6236" table:display="true" table:show-details="true"/>
                <table:data-pilot-member table:name="1.62369" table:display="true" table:show-details="true"/>
                <table:data-pilot-member table:name="1.62375" table:display="true" table:show-details="true"/>
                <table:data-pilot-member table:name="1.62393" table:display="true" table:show-details="true"/>
                <table:data-pilot-member table:name="1.624" table:display="true" table:show-details="true"/>
                <table:data-pilot-member table:name="1.62401" table:display="true" table:show-details="true"/>
                <table:data-pilot-member table:name="1.62406" table:display="true" table:show-details="true"/>
                <table:data-pilot-member table:name="1.62417" table:display="true" table:show-details="true"/>
                <table:data-pilot-member table:name="1.62419" table:display="true" table:show-details="true"/>
                <table:data-pilot-member table:name="1.6243" table:display="true" table:show-details="true"/>
                <table:data-pilot-member table:name="1.62441" table:display="true" table:show-details="true"/>
                <table:data-pilot-member table:name="1.62444" table:display="true" table:show-details="true"/>
                <table:data-pilot-member table:name="1.6246" table:display="true" table:show-details="true"/>
                <table:data-pilot-member table:name="1.62465" table:display="true" table:show-details="true"/>
                <table:data-pilot-member table:name="1.62473" table:display="true" table:show-details="true"/>
                <table:data-pilot-member table:name="1.62493" table:display="true" table:show-details="true"/>
                <table:data-pilot-member table:name="1.62505" table:display="true" table:show-details="true"/>
                <table:data-pilot-member table:name="1.62508" table:display="true" table:show-details="true"/>
                <table:data-pilot-member table:name="1.626" table:display="true" table:show-details="true"/>
                <table:data-pilot-member table:name="1.62602" table:display="true" table:show-details="true"/>
                <table:data-pilot-member table:name="1.62608" table:display="true" table:show-details="true"/>
                <table:data-pilot-member table:name="1.62609" table:display="true" table:show-details="true"/>
                <table:data-pilot-member table:name="1.62636" table:display="true" table:show-details="true"/>
                <table:data-pilot-member table:name="1.62637" table:display="true" table:show-details="true"/>
                <table:data-pilot-member table:name="1.62639" table:display="true" table:show-details="true"/>
                <table:data-pilot-member table:name="1.62642" table:display="true" table:show-details="true"/>
                <table:data-pilot-member table:name="1.62648" table:display="true" table:show-details="true"/>
                <table:data-pilot-member table:name="1.62649" table:display="true" table:show-details="true"/>
                <table:data-pilot-member table:name="1.62659" table:display="true" table:show-details="true"/>
                <table:data-pilot-member table:name="1.6266" table:display="true" table:show-details="true"/>
                <table:data-pilot-member table:name="1.62663" table:display="true" table:show-details="true"/>
                <table:data-pilot-member table:name="1.62673" table:display="true" table:show-details="true"/>
                <table:data-pilot-member table:name="1.6268" table:display="true" table:show-details="true"/>
                <table:data-pilot-member table:name="1.62701" table:display="true" table:show-details="true"/>
                <table:data-pilot-member table:name="1.62718" table:display="true" table:show-details="true"/>
                <table:data-pilot-member table:name="1.62746" table:display="true" table:show-details="true"/>
                <table:data-pilot-member table:name="1.62781" table:display="true" table:show-details="true"/>
                <table:data-pilot-member table:name="1.62794" table:display="true" table:show-details="true"/>
                <table:data-pilot-member table:name="1.62796" table:display="true" table:show-details="true"/>
                <table:data-pilot-member table:name="1.62829" table:display="true" table:show-details="true"/>
                <table:data-pilot-member table:name="1.62856" table:display="true" table:show-details="true"/>
                <table:data-pilot-member table:name="1.6288" table:display="true" table:show-details="true"/>
                <table:data-pilot-member table:name="1.62909" table:display="true" table:show-details="true"/>
                <table:data-pilot-member table:name="1.62918" table:display="true" table:show-details="true"/>
                <table:data-pilot-member table:name="1.6292" table:display="true" table:show-details="true"/>
                <table:data-pilot-member table:name="1.62926" table:display="true" table:show-details="true"/>
                <table:data-pilot-member table:name="1.62936" table:display="true" table:show-details="true"/>
                <table:data-pilot-member table:name="1.62943" table:display="true" table:show-details="true"/>
                <table:data-pilot-member table:name="1.62947" table:display="true" table:show-details="true"/>
                <table:data-pilot-member table:name="1.62949" table:display="true" table:show-details="true"/>
                <table:data-pilot-member table:name="1.62955" table:display="true" table:show-details="true"/>
                <table:data-pilot-member table:name="1.62957" table:display="true" table:show-details="true"/>
                <table:data-pilot-member table:name="1.62959" table:display="true" table:show-details="true"/>
                <table:data-pilot-member table:name="1.6296" table:display="true" table:show-details="true"/>
                <table:data-pilot-member table:name="1.62962" table:display="true" table:show-details="true"/>
                <table:data-pilot-member table:name="1.62973" table:display="true" table:show-details="true"/>
                <table:data-pilot-member table:name="1.62976" table:display="true" table:show-details="true"/>
                <table:data-pilot-member table:name="1.63132" table:display="true" table:show-details="true"/>
                <table:data-pilot-member table:name="1.63139" table:display="true" table:show-details="true"/>
                <table:data-pilot-member table:name="1.63167" table:display="true" table:show-details="true"/>
                <table:data-pilot-member table:name="1.63183" table:display="true" table:show-details="true"/>
                <table:data-pilot-member table:name="1.63273" table:display="true" table:show-details="true"/>
                <table:data-pilot-member table:name="1.6332" table:display="true" table:show-details="true"/>
                <table:data-pilot-member table:name="1.63321" table:display="true" table:show-details="true"/>
                <table:data-pilot-member table:name="1.63323" table:display="true" table:show-details="true"/>
                <table:data-pilot-member table:name="1.63329" table:display="true" table:show-details="true"/>
                <table:data-pilot-member table:name="1.63334" table:display="true" table:show-details="true"/>
                <table:data-pilot-member table:name="1.63341" table:display="true" table:show-details="true"/>
                <table:data-pilot-member table:name="1.63346" table:display="true" table:show-details="true"/>
                <table:data-pilot-member table:name="1.63349" table:display="true" table:show-details="true"/>
                <table:data-pilot-member table:name="1.63353" table:display="true" table:show-details="true"/>
                <table:data-pilot-member table:name="1.63369" table:display="true" table:show-details="true"/>
                <table:data-pilot-member table:name="1.63377" table:display="true" table:show-details="true"/>
                <table:data-pilot-member table:name="1.63399" table:display="true" table:show-details="true"/>
                <table:data-pilot-member table:name="1.63404" table:display="true" table:show-details="true"/>
                <table:data-pilot-member table:name="1.63417" table:display="true" table:show-details="true"/>
                <table:data-pilot-member table:name="1.63422" table:display="true" table:show-details="true"/>
                <table:data-pilot-member table:name="1.63427" table:display="true" table:show-details="true"/>
                <table:data-pilot-member table:name="1.6345" table:display="true" table:show-details="true"/>
                <table:data-pilot-member table:name="1.63509" table:display="true" table:show-details="true"/>
                <table:data-pilot-member table:name="1.63558" table:display="true" table:show-details="true"/>
                <table:data-pilot-member table:name="1.63606" table:display="true" table:show-details="true"/>
                <table:data-pilot-member table:name="1.63667" table:display="true" table:show-details="true"/>
                <table:data-pilot-member table:name="1.63671" table:display="true" table:show-details="true"/>
                <table:data-pilot-member table:name="1.63687" table:display="true" table:show-details="true"/>
                <table:data-pilot-member table:name="1.6369" table:display="true" table:show-details="true"/>
                <table:data-pilot-member table:name="1.63826" table:display="true" table:show-details="true"/>
                <table:data-pilot-member table:name="1.6389" table:display="true" table:show-details="true"/>
                <table:data-pilot-member table:name="1.63999" table:display="true" table:show-details="true"/>
                <table:data-pilot-member table:name="1.64064" table:display="true" table:show-details="true"/>
                <table:data-pilot-member table:name="1.64074" table:display="true" table:show-details="true"/>
                <table:data-pilot-member table:name="1.64142" table:display="true" table:show-details="true"/>
                <table:data-pilot-member table:name="1.64184" table:display="true" table:show-details="true"/>
                <table:data-pilot-member table:name="1.64194" table:display="true" table:show-details="true"/>
                <table:data-pilot-member table:name="1.64202" table:display="true" table:show-details="true"/>
                <table:data-pilot-member table:name="1.64219" table:display="true" table:show-details="true"/>
                <table:data-pilot-member table:name="1.64229" table:display="true" table:show-details="true"/>
                <table:data-pilot-member table:name="1.64244" table:display="true" table:show-details="true"/>
                <table:data-pilot-member table:name="1.64279" table:display="true" table:show-details="true"/>
                <table:data-pilot-member table:name="1.64283" table:display="true" table:show-details="true"/>
                <table:data-pilot-member table:name="1.64297" table:display="true" table:show-details="true"/>
                <table:data-pilot-member table:name="1.64308" table:display="true" table:show-details="true"/>
                <table:data-pilot-member table:name="1.64318" table:display="true" table:show-details="true"/>
                <table:data-pilot-member table:name="1.6433" table:display="true" table:show-details="true"/>
                <table:data-pilot-member table:name="1.64334" table:display="true" table:show-details="true"/>
                <table:data-pilot-member table:name="1.64432" table:display="true" table:show-details="true"/>
                <table:data-pilot-member table:name="1.6455" table:display="true" table:show-details="true"/>
                <table:data-pilot-member table:name="1.64571" table:display="true" table:show-details="true"/>
                <table:data-pilot-member table:name="1.64626" table:display="true" table:show-details="true"/>
                <table:data-pilot-member table:name="1.648" table:display="true" table:show-details="true"/>
                <table:data-pilot-member table:name="1.64807" table:display="true" table:show-details="true"/>
                <table:data-pilot-member table:name="1.64986" table:display="true" table:show-details="true"/>
                <table:data-pilot-member table:name="1.65209" table:display="true" table:show-details="true"/>
                <table:data-pilot-member table:name="1.65338" table:display="true" table:show-details="true"/>
                <table:data-pilot-member table:name="1.65596" table:display="true" table:show-details="true"/>
                <table:data-pilot-member table:name="1.663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Item_-_Limites_1'.A1:'Pivot Table_Item_-_Limites_1'.OK6" table:buttons="'Pivot Table_Item_-_Limites_1'.A1 'Pivot Table_Item_-_Limites_1'.A3 'Pivot Table_Item_-_Limites_1'.B3">
          <table:source-cell-range table:cell-range-address="'Item_-_Limites'.A1:'Item_-_Limites'.C401"/>
          <table:data-pilot-field table:source-field-name="m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MSE" table:orientation="data" table:used-hierarchy="0" table:function="sum">
            <table:data-pilot-level table:show-empty="false">
              <table:data-pilot-members>
                <table:data-pilot-member table:name="2.30351" table:display="true" table:show-details="true"/>
                <table:data-pilot-member table:name="2.31428" table:display="true" table:show-details="true"/>
                <table:data-pilot-member table:name="2.31641" table:display="true" table:show-details="true"/>
                <table:data-pilot-member table:name="2.32421" table:display="true" table:show-details="true"/>
                <table:data-pilot-member table:name="2.32591" table:display="true" table:show-details="true"/>
                <table:data-pilot-member table:name="2.32728" table:display="true" table:show-details="true"/>
                <table:data-pilot-member table:name="2.33397" table:display="true" table:show-details="true"/>
                <table:data-pilot-member table:name="2.33518" table:display="true" table:show-details="true"/>
                <table:data-pilot-member table:name="2.33918" table:display="true" table:show-details="true"/>
                <table:data-pilot-member table:name="2.33974" table:display="true" table:show-details="true"/>
                <table:data-pilot-member table:name="2.34396" table:display="true" table:show-details="true"/>
                <table:data-pilot-member table:name="2.34493" table:display="true" table:show-details="true"/>
                <table:data-pilot-member table:name="2.34708" table:display="true" table:show-details="true"/>
                <table:data-pilot-member table:name="2.3512" table:display="true" table:show-details="true"/>
                <table:data-pilot-member table:name="2.35353" table:display="true" table:show-details="true"/>
                <table:data-pilot-member table:name="2.35495" table:display="true" table:show-details="true"/>
                <table:data-pilot-member table:name="2.35657" table:display="true" table:show-details="true"/>
                <table:data-pilot-member table:name="2.35693" table:display="true" table:show-details="true"/>
                <table:data-pilot-member table:name="2.35814" table:display="true" table:show-details="true"/>
                <table:data-pilot-member table:name="2.36139" table:display="true" table:show-details="true"/>
                <table:data-pilot-member table:name="2.3623" table:display="true" table:show-details="true"/>
                <table:data-pilot-member table:name="2.36703" table:display="true" table:show-details="true"/>
                <table:data-pilot-member table:name="2.36888" table:display="true" table:show-details="true"/>
                <table:data-pilot-member table:name="2.36942" table:display="true" table:show-details="true"/>
                <table:data-pilot-member table:name="2.37039" table:display="true" table:show-details="true"/>
                <table:data-pilot-member table:name="2.37167" table:display="true" table:show-details="true"/>
                <table:data-pilot-member table:name="2.37447" table:display="true" table:show-details="true"/>
                <table:data-pilot-member table:name="2.37482" table:display="true" table:show-details="true"/>
                <table:data-pilot-member table:name="2.37569" table:display="true" table:show-details="true"/>
                <table:data-pilot-member table:name="2.37825" table:display="true" table:show-details="true"/>
                <table:data-pilot-member table:name="2.38024" table:display="true" table:show-details="true"/>
                <table:data-pilot-member table:name="2.38173" table:display="true" table:show-details="true"/>
                <table:data-pilot-member table:name="2.3818" table:display="true" table:show-details="true"/>
                <table:data-pilot-member table:name="2.38714" table:display="true" table:show-details="true"/>
                <table:data-pilot-member table:name="2.38738" table:display="true" table:show-details="true"/>
                <table:data-pilot-member table:name="2.38877" table:display="true" table:show-details="true"/>
                <table:data-pilot-member table:name="2.38882" table:display="true" table:show-details="true"/>
                <table:data-pilot-member table:name="2.38946" table:display="true" table:show-details="true"/>
                <table:data-pilot-member table:name="2.39128" table:display="true" table:show-details="true"/>
                <table:data-pilot-member table:name="2.39262" table:display="true" table:show-details="true"/>
                <table:data-pilot-member table:name="2.39538" table:display="true" table:show-details="true"/>
                <table:data-pilot-member table:name="2.39673" table:display="true" table:show-details="true"/>
                <table:data-pilot-member table:name="2.39889" table:display="true" table:show-details="true"/>
                <table:data-pilot-member table:name="2.39898" table:display="true" table:show-details="true"/>
                <table:data-pilot-member table:name="2.39951" table:display="true" table:show-details="true"/>
                <table:data-pilot-member table:name="2.40574" table:display="true" table:show-details="true"/>
                <table:data-pilot-member table:name="2.40653" table:display="true" table:show-details="true"/>
                <table:data-pilot-member table:name="2.40727" table:display="true" table:show-details="true"/>
                <table:data-pilot-member table:name="2.40778" table:display="true" table:show-details="true"/>
                <table:data-pilot-member table:name="2.40798" table:display="true" table:show-details="true"/>
                <table:data-pilot-member table:name="2.41023" table:display="true" table:show-details="true"/>
                <table:data-pilot-member table:name="2.41084" table:display="true" table:show-details="true"/>
                <table:data-pilot-member table:name="2.41166" table:display="true" table:show-details="true"/>
                <table:data-pilot-member table:name="2.41364" table:display="true" table:show-details="true"/>
                <table:data-pilot-member table:name="2.41404" table:display="true" table:show-details="true"/>
                <table:data-pilot-member table:name="2.41501" table:display="true" table:show-details="true"/>
                <table:data-pilot-member table:name="2.41782" table:display="true" table:show-details="true"/>
                <table:data-pilot-member table:name="2.41979" table:display="true" table:show-details="true"/>
                <table:data-pilot-member table:name="2.41991" table:display="true" table:show-details="true"/>
                <table:data-pilot-member table:name="2.4223" table:display="true" table:show-details="true"/>
                <table:data-pilot-member table:name="2.42486" table:display="true" table:show-details="true"/>
                <table:data-pilot-member table:name="2.4254" table:display="true" table:show-details="true"/>
                <table:data-pilot-member table:name="2.42572" table:display="true" table:show-details="true"/>
                <table:data-pilot-member table:name="2.42608" table:display="true" table:show-details="true"/>
                <table:data-pilot-member table:name="2.42746" table:display="true" table:show-details="true"/>
                <table:data-pilot-member table:name="2.4319" table:display="true" table:show-details="true"/>
                <table:data-pilot-member table:name="2.43223" table:display="true" table:show-details="true"/>
                <table:data-pilot-member table:name="2.43242" table:display="true" table:show-details="true"/>
                <table:data-pilot-member table:name="2.43346" table:display="true" table:show-details="true"/>
                <table:data-pilot-member table:name="2.43393" table:display="true" table:show-details="true"/>
                <table:data-pilot-member table:name="2.43501" table:display="true" table:show-details="true"/>
                <table:data-pilot-member table:name="2.43506" table:display="true" table:show-details="true"/>
                <table:data-pilot-member table:name="2.43572" table:display="true" table:show-details="true"/>
                <table:data-pilot-member table:name="2.43787" table:display="true" table:show-details="true"/>
                <table:data-pilot-member table:name="2.4429" table:display="true" table:show-details="true"/>
                <table:data-pilot-member table:name="2.4434" table:display="true" table:show-details="true"/>
                <table:data-pilot-member table:name="2.44451" table:display="true" table:show-details="true"/>
                <table:data-pilot-member table:name="2.44475" table:display="true" table:show-details="true"/>
                <table:data-pilot-member table:name="2.44489" table:display="true" table:show-details="true"/>
                <table:data-pilot-member table:name="2.44492" table:display="true" table:show-details="true"/>
                <table:data-pilot-member table:name="2.44572" table:display="true" table:show-details="true"/>
                <table:data-pilot-member table:name="2.45058" table:display="true" table:show-details="true"/>
                <table:data-pilot-member table:name="2.45099" table:display="true" table:show-details="true"/>
                <table:data-pilot-member table:name="2.45196" table:display="true" table:show-details="true"/>
                <table:data-pilot-member table:name="2.45325" table:display="true" table:show-details="true"/>
                <table:data-pilot-member table:name="2.45332" table:display="true" table:show-details="true"/>
                <table:data-pilot-member table:name="2.45566" table:display="true" table:show-details="true"/>
                <table:data-pilot-member table:name="2.4557" table:display="true" table:show-details="true"/>
                <table:data-pilot-member table:name="2.45618" table:display="true" table:show-details="true"/>
                <table:data-pilot-member table:name="2.45795" table:display="true" table:show-details="true"/>
                <table:data-pilot-member table:name="2.46072" table:display="true" table:show-details="true"/>
                <table:data-pilot-member table:name="2.46104" table:display="true" table:show-details="true"/>
                <table:data-pilot-member table:name="2.46205" table:display="true" table:show-details="true"/>
                <table:data-pilot-member table:name="2.46406" table:display="true" table:show-details="true"/>
                <table:data-pilot-member table:name="2.46437" table:display="true" table:show-details="true"/>
                <table:data-pilot-member table:name="2.46748" table:display="true" table:show-details="true"/>
                <table:data-pilot-member table:name="2.46824" table:display="true" table:show-details="true"/>
                <table:data-pilot-member table:name="2.46863" table:display="true" table:show-details="true"/>
                <table:data-pilot-member table:name="2.46908" table:display="true" table:show-details="true"/>
                <table:data-pilot-member table:name="2.46934" table:display="true" table:show-details="true"/>
                <table:data-pilot-member table:name="2.47175" table:display="true" table:show-details="true"/>
                <table:data-pilot-member table:name="2.47274" table:display="true" table:show-details="true"/>
                <table:data-pilot-member table:name="2.47304" table:display="true" table:show-details="true"/>
                <table:data-pilot-member table:name="2.47425" table:display="true" table:show-details="true"/>
                <table:data-pilot-member table:name="2.47697" table:display="true" table:show-details="true"/>
                <table:data-pilot-member table:name="2.47831" table:display="true" table:show-details="true"/>
                <table:data-pilot-member table:name="2.47908" table:display="true" table:show-details="true"/>
                <table:data-pilot-member table:name="2.48019" table:display="true" table:show-details="true"/>
                <table:data-pilot-member table:name="2.48173" table:display="true" table:show-details="true"/>
                <table:data-pilot-member table:name="2.48229" table:display="true" table:show-details="true"/>
                <table:data-pilot-member table:name="2.48331" table:display="true" table:show-details="true"/>
                <table:data-pilot-member table:name="2.4842" table:display="true" table:show-details="true"/>
                <table:data-pilot-member table:name="2.4862" table:display="true" table:show-details="true"/>
                <table:data-pilot-member table:name="2.48847" table:display="true" table:show-details="true"/>
                <table:data-pilot-member table:name="2.49039" table:display="true" table:show-details="true"/>
                <table:data-pilot-member table:name="2.49048" table:display="true" table:show-details="true"/>
                <table:data-pilot-member table:name="2.49173" table:display="true" table:show-details="true"/>
                <table:data-pilot-member table:name="2.49212" table:display="true" table:show-details="true"/>
                <table:data-pilot-member table:name="2.49224" table:display="true" table:show-details="true"/>
                <table:data-pilot-member table:name="2.49266" table:display="true" table:show-details="true"/>
                <table:data-pilot-member table:name="2.49331" table:display="true" table:show-details="true"/>
                <table:data-pilot-member table:name="2.49448" table:display="true" table:show-details="true"/>
                <table:data-pilot-member table:name="2.49849" table:display="true" table:show-details="true"/>
                <table:data-pilot-member table:name="2.49948" table:display="true" table:show-details="true"/>
                <table:data-pilot-member table:name="2.49991" table:display="true" table:show-details="true"/>
                <table:data-pilot-member table:name="2.50045" table:display="true" table:show-details="true"/>
                <table:data-pilot-member table:name="2.5035" table:display="true" table:show-details="true"/>
                <table:data-pilot-member table:name="2.50398" table:display="true" table:show-details="true"/>
                <table:data-pilot-member table:name="2.50418" table:display="true" table:show-details="true"/>
                <table:data-pilot-member table:name="2.506" table:display="true" table:show-details="true"/>
                <table:data-pilot-member table:name="2.5061" table:display="true" table:show-details="true"/>
                <table:data-pilot-member table:name="2.50629" table:display="true" table:show-details="true"/>
                <table:data-pilot-member table:name="2.5116" table:display="true" table:show-details="true"/>
                <table:data-pilot-member table:name="2.5118" table:display="true" table:show-details="true"/>
                <table:data-pilot-member table:name="2.51209" table:display="true" table:show-details="true"/>
                <table:data-pilot-member table:name="2.51235" table:display="true" table:show-details="true"/>
                <table:data-pilot-member table:name="2.51241" table:display="true" table:show-details="true"/>
                <table:data-pilot-member table:name="2.51532" table:display="true" table:show-details="true"/>
                <table:data-pilot-member table:name="2.51649" table:display="true" table:show-details="true"/>
                <table:data-pilot-member table:name="2.51662" table:display="true" table:show-details="true"/>
                <table:data-pilot-member table:name="2.51804" table:display="true" table:show-details="true"/>
                <table:data-pilot-member table:name="2.51915" table:display="true" table:show-details="true"/>
                <table:data-pilot-member table:name="2.52063" table:display="true" table:show-details="true"/>
                <table:data-pilot-member table:name="2.52335" table:display="true" table:show-details="true"/>
                <table:data-pilot-member table:name="2.524" table:display="true" table:show-details="true"/>
                <table:data-pilot-member table:name="2.52439" table:display="true" table:show-details="true"/>
                <table:data-pilot-member table:name="2.52792" table:display="true" table:show-details="true"/>
                <table:data-pilot-member table:name="2.53033" table:display="true" table:show-details="true"/>
                <table:data-pilot-member table:name="2.53069" table:display="true" table:show-details="true"/>
                <table:data-pilot-member table:name="2.5313" table:display="true" table:show-details="true"/>
                <table:data-pilot-member table:name="2.53147" table:display="true" table:show-details="true"/>
                <table:data-pilot-member table:name="2.53209" table:display="true" table:show-details="true"/>
                <table:data-pilot-member table:name="2.53233" table:display="true" table:show-details="true"/>
                <table:data-pilot-member table:name="2.53781" table:display="true" table:show-details="true"/>
                <table:data-pilot-member table:name="2.53825" table:display="true" table:show-details="true"/>
                <table:data-pilot-member table:name="2.5397" table:display="true" table:show-details="true"/>
                <table:data-pilot-member table:name="2.54093" table:display="true" table:show-details="true"/>
                <table:data-pilot-member table:name="2.54242" table:display="true" table:show-details="true"/>
                <table:data-pilot-member table:name="2.54262" table:display="true" table:show-details="true"/>
                <table:data-pilot-member table:name="2.54313" table:display="true" table:show-details="true"/>
                <table:data-pilot-member table:name="2.54388" table:display="true" table:show-details="true"/>
                <table:data-pilot-member table:name="2.54596" table:display="true" table:show-details="true"/>
                <table:data-pilot-member table:name="2.54885" table:display="true" table:show-details="true"/>
                <table:data-pilot-member table:name="2.55093" table:display="true" table:show-details="true"/>
                <table:data-pilot-member table:name="2.55181" table:display="true" table:show-details="true"/>
                <table:data-pilot-member table:name="2.55194" table:display="true" table:show-details="true"/>
                <table:data-pilot-member table:name="2.55633" table:display="true" table:show-details="true"/>
                <table:data-pilot-member table:name="2.55697" table:display="true" table:show-details="true"/>
                <table:data-pilot-member table:name="2.55728" table:display="true" table:show-details="true"/>
                <table:data-pilot-member table:name="2.55861" table:display="true" table:show-details="true"/>
                <table:data-pilot-member table:name="2.55923" table:display="true" table:show-details="true"/>
                <table:data-pilot-member table:name="2.55928" table:display="true" table:show-details="true"/>
                <table:data-pilot-member table:name="2.56051" table:display="true" table:show-details="true"/>
                <table:data-pilot-member table:name="2.56292" table:display="true" table:show-details="true"/>
                <table:data-pilot-member table:name="2.56395" table:display="true" table:show-details="true"/>
                <table:data-pilot-member table:name="2.56588" table:display="true" table:show-details="true"/>
                <table:data-pilot-member table:name="2.5674" table:display="true" table:show-details="true"/>
                <table:data-pilot-member table:name="2.56851" table:display="true" table:show-details="true"/>
                <table:data-pilot-member table:name="2.56904" table:display="true" table:show-details="true"/>
                <table:data-pilot-member table:name="2.57272" table:display="true" table:show-details="true"/>
                <table:data-pilot-member table:name="2.57414" table:display="true" table:show-details="true"/>
                <table:data-pilot-member table:name="2.57674" table:display="true" table:show-details="true"/>
                <table:data-pilot-member table:name="2.57799" table:display="true" table:show-details="true"/>
                <table:data-pilot-member table:name="2.57811" table:display="true" table:show-details="true"/>
                <table:data-pilot-member table:name="2.57869" table:display="true" table:show-details="true"/>
                <table:data-pilot-member table:name="2.5807" table:display="true" table:show-details="true"/>
                <table:data-pilot-member table:name="2.58137" table:display="true" table:show-details="true"/>
                <table:data-pilot-member table:name="2.58143" table:display="true" table:show-details="true"/>
                <table:data-pilot-member table:name="2.58145" table:display="true" table:show-details="true"/>
                <table:data-pilot-member table:name="2.58385" table:display="true" table:show-details="true"/>
                <table:data-pilot-member table:name="2.58957" table:display="true" table:show-details="true"/>
                <table:data-pilot-member table:name="2.59089" table:display="true" table:show-details="true"/>
                <table:data-pilot-member table:name="2.59153" table:display="true" table:show-details="true"/>
                <table:data-pilot-member table:name="2.59358" table:display="true" table:show-details="true"/>
                <table:data-pilot-member table:name="2.59461" table:display="true" table:show-details="true"/>
                <table:data-pilot-member table:name="2.59649" table:display="true" table:show-details="true"/>
                <table:data-pilot-member table:name="2.59682" table:display="true" table:show-details="true"/>
                <table:data-pilot-member table:name="2.59738" table:display="true" table:show-details="true"/>
                <table:data-pilot-member table:name="2.59797" table:display="true" table:show-details="true"/>
                <table:data-pilot-member table:name="2.60126" table:display="true" table:show-details="true"/>
                <table:data-pilot-member table:name="2.60175" table:display="true" table:show-details="true"/>
                <table:data-pilot-member table:name="2.60374" table:display="true" table:show-details="true"/>
                <table:data-pilot-member table:name="2.60788" table:display="true" table:show-details="true"/>
                <table:data-pilot-member table:name="2.60811" table:display="true" table:show-details="true"/>
                <table:data-pilot-member table:name="2.60859" table:display="true" table:show-details="true"/>
                <table:data-pilot-member table:name="2.61215" table:display="true" table:show-details="true"/>
                <table:data-pilot-member table:name="2.61229" table:display="true" table:show-details="true"/>
                <table:data-pilot-member table:name="2.61236" table:display="true" table:show-details="true"/>
                <table:data-pilot-member table:name="2.61307" table:display="true" table:show-details="true"/>
                <table:data-pilot-member table:name="2.61424" table:display="true" table:show-details="true"/>
                <table:data-pilot-member table:name="2.61859" table:display="true" table:show-details="true"/>
                <table:data-pilot-member table:name="2.61903" table:display="true" table:show-details="true"/>
                <table:data-pilot-member table:name="2.6203" table:display="true" table:show-details="true"/>
                <table:data-pilot-member table:name="2.62071" table:display="true" table:show-details="true"/>
                <table:data-pilot-member table:name="2.62239" table:display="true" table:show-details="true"/>
                <table:data-pilot-member table:name="2.62556" table:display="true" table:show-details="true"/>
                <table:data-pilot-member table:name="2.62839" table:display="true" table:show-details="true"/>
                <table:data-pilot-member table:name="2.63057" table:display="true" table:show-details="true"/>
                <table:data-pilot-member table:name="2.63059" table:display="true" table:show-details="true"/>
                <table:data-pilot-member table:name="2.63075" table:display="true" table:show-details="true"/>
                <table:data-pilot-member table:name="2.63315" table:display="true" table:show-details="true"/>
                <table:data-pilot-member table:name="2.63378" table:display="true" table:show-details="true"/>
                <table:data-pilot-member table:name="2.6338" table:display="true" table:show-details="true"/>
                <table:data-pilot-member table:name="2.63488" table:display="true" table:show-details="true"/>
                <table:data-pilot-member table:name="2.63704" table:display="true" table:show-details="true"/>
                <table:data-pilot-member table:name="2.64177" table:display="true" table:show-details="true"/>
                <table:data-pilot-member table:name="2.64212" table:display="true" table:show-details="true"/>
                <table:data-pilot-member table:name="2.64314" table:display="true" table:show-details="true"/>
                <table:data-pilot-member table:name="2.64349" table:display="true" table:show-details="true"/>
                <table:data-pilot-member table:name="2.64808" table:display="true" table:show-details="true"/>
                <table:data-pilot-member table:name="2.64928" table:display="true" table:show-details="true"/>
                <table:data-pilot-member table:name="2.64939" table:display="true" table:show-details="true"/>
                <table:data-pilot-member table:name="2.65146" table:display="true" table:show-details="true"/>
                <table:data-pilot-member table:name="2.65244" table:display="true" table:show-details="true"/>
                <table:data-pilot-member table:name="2.65538" table:display="true" table:show-details="true"/>
                <table:data-pilot-member table:name="2.65653" table:display="true" table:show-details="true"/>
                <table:data-pilot-member table:name="2.65751" table:display="true" table:show-details="true"/>
                <table:data-pilot-member table:name="2.65856" table:display="true" table:show-details="true"/>
                <table:data-pilot-member table:name="2.66031" table:display="true" table:show-details="true"/>
                <table:data-pilot-member table:name="2.66056" table:display="true" table:show-details="true"/>
                <table:data-pilot-member table:name="2.66107" table:display="true" table:show-details="true"/>
                <table:data-pilot-member table:name="2.66225" table:display="true" table:show-details="true"/>
                <table:data-pilot-member table:name="2.66927" table:display="true" table:show-details="true"/>
                <table:data-pilot-member table:name="2.67116" table:display="true" table:show-details="true"/>
                <table:data-pilot-member table:name="2.67334" table:display="true" table:show-details="true"/>
                <table:data-pilot-member table:name="2.67395" table:display="true" table:show-details="true"/>
                <table:data-pilot-member table:name="2.67418" table:display="true" table:show-details="true"/>
                <table:data-pilot-member table:name="2.67453" table:display="true" table:show-details="true"/>
                <table:data-pilot-member table:name="2.67527" table:display="true" table:show-details="true"/>
                <table:data-pilot-member table:name="2.67625" table:display="true" table:show-details="true"/>
                <table:data-pilot-member table:name="2.67669" table:display="true" table:show-details="true"/>
                <table:data-pilot-member table:name="2.67739" table:display="true" table:show-details="true"/>
                <table:data-pilot-member table:name="2.68155" table:display="true" table:show-details="true"/>
                <table:data-pilot-member table:name="2.68806" table:display="true" table:show-details="true"/>
                <table:data-pilot-member table:name="2.69093" table:display="true" table:show-details="true"/>
                <table:data-pilot-member table:name="2.69102" table:display="true" table:show-details="true"/>
                <table:data-pilot-member table:name="2.69155" table:display="true" table:show-details="true"/>
                <table:data-pilot-member table:name="2.69158" table:display="true" table:show-details="true"/>
                <table:data-pilot-member table:name="2.69206" table:display="true" table:show-details="true"/>
                <table:data-pilot-member table:name="2.69338" table:display="true" table:show-details="true"/>
                <table:data-pilot-member table:name="2.69582" table:display="true" table:show-details="true"/>
                <table:data-pilot-member table:name="2.69802" table:display="true" table:show-details="true"/>
                <table:data-pilot-member table:name="2.69859" table:display="true" table:show-details="true"/>
                <table:data-pilot-member table:name="2.70281" table:display="true" table:show-details="true"/>
                <table:data-pilot-member table:name="2.70462" table:display="true" table:show-details="true"/>
                <table:data-pilot-member table:name="2.70647" table:display="true" table:show-details="true"/>
                <table:data-pilot-member table:name="2.70688" table:display="true" table:show-details="true"/>
                <table:data-pilot-member table:name="2.70861" table:display="true" table:show-details="true"/>
                <table:data-pilot-member table:name="2.70995" table:display="true" table:show-details="true"/>
                <table:data-pilot-member table:name="2.71146" table:display="true" table:show-details="true"/>
                <table:data-pilot-member table:name="2.71292" table:display="true" table:show-details="true"/>
                <table:data-pilot-member table:name="2.71558" table:display="true" table:show-details="true"/>
                <table:data-pilot-member table:name="2.71583" table:display="true" table:show-details="true"/>
                <table:data-pilot-member table:name="2.71755" table:display="true" table:show-details="true"/>
                <table:data-pilot-member table:name="2.72094" table:display="true" table:show-details="true"/>
                <table:data-pilot-member table:name="2.72408" table:display="true" table:show-details="true"/>
                <table:data-pilot-member table:name="2.72712" table:display="true" table:show-details="true"/>
                <table:data-pilot-member table:name="2.72716" table:display="true" table:show-details="true"/>
                <table:data-pilot-member table:name="2.72796" table:display="true" table:show-details="true"/>
                <table:data-pilot-member table:name="2.72936" table:display="true" table:show-details="true"/>
                <table:data-pilot-member table:name="2.72959" table:display="true" table:show-details="true"/>
                <table:data-pilot-member table:name="2.73294" table:display="true" table:show-details="true"/>
                <table:data-pilot-member table:name="2.73547" table:display="true" table:show-details="true"/>
                <table:data-pilot-member table:name="2.73614" table:display="true" table:show-details="true"/>
                <table:data-pilot-member table:name="2.74034" table:display="true" table:show-details="true"/>
                <table:data-pilot-member table:name="2.7429" table:display="true" table:show-details="true"/>
                <table:data-pilot-member table:name="2.74592" table:display="true" table:show-details="true"/>
                <table:data-pilot-member table:name="2.74706" table:display="true" table:show-details="true"/>
                <table:data-pilot-member table:name="2.74845" table:display="true" table:show-details="true"/>
                <table:data-pilot-member table:name="2.74865" table:display="true" table:show-details="true"/>
                <table:data-pilot-member table:name="2.74886" table:display="true" table:show-details="true"/>
                <table:data-pilot-member table:name="2.74896" table:display="true" table:show-details="true"/>
                <table:data-pilot-member table:name="2.75154" table:display="true" table:show-details="true"/>
                <table:data-pilot-member table:name="2.75582" table:display="true" table:show-details="true"/>
                <table:data-pilot-member table:name="2.75686" table:display="true" table:show-details="true"/>
                <table:data-pilot-member table:name="2.76402" table:display="true" table:show-details="true"/>
                <table:data-pilot-member table:name="2.76517" table:display="true" table:show-details="true"/>
                <table:data-pilot-member table:name="2.76632" table:display="true" table:show-details="true"/>
                <table:data-pilot-member table:name="2.76647" table:display="true" table:show-details="true"/>
                <table:data-pilot-member table:name="2.76776" table:display="true" table:show-details="true"/>
                <table:data-pilot-member table:name="2.77133" table:display="true" table:show-details="true"/>
                <table:data-pilot-member table:name="2.77155" table:display="true" table:show-details="true"/>
                <table:data-pilot-member table:name="2.77292" table:display="true" table:show-details="true"/>
                <table:data-pilot-member table:name="2.7746" table:display="true" table:show-details="true"/>
                <table:data-pilot-member table:name="2.77811" table:display="true" table:show-details="true"/>
                <table:data-pilot-member table:name="2.77961" table:display="true" table:show-details="true"/>
                <table:data-pilot-member table:name="2.78073" table:display="true" table:show-details="true"/>
                <table:data-pilot-member table:name="2.78706" table:display="true" table:show-details="true"/>
                <table:data-pilot-member table:name="2.78851" table:display="true" table:show-details="true"/>
                <table:data-pilot-member table:name="2.79134" table:display="true" table:show-details="true"/>
                <table:data-pilot-member table:name="2.79211" table:display="true" table:show-details="true"/>
                <table:data-pilot-member table:name="2.79292" table:display="true" table:show-details="true"/>
                <table:data-pilot-member table:name="2.79394" table:display="true" table:show-details="true"/>
                <table:data-pilot-member table:name="2.79605" table:display="true" table:show-details="true"/>
                <table:data-pilot-member table:name="2.79634" table:display="true" table:show-details="true"/>
                <table:data-pilot-member table:name="2.79655" table:display="true" table:show-details="true"/>
                <table:data-pilot-member table:name="2.80145" table:display="true" table:show-details="true"/>
                <table:data-pilot-member table:name="2.80928" table:display="true" table:show-details="true"/>
                <table:data-pilot-member table:name="2.8093" table:display="true" table:show-details="true"/>
                <table:data-pilot-member table:name="2.8124" table:display="true" table:show-details="true"/>
                <table:data-pilot-member table:name="2.81269" table:display="true" table:show-details="true"/>
                <table:data-pilot-member table:name="2.81344" table:display="true" table:show-details="true"/>
                <table:data-pilot-member table:name="2.81595" table:display="true" table:show-details="true"/>
                <table:data-pilot-member table:name="2.81627" table:display="true" table:show-details="true"/>
                <table:data-pilot-member table:name="2.81825" table:display="true" table:show-details="true"/>
                <table:data-pilot-member table:name="2.81958" table:display="true" table:show-details="true"/>
                <table:data-pilot-member table:name="2.82274" table:display="true" table:show-details="true"/>
                <table:data-pilot-member table:name="2.82379" table:display="true" table:show-details="true"/>
                <table:data-pilot-member table:name="2.8283" table:display="true" table:show-details="true"/>
                <table:data-pilot-member table:name="2.83457" table:display="true" table:show-details="true"/>
                <table:data-pilot-member table:name="2.83468" table:display="true" table:show-details="true"/>
                <table:data-pilot-member table:name="2.83818" table:display="true" table:show-details="true"/>
                <table:data-pilot-member table:name="2.83842" table:display="true" table:show-details="true"/>
                <table:data-pilot-member table:name="2.83988" table:display="true" table:show-details="true"/>
                <table:data-pilot-member table:name="2.83996" table:display="true" table:show-details="true"/>
                <table:data-pilot-member table:name="2.84159" table:display="true" table:show-details="true"/>
                <table:data-pilot-member table:name="2.84225" table:display="true" table:show-details="true"/>
                <table:data-pilot-member table:name="2.84999" table:display="true" table:show-details="true"/>
                <table:data-pilot-member table:name="2.8502" table:display="true" table:show-details="true"/>
                <table:data-pilot-member table:name="2.85628" table:display="true" table:show-details="true"/>
                <table:data-pilot-member table:name="2.86096" table:display="true" table:show-details="true"/>
                <table:data-pilot-member table:name="2.86272" table:display="true" table:show-details="true"/>
                <table:data-pilot-member table:name="2.8631" table:display="true" table:show-details="true"/>
                <table:data-pilot-member table:name="2.86328" table:display="true" table:show-details="true"/>
                <table:data-pilot-member table:name="2.86393" table:display="true" table:show-details="true"/>
                <table:data-pilot-member table:name="2.86726" table:display="true" table:show-details="true"/>
                <table:data-pilot-member table:name="2.86881" table:display="true" table:show-details="true"/>
                <table:data-pilot-member table:name="2.87023" table:display="true" table:show-details="true"/>
                <table:data-pilot-member table:name="2.8717" table:display="true" table:show-details="true"/>
                <table:data-pilot-member table:name="2.88377" table:display="true" table:show-details="true"/>
                <table:data-pilot-member table:name="2.88544" table:display="true" table:show-details="true"/>
                <table:data-pilot-member table:name="2.887" table:display="true" table:show-details="true"/>
                <table:data-pilot-member table:name="2.88912" table:display="true" table:show-details="true"/>
                <table:data-pilot-member table:name="2.88939" table:display="true" table:show-details="true"/>
                <table:data-pilot-member table:name="2.89031" table:display="true" table:show-details="true"/>
                <table:data-pilot-member table:name="2.8932" table:display="true" table:show-details="true"/>
                <table:data-pilot-member table:name="2.89405" table:display="true" table:show-details="true"/>
                <table:data-pilot-member table:name="2.90277" table:display="true" table:show-details="true"/>
                <table:data-pilot-member table:name="2.90368" table:display="true" table:show-details="true"/>
                <table:data-pilot-member table:name="2.91085" table:display="true" table:show-details="true"/>
                <table:data-pilot-member table:name="2.91217" table:display="true" table:show-details="true"/>
                <table:data-pilot-member table:name="2.91317" table:display="true" table:show-details="true"/>
                <table:data-pilot-member table:name="2.91429" table:display="true" table:show-details="true"/>
                <table:data-pilot-member table:name="2.9145" table:display="true" table:show-details="true"/>
                <table:data-pilot-member table:name="2.92072" table:display="true" table:show-details="true"/>
                <table:data-pilot-member table:name="2.9218" table:display="true" table:show-details="true"/>
                <table:data-pilot-member table:name="2.92467" table:display="true" table:show-details="true"/>
                <table:data-pilot-member table:name="2.93493" table:display="true" table:show-details="true"/>
                <table:data-pilot-member table:name="2.93756" table:display="true" table:show-details="true"/>
                <table:data-pilot-member table:name="2.93825" table:display="true" table:show-details="true"/>
                <table:data-pilot-member table:name="2.94015" table:display="true" table:show-details="true"/>
                <table:data-pilot-member table:name="2.94148" table:display="true" table:show-details="true"/>
                <table:data-pilot-member table:name="2.94504" table:display="true" table:show-details="true"/>
                <table:data-pilot-member table:name="2.9492" table:display="true" table:show-details="true"/>
                <table:data-pilot-member table:name="2.96243" table:display="true" table:show-details="true"/>
                <table:data-pilot-member table:name="2.96278" table:display="true" table:show-details="true"/>
                <table:data-pilot-member table:name="2.96369" table:display="true" table:show-details="true"/>
                <table:data-pilot-member table:name="2.96686" table:display="true" table:show-details="true"/>
                <table:data-pilot-member table:name="2.97158" table:display="true" table:show-details="true"/>
                <table:data-pilot-member table:name="2.97692" table:display="true" table:show-details="true"/>
                <table:data-pilot-member table:name="2.98754" table:display="true" table:show-details="true"/>
                <table:data-pilot-member table:name="2.99107" table:display="true" table:show-details="true"/>
                <table:data-pilot-member table:name="2.99187" table:display="true" table:show-details="true"/>
                <table:data-pilot-member table:name="2.99635" table:display="true" table:show-details="true"/>
                <table:data-pilot-member table:name="3.00003" table:display="true" table:show-details="true"/>
                <table:data-pilot-member table:name="3.01602" table:display="true" table:show-details="true"/>
                <table:data-pilot-member table:name="3.01809" table:display="true" table:show-details="true"/>
                <table:data-pilot-member table:name="3.02553" table:display="true" table:show-details="true"/>
                <table:data-pilot-member table:name="3.02863" table:display="true" table:show-details="true"/>
                <table:data-pilot-member table:name="3.0399" table:display="true" table:show-details="true"/>
                <table:data-pilot-member table:name="3.04371" table:display="true" table:show-details="true"/>
                <table:data-pilot-member table:name="3.06279" table:display="true" table:show-details="true"/>
                <table:data-pilot-member table:name="3.06874" table:display="true" table:show-details="true"/>
                <table:data-pilot-member table:name="3.07357" table:display="true" table:show-details="true"/>
                <table:data-pilot-member table:name="3.10365" table:display="true" table:show-details="true"/>
                <table:data-pilot-member table:name="3.11156" table:display="true" table:show-details="true"/>
                <table:data-pilot-member table:name="3.153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F" svg:font-family="" style:font-family-generic="roman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10-05T16:16:16Z</meta:creation-date>
    <dc:date>2015-10-06T13:29:34.531872260</dc:date>
    <meta:editing-cycles>5</meta:editing-cycles>
    <meta:editing-duration>PT1H32M59S</meta:editing-duration>
    <meta:document-statistic meta:table-count="6" meta:cell-count="499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33333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38cm" svg:height="10.589cm" xlink:href=".." xlink:type="simple" chart:class="chart:bar" chart:style-name="ch1">
        <chart:title svg:x="5.94cm" svg:y="0.346cm" chart:style-name="ch2">
          <text:p>Baseada em Item</text:p>
        </chart:title>
        <chart:plot-area chart:style-name="ch3" table:cell-range-address="'Item_-_Num_Vizinhos'.B1:'Item_-_Num_Vizinhos'.C401" chart:data-source-has-labels="both" svg:x="1.385cm" svg:y="1.378cm" svg:width="14.333cm" svg:height="7.965cm">
          <chartooo:coordinate-region svg:x="2.091cm" svg:y="1.606cm" svg:width="13.483cm" svg:height="6.824cm"/>
          <chart:axis chart:dimension="x" chart:name="primary-x" chart:style-name="ch4" chartooo:axis-type="text">
            <chart:title svg:x="6.271cm" svg:y="9.554cm" chart:style-name="ch5">
              <text:p>Número de Vizinhos (^10)</text:p>
            </chart:title>
            <chart:categories table:cell-range-address="'Item_-_Num_Vizinhos'.B2:'Item_-_Num_Vizinhos'.B401"/>
          </chart:axis>
          <chart:axis chart:dimension="y" chart:name="primary-y" chart:style-name="ch6">
            <chart:title svg:x="0.451cm" svg:y="5.886cm" chart:style-name="ch7">
              <text:p>RMSE</text:p>
            </chart:title>
            <chart:grid chart:style-name="ch8" chart:class="major"/>
          </chart:axis>
          <chart:series chart:style-name="ch9" chart:values-cell-range-address="'Item_-_Num_Vizinhos'.C2:'Item_-_Num_Vizinhos'.C401" chart:label-cell-address="'Item_-_Num_Vizinhos'.C1:'Item_-_Num_Vizinhos'.C1" chart:class="chart:bar">
            <chart:data-point chart:repeated="245"/>
            <chart:data-point chart:style-name="ch10"/>
            <chart:data-point chart:repeated="1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_-_Num_Vizinhos'.C1:'Item_-_Num_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tem_-_Num_Vizinhos'.B2:'Item_-_Num_Vizinhos'.B401</svg:desc>
                </draw:g>
              </table:table-cell>
              <table:table-cell office:value-type="float" office:value="2.83977">
                <text:p>2.83977</text:p>
                <draw:g>
                  <svg:desc>'Item_-_Num_Vizinhos'.C2:'Item_-_Num_Vizinhos'.C4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3895">
                <text:p>2.7389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558">
                <text:p>2.655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9486">
                <text:p>2.594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5381">
                <text:p>2.5538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206">
                <text:p>2.520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8894">
                <text:p>2.488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6754">
                <text:p>2.4675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4904">
                <text:p>2.4490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228">
                <text:p>2.432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1654">
                <text:p>2.416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0468">
                <text:p>2.404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9324">
                <text:p>2.3932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8499">
                <text:p>2.384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7851">
                <text:p>2.3785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7241">
                <text:p>2.372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6649">
                <text:p>2.366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6085">
                <text:p>2.360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5569">
                <text:p>2.355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34997">
                <text:p>2.34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4537">
                <text:p>2.345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409">
                <text:p>2.34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3782">
                <text:p>2.337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3473">
                <text:p>2.334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3175">
                <text:p>2.331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2962">
                <text:p>2.329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2701">
                <text:p>2.327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2445">
                <text:p>2.324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238">
                <text:p>2.32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2153">
                <text:p>2.321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2076">
                <text:p>2.320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948">
                <text:p>2.319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879">
                <text:p>2.318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732">
                <text:p>2.317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647">
                <text:p>2.316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569">
                <text:p>2.315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534">
                <text:p>2.315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429">
                <text:p>2.314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389">
                <text:p>2.313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1333">
                <text:p>2.31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287">
                <text:p>2.312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231">
                <text:p>2.312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217">
                <text:p>2.312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169">
                <text:p>2.311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112">
                <text:p>2.311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12">
                <text:p>2.31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033">
                <text:p>2.310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0904">
                <text:p>2.309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988">
                <text:p>2.699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924">
                <text:p>2.699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866">
                <text:p>2.698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846">
                <text:p>2.698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777">
                <text:p>2.697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743">
                <text:p>2.697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704">
                <text:p>2.697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66">
                <text:p>2.69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64">
                <text:p>2.696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603">
                <text:p>2.696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585">
                <text:p>2.695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567">
                <text:p>2.695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527">
                <text:p>2.695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505">
                <text:p>2.695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484">
                <text:p>2.694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461">
                <text:p>2.694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446">
                <text:p>2.694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451">
                <text:p>2.6945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42">
                <text:p>2.69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378">
                <text:p>2.693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1">
                <text:p>2.694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9">
                <text:p>2.694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1">
                <text:p>2.694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14">
                <text:p>2.694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15">
                <text:p>2.694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8">
                <text:p>2.694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6">
                <text:p>2.694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02">
                <text:p>2.694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411">
                <text:p>2.694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9399">
                <text:p>2.693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85">
                <text:p>2.693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79">
                <text:p>2.69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84">
                <text:p>2.693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82">
                <text:p>2.693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86">
                <text:p>2.693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7">
                <text:p>2.693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66">
                <text:p>2.693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57">
                <text:p>2.693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43">
                <text:p>2.693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316">
                <text:p>2.693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314">
                <text:p>2.69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308">
                <text:p>2.693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31">
                <text:p>2.69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311">
                <text:p>2.69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298">
                <text:p>2.692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286">
                <text:p>2.69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303">
                <text:p>2.693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287">
                <text:p>2.692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299">
                <text:p>2.69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298">
                <text:p>2.692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82">
                <text:p>2.692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75">
                <text:p>2.692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7">
                <text:p>2.69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6">
                <text:p>2.69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59">
                <text:p>2.692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46">
                <text:p>2.692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29">
                <text:p>2.692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27">
                <text:p>2.692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34">
                <text:p>2.692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37">
                <text:p>2.692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27">
                <text:p>2.692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26">
                <text:p>2.692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35">
                <text:p>2.692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4">
                <text:p>2.69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44">
                <text:p>2.692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52">
                <text:p>2.692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53">
                <text:p>2.692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58">
                <text:p>2.6925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54">
                <text:p>2.692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49">
                <text:p>2.692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44">
                <text:p>2.69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39">
                <text:p>2.692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9232">
                <text:p>2.692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19">
                <text:p>2.6921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26">
                <text:p>2.692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23">
                <text:p>2.692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16">
                <text:p>2.692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9213">
                <text:p>2.692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3">
                <text:p>2.692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">
                <text:p>2.69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4">
                <text:p>2.692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78">
                <text:p>2.691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75">
                <text:p>2.691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9208">
                <text:p>2.69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'Pivot Table_Item_-_Limites_1'.A4:'Pivot Table_Item_-_Limites_1'.OK4 'Pivot Table_Item_-_Limites_1'.A6:'Pivot Table_Item_-_Limites_1'.OJ6" chart:data-source-has-labels="row" svg:x="0.32cm" svg:y="0.18cm" svg:width="15.36cm" svg:height="8.64cm">
          <chartooo:coordinate-region svg:x="1.085cm" svg:y="0.393cm" svg:width="14.595cm" svg:height="7.327cm"/>
          <chart:axis chart:dimension="x" chart:name="primary-x" chart:style-name="ch3" chartooo:axis-type="auto">
            <chartooo:date-scale/>
            <chart:categories table:cell-range-address="'Pivot Table_Item_-_Limites_1'.A4:'Pivot Table_Item_-_Limites_1'.OK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ivot Table_Item_-_Limites_1'.A6:'Pivot Table_Item_-_Limites_1'.OJ6" chart:class="chart:area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ivot Table_Item_-_Limites_1'.A4:'Pivot Table_Item_-_Limites_1'.OK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15313">
                <text:p>3.15313</text:p>
                <draw:g>
                  <svg:desc>'Pivot Table_Item_-_Limites_1'.A6:'Pivot Table_Item_-_Limites_1'.OJ6</svg:desc>
                </draw:g>
              </table:table-cell>
              <table:table-cell office:value-type="float" office:value="3.11156">
                <text:p>3.11156</text:p>
              </table:table-cell>
              <table:table-cell office:value-type="float" office:value="3.07357">
                <text:p>3.07357</text:p>
              </table:table-cell>
              <table:table-cell office:value-type="float" office:value="3.04371">
                <text:p>3.04371</text:p>
              </table:table-cell>
              <table:table-cell office:value-type="float" office:value="3.01809">
                <text:p>3.01809</text:p>
              </table:table-cell>
              <table:table-cell office:value-type="float" office:value="2.99107">
                <text:p>2.99107</text:p>
              </table:table-cell>
              <table:table-cell office:value-type="float" office:value="2.96686">
                <text:p>2.96686</text:p>
              </table:table-cell>
              <table:table-cell office:value-type="float" office:value="2.93756">
                <text:p>2.93756</text:p>
              </table:table-cell>
              <table:table-cell office:value-type="float" office:value="2.91429">
                <text:p>2.91429</text:p>
              </table:table-cell>
              <table:table-cell office:value-type="float" office:value="2.89405">
                <text:p>2.89405</text:p>
              </table:table-cell>
              <table:table-cell office:value-type="float" office:value="2.8717">
                <text:p>2.8717</text:p>
              </table:table-cell>
              <table:table-cell office:value-type="float" office:value="2.85628">
                <text:p>2.85628</text:p>
              </table:table-cell>
              <table:table-cell office:value-type="float" office:value="2.83988">
                <text:p>2.83988</text:p>
              </table:table-cell>
              <table:table-cell office:value-type="float" office:value="2.82274">
                <text:p>2.82274</text:p>
              </table:table-cell>
              <table:table-cell office:value-type="float" office:value="2.80928">
                <text:p>2.80928</text:p>
              </table:table-cell>
              <table:table-cell office:value-type="float" office:value="2.79134">
                <text:p>2.79134</text:p>
              </table:table-cell>
              <table:table-cell office:value-type="float" office:value="2.77155">
                <text:p>2.77155</text:p>
              </table:table-cell>
              <table:table-cell office:value-type="float" office:value="2.74896">
                <text:p>2.74896</text:p>
              </table:table-cell>
              <table:table-cell office:value-type="float" office:value="2.73294">
                <text:p>2.73294</text:p>
              </table:table-cell>
              <table:table-cell office:value-type="float" office:value="2.71583">
                <text:p>2.71583</text:p>
              </table:table-cell>
              <table:table-cell office:value-type="float" office:value="2.70281">
                <text:p>2.70281</text:p>
              </table:table-cell>
              <table:table-cell office:value-type="float" office:value="2.69093">
                <text:p>2.69093</text:p>
              </table:table-cell>
              <table:table-cell office:value-type="float" office:value="2.67527">
                <text:p>2.67527</text:p>
              </table:table-cell>
              <table:table-cell office:value-type="float" office:value="2.66225">
                <text:p>2.66225</text:p>
              </table:table-cell>
              <table:table-cell office:value-type="float" office:value="2.64939">
                <text:p>2.64939</text:p>
              </table:table-cell>
              <table:table-cell office:value-type="float" office:value="2.63488">
                <text:p>2.63488</text:p>
              </table:table-cell>
              <table:table-cell office:value-type="float" office:value="2.62239">
                <text:p>2.62239</text:p>
              </table:table-cell>
              <table:table-cell office:value-type="float" office:value="2.60859">
                <text:p>2.60859</text:p>
              </table:table-cell>
              <table:table-cell office:value-type="float" office:value="2.59797">
                <text:p>2.59797</text:p>
              </table:table-cell>
              <table:table-cell office:value-type="float" office:value="2.58137">
                <text:p>2.58137</text:p>
              </table:table-cell>
              <table:table-cell office:value-type="float" office:value="2.57272">
                <text:p>2.57272</text:p>
              </table:table-cell>
              <table:table-cell office:value-type="float" office:value="2.55928">
                <text:p>2.55928</text:p>
              </table:table-cell>
              <table:table-cell office:value-type="float" office:value="2.55181">
                <text:p>2.55181</text:p>
              </table:table-cell>
              <table:table-cell office:value-type="float" office:value="2.5397">
                <text:p>2.5397</text:p>
              </table:table-cell>
              <table:table-cell office:value-type="float" office:value="2.53209">
                <text:p>2.53209</text:p>
              </table:table-cell>
              <table:table-cell office:value-type="float" office:value="2.524">
                <text:p>2.524</text:p>
              </table:table-cell>
              <table:table-cell office:value-type="float" office:value="2.51241">
                <text:p>2.51241</text:p>
              </table:table-cell>
              <table:table-cell office:value-type="float" office:value="2.50045">
                <text:p>2.50045</text:p>
              </table:table-cell>
              <table:table-cell office:value-type="float" office:value="2.49266">
                <text:p>2.49266</text:p>
              </table:table-cell>
              <table:table-cell office:value-type="float" office:value="2.47697">
                <text:p>2.47697</text:p>
              </table:table-cell>
              <table:table-cell office:value-type="float" office:value="3.10365">
                <text:p>3.10365</text:p>
              </table:table-cell>
              <table:table-cell office:value-type="float" office:value="3.06279">
                <text:p>3.06279</text:p>
              </table:table-cell>
              <table:table-cell office:value-type="float" office:value="3.02553">
                <text:p>3.02553</text:p>
              </table:table-cell>
              <table:table-cell office:value-type="float" office:value="2.99635">
                <text:p>2.99635</text:p>
              </table:table-cell>
              <table:table-cell office:value-type="float" office:value="2.97158">
                <text:p>2.97158</text:p>
              </table:table-cell>
              <table:table-cell office:value-type="float" office:value="2.94504">
                <text:p>2.94504</text:p>
              </table:table-cell>
              <table:table-cell office:value-type="float" office:value="2.9218">
                <text:p>2.9218</text:p>
              </table:table-cell>
              <table:table-cell office:value-type="float" office:value="2.8932">
                <text:p>2.8932</text:p>
              </table:table-cell>
              <table:table-cell office:value-type="float" office:value="2.87023">
                <text:p>2.87023</text:p>
              </table:table-cell>
              <table:table-cell office:value-type="float" office:value="2.8502">
                <text:p>2.8502</text:p>
              </table:table-cell>
              <table:table-cell office:value-type="float" office:value="2.8283">
                <text:p>2.8283</text:p>
              </table:table-cell>
              <table:table-cell office:value-type="float" office:value="2.81269">
                <text:p>2.81269</text:p>
              </table:table-cell>
              <table:table-cell office:value-type="float" office:value="2.79655">
                <text:p>2.79655</text:p>
              </table:table-cell>
              <table:table-cell office:value-type="float" office:value="2.77961">
                <text:p>2.77961</text:p>
              </table:table-cell>
              <table:table-cell office:value-type="float" office:value="2.76647">
                <text:p>2.76647</text:p>
              </table:table-cell>
              <table:table-cell office:value-type="float" office:value="2.74865">
                <text:p>2.74865</text:p>
              </table:table-cell>
              <table:table-cell office:value-type="float" office:value="2.72936">
                <text:p>2.72936</text:p>
              </table:table-cell>
              <table:table-cell office:value-type="float" office:value="2.70688">
                <text:p>2.70688</text:p>
              </table:table-cell>
              <table:table-cell office:value-type="float" office:value="2.69102">
                <text:p>2.69102</text:p>
              </table:table-cell>
              <table:table-cell office:value-type="float" office:value="2.67395">
                <text:p>2.67395</text:p>
              </table:table-cell>
              <table:table-cell office:value-type="float" office:value="2.66107">
                <text:p>2.66107</text:p>
              </table:table-cell>
              <table:table-cell office:value-type="float" office:value="2.64928">
                <text:p>2.64928</text:p>
              </table:table-cell>
              <table:table-cell office:value-type="float" office:value="2.6338">
                <text:p>2.6338</text:p>
              </table:table-cell>
              <table:table-cell office:value-type="float" office:value="2.62071">
                <text:p>2.62071</text:p>
              </table:table-cell>
              <table:table-cell office:value-type="float" office:value="2.60788">
                <text:p>2.60788</text:p>
              </table:table-cell>
              <table:table-cell office:value-type="float" office:value="2.59358">
                <text:p>2.59358</text:p>
              </table:table-cell>
              <table:table-cell office:value-type="float" office:value="2.58145">
                <text:p>2.58145</text:p>
              </table:table-cell>
              <table:table-cell office:value-type="float" office:value="2.5674">
                <text:p>2.5674</text:p>
              </table:table-cell>
              <table:table-cell office:value-type="float" office:value="2.55697">
                <text:p>2.55697</text:p>
              </table:table-cell>
              <table:table-cell office:value-type="float" office:value="2.54093">
                <text:p>2.54093</text:p>
              </table:table-cell>
              <table:table-cell office:value-type="float" office:value="2.53233">
                <text:p>2.53233</text:p>
              </table:table-cell>
              <table:table-cell office:value-type="float" office:value="2.51915">
                <text:p>2.51915</text:p>
              </table:table-cell>
              <table:table-cell office:value-type="float" office:value="2.5118">
                <text:p>2.5118</text:p>
              </table:table-cell>
              <table:table-cell office:value-type="float" office:value="2.49991">
                <text:p>2.49991</text:p>
              </table:table-cell>
              <table:table-cell office:value-type="float" office:value="2.49224">
                <text:p>2.49224</text:p>
              </table:table-cell>
              <table:table-cell office:value-type="float" office:value="2.4842">
                <text:p>2.4842</text:p>
              </table:table-cell>
              <table:table-cell office:value-type="float" office:value="2.47304">
                <text:p>2.47304</text:p>
              </table:table-cell>
              <table:table-cell office:value-type="float" office:value="2.46104">
                <text:p>2.46104</text:p>
              </table:table-cell>
              <table:table-cell office:value-type="float" office:value="2.45332">
                <text:p>2.45332</text:p>
              </table:table-cell>
              <table:table-cell office:value-type="float" office:value="2.43787">
                <text:p>2.43787</text:p>
              </table:table-cell>
              <table:table-cell office:value-type="float" office:value="3.06874">
                <text:p>3.06874</text:p>
              </table:table-cell>
              <table:table-cell office:value-type="float" office:value="3.02863">
                <text:p>3.02863</text:p>
              </table:table-cell>
              <table:table-cell office:value-type="float" office:value="2.99187">
                <text:p>2.99187</text:p>
              </table:table-cell>
              <table:table-cell office:value-type="float" office:value="2.96278">
                <text:p>2.96278</text:p>
              </table:table-cell>
              <table:table-cell office:value-type="float" office:value="2.93825">
                <text:p>2.93825</text:p>
              </table:table-cell>
              <table:table-cell office:value-type="float" office:value="2.91217">
                <text:p>2.91217</text:p>
              </table:table-cell>
              <table:table-cell office:value-type="float" office:value="2.88939">
                <text:p>2.88939</text:p>
              </table:table-cell>
              <table:table-cell office:value-type="float" office:value="2.86096">
                <text:p>2.86096</text:p>
              </table:table-cell>
              <table:table-cell office:value-type="float" office:value="2.83818">
                <text:p>2.83818</text:p>
              </table:table-cell>
              <table:table-cell office:value-type="float" office:value="2.81825">
                <text:p>2.81825</text:p>
              </table:table-cell>
              <table:table-cell office:value-type="float" office:value="2.79634">
                <text:p>2.79634</text:p>
              </table:table-cell>
              <table:table-cell office:value-type="float" office:value="2.78073">
                <text:p>2.78073</text:p>
              </table:table-cell>
              <table:table-cell office:value-type="float" office:value="2.76517">
                <text:p>2.76517</text:p>
              </table:table-cell>
              <table:table-cell office:value-type="float" office:value="2.74845">
                <text:p>2.74845</text:p>
              </table:table-cell>
              <table:table-cell office:value-type="float" office:value="2.73547">
                <text:p>2.73547</text:p>
              </table:table-cell>
              <table:table-cell office:value-type="float" office:value="2.71755">
                <text:p>2.71755</text:p>
              </table:table-cell>
              <table:table-cell office:value-type="float" office:value="2.69859">
                <text:p>2.69859</text:p>
              </table:table-cell>
              <table:table-cell office:value-type="float" office:value="2.67625">
                <text:p>2.67625</text:p>
              </table:table-cell>
              <table:table-cell office:value-type="float" office:value="2.66056">
                <text:p>2.66056</text:p>
              </table:table-cell>
              <table:table-cell office:value-type="float" office:value="2.64349">
                <text:p>2.64349</text:p>
              </table:table-cell>
              <table:table-cell office:value-type="float" office:value="2.63075">
                <text:p>2.63075</text:p>
              </table:table-cell>
              <table:table-cell office:value-type="float" office:value="2.61903">
                <text:p>2.61903</text:p>
              </table:table-cell>
              <table:table-cell office:value-type="float" office:value="2.60374">
                <text:p>2.60374</text:p>
              </table:table-cell>
              <table:table-cell office:value-type="float" office:value="2.59089">
                <text:p>2.59089</text:p>
              </table:table-cell>
              <table:table-cell office:value-type="float" office:value="2.57811">
                <text:p>2.57811</text:p>
              </table:table-cell>
              <table:table-cell office:value-type="float" office:value="2.56395">
                <text:p>2.56395</text:p>
              </table:table-cell>
              <table:table-cell office:value-type="float" office:value="2.55194">
                <text:p>2.55194</text:p>
              </table:table-cell>
              <table:table-cell office:value-type="float" office:value="2.53825">
                <text:p>2.53825</text:p>
              </table:table-cell>
              <table:table-cell office:value-type="float" office:value="2.52792">
                <text:p>2.52792</text:p>
              </table:table-cell>
              <table:table-cell office:value-type="float" office:value="2.51209">
                <text:p>2.51209</text:p>
              </table:table-cell>
              <table:table-cell office:value-type="float" office:value="2.5035">
                <text:p>2.5035</text:p>
              </table:table-cell>
              <table:table-cell office:value-type="float" office:value="2.49048">
                <text:p>2.49048</text:p>
              </table:table-cell>
              <table:table-cell office:value-type="float" office:value="2.48331">
                <text:p>2.48331</text:p>
              </table:table-cell>
              <table:table-cell office:value-type="float" office:value="2.47175">
                <text:p>2.47175</text:p>
              </table:table-cell>
              <table:table-cell office:value-type="float" office:value="2.46406">
                <text:p>2.46406</text:p>
              </table:table-cell>
              <table:table-cell office:value-type="float" office:value="2.45618">
                <text:p>2.45618</text:p>
              </table:table-cell>
              <table:table-cell office:value-type="float" office:value="2.44572">
                <text:p>2.44572</text:p>
              </table:table-cell>
              <table:table-cell office:value-type="float" office:value="2.43393">
                <text:p>2.43393</text:p>
              </table:table-cell>
              <table:table-cell office:value-type="float" office:value="2.42608">
                <text:p>2.42608</text:p>
              </table:table-cell>
              <table:table-cell office:value-type="float" office:value="2.41084">
                <text:p>2.41084</text:p>
              </table:table-cell>
              <table:table-cell office:value-type="float" office:value="3.0399">
                <text:p>3.0399</text:p>
              </table:table-cell>
              <table:table-cell office:value-type="float" office:value="3.00003">
                <text:p>3.00003</text:p>
              </table:table-cell>
              <table:table-cell office:value-type="float" office:value="2.96369">
                <text:p>2.96369</text:p>
              </table:table-cell>
              <table:table-cell office:value-type="float" office:value="2.93493">
                <text:p>2.93493</text:p>
              </table:table-cell>
              <table:table-cell office:value-type="float" office:value="2.91085">
                <text:p>2.91085</text:p>
              </table:table-cell>
              <table:table-cell office:value-type="float" office:value="2.88544">
                <text:p>2.88544</text:p>
              </table:table-cell>
              <table:table-cell office:value-type="float" office:value="2.86272">
                <text:p>2.86272</text:p>
              </table:table-cell>
              <table:table-cell office:value-type="float" office:value="2.83457">
                <text:p>2.83457</text:p>
              </table:table-cell>
              <table:table-cell office:value-type="float" office:value="2.8124">
                <text:p>2.8124</text:p>
              </table:table-cell>
              <table:table-cell office:value-type="float" office:value="2.79292">
                <text:p>2.79292</text:p>
              </table:table-cell>
              <table:table-cell office:value-type="float" office:value="2.77133">
                <text:p>2.77133</text:p>
              </table:table-cell>
              <table:table-cell office:value-type="float" office:value="2.75582">
                <text:p>2.75582</text:p>
              </table:table-cell>
              <table:table-cell office:value-type="float" office:value="2.74034">
                <text:p>2.74034</text:p>
              </table:table-cell>
              <table:table-cell office:value-type="float" office:value="2.72408">
                <text:p>2.72408</text:p>
              </table:table-cell>
              <table:table-cell office:value-type="float" office:value="2.71146">
                <text:p>2.71146</text:p>
              </table:table-cell>
              <table:table-cell office:value-type="float" office:value="2.69338">
                <text:p>2.69338</text:p>
              </table:table-cell>
              <table:table-cell office:value-type="float" office:value="2.67453">
                <text:p>2.67453</text:p>
              </table:table-cell>
              <table:table-cell office:value-type="float" office:value="2.65244">
                <text:p>2.65244</text:p>
              </table:table-cell>
              <table:table-cell office:value-type="float" office:value="2.63704">
                <text:p>2.63704</text:p>
              </table:table-cell>
              <table:table-cell office:value-type="float" office:value="2.6203">
                <text:p>2.6203</text:p>
              </table:table-cell>
              <table:table-cell office:value-type="float" office:value="2.60811">
                <text:p>2.60811</text:p>
              </table:table-cell>
              <table:table-cell office:value-type="float" office:value="2.59649">
                <text:p>2.59649</text:p>
              </table:table-cell>
              <table:table-cell office:value-type="float" office:value="2.58143">
                <text:p>2.58143</text:p>
              </table:table-cell>
              <table:table-cell office:value-type="float" office:value="2.56904">
                <text:p>2.56904</text:p>
              </table:table-cell>
              <table:table-cell office:value-type="float" office:value="2.55633">
                <text:p>2.55633</text:p>
              </table:table-cell>
              <table:table-cell office:value-type="float" office:value="2.54242">
                <text:p>2.54242</text:p>
              </table:table-cell>
              <table:table-cell office:value-type="float" office:value="2.53033">
                <text:p>2.53033</text:p>
              </table:table-cell>
              <table:table-cell office:value-type="float" office:value="2.51649">
                <text:p>2.51649</text:p>
              </table:table-cell>
              <table:table-cell office:value-type="float" office:value="2.50629">
                <text:p>2.50629</text:p>
              </table:table-cell>
              <table:table-cell office:value-type="float" office:value="2.49039">
                <text:p>2.49039</text:p>
              </table:table-cell>
              <table:table-cell office:value-type="float" office:value="2.48173">
                <text:p>2.48173</text:p>
              </table:table-cell>
              <table:table-cell office:value-type="float" office:value="2.46908">
                <text:p>2.46908</text:p>
              </table:table-cell>
              <table:table-cell office:value-type="float" office:value="2.46205">
                <text:p>2.46205</text:p>
              </table:table-cell>
              <table:table-cell office:value-type="float" office:value="2.45058">
                <text:p>2.45058</text:p>
              </table:table-cell>
              <table:table-cell office:value-type="float" office:value="2.4429">
                <text:p>2.4429</text:p>
              </table:table-cell>
              <table:table-cell office:value-type="float" office:value="2.43506">
                <text:p>2.43506</text:p>
              </table:table-cell>
              <table:table-cell office:value-type="float" office:value="2.42486">
                <text:p>2.42486</text:p>
              </table:table-cell>
              <table:table-cell office:value-type="float" office:value="2.41364">
                <text:p>2.41364</text:p>
              </table:table-cell>
              <table:table-cell office:value-type="float" office:value="2.40574">
                <text:p>2.40574</text:p>
              </table:table-cell>
              <table:table-cell office:value-type="float" office:value="2.39128">
                <text:p>2.39128</text:p>
              </table:table-cell>
              <table:table-cell office:value-type="float" office:value="3.01602">
                <text:p>3.01602</text:p>
              </table:table-cell>
              <table:table-cell office:value-type="float" office:value="2.97692">
                <text:p>2.97692</text:p>
              </table:table-cell>
              <table:table-cell office:value-type="float" office:value="2.94148">
                <text:p>2.94148</text:p>
              </table:table-cell>
              <table:table-cell office:value-type="float" office:value="2.91317">
                <text:p>2.91317</text:p>
              </table:table-cell>
              <table:table-cell office:value-type="float" office:value="2.88912">
                <text:p>2.88912</text:p>
              </table:table-cell>
              <table:table-cell office:value-type="float" office:value="2.86393">
                <text:p>2.86393</text:p>
              </table:table-cell>
              <table:table-cell office:value-type="float" office:value="2.84159">
                <text:p>2.84159</text:p>
              </table:table-cell>
              <table:table-cell office:value-type="float" office:value="2.81344">
                <text:p>2.81344</text:p>
              </table:table-cell>
              <table:table-cell office:value-type="float" office:value="2.79211">
                <text:p>2.79211</text:p>
              </table:table-cell>
              <table:table-cell office:value-type="float" office:value="2.77292">
                <text:p>2.77292</text:p>
              </table:table-cell>
              <table:table-cell office:value-type="float" office:value="2.75154">
                <text:p>2.75154</text:p>
              </table:table-cell>
              <table:table-cell office:value-type="float" office:value="2.73614">
                <text:p>2.73614</text:p>
              </table:table-cell>
              <table:table-cell office:value-type="float" office:value="2.72094">
                <text:p>2.72094</text:p>
              </table:table-cell>
              <table:table-cell office:value-type="float" office:value="2.70462">
                <text:p>2.70462</text:p>
              </table:table-cell>
              <table:table-cell office:value-type="float" office:value="2.69206">
                <text:p>2.69206</text:p>
              </table:table-cell>
              <table:table-cell office:value-type="float" office:value="2.67418">
                <text:p>2.67418</text:p>
              </table:table-cell>
              <table:table-cell office:value-type="float" office:value="2.65538">
                <text:p>2.65538</text:p>
              </table:table-cell>
              <table:table-cell office:value-type="float" office:value="2.63378">
                <text:p>2.63378</text:p>
              </table:table-cell>
              <table:table-cell office:value-type="float" office:value="2.61859">
                <text:p>2.61859</text:p>
              </table:table-cell>
              <table:table-cell office:value-type="float" office:value="2.60175">
                <text:p>2.60175</text:p>
              </table:table-cell>
              <table:table-cell office:value-type="float" office:value="2.58957">
                <text:p>2.58957</text:p>
              </table:table-cell>
              <table:table-cell office:value-type="float" office:value="2.57799">
                <text:p>2.57799</text:p>
              </table:table-cell>
              <table:table-cell office:value-type="float" office:value="2.56292">
                <text:p>2.56292</text:p>
              </table:table-cell>
              <table:table-cell office:value-type="float" office:value="2.55093">
                <text:p>2.55093</text:p>
              </table:table-cell>
              <table:table-cell office:value-type="float" office:value="2.53825">
                <text:p>2.53825</text:p>
              </table:table-cell>
              <table:table-cell office:value-type="float" office:value="2.52439">
                <text:p>2.52439</text:p>
              </table:table-cell>
              <table:table-cell office:value-type="float" office:value="2.51235">
                <text:p>2.51235</text:p>
              </table:table-cell>
              <table:table-cell office:value-type="float" office:value="2.49849">
                <text:p>2.49849</text:p>
              </table:table-cell>
              <table:table-cell office:value-type="float" office:value="2.48847">
                <text:p>2.48847</text:p>
              </table:table-cell>
              <table:table-cell office:value-type="float" office:value="2.47274">
                <text:p>2.47274</text:p>
              </table:table-cell>
              <table:table-cell office:value-type="float" office:value="2.46437">
                <text:p>2.46437</text:p>
              </table:table-cell>
              <table:table-cell office:value-type="float" office:value="2.45196">
                <text:p>2.45196</text:p>
              </table:table-cell>
              <table:table-cell office:value-type="float" office:value="2.44489">
                <text:p>2.44489</text:p>
              </table:table-cell>
              <table:table-cell office:value-type="float" office:value="2.43346">
                <text:p>2.43346</text:p>
              </table:table-cell>
              <table:table-cell office:value-type="float" office:value="2.42572">
                <text:p>2.42572</text:p>
              </table:table-cell>
              <table:table-cell office:value-type="float" office:value="2.41782">
                <text:p>2.41782</text:p>
              </table:table-cell>
              <table:table-cell office:value-type="float" office:value="2.40778">
                <text:p>2.40778</text:p>
              </table:table-cell>
              <table:table-cell office:value-type="float" office:value="2.39673">
                <text:p>2.39673</text:p>
              </table:table-cell>
              <table:table-cell office:value-type="float" office:value="2.38877">
                <text:p>2.38877</text:p>
              </table:table-cell>
              <table:table-cell office:value-type="float" office:value="2.37482">
                <text:p>2.37482</text:p>
              </table:table-cell>
              <table:table-cell office:value-type="float" office:value="2.98754">
                <text:p>2.98754</text:p>
              </table:table-cell>
              <table:table-cell office:value-type="float" office:value="2.9492">
                <text:p>2.9492</text:p>
              </table:table-cell>
              <table:table-cell office:value-type="float" office:value="2.9145">
                <text:p>2.9145</text:p>
              </table:table-cell>
              <table:table-cell office:value-type="float" office:value="2.887">
                <text:p>2.887</text:p>
              </table:table-cell>
              <table:table-cell office:value-type="float" office:value="2.86328">
                <text:p>2.86328</text:p>
              </table:table-cell>
              <table:table-cell office:value-type="float" office:value="2.83842">
                <text:p>2.83842</text:p>
              </table:table-cell>
              <table:table-cell office:value-type="float" office:value="2.81627">
                <text:p>2.81627</text:p>
              </table:table-cell>
              <table:table-cell office:value-type="float" office:value="2.78851">
                <text:p>2.78851</text:p>
              </table:table-cell>
              <table:table-cell office:value-type="float" office:value="2.76776">
                <text:p>2.76776</text:p>
              </table:table-cell>
              <table:table-cell office:value-type="float" office:value="2.74886">
                <text:p>2.74886</text:p>
              </table:table-cell>
              <table:table-cell office:value-type="float" office:value="2.72796">
                <text:p>2.72796</text:p>
              </table:table-cell>
              <table:table-cell office:value-type="float" office:value="2.71292">
                <text:p>2.71292</text:p>
              </table:table-cell>
              <table:table-cell office:value-type="float" office:value="2.69802">
                <text:p>2.69802</text:p>
              </table:table-cell>
              <table:table-cell office:value-type="float" office:value="2.68155">
                <text:p>2.68155</text:p>
              </table:table-cell>
              <table:table-cell office:value-type="float" office:value="2.66927">
                <text:p>2.66927</text:p>
              </table:table-cell>
              <table:table-cell office:value-type="float" office:value="2.65146">
                <text:p>2.65146</text:p>
              </table:table-cell>
              <table:table-cell office:value-type="float" office:value="2.63315">
                <text:p>2.63315</text:p>
              </table:table-cell>
              <table:table-cell office:value-type="float" office:value="2.61229">
                <text:p>2.61229</text:p>
              </table:table-cell>
              <table:table-cell office:value-type="float" office:value="2.59738">
                <text:p>2.59738</text:p>
              </table:table-cell>
              <table:table-cell office:value-type="float" office:value="2.5807">
                <text:p>2.5807</text:p>
              </table:table-cell>
              <table:table-cell office:value-type="float" office:value="2.56851">
                <text:p>2.56851</text:p>
              </table:table-cell>
              <table:table-cell office:value-type="float" office:value="2.55728">
                <text:p>2.55728</text:p>
              </table:table-cell>
              <table:table-cell office:value-type="float" office:value="2.54262">
                <text:p>2.54262</text:p>
              </table:table-cell>
              <table:table-cell office:value-type="float" office:value="2.53069">
                <text:p>2.53069</text:p>
              </table:table-cell>
              <table:table-cell office:value-type="float" office:value="2.51804">
                <text:p>2.51804</text:p>
              </table:table-cell>
              <table:table-cell office:value-type="float" office:value="2.50418">
                <text:p>2.50418</text:p>
              </table:table-cell>
              <table:table-cell office:value-type="float" office:value="2.49212">
                <text:p>2.49212</text:p>
              </table:table-cell>
              <table:table-cell office:value-type="float" office:value="2.47831">
                <text:p>2.47831</text:p>
              </table:table-cell>
              <table:table-cell office:value-type="float" office:value="2.46863">
                <text:p>2.46863</text:p>
              </table:table-cell>
              <table:table-cell office:value-type="float" office:value="2.45325">
                <text:p>2.45325</text:p>
              </table:table-cell>
              <table:table-cell office:value-type="float" office:value="2.44492">
                <text:p>2.44492</text:p>
              </table:table-cell>
              <table:table-cell office:value-type="float" office:value="2.43242">
                <text:p>2.43242</text:p>
              </table:table-cell>
              <table:table-cell office:value-type="float" office:value="2.4254">
                <text:p>2.4254</text:p>
              </table:table-cell>
              <table:table-cell office:value-type="float" office:value="2.41404">
                <text:p>2.41404</text:p>
              </table:table-cell>
              <table:table-cell office:value-type="float" office:value="2.40653">
                <text:p>2.40653</text:p>
              </table:table-cell>
              <table:table-cell office:value-type="float" office:value="2.39889">
                <text:p>2.39889</text:p>
              </table:table-cell>
              <table:table-cell office:value-type="float" office:value="2.38882">
                <text:p>2.38882</text:p>
              </table:table-cell>
              <table:table-cell office:value-type="float" office:value="2.37825">
                <text:p>2.37825</text:p>
              </table:table-cell>
              <table:table-cell office:value-type="float" office:value="2.37039">
                <text:p>2.37039</text:p>
              </table:table-cell>
              <table:table-cell office:value-type="float" office:value="2.35657">
                <text:p>2.35657</text:p>
              </table:table-cell>
              <table:table-cell office:value-type="float" office:value="2.96243">
                <text:p>2.96243</text:p>
              </table:table-cell>
              <table:table-cell office:value-type="float" office:value="2.92467">
                <text:p>2.92467</text:p>
              </table:table-cell>
              <table:table-cell office:value-type="float" office:value="2.89031">
                <text:p>2.89031</text:p>
              </table:table-cell>
              <table:table-cell office:value-type="float" office:value="2.8631">
                <text:p>2.8631</text:p>
              </table:table-cell>
              <table:table-cell office:value-type="float" office:value="2.83996">
                <text:p>2.83996</text:p>
              </table:table-cell>
              <table:table-cell office:value-type="float" office:value="2.81595">
                <text:p>2.81595</text:p>
              </table:table-cell>
              <table:table-cell office:value-type="float" office:value="2.79394">
                <text:p>2.79394</text:p>
              </table:table-cell>
              <table:table-cell office:value-type="float" office:value="2.76632">
                <text:p>2.76632</text:p>
              </table:table-cell>
              <table:table-cell office:value-type="float" office:value="2.74592">
                <text:p>2.74592</text:p>
              </table:table-cell>
              <table:table-cell office:value-type="float" office:value="2.72712">
                <text:p>2.72712</text:p>
              </table:table-cell>
              <table:table-cell office:value-type="float" office:value="2.70647">
                <text:p>2.70647</text:p>
              </table:table-cell>
              <table:table-cell office:value-type="float" office:value="2.69155">
                <text:p>2.69155</text:p>
              </table:table-cell>
              <table:table-cell office:value-type="float" office:value="2.67669">
                <text:p>2.67669</text:p>
              </table:table-cell>
              <table:table-cell office:value-type="float" office:value="2.66031">
                <text:p>2.66031</text:p>
              </table:table-cell>
              <table:table-cell office:value-type="float" office:value="2.64808">
                <text:p>2.64808</text:p>
              </table:table-cell>
              <table:table-cell office:value-type="float" office:value="2.63057">
                <text:p>2.63057</text:p>
              </table:table-cell>
              <table:table-cell office:value-type="float" office:value="2.61215">
                <text:p>2.61215</text:p>
              </table:table-cell>
              <table:table-cell office:value-type="float" office:value="2.59153">
                <text:p>2.59153</text:p>
              </table:table-cell>
              <table:table-cell office:value-type="float" office:value="2.57674">
                <text:p>2.57674</text:p>
              </table:table-cell>
              <table:table-cell office:value-type="float" office:value="2.56051">
                <text:p>2.56051</text:p>
              </table:table-cell>
              <table:table-cell office:value-type="float" office:value="2.54885">
                <text:p>2.54885</text:p>
              </table:table-cell>
              <table:table-cell office:value-type="float" office:value="2.53781">
                <text:p>2.53781</text:p>
              </table:table-cell>
              <table:table-cell office:value-type="float" office:value="2.52335">
                <text:p>2.52335</text:p>
              </table:table-cell>
              <table:table-cell office:value-type="float" office:value="2.5116">
                <text:p>2.5116</text:p>
              </table:table-cell>
              <table:table-cell office:value-type="float" office:value="2.49948">
                <text:p>2.49948</text:p>
              </table:table-cell>
              <table:table-cell office:value-type="float" office:value="2.4862">
                <text:p>2.4862</text:p>
              </table:table-cell>
              <table:table-cell office:value-type="float" office:value="2.47425">
                <text:p>2.47425</text:p>
              </table:table-cell>
              <table:table-cell office:value-type="float" office:value="2.46072">
                <text:p>2.46072</text:p>
              </table:table-cell>
              <table:table-cell office:value-type="float" office:value="2.45099">
                <text:p>2.45099</text:p>
              </table:table-cell>
              <table:table-cell office:value-type="float" office:value="2.43572">
                <text:p>2.43572</text:p>
              </table:table-cell>
              <table:table-cell office:value-type="float" office:value="2.42746">
                <text:p>2.42746</text:p>
              </table:table-cell>
              <table:table-cell office:value-type="float" office:value="2.41501">
                <text:p>2.41501</text:p>
              </table:table-cell>
              <table:table-cell office:value-type="float" office:value="2.40798">
                <text:p>2.40798</text:p>
              </table:table-cell>
              <table:table-cell office:value-type="float" office:value="2.39673">
                <text:p>2.39673</text:p>
              </table:table-cell>
              <table:table-cell office:value-type="float" office:value="2.38946">
                <text:p>2.38946</text:p>
              </table:table-cell>
              <table:table-cell office:value-type="float" office:value="2.3818">
                <text:p>2.3818</text:p>
              </table:table-cell>
              <table:table-cell office:value-type="float" office:value="2.37167">
                <text:p>2.37167</text:p>
              </table:table-cell>
              <table:table-cell office:value-type="float" office:value="2.36139">
                <text:p>2.36139</text:p>
              </table:table-cell>
              <table:table-cell office:value-type="float" office:value="2.35353">
                <text:p>2.35353</text:p>
              </table:table-cell>
              <table:table-cell office:value-type="float" office:value="2.33974">
                <text:p>2.33974</text:p>
              </table:table-cell>
              <table:table-cell office:value-type="float" office:value="2.94015">
                <text:p>2.94015</text:p>
              </table:table-cell>
              <table:table-cell office:value-type="float" office:value="2.90277">
                <text:p>2.90277</text:p>
              </table:table-cell>
              <table:table-cell office:value-type="float" office:value="2.86881">
                <text:p>2.86881</text:p>
              </table:table-cell>
              <table:table-cell office:value-type="float" office:value="2.84225">
                <text:p>2.84225</text:p>
              </table:table-cell>
              <table:table-cell office:value-type="float" office:value="2.81958">
                <text:p>2.81958</text:p>
              </table:table-cell>
              <table:table-cell office:value-type="float" office:value="2.79605">
                <text:p>2.79605</text:p>
              </table:table-cell>
              <table:table-cell office:value-type="float" office:value="2.7746">
                <text:p>2.7746</text:p>
              </table:table-cell>
              <table:table-cell office:value-type="float" office:value="2.74706">
                <text:p>2.74706</text:p>
              </table:table-cell>
              <table:table-cell office:value-type="float" office:value="2.72716">
                <text:p>2.72716</text:p>
              </table:table-cell>
              <table:table-cell office:value-type="float" office:value="2.70861">
                <text:p>2.70861</text:p>
              </table:table-cell>
              <table:table-cell office:value-type="float" office:value="2.68806">
                <text:p>2.68806</text:p>
              </table:table-cell>
              <table:table-cell office:value-type="float" office:value="2.67334">
                <text:p>2.67334</text:p>
              </table:table-cell>
              <table:table-cell office:value-type="float" office:value="2.65856">
                <text:p>2.65856</text:p>
              </table:table-cell>
              <table:table-cell office:value-type="float" office:value="2.64212">
                <text:p>2.64212</text:p>
              </table:table-cell>
              <table:table-cell office:value-type="float" office:value="2.63059">
                <text:p>2.63059</text:p>
              </table:table-cell>
              <table:table-cell office:value-type="float" office:value="2.61307">
                <text:p>2.61307</text:p>
              </table:table-cell>
              <table:table-cell office:value-type="float" office:value="2.59461">
                <text:p>2.59461</text:p>
              </table:table-cell>
              <table:table-cell office:value-type="float" office:value="2.57414">
                <text:p>2.57414</text:p>
              </table:table-cell>
              <table:table-cell office:value-type="float" office:value="2.55923">
                <text:p>2.55923</text:p>
              </table:table-cell>
              <table:table-cell office:value-type="float" office:value="2.54313">
                <text:p>2.54313</text:p>
              </table:table-cell>
              <table:table-cell office:value-type="float" office:value="2.53147">
                <text:p>2.53147</text:p>
              </table:table-cell>
              <table:table-cell office:value-type="float" office:value="2.52063">
                <text:p>2.52063</text:p>
              </table:table-cell>
              <table:table-cell office:value-type="float" office:value="2.5061">
                <text:p>2.5061</text:p>
              </table:table-cell>
              <table:table-cell office:value-type="float" office:value="2.49448">
                <text:p>2.49448</text:p>
              </table:table-cell>
              <table:table-cell office:value-type="float" office:value="2.48229">
                <text:p>2.48229</text:p>
              </table:table-cell>
              <table:table-cell office:value-type="float" office:value="2.46934">
                <text:p>2.46934</text:p>
              </table:table-cell>
              <table:table-cell office:value-type="float" office:value="2.45795">
                <text:p>2.45795</text:p>
              </table:table-cell>
              <table:table-cell office:value-type="float" office:value="2.44475">
                <text:p>2.44475</text:p>
              </table:table-cell>
              <table:table-cell office:value-type="float" office:value="2.43501">
                <text:p>2.43501</text:p>
              </table:table-cell>
              <table:table-cell office:value-type="float" office:value="2.41991">
                <text:p>2.41991</text:p>
              </table:table-cell>
              <table:table-cell office:value-type="float" office:value="2.41166">
                <text:p>2.41166</text:p>
              </table:table-cell>
              <table:table-cell office:value-type="float" office:value="2.39951">
                <text:p>2.39951</text:p>
              </table:table-cell>
              <table:table-cell office:value-type="float" office:value="2.39262">
                <text:p>2.39262</text:p>
              </table:table-cell>
              <table:table-cell office:value-type="float" office:value="2.38173">
                <text:p>2.38173</text:p>
              </table:table-cell>
              <table:table-cell office:value-type="float" office:value="2.37447">
                <text:p>2.37447</text:p>
              </table:table-cell>
              <table:table-cell office:value-type="float" office:value="2.36703">
                <text:p>2.36703</text:p>
              </table:table-cell>
              <table:table-cell office:value-type="float" office:value="2.35693">
                <text:p>2.35693</text:p>
              </table:table-cell>
              <table:table-cell office:value-type="float" office:value="2.34708">
                <text:p>2.34708</text:p>
              </table:table-cell>
              <table:table-cell office:value-type="float" office:value="2.33918">
                <text:p>2.33918</text:p>
              </table:table-cell>
              <table:table-cell office:value-type="float" office:value="2.32591">
                <text:p>2.32591</text:p>
              </table:table-cell>
              <table:table-cell office:value-type="float" office:value="2.92072">
                <text:p>2.92072</text:p>
              </table:table-cell>
              <table:table-cell office:value-type="float" office:value="2.88377">
                <text:p>2.88377</text:p>
              </table:table-cell>
              <table:table-cell office:value-type="float" office:value="2.84999">
                <text:p>2.84999</text:p>
              </table:table-cell>
              <table:table-cell office:value-type="float" office:value="2.82379">
                <text:p>2.82379</text:p>
              </table:table-cell>
              <table:table-cell office:value-type="float" office:value="2.80145">
                <text:p>2.80145</text:p>
              </table:table-cell>
              <table:table-cell office:value-type="float" office:value="2.77811">
                <text:p>2.77811</text:p>
              </table:table-cell>
              <table:table-cell office:value-type="float" office:value="2.75686">
                <text:p>2.75686</text:p>
              </table:table-cell>
              <table:table-cell office:value-type="float" office:value="2.72959">
                <text:p>2.72959</text:p>
              </table:table-cell>
              <table:table-cell office:value-type="float" office:value="2.70995">
                <text:p>2.70995</text:p>
              </table:table-cell>
              <table:table-cell office:value-type="float" office:value="2.69158">
                <text:p>2.69158</text:p>
              </table:table-cell>
              <table:table-cell office:value-type="float" office:value="2.67116">
                <text:p>2.67116</text:p>
              </table:table-cell>
              <table:table-cell office:value-type="float" office:value="2.65653">
                <text:p>2.65653</text:p>
              </table:table-cell>
              <table:table-cell office:value-type="float" office:value="2.64177">
                <text:p>2.64177</text:p>
              </table:table-cell>
              <table:table-cell office:value-type="float" office:value="2.62556">
                <text:p>2.62556</text:p>
              </table:table-cell>
              <table:table-cell office:value-type="float" office:value="2.61424">
                <text:p>2.61424</text:p>
              </table:table-cell>
              <table:table-cell office:value-type="float" office:value="2.59682">
                <text:p>2.59682</text:p>
              </table:table-cell>
              <table:table-cell office:value-type="float" office:value="2.57869">
                <text:p>2.57869</text:p>
              </table:table-cell>
              <table:table-cell office:value-type="float" office:value="2.55861">
                <text:p>2.55861</text:p>
              </table:table-cell>
              <table:table-cell office:value-type="float" office:value="2.54388">
                <text:p>2.54388</text:p>
              </table:table-cell>
              <table:table-cell office:value-type="float" office:value="2.52792">
                <text:p>2.52792</text:p>
              </table:table-cell>
              <table:table-cell office:value-type="float" office:value="2.51662">
                <text:p>2.51662</text:p>
              </table:table-cell>
              <table:table-cell office:value-type="float" office:value="2.506">
                <text:p>2.506</text:p>
              </table:table-cell>
              <table:table-cell office:value-type="float" office:value="2.49173">
                <text:p>2.49173</text:p>
              </table:table-cell>
              <table:table-cell office:value-type="float" office:value="2.48019">
                <text:p>2.48019</text:p>
              </table:table-cell>
              <table:table-cell office:value-type="float" office:value="2.46824">
                <text:p>2.46824</text:p>
              </table:table-cell>
              <table:table-cell office:value-type="float" office:value="2.45566">
                <text:p>2.45566</text:p>
              </table:table-cell>
              <table:table-cell office:value-type="float" office:value="2.44451">
                <text:p>2.44451</text:p>
              </table:table-cell>
              <table:table-cell office:value-type="float" office:value="2.4319">
                <text:p>2.4319</text:p>
              </table:table-cell>
              <table:table-cell office:value-type="float" office:value="2.4223">
                <text:p>2.4223</text:p>
              </table:table-cell>
              <table:table-cell office:value-type="float" office:value="2.40727">
                <text:p>2.40727</text:p>
              </table:table-cell>
              <table:table-cell office:value-type="float" office:value="2.39898">
                <text:p>2.39898</text:p>
              </table:table-cell>
              <table:table-cell office:value-type="float" office:value="2.38714">
                <text:p>2.38714</text:p>
              </table:table-cell>
              <table:table-cell office:value-type="float" office:value="2.38024">
                <text:p>2.38024</text:p>
              </table:table-cell>
              <table:table-cell office:value-type="float" office:value="2.36942">
                <text:p>2.36942</text:p>
              </table:table-cell>
              <table:table-cell office:value-type="float" office:value="2.3623">
                <text:p>2.3623</text:p>
              </table:table-cell>
              <table:table-cell office:value-type="float" office:value="2.35495">
                <text:p>2.35495</text:p>
              </table:table-cell>
              <table:table-cell office:value-type="float" office:value="2.34493">
                <text:p>2.34493</text:p>
              </table:table-cell>
              <table:table-cell office:value-type="float" office:value="2.33518">
                <text:p>2.33518</text:p>
              </table:table-cell>
              <table:table-cell office:value-type="float" office:value="2.32728">
                <text:p>2.32728</text:p>
              </table:table-cell>
              <table:table-cell office:value-type="float" office:value="2.31428">
                <text:p>2.31428</text:p>
              </table:table-cell>
              <table:table-cell office:value-type="float" office:value="2.90368">
                <text:p>2.90368</text:p>
              </table:table-cell>
              <table:table-cell office:value-type="float" office:value="2.86726">
                <text:p>2.86726</text:p>
              </table:table-cell>
              <table:table-cell office:value-type="float" office:value="2.83468">
                <text:p>2.83468</text:p>
              </table:table-cell>
              <table:table-cell office:value-type="float" office:value="2.8093">
                <text:p>2.8093</text:p>
              </table:table-cell>
              <table:table-cell office:value-type="float" office:value="2.78706">
                <text:p>2.78706</text:p>
              </table:table-cell>
              <table:table-cell office:value-type="float" office:value="2.76402">
                <text:p>2.76402</text:p>
              </table:table-cell>
              <table:table-cell office:value-type="float" office:value="2.7429">
                <text:p>2.7429</text:p>
              </table:table-cell>
              <table:table-cell office:value-type="float" office:value="2.71558">
                <text:p>2.71558</text:p>
              </table:table-cell>
              <table:table-cell office:value-type="float" office:value="2.69582">
                <text:p>2.69582</text:p>
              </table:table-cell>
              <table:table-cell office:value-type="float" office:value="2.67739">
                <text:p>2.67739</text:p>
              </table:table-cell>
              <table:table-cell office:value-type="float" office:value="2.65751">
                <text:p>2.65751</text:p>
              </table:table-cell>
              <table:table-cell office:value-type="float" office:value="2.64314">
                <text:p>2.64314</text:p>
              </table:table-cell>
              <table:table-cell office:value-type="float" office:value="2.62839">
                <text:p>2.62839</text:p>
              </table:table-cell>
              <table:table-cell office:value-type="float" office:value="2.61236">
                <text:p>2.61236</text:p>
              </table:table-cell>
              <table:table-cell office:value-type="float" office:value="2.60126">
                <text:p>2.60126</text:p>
              </table:table-cell>
              <table:table-cell office:value-type="float" office:value="2.58385">
                <text:p>2.58385</text:p>
              </table:table-cell>
              <table:table-cell office:value-type="float" office:value="2.56588">
                <text:p>2.56588</text:p>
              </table:table-cell>
              <table:table-cell office:value-type="float" office:value="2.54596">
                <text:p>2.54596</text:p>
              </table:table-cell>
              <table:table-cell office:value-type="float" office:value="2.5313">
                <text:p>2.5313</text:p>
              </table:table-cell>
              <table:table-cell office:value-type="float" office:value="2.51532">
                <text:p>2.51532</text:p>
              </table:table-cell>
              <table:table-cell office:value-type="float" office:value="2.50398">
                <text:p>2.50398</text:p>
              </table:table-cell>
              <table:table-cell office:value-type="float" office:value="2.49331">
                <text:p>2.49331</text:p>
              </table:table-cell>
              <table:table-cell office:value-type="float" office:value="2.47908">
                <text:p>2.47908</text:p>
              </table:table-cell>
              <table:table-cell office:value-type="float" office:value="2.46748">
                <text:p>2.46748</text:p>
              </table:table-cell>
              <table:table-cell office:value-type="float" office:value="2.4557">
                <text:p>2.4557</text:p>
              </table:table-cell>
              <table:table-cell office:value-type="float" office:value="2.4434">
                <text:p>2.4434</text:p>
              </table:table-cell>
              <table:table-cell office:value-type="float" office:value="2.43223">
                <text:p>2.43223</text:p>
              </table:table-cell>
              <table:table-cell office:value-type="float" office:value="2.41979">
                <text:p>2.41979</text:p>
              </table:table-cell>
              <table:table-cell office:value-type="float" office:value="2.41023">
                <text:p>2.41023</text:p>
              </table:table-cell>
              <table:table-cell office:value-type="float" office:value="2.39538">
                <text:p>2.39538</text:p>
              </table:table-cell>
              <table:table-cell office:value-type="float" office:value="2.38738">
                <text:p>2.38738</text:p>
              </table:table-cell>
              <table:table-cell office:value-type="float" office:value="2.37569">
                <text:p>2.37569</text:p>
              </table:table-cell>
              <table:table-cell office:value-type="float" office:value="2.36888">
                <text:p>2.36888</text:p>
              </table:table-cell>
              <table:table-cell office:value-type="float" office:value="2.35814">
                <text:p>2.35814</text:p>
              </table:table-cell>
              <table:table-cell office:value-type="float" office:value="2.3512">
                <text:p>2.3512</text:p>
              </table:table-cell>
              <table:table-cell office:value-type="float" office:value="2.34396">
                <text:p>2.34396</text:p>
              </table:table-cell>
              <table:table-cell office:value-type="float" office:value="2.33397">
                <text:p>2.33397</text:p>
              </table:table-cell>
              <table:table-cell office:value-type="float" office:value="2.32421">
                <text:p>2.32421</text:p>
              </table:table-cell>
              <table:table-cell office:value-type="float" office:value="2.31641">
                <text:p>2.31641</text:p>
              </table:table-cell>
              <table:table-cell office:value-type="float" office:value="2.30351">
                <text:p>2.303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use-zero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minimum="1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Times New Roman'" style:font-family-generic="roman" fo:font-size="10.0000801086426pt" style:font-size-asian="10.0000801086426pt" style:font-family-complex="'Times New Roman'" style:font-family-generic-complex="roman" style:font-size-complex="10.0000801086426pt"/>
    </style:style>
    <style:style style:name="ch4" style:family="chart">
      <style:chart-properties chart:auto-position="true" style:rotation-angle="0"/>
      <style:text-properties fo:color="#000000" style:text-position="0% 100%" fo:font-family="'Times New Roman'" style:font-family-generic="roman" fo:font-size="10.0000801086426pt" fo:font-weight="bold" style:font-size-asian="10.0000801086426pt" style:font-weight-asian="bold" style:font-family-complex="'Times New Roman'" style:font-family-generic-complex="roman" style:font-size-complex="10.0000801086426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2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'Times New Roman'" style:font-family-generic="roman" fo:font-size="10.0000801086426pt" fo:font-weight="bold" style:font-size-asian="10.0000801086426pt" style:font-weight-asian="bold" style:font-family-complex="'Times New Roman'" style:font-family-generic-complex="roman" style:font-size-complex="10.0000801086426pt" style:font-weight-complex="bold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98cm" svg:height="9.812cm" xlink:href=".." xlink:type="simple" chart:class="chart:area" chart:style-name="ch1">
        <chart:plot-area chart:style-name="ch2" table:cell-range-address="'Item_-_Num_Vizinhos'.A2:'Item_-_Num_Vizinhos'.A51 'Item_-_Num_Vizinhos'.C1:'Item_-_Num_Vizinhos'.C51" chart:data-source-has-labels="both" svg:x="1.404cm" svg:y="0.196cm" svg:width="14.177cm" svg:height="8.363cm">
          <chartooo:coordinate-region svg:x="1.959cm" svg:y="0.409cm" svg:width="13.622cm" svg:height="7.476cm"/>
          <chart:axis chart:dimension="x" chart:name="primary-x" chart:style-name="ch3" chartooo:axis-type="date">
            <chartooo:date-scale chart:major-interval-value="4" chart:major-interval-unit="days"/>
            <chart:title svg:x="5.676cm" svg:y="8.755cm" chart:style-name="ch4">
              <text:p>Número mínimo de vizinhos (1 - 50)</text:p>
            </chart:title>
            <chart:categories table:cell-range-address="'Item_-_Num_Vizinhos'.A2:'Item_-_Num_Vizinhos'.A51"/>
          </chart:axis>
          <chart:axis chart:dimension="y" chart:name="primary-y" chart:style-name="ch5">
            <chart:title svg:x="0.451cm" svg:y="4.97cm" chart:style-name="ch6">
              <text:p>RMSE</text:p>
            </chart:title>
            <chart:grid chart:style-name="ch7" chart:class="major"/>
          </chart:axis>
          <chart:series chart:style-name="ch8" chart:values-cell-range-address="'Item_-_Num_Vizinhos'.C2:'Item_-_Num_Vizinhos'.C51" chart:label-cell-address="'Item_-_Num_Vizinhos'.C1:'Item_-_Num_Vizinhos'.C1" chart:class="chart:area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_-_Num_Vizinhos'.C1:'Item_-_Num_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tem_-_Num_Vizinhos'.A2:'Item_-_Num_Vizinhos'.A51</svg:desc>
                </draw:g>
              </table:table-cell>
              <table:table-cell office:value-type="float" office:value="2.83977">
                <text:p>2.83977</text:p>
                <draw:g>
                  <svg:desc>'Item_-_Num_Vizinhos'.C2:'Item_-_Num_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3895">
                <text:p>2.738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58">
                <text:p>2.65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9486">
                <text:p>2.594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5381">
                <text:p>2.553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206">
                <text:p>2.52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8894">
                <text:p>2.488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754">
                <text:p>2.467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4904">
                <text:p>2.44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3228">
                <text:p>2.432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1654">
                <text:p>2.41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0468">
                <text:p>2.40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39324">
                <text:p>2.393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8499">
                <text:p>2.384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7851">
                <text:p>2.378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7241">
                <text:p>2.3724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6649">
                <text:p>2.366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36085">
                <text:p>2.360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5569">
                <text:p>2.35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4997">
                <text:p>2.349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34537">
                <text:p>2.3453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3409">
                <text:p>2.340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33782">
                <text:p>2.337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33473">
                <text:p>2.334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33175">
                <text:p>2.331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32962">
                <text:p>2.329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32701">
                <text:p>2.32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32445">
                <text:p>2.324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3238">
                <text:p>2.3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2153">
                <text:p>2.321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32076">
                <text:p>2.320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31948">
                <text:p>2.3194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31879">
                <text:p>2.3187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31732">
                <text:p>2.3173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31647">
                <text:p>2.316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31569">
                <text:p>2.315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31534">
                <text:p>2.3153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31429">
                <text:p>2.314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31389">
                <text:p>2.313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1333">
                <text:p>2.3133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31287">
                <text:p>2.312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31231">
                <text:p>2.312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31217">
                <text:p>2.312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31169">
                <text:p>2.311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31112">
                <text:p>2.3111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112">
                <text:p>2.31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31033">
                <text:p>2.310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0904">
                <text:p>2.30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use-zero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minimum="1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Times New Roman'" style:font-family-generic="roman" fo:font-size="10.0000801086426pt" style:font-size-asian="10.0000801086426pt" style:font-family-complex="'Times New Roman'" style:font-family-generic-complex="roman" style:font-size-complex="10.0000801086426pt"/>
    </style:style>
    <style:style style:name="ch4" style:family="chart">
      <style:chart-properties chart:auto-position="true" style:rotation-angle="0"/>
      <style:text-properties fo:color="#000000" style:text-position="0% 100%" fo:font-family="'Times New Roman'" style:font-family-generic="roman" fo:font-size="10pt" style:font-size-asian="10pt" style:font-weight-asian="bold" style:font-family-complex="'Times New Roman'" style:font-family-generic-complex="roman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2.1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'Times New Roman'" style:font-family-generic="roman" fo:font-size="10.0000801086426pt" style:font-size-asian="10.0000801086426pt" style:font-family-complex="'Times New Roman'" style:font-family-generic-complex="roman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'Times New Roman'" style:font-family-generic="roman" fo:font-size="10pt" style:font-size-asian="10pt" style:font-weight-asian="bold" style:font-family-complex="'Times New Roman'" style:font-family-generic-complex="roman" style:font-size-complex="10pt" style:font-weight-complex="bold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98cm" svg:height="9.812cm" xlink:href=".." xlink:type="simple" chart:class="chart:area" chart:style-name="ch1">
        <chart:plot-area chart:style-name="ch2" table:cell-range-address="'Item_-_Num_Vizinhos'.A2:'Item_-_Num_Vizinhos'.A51 'Item_-_Num_Vizinhos'.C1:'Item_-_Num_Vizinhos'.C51" chart:data-source-has-labels="both" svg:x="1.404cm" svg:y="0.196cm" svg:width="14.177cm" svg:height="8.363cm">
          <chartooo:coordinate-region svg:x="1.959cm" svg:y="0.409cm" svg:width="13.622cm" svg:height="7.476cm"/>
          <chart:axis chart:dimension="x" chart:name="primary-x" chart:style-name="ch3" chartooo:axis-type="date">
            <chartooo:date-scale chart:major-interval-value="4" chart:major-interval-unit="days"/>
            <chart:title svg:x="5.797cm" svg:y="8.755cm" chart:style-name="ch4">
              <text:p>Número mínimo de vizinhos (1 - 50)</text:p>
            </chart:title>
            <chart:categories table:cell-range-address="'Item_-_Num_Vizinhos'.A2:'Item_-_Num_Vizinhos'.A51"/>
          </chart:axis>
          <chart:axis chart:dimension="y" chart:name="primary-y" chart:style-name="ch5">
            <chart:title svg:x="0.451cm" svg:y="4.94cm" chart:style-name="ch6">
              <text:p>RMSE</text:p>
            </chart:title>
            <chart:grid chart:style-name="ch7" chart:class="major"/>
          </chart:axis>
          <chart:series chart:style-name="ch8" chart:values-cell-range-address="'Item_-_Num_Vizinhos'.C2:'Item_-_Num_Vizinhos'.C51" chart:label-cell-address="'Item_-_Num_Vizinhos'.C1:'Item_-_Num_Vizinhos'.C1" chart:class="chart:area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_-_Num_Vizinhos'.C1:'Item_-_Num_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tem_-_Num_Vizinhos'.A2:'Item_-_Num_Vizinhos'.A51</svg:desc>
                </draw:g>
              </table:table-cell>
              <table:table-cell office:value-type="float" office:value="2.83977">
                <text:p>2.83977</text:p>
                <draw:g>
                  <svg:desc>'Item_-_Num_Vizinhos'.C2:'Item_-_Num_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3895">
                <text:p>2.738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58">
                <text:p>2.65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9486">
                <text:p>2.594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5381">
                <text:p>2.553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206">
                <text:p>2.52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8894">
                <text:p>2.488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754">
                <text:p>2.467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4904">
                <text:p>2.44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3228">
                <text:p>2.432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1654">
                <text:p>2.41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0468">
                <text:p>2.40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39324">
                <text:p>2.393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8499">
                <text:p>2.384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7851">
                <text:p>2.378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7241">
                <text:p>2.3724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6649">
                <text:p>2.366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36085">
                <text:p>2.360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5569">
                <text:p>2.35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4997">
                <text:p>2.349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34537">
                <text:p>2.3453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3409">
                <text:p>2.340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33782">
                <text:p>2.337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33473">
                <text:p>2.334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33175">
                <text:p>2.331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32962">
                <text:p>2.329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32701">
                <text:p>2.32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32445">
                <text:p>2.324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3238">
                <text:p>2.3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2153">
                <text:p>2.321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32076">
                <text:p>2.320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31948">
                <text:p>2.3194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31879">
                <text:p>2.3187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31732">
                <text:p>2.3173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31647">
                <text:p>2.316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31569">
                <text:p>2.315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31534">
                <text:p>2.3153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31429">
                <text:p>2.314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31389">
                <text:p>2.313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1333">
                <text:p>2.3133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31287">
                <text:p>2.312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31231">
                <text:p>2.312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31217">
                <text:p>2.312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31169">
                <text:p>2.311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31112">
                <text:p>2.3111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112">
                <text:p>2.31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31033">
                <text:p>2.310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0904">
                <text:p>2.30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use-zero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interval-major="5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'Times New Roman'" style:font-family-generic="roman" fo:font-size="10.0000801086426pt" fo:font-weight="bold" style:font-size-asian="10.0000801086426pt" style:font-weight-asian="bold" style:font-family-complex="'Times New Roman'" style:font-family-generic-complex="roman" style:font-size-complex="10.0000801086426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1.5" chart:origin="0" chart:interval-major="0.1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'Times New Roman'" style:font-family-generic="roman" fo:font-size="10.0000801086426pt" fo:font-weight="bold" style:font-size-asian="10.0000801086426pt" style:font-weight-asian="bold" style:font-family-complex="'Times New Roman'" style:font-family-generic-complex="roman" style:font-size-complex="10.0000801086426pt" style:font-weight-complex="bold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309cm" svg:height="7.605cm" xlink:href=".." xlink:type="simple" chart:class="chart:area" chart:style-name="ch1">
        <chart:plot-area chart:style-name="ch2" table:cell-range-address="'User_-_Num_Vizinhos'.A2:'User_-_Num_Vizinhos'.A51 'User_-_Num_Vizinhos'.C1:'User_-_Num_Vizinhos'.C51" chart:data-source-has-labels="both" svg:x="1.353cm" svg:y="0.152cm" svg:width="11.69cm" svg:height="6.244cm">
          <chartooo:coordinate-region svg:x="1.908cm" svg:y="0.35cm" svg:width="10.952cm" svg:height="5.01cm"/>
          <chart:axis chart:dimension="x" chart:name="primary-x" chart:style-name="ch3" chartooo:axis-type="text">
            <chart:title svg:x="4.382cm" svg:y="6.548cm" chart:style-name="ch4">
              <text:p>Número mínimo de vizinhos (1 - 50)</text:p>
            </chart:title>
            <chart:categories table:cell-range-address="'User_-_Num_Vizinhos'.A2:'User_-_Num_Vizinhos'.A51"/>
          </chart:axis>
          <chart:axis chart:dimension="y" chart:name="primary-y" chart:style-name="ch5">
            <chart:title svg:x="0.451cm" svg:y="3.867cm" chart:style-name="ch6">
              <text:p>RMSE</text:p>
            </chart:title>
            <chart:grid chart:style-name="ch7" chart:class="major"/>
          </chart:axis>
          <chart:series chart:style-name="ch8" chart:values-cell-range-address="'User_-_Num_Vizinhos'.C2:'User_-_Num_Vizinhos'.C51" chart:label-cell-address="'User_-_Num_Vizinhos'.C1:'User_-_Num_Vizinhos'.C1" chart:class="chart:area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User_-_Num_Vizinhos'.C1:'User_-_Num_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User_-_Num_Vizinhos'.A2:'User_-_Num_Vizinhos'.A51</svg:desc>
                </draw:g>
              </table:table-cell>
              <table:table-cell office:value-type="float" office:value="2.13379">
                <text:p>2.13379</text:p>
                <draw:g>
                  <svg:desc>'User_-_Num_Vizinhos'.C2:'User_-_Num_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229">
                <text:p>1.962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6802">
                <text:p>1.868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1727">
                <text:p>1.817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8673">
                <text:p>1.786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6311">
                <text:p>1.76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4652">
                <text:p>1.746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098">
                <text:p>1.730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176">
                <text:p>1.71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0812">
                <text:p>1.708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69985">
                <text:p>1.699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9349">
                <text:p>1.693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68812">
                <text:p>1.688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68306">
                <text:p>1.683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7497">
                <text:p>1.6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67165">
                <text:p>1.671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6859">
                <text:p>1.668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66519">
                <text:p>1.66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6267">
                <text:p>1.662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6047">
                <text:p>1.66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65864">
                <text:p>1.658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65713">
                <text:p>1.657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551">
                <text:p>1.65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65375">
                <text:p>1.653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65234">
                <text:p>1.652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65071">
                <text:p>1.650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64873">
                <text:p>1.648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4807">
                <text:p>1.648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64717">
                <text:p>1.647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4619">
                <text:p>1.646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64521">
                <text:p>1.64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4422">
                <text:p>1.644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64358">
                <text:p>1.64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64253">
                <text:p>1.6425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64159">
                <text:p>1.641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409">
                <text:p>1.64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4026">
                <text:p>1.64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3969">
                <text:p>1.639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63903">
                <text:p>1.639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63841">
                <text:p>1.638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63767">
                <text:p>1.637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63714">
                <text:p>1.637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63672">
                <text:p>1.636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63638">
                <text:p>1.6363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63583">
                <text:p>1.635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354">
                <text:p>1.635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63499">
                <text:p>1.63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3465">
                <text:p>1.634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" chart:interval-major="0.1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'Pivot Table_Item_-_Limites_1'.A4:'Pivot Table_Item_-_Limites_1'.OK4 'Pivot Table_Item_-_Limites_1'.A6:'Pivot Table_Item_-_Limites_1'.OJ6" chart:data-source-has-labels="row" svg:x="1.354cm" svg:y="0.18cm" svg:width="14.326cm" svg:height="7.636cm">
          <chartooo:coordinate-region svg:x="2.059cm" svg:y="0.393cm" svg:width="13.621cm" svg:height="6.324cm"/>
          <chart:axis chart:dimension="x" chart:name="primary-x" chart:style-name="ch3" chartooo:axis-type="auto">
            <chartooo:date-scale/>
            <chart:title svg:x="3.531cm" svg:y="7.997cm" chart:style-name="ch4">
              <text:p>Variação do mínimo de avaliações de usuários (1-10) e itens (1-40)</text:p>
            </chart:title>
            <chart:categories table:cell-range-address="'Pivot Table_Item_-_Limites_1'.A4:'Pivot Table_Item_-_Limites_1'.OK4"/>
          </chart:axis>
          <chart:axis chart:dimension="y" chart:name="primary-y" chart:style-name="ch5">
            <chart:title svg:x="0.451cm" svg:y="4.524cm" chart:style-name="ch6">
              <text:p>RMSE</text:p>
            </chart:title>
            <chart:grid chart:style-name="ch7" chart:class="major"/>
          </chart:axis>
          <chart:series chart:style-name="ch8" chart:values-cell-range-address="'Pivot Table_Item_-_Limites_1'.A6:'Pivot Table_Item_-_Limites_1'.OJ6" chart:class="chart:area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ivot Table_Item_-_Limites_1'.A4:'Pivot Table_Item_-_Limites_1'.OK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15313">
                <text:p>3.15313</text:p>
                <draw:g>
                  <svg:desc>'Pivot Table_Item_-_Limites_1'.A6:'Pivot Table_Item_-_Limites_1'.OJ6</svg:desc>
                </draw:g>
              </table:table-cell>
              <table:table-cell office:value-type="float" office:value="3.11156">
                <text:p>3.11156</text:p>
              </table:table-cell>
              <table:table-cell office:value-type="float" office:value="3.07357">
                <text:p>3.07357</text:p>
              </table:table-cell>
              <table:table-cell office:value-type="float" office:value="3.04371">
                <text:p>3.04371</text:p>
              </table:table-cell>
              <table:table-cell office:value-type="float" office:value="3.01809">
                <text:p>3.01809</text:p>
              </table:table-cell>
              <table:table-cell office:value-type="float" office:value="2.99107">
                <text:p>2.99107</text:p>
              </table:table-cell>
              <table:table-cell office:value-type="float" office:value="2.96686">
                <text:p>2.96686</text:p>
              </table:table-cell>
              <table:table-cell office:value-type="float" office:value="2.93756">
                <text:p>2.93756</text:p>
              </table:table-cell>
              <table:table-cell office:value-type="float" office:value="2.91429">
                <text:p>2.91429</text:p>
              </table:table-cell>
              <table:table-cell office:value-type="float" office:value="2.89405">
                <text:p>2.89405</text:p>
              </table:table-cell>
              <table:table-cell office:value-type="float" office:value="2.8717">
                <text:p>2.8717</text:p>
              </table:table-cell>
              <table:table-cell office:value-type="float" office:value="2.85628">
                <text:p>2.85628</text:p>
              </table:table-cell>
              <table:table-cell office:value-type="float" office:value="2.83988">
                <text:p>2.83988</text:p>
              </table:table-cell>
              <table:table-cell office:value-type="float" office:value="2.82274">
                <text:p>2.82274</text:p>
              </table:table-cell>
              <table:table-cell office:value-type="float" office:value="2.80928">
                <text:p>2.80928</text:p>
              </table:table-cell>
              <table:table-cell office:value-type="float" office:value="2.79134">
                <text:p>2.79134</text:p>
              </table:table-cell>
              <table:table-cell office:value-type="float" office:value="2.77155">
                <text:p>2.77155</text:p>
              </table:table-cell>
              <table:table-cell office:value-type="float" office:value="2.74896">
                <text:p>2.74896</text:p>
              </table:table-cell>
              <table:table-cell office:value-type="float" office:value="2.73294">
                <text:p>2.73294</text:p>
              </table:table-cell>
              <table:table-cell office:value-type="float" office:value="2.71583">
                <text:p>2.71583</text:p>
              </table:table-cell>
              <table:table-cell office:value-type="float" office:value="2.70281">
                <text:p>2.70281</text:p>
              </table:table-cell>
              <table:table-cell office:value-type="float" office:value="2.69093">
                <text:p>2.69093</text:p>
              </table:table-cell>
              <table:table-cell office:value-type="float" office:value="2.67527">
                <text:p>2.67527</text:p>
              </table:table-cell>
              <table:table-cell office:value-type="float" office:value="2.66225">
                <text:p>2.66225</text:p>
              </table:table-cell>
              <table:table-cell office:value-type="float" office:value="2.64939">
                <text:p>2.64939</text:p>
              </table:table-cell>
              <table:table-cell office:value-type="float" office:value="2.63488">
                <text:p>2.63488</text:p>
              </table:table-cell>
              <table:table-cell office:value-type="float" office:value="2.62239">
                <text:p>2.62239</text:p>
              </table:table-cell>
              <table:table-cell office:value-type="float" office:value="2.60859">
                <text:p>2.60859</text:p>
              </table:table-cell>
              <table:table-cell office:value-type="float" office:value="2.59797">
                <text:p>2.59797</text:p>
              </table:table-cell>
              <table:table-cell office:value-type="float" office:value="2.58137">
                <text:p>2.58137</text:p>
              </table:table-cell>
              <table:table-cell office:value-type="float" office:value="2.57272">
                <text:p>2.57272</text:p>
              </table:table-cell>
              <table:table-cell office:value-type="float" office:value="2.55928">
                <text:p>2.55928</text:p>
              </table:table-cell>
              <table:table-cell office:value-type="float" office:value="2.55181">
                <text:p>2.55181</text:p>
              </table:table-cell>
              <table:table-cell office:value-type="float" office:value="2.5397">
                <text:p>2.5397</text:p>
              </table:table-cell>
              <table:table-cell office:value-type="float" office:value="2.53209">
                <text:p>2.53209</text:p>
              </table:table-cell>
              <table:table-cell office:value-type="float" office:value="2.524">
                <text:p>2.524</text:p>
              </table:table-cell>
              <table:table-cell office:value-type="float" office:value="2.51241">
                <text:p>2.51241</text:p>
              </table:table-cell>
              <table:table-cell office:value-type="float" office:value="2.50045">
                <text:p>2.50045</text:p>
              </table:table-cell>
              <table:table-cell office:value-type="float" office:value="2.49266">
                <text:p>2.49266</text:p>
              </table:table-cell>
              <table:table-cell office:value-type="float" office:value="2.47697">
                <text:p>2.47697</text:p>
              </table:table-cell>
              <table:table-cell office:value-type="float" office:value="3.10365">
                <text:p>3.10365</text:p>
              </table:table-cell>
              <table:table-cell office:value-type="float" office:value="3.06279">
                <text:p>3.06279</text:p>
              </table:table-cell>
              <table:table-cell office:value-type="float" office:value="3.02553">
                <text:p>3.02553</text:p>
              </table:table-cell>
              <table:table-cell office:value-type="float" office:value="2.99635">
                <text:p>2.99635</text:p>
              </table:table-cell>
              <table:table-cell office:value-type="float" office:value="2.97158">
                <text:p>2.97158</text:p>
              </table:table-cell>
              <table:table-cell office:value-type="float" office:value="2.94504">
                <text:p>2.94504</text:p>
              </table:table-cell>
              <table:table-cell office:value-type="float" office:value="2.9218">
                <text:p>2.9218</text:p>
              </table:table-cell>
              <table:table-cell office:value-type="float" office:value="2.8932">
                <text:p>2.8932</text:p>
              </table:table-cell>
              <table:table-cell office:value-type="float" office:value="2.87023">
                <text:p>2.87023</text:p>
              </table:table-cell>
              <table:table-cell office:value-type="float" office:value="2.8502">
                <text:p>2.8502</text:p>
              </table:table-cell>
              <table:table-cell office:value-type="float" office:value="2.8283">
                <text:p>2.8283</text:p>
              </table:table-cell>
              <table:table-cell office:value-type="float" office:value="2.81269">
                <text:p>2.81269</text:p>
              </table:table-cell>
              <table:table-cell office:value-type="float" office:value="2.79655">
                <text:p>2.79655</text:p>
              </table:table-cell>
              <table:table-cell office:value-type="float" office:value="2.77961">
                <text:p>2.77961</text:p>
              </table:table-cell>
              <table:table-cell office:value-type="float" office:value="2.76647">
                <text:p>2.76647</text:p>
              </table:table-cell>
              <table:table-cell office:value-type="float" office:value="2.74865">
                <text:p>2.74865</text:p>
              </table:table-cell>
              <table:table-cell office:value-type="float" office:value="2.72936">
                <text:p>2.72936</text:p>
              </table:table-cell>
              <table:table-cell office:value-type="float" office:value="2.70688">
                <text:p>2.70688</text:p>
              </table:table-cell>
              <table:table-cell office:value-type="float" office:value="2.69102">
                <text:p>2.69102</text:p>
              </table:table-cell>
              <table:table-cell office:value-type="float" office:value="2.67395">
                <text:p>2.67395</text:p>
              </table:table-cell>
              <table:table-cell office:value-type="float" office:value="2.66107">
                <text:p>2.66107</text:p>
              </table:table-cell>
              <table:table-cell office:value-type="float" office:value="2.64928">
                <text:p>2.64928</text:p>
              </table:table-cell>
              <table:table-cell office:value-type="float" office:value="2.6338">
                <text:p>2.6338</text:p>
              </table:table-cell>
              <table:table-cell office:value-type="float" office:value="2.62071">
                <text:p>2.62071</text:p>
              </table:table-cell>
              <table:table-cell office:value-type="float" office:value="2.60788">
                <text:p>2.60788</text:p>
              </table:table-cell>
              <table:table-cell office:value-type="float" office:value="2.59358">
                <text:p>2.59358</text:p>
              </table:table-cell>
              <table:table-cell office:value-type="float" office:value="2.58145">
                <text:p>2.58145</text:p>
              </table:table-cell>
              <table:table-cell office:value-type="float" office:value="2.5674">
                <text:p>2.5674</text:p>
              </table:table-cell>
              <table:table-cell office:value-type="float" office:value="2.55697">
                <text:p>2.55697</text:p>
              </table:table-cell>
              <table:table-cell office:value-type="float" office:value="2.54093">
                <text:p>2.54093</text:p>
              </table:table-cell>
              <table:table-cell office:value-type="float" office:value="2.53233">
                <text:p>2.53233</text:p>
              </table:table-cell>
              <table:table-cell office:value-type="float" office:value="2.51915">
                <text:p>2.51915</text:p>
              </table:table-cell>
              <table:table-cell office:value-type="float" office:value="2.5118">
                <text:p>2.5118</text:p>
              </table:table-cell>
              <table:table-cell office:value-type="float" office:value="2.49991">
                <text:p>2.49991</text:p>
              </table:table-cell>
              <table:table-cell office:value-type="float" office:value="2.49224">
                <text:p>2.49224</text:p>
              </table:table-cell>
              <table:table-cell office:value-type="float" office:value="2.4842">
                <text:p>2.4842</text:p>
              </table:table-cell>
              <table:table-cell office:value-type="float" office:value="2.47304">
                <text:p>2.47304</text:p>
              </table:table-cell>
              <table:table-cell office:value-type="float" office:value="2.46104">
                <text:p>2.46104</text:p>
              </table:table-cell>
              <table:table-cell office:value-type="float" office:value="2.45332">
                <text:p>2.45332</text:p>
              </table:table-cell>
              <table:table-cell office:value-type="float" office:value="2.43787">
                <text:p>2.43787</text:p>
              </table:table-cell>
              <table:table-cell office:value-type="float" office:value="3.06874">
                <text:p>3.06874</text:p>
              </table:table-cell>
              <table:table-cell office:value-type="float" office:value="3.02863">
                <text:p>3.02863</text:p>
              </table:table-cell>
              <table:table-cell office:value-type="float" office:value="2.99187">
                <text:p>2.99187</text:p>
              </table:table-cell>
              <table:table-cell office:value-type="float" office:value="2.96278">
                <text:p>2.96278</text:p>
              </table:table-cell>
              <table:table-cell office:value-type="float" office:value="2.93825">
                <text:p>2.93825</text:p>
              </table:table-cell>
              <table:table-cell office:value-type="float" office:value="2.91217">
                <text:p>2.91217</text:p>
              </table:table-cell>
              <table:table-cell office:value-type="float" office:value="2.88939">
                <text:p>2.88939</text:p>
              </table:table-cell>
              <table:table-cell office:value-type="float" office:value="2.86096">
                <text:p>2.86096</text:p>
              </table:table-cell>
              <table:table-cell office:value-type="float" office:value="2.83818">
                <text:p>2.83818</text:p>
              </table:table-cell>
              <table:table-cell office:value-type="float" office:value="2.81825">
                <text:p>2.81825</text:p>
              </table:table-cell>
              <table:table-cell office:value-type="float" office:value="2.79634">
                <text:p>2.79634</text:p>
              </table:table-cell>
              <table:table-cell office:value-type="float" office:value="2.78073">
                <text:p>2.78073</text:p>
              </table:table-cell>
              <table:table-cell office:value-type="float" office:value="2.76517">
                <text:p>2.76517</text:p>
              </table:table-cell>
              <table:table-cell office:value-type="float" office:value="2.74845">
                <text:p>2.74845</text:p>
              </table:table-cell>
              <table:table-cell office:value-type="float" office:value="2.73547">
                <text:p>2.73547</text:p>
              </table:table-cell>
              <table:table-cell office:value-type="float" office:value="2.71755">
                <text:p>2.71755</text:p>
              </table:table-cell>
              <table:table-cell office:value-type="float" office:value="2.69859">
                <text:p>2.69859</text:p>
              </table:table-cell>
              <table:table-cell office:value-type="float" office:value="2.67625">
                <text:p>2.67625</text:p>
              </table:table-cell>
              <table:table-cell office:value-type="float" office:value="2.66056">
                <text:p>2.66056</text:p>
              </table:table-cell>
              <table:table-cell office:value-type="float" office:value="2.64349">
                <text:p>2.64349</text:p>
              </table:table-cell>
              <table:table-cell office:value-type="float" office:value="2.63075">
                <text:p>2.63075</text:p>
              </table:table-cell>
              <table:table-cell office:value-type="float" office:value="2.61903">
                <text:p>2.61903</text:p>
              </table:table-cell>
              <table:table-cell office:value-type="float" office:value="2.60374">
                <text:p>2.60374</text:p>
              </table:table-cell>
              <table:table-cell office:value-type="float" office:value="2.59089">
                <text:p>2.59089</text:p>
              </table:table-cell>
              <table:table-cell office:value-type="float" office:value="2.57811">
                <text:p>2.57811</text:p>
              </table:table-cell>
              <table:table-cell office:value-type="float" office:value="2.56395">
                <text:p>2.56395</text:p>
              </table:table-cell>
              <table:table-cell office:value-type="float" office:value="2.55194">
                <text:p>2.55194</text:p>
              </table:table-cell>
              <table:table-cell office:value-type="float" office:value="2.53825">
                <text:p>2.53825</text:p>
              </table:table-cell>
              <table:table-cell office:value-type="float" office:value="2.52792">
                <text:p>2.52792</text:p>
              </table:table-cell>
              <table:table-cell office:value-type="float" office:value="2.51209">
                <text:p>2.51209</text:p>
              </table:table-cell>
              <table:table-cell office:value-type="float" office:value="2.5035">
                <text:p>2.5035</text:p>
              </table:table-cell>
              <table:table-cell office:value-type="float" office:value="2.49048">
                <text:p>2.49048</text:p>
              </table:table-cell>
              <table:table-cell office:value-type="float" office:value="2.48331">
                <text:p>2.48331</text:p>
              </table:table-cell>
              <table:table-cell office:value-type="float" office:value="2.47175">
                <text:p>2.47175</text:p>
              </table:table-cell>
              <table:table-cell office:value-type="float" office:value="2.46406">
                <text:p>2.46406</text:p>
              </table:table-cell>
              <table:table-cell office:value-type="float" office:value="2.45618">
                <text:p>2.45618</text:p>
              </table:table-cell>
              <table:table-cell office:value-type="float" office:value="2.44572">
                <text:p>2.44572</text:p>
              </table:table-cell>
              <table:table-cell office:value-type="float" office:value="2.43393">
                <text:p>2.43393</text:p>
              </table:table-cell>
              <table:table-cell office:value-type="float" office:value="2.42608">
                <text:p>2.42608</text:p>
              </table:table-cell>
              <table:table-cell office:value-type="float" office:value="2.41084">
                <text:p>2.41084</text:p>
              </table:table-cell>
              <table:table-cell office:value-type="float" office:value="3.0399">
                <text:p>3.0399</text:p>
              </table:table-cell>
              <table:table-cell office:value-type="float" office:value="3.00003">
                <text:p>3.00003</text:p>
              </table:table-cell>
              <table:table-cell office:value-type="float" office:value="2.96369">
                <text:p>2.96369</text:p>
              </table:table-cell>
              <table:table-cell office:value-type="float" office:value="2.93493">
                <text:p>2.93493</text:p>
              </table:table-cell>
              <table:table-cell office:value-type="float" office:value="2.91085">
                <text:p>2.91085</text:p>
              </table:table-cell>
              <table:table-cell office:value-type="float" office:value="2.88544">
                <text:p>2.88544</text:p>
              </table:table-cell>
              <table:table-cell office:value-type="float" office:value="2.86272">
                <text:p>2.86272</text:p>
              </table:table-cell>
              <table:table-cell office:value-type="float" office:value="2.83457">
                <text:p>2.83457</text:p>
              </table:table-cell>
              <table:table-cell office:value-type="float" office:value="2.8124">
                <text:p>2.8124</text:p>
              </table:table-cell>
              <table:table-cell office:value-type="float" office:value="2.79292">
                <text:p>2.79292</text:p>
              </table:table-cell>
              <table:table-cell office:value-type="float" office:value="2.77133">
                <text:p>2.77133</text:p>
              </table:table-cell>
              <table:table-cell office:value-type="float" office:value="2.75582">
                <text:p>2.75582</text:p>
              </table:table-cell>
              <table:table-cell office:value-type="float" office:value="2.74034">
                <text:p>2.74034</text:p>
              </table:table-cell>
              <table:table-cell office:value-type="float" office:value="2.72408">
                <text:p>2.72408</text:p>
              </table:table-cell>
              <table:table-cell office:value-type="float" office:value="2.71146">
                <text:p>2.71146</text:p>
              </table:table-cell>
              <table:table-cell office:value-type="float" office:value="2.69338">
                <text:p>2.69338</text:p>
              </table:table-cell>
              <table:table-cell office:value-type="float" office:value="2.67453">
                <text:p>2.67453</text:p>
              </table:table-cell>
              <table:table-cell office:value-type="float" office:value="2.65244">
                <text:p>2.65244</text:p>
              </table:table-cell>
              <table:table-cell office:value-type="float" office:value="2.63704">
                <text:p>2.63704</text:p>
              </table:table-cell>
              <table:table-cell office:value-type="float" office:value="2.6203">
                <text:p>2.6203</text:p>
              </table:table-cell>
              <table:table-cell office:value-type="float" office:value="2.60811">
                <text:p>2.60811</text:p>
              </table:table-cell>
              <table:table-cell office:value-type="float" office:value="2.59649">
                <text:p>2.59649</text:p>
              </table:table-cell>
              <table:table-cell office:value-type="float" office:value="2.58143">
                <text:p>2.58143</text:p>
              </table:table-cell>
              <table:table-cell office:value-type="float" office:value="2.56904">
                <text:p>2.56904</text:p>
              </table:table-cell>
              <table:table-cell office:value-type="float" office:value="2.55633">
                <text:p>2.55633</text:p>
              </table:table-cell>
              <table:table-cell office:value-type="float" office:value="2.54242">
                <text:p>2.54242</text:p>
              </table:table-cell>
              <table:table-cell office:value-type="float" office:value="2.53033">
                <text:p>2.53033</text:p>
              </table:table-cell>
              <table:table-cell office:value-type="float" office:value="2.51649">
                <text:p>2.51649</text:p>
              </table:table-cell>
              <table:table-cell office:value-type="float" office:value="2.50629">
                <text:p>2.50629</text:p>
              </table:table-cell>
              <table:table-cell office:value-type="float" office:value="2.49039">
                <text:p>2.49039</text:p>
              </table:table-cell>
              <table:table-cell office:value-type="float" office:value="2.48173">
                <text:p>2.48173</text:p>
              </table:table-cell>
              <table:table-cell office:value-type="float" office:value="2.46908">
                <text:p>2.46908</text:p>
              </table:table-cell>
              <table:table-cell office:value-type="float" office:value="2.46205">
                <text:p>2.46205</text:p>
              </table:table-cell>
              <table:table-cell office:value-type="float" office:value="2.45058">
                <text:p>2.45058</text:p>
              </table:table-cell>
              <table:table-cell office:value-type="float" office:value="2.4429">
                <text:p>2.4429</text:p>
              </table:table-cell>
              <table:table-cell office:value-type="float" office:value="2.43506">
                <text:p>2.43506</text:p>
              </table:table-cell>
              <table:table-cell office:value-type="float" office:value="2.42486">
                <text:p>2.42486</text:p>
              </table:table-cell>
              <table:table-cell office:value-type="float" office:value="2.41364">
                <text:p>2.41364</text:p>
              </table:table-cell>
              <table:table-cell office:value-type="float" office:value="2.40574">
                <text:p>2.40574</text:p>
              </table:table-cell>
              <table:table-cell office:value-type="float" office:value="2.39128">
                <text:p>2.39128</text:p>
              </table:table-cell>
              <table:table-cell office:value-type="float" office:value="3.01602">
                <text:p>3.01602</text:p>
              </table:table-cell>
              <table:table-cell office:value-type="float" office:value="2.97692">
                <text:p>2.97692</text:p>
              </table:table-cell>
              <table:table-cell office:value-type="float" office:value="2.94148">
                <text:p>2.94148</text:p>
              </table:table-cell>
              <table:table-cell office:value-type="float" office:value="2.91317">
                <text:p>2.91317</text:p>
              </table:table-cell>
              <table:table-cell office:value-type="float" office:value="2.88912">
                <text:p>2.88912</text:p>
              </table:table-cell>
              <table:table-cell office:value-type="float" office:value="2.86393">
                <text:p>2.86393</text:p>
              </table:table-cell>
              <table:table-cell office:value-type="float" office:value="2.84159">
                <text:p>2.84159</text:p>
              </table:table-cell>
              <table:table-cell office:value-type="float" office:value="2.81344">
                <text:p>2.81344</text:p>
              </table:table-cell>
              <table:table-cell office:value-type="float" office:value="2.79211">
                <text:p>2.79211</text:p>
              </table:table-cell>
              <table:table-cell office:value-type="float" office:value="2.77292">
                <text:p>2.77292</text:p>
              </table:table-cell>
              <table:table-cell office:value-type="float" office:value="2.75154">
                <text:p>2.75154</text:p>
              </table:table-cell>
              <table:table-cell office:value-type="float" office:value="2.73614">
                <text:p>2.73614</text:p>
              </table:table-cell>
              <table:table-cell office:value-type="float" office:value="2.72094">
                <text:p>2.72094</text:p>
              </table:table-cell>
              <table:table-cell office:value-type="float" office:value="2.70462">
                <text:p>2.70462</text:p>
              </table:table-cell>
              <table:table-cell office:value-type="float" office:value="2.69206">
                <text:p>2.69206</text:p>
              </table:table-cell>
              <table:table-cell office:value-type="float" office:value="2.67418">
                <text:p>2.67418</text:p>
              </table:table-cell>
              <table:table-cell office:value-type="float" office:value="2.65538">
                <text:p>2.65538</text:p>
              </table:table-cell>
              <table:table-cell office:value-type="float" office:value="2.63378">
                <text:p>2.63378</text:p>
              </table:table-cell>
              <table:table-cell office:value-type="float" office:value="2.61859">
                <text:p>2.61859</text:p>
              </table:table-cell>
              <table:table-cell office:value-type="float" office:value="2.60175">
                <text:p>2.60175</text:p>
              </table:table-cell>
              <table:table-cell office:value-type="float" office:value="2.58957">
                <text:p>2.58957</text:p>
              </table:table-cell>
              <table:table-cell office:value-type="float" office:value="2.57799">
                <text:p>2.57799</text:p>
              </table:table-cell>
              <table:table-cell office:value-type="float" office:value="2.56292">
                <text:p>2.56292</text:p>
              </table:table-cell>
              <table:table-cell office:value-type="float" office:value="2.55093">
                <text:p>2.55093</text:p>
              </table:table-cell>
              <table:table-cell office:value-type="float" office:value="2.53825">
                <text:p>2.53825</text:p>
              </table:table-cell>
              <table:table-cell office:value-type="float" office:value="2.52439">
                <text:p>2.52439</text:p>
              </table:table-cell>
              <table:table-cell office:value-type="float" office:value="2.51235">
                <text:p>2.51235</text:p>
              </table:table-cell>
              <table:table-cell office:value-type="float" office:value="2.49849">
                <text:p>2.49849</text:p>
              </table:table-cell>
              <table:table-cell office:value-type="float" office:value="2.48847">
                <text:p>2.48847</text:p>
              </table:table-cell>
              <table:table-cell office:value-type="float" office:value="2.47274">
                <text:p>2.47274</text:p>
              </table:table-cell>
              <table:table-cell office:value-type="float" office:value="2.46437">
                <text:p>2.46437</text:p>
              </table:table-cell>
              <table:table-cell office:value-type="float" office:value="2.45196">
                <text:p>2.45196</text:p>
              </table:table-cell>
              <table:table-cell office:value-type="float" office:value="2.44489">
                <text:p>2.44489</text:p>
              </table:table-cell>
              <table:table-cell office:value-type="float" office:value="2.43346">
                <text:p>2.43346</text:p>
              </table:table-cell>
              <table:table-cell office:value-type="float" office:value="2.42572">
                <text:p>2.42572</text:p>
              </table:table-cell>
              <table:table-cell office:value-type="float" office:value="2.41782">
                <text:p>2.41782</text:p>
              </table:table-cell>
              <table:table-cell office:value-type="float" office:value="2.40778">
                <text:p>2.40778</text:p>
              </table:table-cell>
              <table:table-cell office:value-type="float" office:value="2.39673">
                <text:p>2.39673</text:p>
              </table:table-cell>
              <table:table-cell office:value-type="float" office:value="2.38877">
                <text:p>2.38877</text:p>
              </table:table-cell>
              <table:table-cell office:value-type="float" office:value="2.37482">
                <text:p>2.37482</text:p>
              </table:table-cell>
              <table:table-cell office:value-type="float" office:value="2.98754">
                <text:p>2.98754</text:p>
              </table:table-cell>
              <table:table-cell office:value-type="float" office:value="2.9492">
                <text:p>2.9492</text:p>
              </table:table-cell>
              <table:table-cell office:value-type="float" office:value="2.9145">
                <text:p>2.9145</text:p>
              </table:table-cell>
              <table:table-cell office:value-type="float" office:value="2.887">
                <text:p>2.887</text:p>
              </table:table-cell>
              <table:table-cell office:value-type="float" office:value="2.86328">
                <text:p>2.86328</text:p>
              </table:table-cell>
              <table:table-cell office:value-type="float" office:value="2.83842">
                <text:p>2.83842</text:p>
              </table:table-cell>
              <table:table-cell office:value-type="float" office:value="2.81627">
                <text:p>2.81627</text:p>
              </table:table-cell>
              <table:table-cell office:value-type="float" office:value="2.78851">
                <text:p>2.78851</text:p>
              </table:table-cell>
              <table:table-cell office:value-type="float" office:value="2.76776">
                <text:p>2.76776</text:p>
              </table:table-cell>
              <table:table-cell office:value-type="float" office:value="2.74886">
                <text:p>2.74886</text:p>
              </table:table-cell>
              <table:table-cell office:value-type="float" office:value="2.72796">
                <text:p>2.72796</text:p>
              </table:table-cell>
              <table:table-cell office:value-type="float" office:value="2.71292">
                <text:p>2.71292</text:p>
              </table:table-cell>
              <table:table-cell office:value-type="float" office:value="2.69802">
                <text:p>2.69802</text:p>
              </table:table-cell>
              <table:table-cell office:value-type="float" office:value="2.68155">
                <text:p>2.68155</text:p>
              </table:table-cell>
              <table:table-cell office:value-type="float" office:value="2.66927">
                <text:p>2.66927</text:p>
              </table:table-cell>
              <table:table-cell office:value-type="float" office:value="2.65146">
                <text:p>2.65146</text:p>
              </table:table-cell>
              <table:table-cell office:value-type="float" office:value="2.63315">
                <text:p>2.63315</text:p>
              </table:table-cell>
              <table:table-cell office:value-type="float" office:value="2.61229">
                <text:p>2.61229</text:p>
              </table:table-cell>
              <table:table-cell office:value-type="float" office:value="2.59738">
                <text:p>2.59738</text:p>
              </table:table-cell>
              <table:table-cell office:value-type="float" office:value="2.5807">
                <text:p>2.5807</text:p>
              </table:table-cell>
              <table:table-cell office:value-type="float" office:value="2.56851">
                <text:p>2.56851</text:p>
              </table:table-cell>
              <table:table-cell office:value-type="float" office:value="2.55728">
                <text:p>2.55728</text:p>
              </table:table-cell>
              <table:table-cell office:value-type="float" office:value="2.54262">
                <text:p>2.54262</text:p>
              </table:table-cell>
              <table:table-cell office:value-type="float" office:value="2.53069">
                <text:p>2.53069</text:p>
              </table:table-cell>
              <table:table-cell office:value-type="float" office:value="2.51804">
                <text:p>2.51804</text:p>
              </table:table-cell>
              <table:table-cell office:value-type="float" office:value="2.50418">
                <text:p>2.50418</text:p>
              </table:table-cell>
              <table:table-cell office:value-type="float" office:value="2.49212">
                <text:p>2.49212</text:p>
              </table:table-cell>
              <table:table-cell office:value-type="float" office:value="2.47831">
                <text:p>2.47831</text:p>
              </table:table-cell>
              <table:table-cell office:value-type="float" office:value="2.46863">
                <text:p>2.46863</text:p>
              </table:table-cell>
              <table:table-cell office:value-type="float" office:value="2.45325">
                <text:p>2.45325</text:p>
              </table:table-cell>
              <table:table-cell office:value-type="float" office:value="2.44492">
                <text:p>2.44492</text:p>
              </table:table-cell>
              <table:table-cell office:value-type="float" office:value="2.43242">
                <text:p>2.43242</text:p>
              </table:table-cell>
              <table:table-cell office:value-type="float" office:value="2.4254">
                <text:p>2.4254</text:p>
              </table:table-cell>
              <table:table-cell office:value-type="float" office:value="2.41404">
                <text:p>2.41404</text:p>
              </table:table-cell>
              <table:table-cell office:value-type="float" office:value="2.40653">
                <text:p>2.40653</text:p>
              </table:table-cell>
              <table:table-cell office:value-type="float" office:value="2.39889">
                <text:p>2.39889</text:p>
              </table:table-cell>
              <table:table-cell office:value-type="float" office:value="2.38882">
                <text:p>2.38882</text:p>
              </table:table-cell>
              <table:table-cell office:value-type="float" office:value="2.37825">
                <text:p>2.37825</text:p>
              </table:table-cell>
              <table:table-cell office:value-type="float" office:value="2.37039">
                <text:p>2.37039</text:p>
              </table:table-cell>
              <table:table-cell office:value-type="float" office:value="2.35657">
                <text:p>2.35657</text:p>
              </table:table-cell>
              <table:table-cell office:value-type="float" office:value="2.96243">
                <text:p>2.96243</text:p>
              </table:table-cell>
              <table:table-cell office:value-type="float" office:value="2.92467">
                <text:p>2.92467</text:p>
              </table:table-cell>
              <table:table-cell office:value-type="float" office:value="2.89031">
                <text:p>2.89031</text:p>
              </table:table-cell>
              <table:table-cell office:value-type="float" office:value="2.8631">
                <text:p>2.8631</text:p>
              </table:table-cell>
              <table:table-cell office:value-type="float" office:value="2.83996">
                <text:p>2.83996</text:p>
              </table:table-cell>
              <table:table-cell office:value-type="float" office:value="2.81595">
                <text:p>2.81595</text:p>
              </table:table-cell>
              <table:table-cell office:value-type="float" office:value="2.79394">
                <text:p>2.79394</text:p>
              </table:table-cell>
              <table:table-cell office:value-type="float" office:value="2.76632">
                <text:p>2.76632</text:p>
              </table:table-cell>
              <table:table-cell office:value-type="float" office:value="2.74592">
                <text:p>2.74592</text:p>
              </table:table-cell>
              <table:table-cell office:value-type="float" office:value="2.72712">
                <text:p>2.72712</text:p>
              </table:table-cell>
              <table:table-cell office:value-type="float" office:value="2.70647">
                <text:p>2.70647</text:p>
              </table:table-cell>
              <table:table-cell office:value-type="float" office:value="2.69155">
                <text:p>2.69155</text:p>
              </table:table-cell>
              <table:table-cell office:value-type="float" office:value="2.67669">
                <text:p>2.67669</text:p>
              </table:table-cell>
              <table:table-cell office:value-type="float" office:value="2.66031">
                <text:p>2.66031</text:p>
              </table:table-cell>
              <table:table-cell office:value-type="float" office:value="2.64808">
                <text:p>2.64808</text:p>
              </table:table-cell>
              <table:table-cell office:value-type="float" office:value="2.63057">
                <text:p>2.63057</text:p>
              </table:table-cell>
              <table:table-cell office:value-type="float" office:value="2.61215">
                <text:p>2.61215</text:p>
              </table:table-cell>
              <table:table-cell office:value-type="float" office:value="2.59153">
                <text:p>2.59153</text:p>
              </table:table-cell>
              <table:table-cell office:value-type="float" office:value="2.57674">
                <text:p>2.57674</text:p>
              </table:table-cell>
              <table:table-cell office:value-type="float" office:value="2.56051">
                <text:p>2.56051</text:p>
              </table:table-cell>
              <table:table-cell office:value-type="float" office:value="2.54885">
                <text:p>2.54885</text:p>
              </table:table-cell>
              <table:table-cell office:value-type="float" office:value="2.53781">
                <text:p>2.53781</text:p>
              </table:table-cell>
              <table:table-cell office:value-type="float" office:value="2.52335">
                <text:p>2.52335</text:p>
              </table:table-cell>
              <table:table-cell office:value-type="float" office:value="2.5116">
                <text:p>2.5116</text:p>
              </table:table-cell>
              <table:table-cell office:value-type="float" office:value="2.49948">
                <text:p>2.49948</text:p>
              </table:table-cell>
              <table:table-cell office:value-type="float" office:value="2.4862">
                <text:p>2.4862</text:p>
              </table:table-cell>
              <table:table-cell office:value-type="float" office:value="2.47425">
                <text:p>2.47425</text:p>
              </table:table-cell>
              <table:table-cell office:value-type="float" office:value="2.46072">
                <text:p>2.46072</text:p>
              </table:table-cell>
              <table:table-cell office:value-type="float" office:value="2.45099">
                <text:p>2.45099</text:p>
              </table:table-cell>
              <table:table-cell office:value-type="float" office:value="2.43572">
                <text:p>2.43572</text:p>
              </table:table-cell>
              <table:table-cell office:value-type="float" office:value="2.42746">
                <text:p>2.42746</text:p>
              </table:table-cell>
              <table:table-cell office:value-type="float" office:value="2.41501">
                <text:p>2.41501</text:p>
              </table:table-cell>
              <table:table-cell office:value-type="float" office:value="2.40798">
                <text:p>2.40798</text:p>
              </table:table-cell>
              <table:table-cell office:value-type="float" office:value="2.39673">
                <text:p>2.39673</text:p>
              </table:table-cell>
              <table:table-cell office:value-type="float" office:value="2.38946">
                <text:p>2.38946</text:p>
              </table:table-cell>
              <table:table-cell office:value-type="float" office:value="2.3818">
                <text:p>2.3818</text:p>
              </table:table-cell>
              <table:table-cell office:value-type="float" office:value="2.37167">
                <text:p>2.37167</text:p>
              </table:table-cell>
              <table:table-cell office:value-type="float" office:value="2.36139">
                <text:p>2.36139</text:p>
              </table:table-cell>
              <table:table-cell office:value-type="float" office:value="2.35353">
                <text:p>2.35353</text:p>
              </table:table-cell>
              <table:table-cell office:value-type="float" office:value="2.33974">
                <text:p>2.33974</text:p>
              </table:table-cell>
              <table:table-cell office:value-type="float" office:value="2.94015">
                <text:p>2.94015</text:p>
              </table:table-cell>
              <table:table-cell office:value-type="float" office:value="2.90277">
                <text:p>2.90277</text:p>
              </table:table-cell>
              <table:table-cell office:value-type="float" office:value="2.86881">
                <text:p>2.86881</text:p>
              </table:table-cell>
              <table:table-cell office:value-type="float" office:value="2.84225">
                <text:p>2.84225</text:p>
              </table:table-cell>
              <table:table-cell office:value-type="float" office:value="2.81958">
                <text:p>2.81958</text:p>
              </table:table-cell>
              <table:table-cell office:value-type="float" office:value="2.79605">
                <text:p>2.79605</text:p>
              </table:table-cell>
              <table:table-cell office:value-type="float" office:value="2.7746">
                <text:p>2.7746</text:p>
              </table:table-cell>
              <table:table-cell office:value-type="float" office:value="2.74706">
                <text:p>2.74706</text:p>
              </table:table-cell>
              <table:table-cell office:value-type="float" office:value="2.72716">
                <text:p>2.72716</text:p>
              </table:table-cell>
              <table:table-cell office:value-type="float" office:value="2.70861">
                <text:p>2.70861</text:p>
              </table:table-cell>
              <table:table-cell office:value-type="float" office:value="2.68806">
                <text:p>2.68806</text:p>
              </table:table-cell>
              <table:table-cell office:value-type="float" office:value="2.67334">
                <text:p>2.67334</text:p>
              </table:table-cell>
              <table:table-cell office:value-type="float" office:value="2.65856">
                <text:p>2.65856</text:p>
              </table:table-cell>
              <table:table-cell office:value-type="float" office:value="2.64212">
                <text:p>2.64212</text:p>
              </table:table-cell>
              <table:table-cell office:value-type="float" office:value="2.63059">
                <text:p>2.63059</text:p>
              </table:table-cell>
              <table:table-cell office:value-type="float" office:value="2.61307">
                <text:p>2.61307</text:p>
              </table:table-cell>
              <table:table-cell office:value-type="float" office:value="2.59461">
                <text:p>2.59461</text:p>
              </table:table-cell>
              <table:table-cell office:value-type="float" office:value="2.57414">
                <text:p>2.57414</text:p>
              </table:table-cell>
              <table:table-cell office:value-type="float" office:value="2.55923">
                <text:p>2.55923</text:p>
              </table:table-cell>
              <table:table-cell office:value-type="float" office:value="2.54313">
                <text:p>2.54313</text:p>
              </table:table-cell>
              <table:table-cell office:value-type="float" office:value="2.53147">
                <text:p>2.53147</text:p>
              </table:table-cell>
              <table:table-cell office:value-type="float" office:value="2.52063">
                <text:p>2.52063</text:p>
              </table:table-cell>
              <table:table-cell office:value-type="float" office:value="2.5061">
                <text:p>2.5061</text:p>
              </table:table-cell>
              <table:table-cell office:value-type="float" office:value="2.49448">
                <text:p>2.49448</text:p>
              </table:table-cell>
              <table:table-cell office:value-type="float" office:value="2.48229">
                <text:p>2.48229</text:p>
              </table:table-cell>
              <table:table-cell office:value-type="float" office:value="2.46934">
                <text:p>2.46934</text:p>
              </table:table-cell>
              <table:table-cell office:value-type="float" office:value="2.45795">
                <text:p>2.45795</text:p>
              </table:table-cell>
              <table:table-cell office:value-type="float" office:value="2.44475">
                <text:p>2.44475</text:p>
              </table:table-cell>
              <table:table-cell office:value-type="float" office:value="2.43501">
                <text:p>2.43501</text:p>
              </table:table-cell>
              <table:table-cell office:value-type="float" office:value="2.41991">
                <text:p>2.41991</text:p>
              </table:table-cell>
              <table:table-cell office:value-type="float" office:value="2.41166">
                <text:p>2.41166</text:p>
              </table:table-cell>
              <table:table-cell office:value-type="float" office:value="2.39951">
                <text:p>2.39951</text:p>
              </table:table-cell>
              <table:table-cell office:value-type="float" office:value="2.39262">
                <text:p>2.39262</text:p>
              </table:table-cell>
              <table:table-cell office:value-type="float" office:value="2.38173">
                <text:p>2.38173</text:p>
              </table:table-cell>
              <table:table-cell office:value-type="float" office:value="2.37447">
                <text:p>2.37447</text:p>
              </table:table-cell>
              <table:table-cell office:value-type="float" office:value="2.36703">
                <text:p>2.36703</text:p>
              </table:table-cell>
              <table:table-cell office:value-type="float" office:value="2.35693">
                <text:p>2.35693</text:p>
              </table:table-cell>
              <table:table-cell office:value-type="float" office:value="2.34708">
                <text:p>2.34708</text:p>
              </table:table-cell>
              <table:table-cell office:value-type="float" office:value="2.33918">
                <text:p>2.33918</text:p>
              </table:table-cell>
              <table:table-cell office:value-type="float" office:value="2.32591">
                <text:p>2.32591</text:p>
              </table:table-cell>
              <table:table-cell office:value-type="float" office:value="2.92072">
                <text:p>2.92072</text:p>
              </table:table-cell>
              <table:table-cell office:value-type="float" office:value="2.88377">
                <text:p>2.88377</text:p>
              </table:table-cell>
              <table:table-cell office:value-type="float" office:value="2.84999">
                <text:p>2.84999</text:p>
              </table:table-cell>
              <table:table-cell office:value-type="float" office:value="2.82379">
                <text:p>2.82379</text:p>
              </table:table-cell>
              <table:table-cell office:value-type="float" office:value="2.80145">
                <text:p>2.80145</text:p>
              </table:table-cell>
              <table:table-cell office:value-type="float" office:value="2.77811">
                <text:p>2.77811</text:p>
              </table:table-cell>
              <table:table-cell office:value-type="float" office:value="2.75686">
                <text:p>2.75686</text:p>
              </table:table-cell>
              <table:table-cell office:value-type="float" office:value="2.72959">
                <text:p>2.72959</text:p>
              </table:table-cell>
              <table:table-cell office:value-type="float" office:value="2.70995">
                <text:p>2.70995</text:p>
              </table:table-cell>
              <table:table-cell office:value-type="float" office:value="2.69158">
                <text:p>2.69158</text:p>
              </table:table-cell>
              <table:table-cell office:value-type="float" office:value="2.67116">
                <text:p>2.67116</text:p>
              </table:table-cell>
              <table:table-cell office:value-type="float" office:value="2.65653">
                <text:p>2.65653</text:p>
              </table:table-cell>
              <table:table-cell office:value-type="float" office:value="2.64177">
                <text:p>2.64177</text:p>
              </table:table-cell>
              <table:table-cell office:value-type="float" office:value="2.62556">
                <text:p>2.62556</text:p>
              </table:table-cell>
              <table:table-cell office:value-type="float" office:value="2.61424">
                <text:p>2.61424</text:p>
              </table:table-cell>
              <table:table-cell office:value-type="float" office:value="2.59682">
                <text:p>2.59682</text:p>
              </table:table-cell>
              <table:table-cell office:value-type="float" office:value="2.57869">
                <text:p>2.57869</text:p>
              </table:table-cell>
              <table:table-cell office:value-type="float" office:value="2.55861">
                <text:p>2.55861</text:p>
              </table:table-cell>
              <table:table-cell office:value-type="float" office:value="2.54388">
                <text:p>2.54388</text:p>
              </table:table-cell>
              <table:table-cell office:value-type="float" office:value="2.52792">
                <text:p>2.52792</text:p>
              </table:table-cell>
              <table:table-cell office:value-type="float" office:value="2.51662">
                <text:p>2.51662</text:p>
              </table:table-cell>
              <table:table-cell office:value-type="float" office:value="2.506">
                <text:p>2.506</text:p>
              </table:table-cell>
              <table:table-cell office:value-type="float" office:value="2.49173">
                <text:p>2.49173</text:p>
              </table:table-cell>
              <table:table-cell office:value-type="float" office:value="2.48019">
                <text:p>2.48019</text:p>
              </table:table-cell>
              <table:table-cell office:value-type="float" office:value="2.46824">
                <text:p>2.46824</text:p>
              </table:table-cell>
              <table:table-cell office:value-type="float" office:value="2.45566">
                <text:p>2.45566</text:p>
              </table:table-cell>
              <table:table-cell office:value-type="float" office:value="2.44451">
                <text:p>2.44451</text:p>
              </table:table-cell>
              <table:table-cell office:value-type="float" office:value="2.4319">
                <text:p>2.4319</text:p>
              </table:table-cell>
              <table:table-cell office:value-type="float" office:value="2.4223">
                <text:p>2.4223</text:p>
              </table:table-cell>
              <table:table-cell office:value-type="float" office:value="2.40727">
                <text:p>2.40727</text:p>
              </table:table-cell>
              <table:table-cell office:value-type="float" office:value="2.39898">
                <text:p>2.39898</text:p>
              </table:table-cell>
              <table:table-cell office:value-type="float" office:value="2.38714">
                <text:p>2.38714</text:p>
              </table:table-cell>
              <table:table-cell office:value-type="float" office:value="2.38024">
                <text:p>2.38024</text:p>
              </table:table-cell>
              <table:table-cell office:value-type="float" office:value="2.36942">
                <text:p>2.36942</text:p>
              </table:table-cell>
              <table:table-cell office:value-type="float" office:value="2.3623">
                <text:p>2.3623</text:p>
              </table:table-cell>
              <table:table-cell office:value-type="float" office:value="2.35495">
                <text:p>2.35495</text:p>
              </table:table-cell>
              <table:table-cell office:value-type="float" office:value="2.34493">
                <text:p>2.34493</text:p>
              </table:table-cell>
              <table:table-cell office:value-type="float" office:value="2.33518">
                <text:p>2.33518</text:p>
              </table:table-cell>
              <table:table-cell office:value-type="float" office:value="2.32728">
                <text:p>2.32728</text:p>
              </table:table-cell>
              <table:table-cell office:value-type="float" office:value="2.31428">
                <text:p>2.31428</text:p>
              </table:table-cell>
              <table:table-cell office:value-type="float" office:value="2.90368">
                <text:p>2.90368</text:p>
              </table:table-cell>
              <table:table-cell office:value-type="float" office:value="2.86726">
                <text:p>2.86726</text:p>
              </table:table-cell>
              <table:table-cell office:value-type="float" office:value="2.83468">
                <text:p>2.83468</text:p>
              </table:table-cell>
              <table:table-cell office:value-type="float" office:value="2.8093">
                <text:p>2.8093</text:p>
              </table:table-cell>
              <table:table-cell office:value-type="float" office:value="2.78706">
                <text:p>2.78706</text:p>
              </table:table-cell>
              <table:table-cell office:value-type="float" office:value="2.76402">
                <text:p>2.76402</text:p>
              </table:table-cell>
              <table:table-cell office:value-type="float" office:value="2.7429">
                <text:p>2.7429</text:p>
              </table:table-cell>
              <table:table-cell office:value-type="float" office:value="2.71558">
                <text:p>2.71558</text:p>
              </table:table-cell>
              <table:table-cell office:value-type="float" office:value="2.69582">
                <text:p>2.69582</text:p>
              </table:table-cell>
              <table:table-cell office:value-type="float" office:value="2.67739">
                <text:p>2.67739</text:p>
              </table:table-cell>
              <table:table-cell office:value-type="float" office:value="2.65751">
                <text:p>2.65751</text:p>
              </table:table-cell>
              <table:table-cell office:value-type="float" office:value="2.64314">
                <text:p>2.64314</text:p>
              </table:table-cell>
              <table:table-cell office:value-type="float" office:value="2.62839">
                <text:p>2.62839</text:p>
              </table:table-cell>
              <table:table-cell office:value-type="float" office:value="2.61236">
                <text:p>2.61236</text:p>
              </table:table-cell>
              <table:table-cell office:value-type="float" office:value="2.60126">
                <text:p>2.60126</text:p>
              </table:table-cell>
              <table:table-cell office:value-type="float" office:value="2.58385">
                <text:p>2.58385</text:p>
              </table:table-cell>
              <table:table-cell office:value-type="float" office:value="2.56588">
                <text:p>2.56588</text:p>
              </table:table-cell>
              <table:table-cell office:value-type="float" office:value="2.54596">
                <text:p>2.54596</text:p>
              </table:table-cell>
              <table:table-cell office:value-type="float" office:value="2.5313">
                <text:p>2.5313</text:p>
              </table:table-cell>
              <table:table-cell office:value-type="float" office:value="2.51532">
                <text:p>2.51532</text:p>
              </table:table-cell>
              <table:table-cell office:value-type="float" office:value="2.50398">
                <text:p>2.50398</text:p>
              </table:table-cell>
              <table:table-cell office:value-type="float" office:value="2.49331">
                <text:p>2.49331</text:p>
              </table:table-cell>
              <table:table-cell office:value-type="float" office:value="2.47908">
                <text:p>2.47908</text:p>
              </table:table-cell>
              <table:table-cell office:value-type="float" office:value="2.46748">
                <text:p>2.46748</text:p>
              </table:table-cell>
              <table:table-cell office:value-type="float" office:value="2.4557">
                <text:p>2.4557</text:p>
              </table:table-cell>
              <table:table-cell office:value-type="float" office:value="2.4434">
                <text:p>2.4434</text:p>
              </table:table-cell>
              <table:table-cell office:value-type="float" office:value="2.43223">
                <text:p>2.43223</text:p>
              </table:table-cell>
              <table:table-cell office:value-type="float" office:value="2.41979">
                <text:p>2.41979</text:p>
              </table:table-cell>
              <table:table-cell office:value-type="float" office:value="2.41023">
                <text:p>2.41023</text:p>
              </table:table-cell>
              <table:table-cell office:value-type="float" office:value="2.39538">
                <text:p>2.39538</text:p>
              </table:table-cell>
              <table:table-cell office:value-type="float" office:value="2.38738">
                <text:p>2.38738</text:p>
              </table:table-cell>
              <table:table-cell office:value-type="float" office:value="2.37569">
                <text:p>2.37569</text:p>
              </table:table-cell>
              <table:table-cell office:value-type="float" office:value="2.36888">
                <text:p>2.36888</text:p>
              </table:table-cell>
              <table:table-cell office:value-type="float" office:value="2.35814">
                <text:p>2.35814</text:p>
              </table:table-cell>
              <table:table-cell office:value-type="float" office:value="2.3512">
                <text:p>2.3512</text:p>
              </table:table-cell>
              <table:table-cell office:value-type="float" office:value="2.34396">
                <text:p>2.34396</text:p>
              </table:table-cell>
              <table:table-cell office:value-type="float" office:value="2.33397">
                <text:p>2.33397</text:p>
              </table:table-cell>
              <table:table-cell office:value-type="float" office:value="2.32421">
                <text:p>2.32421</text:p>
              </table:table-cell>
              <table:table-cell office:value-type="float" office:value="2.31641">
                <text:p>2.31641</text:p>
              </table:table-cell>
              <table:table-cell office:value-type="float" office:value="2.30351">
                <text:p>2.303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use-zero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minimum="1" chart:origin="0" chart:interval-major="5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'Times New Roman'" style:font-family-generic="roman" fo:font-size="10pt" style:font-size-asian="10pt" style:font-weight-asian="bold" style:font-family-complex="'Times New Roman'" style:font-family-generic-complex="roman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1.5" chart:origin="0" chart:interval-major="0.1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'Times New Roman'" style:font-family-generic="roman" fo:font-size="10pt" style:font-size-asian="10pt" style:font-weight-asian="bold" style:font-family-complex="'Times New Roman'" style:font-family-generic-complex="roman" style:font-size-complex="10pt" style:font-weight-complex="bold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27cm" svg:height="9.799cm" xlink:href=".." xlink:type="simple" chart:class="chart:area" chart:style-name="ch1">
        <chart:plot-area chart:style-name="ch2" table:cell-range-address="'User_-_Num_Vizinhos'.A2:'User_-_Num_Vizinhos'.A51 'User_-_Num_Vizinhos'.C1:'User_-_Num_Vizinhos'.C51" chart:data-source-has-labels="both" svg:x="1.405cm" svg:y="0.195cm" svg:width="14.204cm" svg:height="8.352cm">
          <chartooo:coordinate-region svg:x="1.96cm" svg:y="0.392cm" svg:width="13.649cm" svg:height="7.512cm"/>
          <chart:axis chart:dimension="x" chart:name="primary-x" chart:style-name="ch3" chartooo:axis-type="date">
            <chartooo:date-scale chart:major-interval-value="4" chart:major-interval-unit="days"/>
            <chart:title svg:x="5.812cm" svg:y="8.742cm" chart:style-name="ch4">
              <text:p>Número mínimo de vizinhos (1 - 50)</text:p>
            </chart:title>
            <chart:categories table:cell-range-address="'User_-_Num_Vizinhos'.A2:'User_-_Num_Vizinhos'.A51"/>
          </chart:axis>
          <chart:axis chart:dimension="y" chart:name="primary-y" chart:style-name="ch5">
            <chart:title svg:x="0.451cm" svg:y="4.934cm" chart:style-name="ch6">
              <text:p>RMSE</text:p>
            </chart:title>
            <chart:grid chart:style-name="ch7" chart:class="major"/>
          </chart:axis>
          <chart:series chart:style-name="ch8" chart:values-cell-range-address="'User_-_Num_Vizinhos'.C2:'User_-_Num_Vizinhos'.C51" chart:label-cell-address="'User_-_Num_Vizinhos'.C1:'User_-_Num_Vizinhos'.C1" chart:class="chart:area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User_-_Num_Vizinhos'.C1:'User_-_Num_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User_-_Num_Vizinhos'.A2:'User_-_Num_Vizinhos'.A51</svg:desc>
                </draw:g>
              </table:table-cell>
              <table:table-cell office:value-type="float" office:value="2.13379">
                <text:p>2.13379</text:p>
                <draw:g>
                  <svg:desc>'User_-_Num_Vizinhos'.C2:'User_-_Num_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229">
                <text:p>1.962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6802">
                <text:p>1.868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1727">
                <text:p>1.817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8673">
                <text:p>1.786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6311">
                <text:p>1.76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4652">
                <text:p>1.746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098">
                <text:p>1.730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176">
                <text:p>1.71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0812">
                <text:p>1.708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69985">
                <text:p>1.699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9349">
                <text:p>1.693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68812">
                <text:p>1.688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68306">
                <text:p>1.683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7497">
                <text:p>1.6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67165">
                <text:p>1.671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6859">
                <text:p>1.668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66519">
                <text:p>1.66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6267">
                <text:p>1.662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6047">
                <text:p>1.66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65864">
                <text:p>1.658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65713">
                <text:p>1.657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551">
                <text:p>1.65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65375">
                <text:p>1.653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65234">
                <text:p>1.652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65071">
                <text:p>1.650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64873">
                <text:p>1.648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4807">
                <text:p>1.648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64717">
                <text:p>1.647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4619">
                <text:p>1.646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64521">
                <text:p>1.64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4422">
                <text:p>1.644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64358">
                <text:p>1.64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64253">
                <text:p>1.6425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64159">
                <text:p>1.641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409">
                <text:p>1.64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4026">
                <text:p>1.64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3969">
                <text:p>1.639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63903">
                <text:p>1.639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63841">
                <text:p>1.638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63767">
                <text:p>1.637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63714">
                <text:p>1.637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63672">
                <text:p>1.636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63638">
                <text:p>1.6363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63583">
                <text:p>1.635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354">
                <text:p>1.635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63499">
                <text:p>1.63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3465">
                <text:p>1.634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.6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'User_-_Limites'.A2:'User_-_Limites'.A201 'User_-_Limites'.C1:'User_-_Limites'.C201" chart:data-source-has-labels="both" svg:x="0.32cm" svg:y="0.18cm" svg:width="15.36cm" svg:height="8.64cm">
          <chartooo:coordinate-region svg:x="1.206cm" svg:y="0.393cm" svg:width="14.474cm" svg:height="7.619cm"/>
          <chart:axis chart:dimension="x" chart:name="primary-x" chart:style-name="ch3" chartooo:axis-type="auto">
            <chartooo:date-scale/>
            <chart:categories table:cell-range-address="'User_-_Limites'.A2:'User_-_Limites'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ser_-_Limites'.C2:'User_-_Limites'.C201" chart:label-cell-address="'User_-_Limites'.C1:'User_-_Limites'.C1" chart:class="chart:area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User_-_Limites'.C1:'User_-_Limite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User_-_Limites'.A2:'User_-_Limites'.A201</svg:desc>
                </draw:g>
              </table:table-cell>
              <table:table-cell office:value-type="float" office:value="1.66362">
                <text:p>1.66362</text:p>
                <draw:g>
                  <svg:desc>'User_-_Limites'.C2:'User_-_Limites'.C2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5596">
                <text:p>1.6559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5209">
                <text:p>1.652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986">
                <text:p>1.649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626">
                <text:p>1.646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55">
                <text:p>1.645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33">
                <text:p>1.64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308">
                <text:p>1.6430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97">
                <text:p>1.642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318">
                <text:p>1.6431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334">
                <text:p>1.6433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83">
                <text:p>1.6428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79">
                <text:p>1.642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44">
                <text:p>1.6424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19">
                <text:p>1.642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229">
                <text:p>1.6422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194">
                <text:p>1.641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142">
                <text:p>1.6414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4184">
                <text:p>1.641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5338">
                <text:p>1.653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4571">
                <text:p>1.64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4202">
                <text:p>1.642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999">
                <text:p>1.639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826">
                <text:p>1.638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671">
                <text:p>1.636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606">
                <text:p>1.636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417">
                <text:p>1.634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404">
                <text:p>1.634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99">
                <text:p>1.633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422">
                <text:p>1.634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427">
                <text:p>1.63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77">
                <text:p>1.633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69">
                <text:p>1.633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49">
                <text:p>1.633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29">
                <text:p>1.633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53">
                <text:p>1.633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23">
                <text:p>1.633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273">
                <text:p>1.6327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332">
                <text:p>1.63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4807">
                <text:p>1.648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4064">
                <text:p>1.640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3687">
                <text:p>1.636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3509">
                <text:p>1.635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3334">
                <text:p>1.633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3183">
                <text:p>1.631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3132">
                <text:p>1.631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47">
                <text:p>1.629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36">
                <text:p>1.629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59">
                <text:p>1.629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55">
                <text:p>1.629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62">
                <text:p>1.629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57">
                <text:p>1.629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43">
                <text:p>1.629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18">
                <text:p>1.629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49">
                <text:p>1.629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09">
                <text:p>1.62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88">
                <text:p>1.62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2926">
                <text:p>1.629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4432">
                <text:p>1.644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369">
                <text:p>1.63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3321">
                <text:p>1.633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3139">
                <text:p>1.631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976">
                <text:p>1.629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829">
                <text:p>1.628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781">
                <text:p>1.627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09">
                <text:p>1.626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08">
                <text:p>1.62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02">
                <text:p>1.626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49">
                <text:p>1.626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48">
                <text:p>1.626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63">
                <text:p>1.626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73">
                <text:p>1.626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59">
                <text:p>1.626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42">
                <text:p>1.626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701">
                <text:p>1.627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8">
                <text:p>1.62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66">
                <text:p>1.62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2718">
                <text:p>1.627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4074">
                <text:p>1.640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3341">
                <text:p>1.633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973">
                <text:p>1.629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796">
                <text:p>1.627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637">
                <text:p>1.626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505">
                <text:p>1.625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65">
                <text:p>1.624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15">
                <text:p>1.623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19">
                <text:p>1.623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14">
                <text:p>1.623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69">
                <text:p>1.623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75">
                <text:p>1.623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06">
                <text:p>1.624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17">
                <text:p>1.624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01">
                <text:p>1.624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393">
                <text:p>1.623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6">
                <text:p>1.6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41">
                <text:p>1.624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3">
                <text:p>1.62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2493">
                <text:p>1.624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389">
                <text:p>1.63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3167">
                <text:p>1.631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794">
                <text:p>1.627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636">
                <text:p>1.626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473">
                <text:p>1.624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39">
                <text:p>1.623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297">
                <text:p>1.622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174">
                <text:p>1.621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183">
                <text:p>1.621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189">
                <text:p>1.621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257">
                <text:p>1.62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274">
                <text:p>1.622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09">
                <text:p>1.623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21">
                <text:p>1.623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09">
                <text:p>1.623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59">
                <text:p>1.623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5">
                <text:p>1.62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355">
                <text:p>1.623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2419">
                <text:p>1.624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3667">
                <text:p>1.63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96">
                <text:p>1.62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444">
                <text:p>1.624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283">
                <text:p>1.6228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62">
                <text:p>1.621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19">
                <text:p>1.621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007">
                <text:p>1.62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03">
                <text:p>1.62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044">
                <text:p>1.620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11">
                <text:p>1.621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29">
                <text:p>1.621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67">
                <text:p>1.621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75">
                <text:p>1.621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67">
                <text:p>1.621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163">
                <text:p>1.621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224">
                <text:p>1.622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229">
                <text:p>1.622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24">
                <text:p>1.62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2307">
                <text:p>1.623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3558">
                <text:p>1.635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856">
                <text:p>1.62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508">
                <text:p>1.625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36">
                <text:p>1.62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79">
                <text:p>1.621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07">
                <text:p>1.62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04">
                <text:p>1.62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1941">
                <text:p>1.619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198">
                <text:p>1.6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008">
                <text:p>1.62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073">
                <text:p>1.620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03">
                <text:p>1.621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51">
                <text:p>1.62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58">
                <text:p>1.62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59">
                <text:p>1.621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158">
                <text:p>1.62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226">
                <text:p>1.622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258">
                <text:p>1.622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264">
                <text:p>1.622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2336">
                <text:p>1.6233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345">
                <text:p>1.63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746">
                <text:p>1.627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277">
                <text:p>1.622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096">
                <text:p>1.620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1969">
                <text:p>1.619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1877">
                <text:p>1.618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1929">
                <text:p>1.619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1961">
                <text:p>1.619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031">
                <text:p>1.620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066">
                <text:p>1.62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12">
                <text:p>1.62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124">
                <text:p>1.621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134">
                <text:p>1.621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139">
                <text:p>1.621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209">
                <text:p>1.622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248">
                <text:p>1.622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253">
                <text:p>1.6225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2327">
                <text:p>1.623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3346">
                <text:p>1.633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639">
                <text:p>1.626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296">
                <text:p>1.622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208">
                <text:p>1.622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037">
                <text:p>1.620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938">
                <text:p>1.619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922">
                <text:p>1.619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852">
                <text:p>1.61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904">
                <text:p>1.61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952">
                <text:p>1.619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02">
                <text:p>1.6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055">
                <text:p>1.620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108">
                <text:p>1.62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113">
                <text:p>1.62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126">
                <text:p>1.62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132">
                <text:p>1.62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203">
                <text:p>1.622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24">
                <text:p>1.6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248">
                <text:p>1.62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2326">
                <text:p>1.623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91cm" svg:height="9.909cm" xlink:href=".." xlink:type="simple" chart:class="chart:area" chart:style-name="ch1">
        <chart:plot-area chart:style-name="ch2" table:cell-range-address="'Pivot Table_User_-_Limites_1'.A4:'Pivot Table_User_-_Limites_1'.GS4 'Pivot Table_User_-_Limites_1'.A6:'Pivot Table_User_-_Limites_1'.GR6" chart:data-source-has-labels="row" svg:x="0.287cm" svg:y="0.198cm" svg:width="13.817cm" svg:height="9.513cm">
          <chartooo:coordinate-region svg:x="1.264cm" svg:y="0.411cm" svg:width="12.84cm" svg:height="8.201cm"/>
          <chart:axis chart:dimension="x" chart:name="primary-x" chart:style-name="ch3" chartooo:axis-type="auto">
            <chartooo:date-scale/>
            <chart:categories table:cell-range-address="'Pivot Table_User_-_Limites_1'.A4:'Pivot Table_User_-_Limites_1'.GS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User_-_Limites_1'.A6:'Pivot Table_User_-_Limites_1'.GR6" chart:class="chart:area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ivot Table_User_-_Limites_1'.A4:'Pivot Table_User_-_Limites_1'.GS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66362">
                <text:p>1.66362</text:p>
                <draw:g>
                  <svg:desc>'Pivot Table_User_-_Limites_1'.A6:'Pivot Table_User_-_Limites_1'.GR6</svg:desc>
                </draw:g>
              </table:table-cell>
              <table:table-cell office:value-type="float" office:value="1.65596">
                <text:p>1.65596</text:p>
              </table:table-cell>
              <table:table-cell office:value-type="float" office:value="1.65209">
                <text:p>1.65209</text:p>
              </table:table-cell>
              <table:table-cell office:value-type="float" office:value="1.64986">
                <text:p>1.64986</text:p>
              </table:table-cell>
              <table:table-cell office:value-type="float" office:value="1.648">
                <text:p>1.648</text:p>
              </table:table-cell>
              <table:table-cell office:value-type="float" office:value="1.64626">
                <text:p>1.64626</text:p>
              </table:table-cell>
              <table:table-cell office:value-type="float" office:value="1.6455">
                <text:p>1.6455</text:p>
              </table:table-cell>
              <table:table-cell office:value-type="float" office:value="1.6433">
                <text:p>1.6433</text:p>
              </table:table-cell>
              <table:table-cell office:value-type="float" office:value="1.64308">
                <text:p>1.64308</text:p>
              </table:table-cell>
              <table:table-cell office:value-type="float" office:value="1.64297">
                <text:p>1.64297</text:p>
              </table:table-cell>
              <table:table-cell office:value-type="float" office:value="1.64318">
                <text:p>1.64318</text:p>
              </table:table-cell>
              <table:table-cell office:value-type="float" office:value="1.64334">
                <text:p>1.64334</text:p>
              </table:table-cell>
              <table:table-cell office:value-type="float" office:value="1.64283">
                <text:p>1.64283</text:p>
              </table:table-cell>
              <table:table-cell office:value-type="float" office:value="1.64279">
                <text:p>1.64279</text:p>
              </table:table-cell>
              <table:table-cell office:value-type="float" office:value="1.64244">
                <text:p>1.64244</text:p>
              </table:table-cell>
              <table:table-cell office:value-type="float" office:value="1.64219">
                <text:p>1.64219</text:p>
              </table:table-cell>
              <table:table-cell office:value-type="float" office:value="1.64229">
                <text:p>1.64229</text:p>
              </table:table-cell>
              <table:table-cell office:value-type="float" office:value="1.64194">
                <text:p>1.64194</text:p>
              </table:table-cell>
              <table:table-cell office:value-type="float" office:value="1.64142">
                <text:p>1.64142</text:p>
              </table:table-cell>
              <table:table-cell office:value-type="float" office:value="1.64184">
                <text:p>1.64184</text:p>
              </table:table-cell>
              <table:table-cell office:value-type="float" office:value="1.65338">
                <text:p>1.65338</text:p>
              </table:table-cell>
              <table:table-cell office:value-type="float" office:value="1.64571">
                <text:p>1.64571</text:p>
              </table:table-cell>
              <table:table-cell office:value-type="float" office:value="1.64202">
                <text:p>1.64202</text:p>
              </table:table-cell>
              <table:table-cell office:value-type="float" office:value="1.63999">
                <text:p>1.63999</text:p>
              </table:table-cell>
              <table:table-cell office:value-type="float" office:value="1.63826">
                <text:p>1.63826</text:p>
              </table:table-cell>
              <table:table-cell office:value-type="float" office:value="1.63671">
                <text:p>1.63671</text:p>
              </table:table-cell>
              <table:table-cell office:value-type="float" office:value="1.63606">
                <text:p>1.63606</text:p>
              </table:table-cell>
              <table:table-cell office:value-type="float" office:value="1.63417">
                <text:p>1.63417</text:p>
              </table:table-cell>
              <table:table-cell office:value-type="float" office:value="1.63404">
                <text:p>1.63404</text:p>
              </table:table-cell>
              <table:table-cell office:value-type="float" office:value="1.63399">
                <text:p>1.63399</text:p>
              </table:table-cell>
              <table:table-cell office:value-type="float" office:value="1.63422">
                <text:p>1.63422</text:p>
              </table:table-cell>
              <table:table-cell office:value-type="float" office:value="1.63427">
                <text:p>1.63427</text:p>
              </table:table-cell>
              <table:table-cell office:value-type="float" office:value="1.63377">
                <text:p>1.63377</text:p>
              </table:table-cell>
              <table:table-cell office:value-type="float" office:value="1.63369">
                <text:p>1.63369</text:p>
              </table:table-cell>
              <table:table-cell office:value-type="float" office:value="1.63349">
                <text:p>1.63349</text:p>
              </table:table-cell>
              <table:table-cell office:value-type="float" office:value="1.63329">
                <text:p>1.63329</text:p>
              </table:table-cell>
              <table:table-cell office:value-type="float" office:value="1.63353">
                <text:p>1.63353</text:p>
              </table:table-cell>
              <table:table-cell office:value-type="float" office:value="1.63323">
                <text:p>1.63323</text:p>
              </table:table-cell>
              <table:table-cell office:value-type="float" office:value="1.63273">
                <text:p>1.63273</text:p>
              </table:table-cell>
              <table:table-cell office:value-type="float" office:value="1.6332">
                <text:p>1.6332</text:p>
              </table:table-cell>
              <table:table-cell office:value-type="float" office:value="1.64807">
                <text:p>1.64807</text:p>
              </table:table-cell>
              <table:table-cell office:value-type="float" office:value="1.64064">
                <text:p>1.64064</text:p>
              </table:table-cell>
              <table:table-cell office:value-type="float" office:value="1.63687">
                <text:p>1.63687</text:p>
              </table:table-cell>
              <table:table-cell office:value-type="float" office:value="1.63509">
                <text:p>1.63509</text:p>
              </table:table-cell>
              <table:table-cell office:value-type="float" office:value="1.63334">
                <text:p>1.63334</text:p>
              </table:table-cell>
              <table:table-cell office:value-type="float" office:value="1.63183">
                <text:p>1.63183</text:p>
              </table:table-cell>
              <table:table-cell office:value-type="float" office:value="1.63132">
                <text:p>1.63132</text:p>
              </table:table-cell>
              <table:table-cell office:value-type="float" office:value="1.62947">
                <text:p>1.62947</text:p>
              </table:table-cell>
              <table:table-cell office:value-type="float" office:value="1.62936">
                <text:p>1.62936</text:p>
              </table:table-cell>
              <table:table-cell office:value-type="float" office:value="1.6292">
                <text:p>1.6292</text:p>
              </table:table-cell>
              <table:table-cell office:value-type="float" office:value="1.62959">
                <text:p>1.62959</text:p>
              </table:table-cell>
              <table:table-cell office:value-type="float" office:value="1.62955">
                <text:p>1.62955</text:p>
              </table:table-cell>
              <table:table-cell office:value-type="float" office:value="1.62962">
                <text:p>1.62962</text:p>
              </table:table-cell>
              <table:table-cell office:value-type="float" office:value="1.62957">
                <text:p>1.62957</text:p>
              </table:table-cell>
              <table:table-cell office:value-type="float" office:value="1.62943">
                <text:p>1.62943</text:p>
              </table:table-cell>
              <table:table-cell office:value-type="float" office:value="1.62918">
                <text:p>1.62918</text:p>
              </table:table-cell>
              <table:table-cell office:value-type="float" office:value="1.62949">
                <text:p>1.62949</text:p>
              </table:table-cell>
              <table:table-cell office:value-type="float" office:value="1.62909">
                <text:p>1.62909</text:p>
              </table:table-cell>
              <table:table-cell office:value-type="float" office:value="1.6288">
                <text:p>1.6288</text:p>
              </table:table-cell>
              <table:table-cell office:value-type="float" office:value="1.62926">
                <text:p>1.62926</text:p>
              </table:table-cell>
              <table:table-cell office:value-type="float" office:value="1.64432">
                <text:p>1.64432</text:p>
              </table:table-cell>
              <table:table-cell office:value-type="float" office:value="1.6369">
                <text:p>1.6369</text:p>
              </table:table-cell>
              <table:table-cell office:value-type="float" office:value="1.63321">
                <text:p>1.63321</text:p>
              </table:table-cell>
              <table:table-cell office:value-type="float" office:value="1.63139">
                <text:p>1.63139</text:p>
              </table:table-cell>
              <table:table-cell office:value-type="float" office:value="1.62976">
                <text:p>1.62976</text:p>
              </table:table-cell>
              <table:table-cell office:value-type="float" office:value="1.62829">
                <text:p>1.62829</text:p>
              </table:table-cell>
              <table:table-cell office:value-type="float" office:value="1.62781">
                <text:p>1.62781</text:p>
              </table:table-cell>
              <table:table-cell office:value-type="float" office:value="1.62609">
                <text:p>1.62609</text:p>
              </table:table-cell>
              <table:table-cell office:value-type="float" office:value="1.62608">
                <text:p>1.62608</text:p>
              </table:table-cell>
              <table:table-cell office:value-type="float" office:value="1.62602">
                <text:p>1.62602</text:p>
              </table:table-cell>
              <table:table-cell office:value-type="float" office:value="1.62649">
                <text:p>1.62649</text:p>
              </table:table-cell>
              <table:table-cell office:value-type="float" office:value="1.62648">
                <text:p>1.62648</text:p>
              </table:table-cell>
              <table:table-cell office:value-type="float" office:value="1.62663">
                <text:p>1.62663</text:p>
              </table:table-cell>
              <table:table-cell office:value-type="float" office:value="1.62673">
                <text:p>1.62673</text:p>
              </table:table-cell>
              <table:table-cell office:value-type="float" office:value="1.62659">
                <text:p>1.62659</text:p>
              </table:table-cell>
              <table:table-cell office:value-type="float" office:value="1.62642">
                <text:p>1.62642</text:p>
              </table:table-cell>
              <table:table-cell office:value-type="float" office:value="1.62701">
                <text:p>1.62701</text:p>
              </table:table-cell>
              <table:table-cell office:value-type="float" office:value="1.6268">
                <text:p>1.6268</text:p>
              </table:table-cell>
              <table:table-cell office:value-type="float" office:value="1.6266">
                <text:p>1.6266</text:p>
              </table:table-cell>
              <table:table-cell office:value-type="float" office:value="1.62718">
                <text:p>1.62718</text:p>
              </table:table-cell>
              <table:table-cell office:value-type="float" office:value="1.64074">
                <text:p>1.64074</text:p>
              </table:table-cell>
              <table:table-cell office:value-type="float" office:value="1.63341">
                <text:p>1.63341</text:p>
              </table:table-cell>
              <table:table-cell office:value-type="float" office:value="1.62973">
                <text:p>1.62973</text:p>
              </table:table-cell>
              <table:table-cell office:value-type="float" office:value="1.62796">
                <text:p>1.62796</text:p>
              </table:table-cell>
              <table:table-cell office:value-type="float" office:value="1.62637">
                <text:p>1.62637</text:p>
              </table:table-cell>
              <table:table-cell office:value-type="float" office:value="1.62505">
                <text:p>1.62505</text:p>
              </table:table-cell>
              <table:table-cell office:value-type="float" office:value="1.62465">
                <text:p>1.62465</text:p>
              </table:table-cell>
              <table:table-cell office:value-type="float" office:value="1.62315">
                <text:p>1.62315</text:p>
              </table:table-cell>
              <table:table-cell office:value-type="float" office:value="1.62319">
                <text:p>1.62319</text:p>
              </table:table-cell>
              <table:table-cell office:value-type="float" office:value="1.62314">
                <text:p>1.62314</text:p>
              </table:table-cell>
              <table:table-cell office:value-type="float" office:value="1.62369">
                <text:p>1.62369</text:p>
              </table:table-cell>
              <table:table-cell office:value-type="float" office:value="1.62375">
                <text:p>1.62375</text:p>
              </table:table-cell>
              <table:table-cell office:value-type="float" office:value="1.62406">
                <text:p>1.62406</text:p>
              </table:table-cell>
              <table:table-cell office:value-type="float" office:value="1.62417">
                <text:p>1.62417</text:p>
              </table:table-cell>
              <table:table-cell office:value-type="float" office:value="1.62401">
                <text:p>1.62401</text:p>
              </table:table-cell>
              <table:table-cell office:value-type="float" office:value="1.62393">
                <text:p>1.62393</text:p>
              </table:table-cell>
              <table:table-cell office:value-type="float" office:value="1.6246">
                <text:p>1.6246</text:p>
              </table:table-cell>
              <table:table-cell office:value-type="float" office:value="1.62441">
                <text:p>1.62441</text:p>
              </table:table-cell>
              <table:table-cell office:value-type="float" office:value="1.6243">
                <text:p>1.6243</text:p>
              </table:table-cell>
              <table:table-cell office:value-type="float" office:value="1.62493">
                <text:p>1.62493</text:p>
              </table:table-cell>
              <table:table-cell office:value-type="float" office:value="1.6389">
                <text:p>1.6389</text:p>
              </table:table-cell>
              <table:table-cell office:value-type="float" office:value="1.63167">
                <text:p>1.63167</text:p>
              </table:table-cell>
              <table:table-cell office:value-type="float" office:value="1.62794">
                <text:p>1.62794</text:p>
              </table:table-cell>
              <table:table-cell office:value-type="float" office:value="1.62636">
                <text:p>1.62636</text:p>
              </table:table-cell>
              <table:table-cell office:value-type="float" office:value="1.62473">
                <text:p>1.62473</text:p>
              </table:table-cell>
              <table:table-cell office:value-type="float" office:value="1.62339">
                <text:p>1.62339</text:p>
              </table:table-cell>
              <table:table-cell office:value-type="float" office:value="1.62297">
                <text:p>1.62297</text:p>
              </table:table-cell>
              <table:table-cell office:value-type="float" office:value="1.62174">
                <text:p>1.62174</text:p>
              </table:table-cell>
              <table:table-cell office:value-type="float" office:value="1.62183">
                <text:p>1.62183</text:p>
              </table:table-cell>
              <table:table-cell office:value-type="float" office:value="1.62189">
                <text:p>1.62189</text:p>
              </table:table-cell>
              <table:table-cell office:value-type="float" office:value="1.62257">
                <text:p>1.62257</text:p>
              </table:table-cell>
              <table:table-cell office:value-type="float" office:value="1.62274">
                <text:p>1.62274</text:p>
              </table:table-cell>
              <table:table-cell office:value-type="float" office:value="1.62309">
                <text:p>1.62309</text:p>
              </table:table-cell>
              <table:table-cell office:value-type="float" office:value="1.62321">
                <text:p>1.62321</text:p>
              </table:table-cell>
              <table:table-cell office:value-type="float" office:value="1.62309">
                <text:p>1.62309</text:p>
              </table:table-cell>
              <table:table-cell office:value-type="float" office:value="1.623">
                <text:p>1.623</text:p>
              </table:table-cell>
              <table:table-cell office:value-type="float" office:value="1.62359">
                <text:p>1.62359</text:p>
              </table:table-cell>
              <table:table-cell office:value-type="float" office:value="1.6235">
                <text:p>1.6235</text:p>
              </table:table-cell>
              <table:table-cell office:value-type="float" office:value="1.62355">
                <text:p>1.62355</text:p>
              </table:table-cell>
              <table:table-cell office:value-type="float" office:value="1.62419">
                <text:p>1.62419</text:p>
              </table:table-cell>
              <table:table-cell office:value-type="float" office:value="1.63667">
                <text:p>1.63667</text:p>
              </table:table-cell>
              <table:table-cell office:value-type="float" office:value="1.6296">
                <text:p>1.6296</text:p>
              </table:table-cell>
              <table:table-cell office:value-type="float" office:value="1.626">
                <text:p>1.626</text:p>
              </table:table-cell>
              <table:table-cell office:value-type="float" office:value="1.62444">
                <text:p>1.62444</text:p>
              </table:table-cell>
              <table:table-cell office:value-type="float" office:value="1.62283">
                <text:p>1.62283</text:p>
              </table:table-cell>
              <table:table-cell office:value-type="float" office:value="1.62162">
                <text:p>1.62162</text:p>
              </table:table-cell>
              <table:table-cell office:value-type="float" office:value="1.62119">
                <text:p>1.62119</text:p>
              </table:table-cell>
              <table:table-cell office:value-type="float" office:value="1.62007">
                <text:p>1.62007</text:p>
              </table:table-cell>
              <table:table-cell office:value-type="float" office:value="1.6203">
                <text:p>1.6203</text:p>
              </table:table-cell>
              <table:table-cell office:value-type="float" office:value="1.62044">
                <text:p>1.62044</text:p>
              </table:table-cell>
              <table:table-cell office:value-type="float" office:value="1.62111">
                <text:p>1.62111</text:p>
              </table:table-cell>
              <table:table-cell office:value-type="float" office:value="1.62129">
                <text:p>1.62129</text:p>
              </table:table-cell>
              <table:table-cell office:value-type="float" office:value="1.62167">
                <text:p>1.62167</text:p>
              </table:table-cell>
              <table:table-cell office:value-type="float" office:value="1.62175">
                <text:p>1.62175</text:p>
              </table:table-cell>
              <table:table-cell office:value-type="float" office:value="1.62167">
                <text:p>1.62167</text:p>
              </table:table-cell>
              <table:table-cell office:value-type="float" office:value="1.62163">
                <text:p>1.62163</text:p>
              </table:table-cell>
              <table:table-cell office:value-type="float" office:value="1.62224">
                <text:p>1.62224</text:p>
              </table:table-cell>
              <table:table-cell office:value-type="float" office:value="1.62229">
                <text:p>1.62229</text:p>
              </table:table-cell>
              <table:table-cell office:value-type="float" office:value="1.6224">
                <text:p>1.6224</text:p>
              </table:table-cell>
              <table:table-cell office:value-type="float" office:value="1.62307">
                <text:p>1.62307</text:p>
              </table:table-cell>
              <table:table-cell office:value-type="float" office:value="1.63558">
                <text:p>1.63558</text:p>
              </table:table-cell>
              <table:table-cell office:value-type="float" office:value="1.62856">
                <text:p>1.62856</text:p>
              </table:table-cell>
              <table:table-cell office:value-type="float" office:value="1.62508">
                <text:p>1.62508</text:p>
              </table:table-cell>
              <table:table-cell office:value-type="float" office:value="1.6236">
                <text:p>1.6236</text:p>
              </table:table-cell>
              <table:table-cell office:value-type="float" office:value="1.62179">
                <text:p>1.62179</text:p>
              </table:table-cell>
              <table:table-cell office:value-type="float" office:value="1.6207">
                <text:p>1.6207</text:p>
              </table:table-cell>
              <table:table-cell office:value-type="float" office:value="1.6204">
                <text:p>1.6204</text:p>
              </table:table-cell>
              <table:table-cell office:value-type="float" office:value="1.61941">
                <text:p>1.61941</text:p>
              </table:table-cell>
              <table:table-cell office:value-type="float" office:value="1.6198">
                <text:p>1.6198</text:p>
              </table:table-cell>
              <table:table-cell office:value-type="float" office:value="1.62008">
                <text:p>1.62008</text:p>
              </table:table-cell>
              <table:table-cell office:value-type="float" office:value="1.62073">
                <text:p>1.62073</text:p>
              </table:table-cell>
              <table:table-cell office:value-type="float" office:value="1.62103">
                <text:p>1.62103</text:p>
              </table:table-cell>
              <table:table-cell office:value-type="float" office:value="1.62151">
                <text:p>1.62151</text:p>
              </table:table-cell>
              <table:table-cell office:value-type="float" office:value="1.62158">
                <text:p>1.62158</text:p>
              </table:table-cell>
              <table:table-cell office:value-type="float" office:value="1.62159">
                <text:p>1.62159</text:p>
              </table:table-cell>
              <table:table-cell office:value-type="float" office:value="1.62158">
                <text:p>1.62158</text:p>
              </table:table-cell>
              <table:table-cell office:value-type="float" office:value="1.62226">
                <text:p>1.62226</text:p>
              </table:table-cell>
              <table:table-cell office:value-type="float" office:value="1.62258">
                <text:p>1.62258</text:p>
              </table:table-cell>
              <table:table-cell office:value-type="float" office:value="1.62264">
                <text:p>1.62264</text:p>
              </table:table-cell>
              <table:table-cell office:value-type="float" office:value="1.62336">
                <text:p>1.62336</text:p>
              </table:table-cell>
              <table:table-cell office:value-type="float" office:value="1.6345">
                <text:p>1.6345</text:p>
              </table:table-cell>
              <table:table-cell office:value-type="float" office:value="1.62746">
                <text:p>1.62746</text:p>
              </table:table-cell>
              <table:table-cell office:value-type="float" office:value="1.624">
                <text:p>1.624</text:p>
              </table:table-cell>
              <table:table-cell office:value-type="float" office:value="1.62277">
                <text:p>1.62277</text:p>
              </table:table-cell>
              <table:table-cell office:value-type="float" office:value="1.62096">
                <text:p>1.62096</text:p>
              </table:table-cell>
              <table:table-cell office:value-type="float" office:value="1.62">
                <text:p>1.62</text:p>
              </table:table-cell>
              <table:table-cell office:value-type="float" office:value="1.61969">
                <text:p>1.61969</text:p>
              </table:table-cell>
              <table:table-cell office:value-type="float" office:value="1.61877">
                <text:p>1.61877</text:p>
              </table:table-cell>
              <table:table-cell office:value-type="float" office:value="1.61929">
                <text:p>1.61929</text:p>
              </table:table-cell>
              <table:table-cell office:value-type="float" office:value="1.61961">
                <text:p>1.61961</text:p>
              </table:table-cell>
              <table:table-cell office:value-type="float" office:value="1.62031">
                <text:p>1.62031</text:p>
              </table:table-cell>
              <table:table-cell office:value-type="float" office:value="1.62066">
                <text:p>1.62066</text:p>
              </table:table-cell>
              <table:table-cell office:value-type="float" office:value="1.6212">
                <text:p>1.6212</text:p>
              </table:table-cell>
              <table:table-cell office:value-type="float" office:value="1.62124">
                <text:p>1.62124</text:p>
              </table:table-cell>
              <table:table-cell office:value-type="float" office:value="1.62134">
                <text:p>1.62134</text:p>
              </table:table-cell>
              <table:table-cell office:value-type="float" office:value="1.62139">
                <text:p>1.62139</text:p>
              </table:table-cell>
              <table:table-cell office:value-type="float" office:value="1.62209">
                <text:p>1.62209</text:p>
              </table:table-cell>
              <table:table-cell office:value-type="float" office:value="1.62248">
                <text:p>1.62248</text:p>
              </table:table-cell>
              <table:table-cell office:value-type="float" office:value="1.62253">
                <text:p>1.62253</text:p>
              </table:table-cell>
              <table:table-cell office:value-type="float" office:value="1.62327">
                <text:p>1.62327</text:p>
              </table:table-cell>
              <table:table-cell office:value-type="float" office:value="1.63346">
                <text:p>1.63346</text:p>
              </table:table-cell>
              <table:table-cell office:value-type="float" office:value="1.62639">
                <text:p>1.62639</text:p>
              </table:table-cell>
              <table:table-cell office:value-type="float" office:value="1.62296">
                <text:p>1.62296</text:p>
              </table:table-cell>
              <table:table-cell office:value-type="float" office:value="1.62208">
                <text:p>1.62208</text:p>
              </table:table-cell>
              <table:table-cell office:value-type="float" office:value="1.62037">
                <text:p>1.62037</text:p>
              </table:table-cell>
              <table:table-cell office:value-type="float" office:value="1.61938">
                <text:p>1.61938</text:p>
              </table:table-cell>
              <table:table-cell office:value-type="float" office:value="1.61922">
                <text:p>1.61922</text:p>
              </table:table-cell>
              <table:table-cell office:value-type="float" office:value="1.61852">
                <text:p>1.61852</text:p>
              </table:table-cell>
              <table:table-cell office:value-type="float" office:value="1.61904">
                <text:p>1.61904</text:p>
              </table:table-cell>
              <table:table-cell office:value-type="float" office:value="1.61952">
                <text:p>1.61952</text:p>
              </table:table-cell>
              <table:table-cell office:value-type="float" office:value="1.6202">
                <text:p>1.6202</text:p>
              </table:table-cell>
              <table:table-cell office:value-type="float" office:value="1.62055">
                <text:p>1.62055</text:p>
              </table:table-cell>
              <table:table-cell office:value-type="float" office:value="1.62108">
                <text:p>1.62108</text:p>
              </table:table-cell>
              <table:table-cell office:value-type="float" office:value="1.62113">
                <text:p>1.62113</text:p>
              </table:table-cell>
              <table:table-cell office:value-type="float" office:value="1.62126">
                <text:p>1.62126</text:p>
              </table:table-cell>
              <table:table-cell office:value-type="float" office:value="1.62132">
                <text:p>1.62132</text:p>
              </table:table-cell>
              <table:table-cell office:value-type="float" office:value="1.62203">
                <text:p>1.62203</text:p>
              </table:table-cell>
              <table:table-cell office:value-type="float" office:value="1.6224">
                <text:p>1.6224</text:p>
              </table:table-cell>
              <table:table-cell office:value-type="float" office:value="1.62248">
                <text:p>1.62248</text:p>
              </table:table-cell>
              <table:table-cell office:value-type="float" office:value="1.62326">
                <text:p>1.623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.6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5cm" svg:height="9.612cm" xlink:href=".." xlink:type="simple" chart:class="chart:area" chart:style-name="ch1">
        <chart:plot-area chart:style-name="ch2" table:cell-range-address="'Pivot Table_User_-_Limites_1'.A4:'Pivot Table_User_-_Limites_1'.GS4 'Pivot Table_User_-_Limites_1'.A6:'Pivot Table_User_-_Limites_1'.GR6" chart:data-source-has-labels="row" svg:x="1.347cm" svg:y="0.192cm" svg:width="14.035cm" svg:height="8.224cm">
          <chartooo:coordinate-region svg:x="2.233cm" svg:y="0.405cm" svg:width="13.149cm" svg:height="6.912cm"/>
          <chart:axis chart:dimension="x" chart:name="primary-x" chart:style-name="ch3" chartooo:axis-type="auto">
            <chartooo:date-scale/>
            <chart:title svg:x="3.378cm" svg:y="8.609cm" chart:style-name="ch4">
              <text:p>Variação do mínimo de avaliações de usuários (1-10) e itens (1-20)</text:p>
            </chart:title>
            <chart:categories table:cell-range-address="'Pivot Table_User_-_Limites_1'.A4:'Pivot Table_User_-_Limites_1'.GS4"/>
          </chart:axis>
          <chart:axis chart:dimension="y" chart:name="primary-y" chart:style-name="ch5">
            <chart:title svg:x="0.451cm" svg:y="4.83cm" chart:style-name="ch6">
              <text:p>RMSE</text:p>
            </chart:title>
            <chart:grid chart:style-name="ch7" chart:class="major"/>
          </chart:axis>
          <chart:series chart:style-name="ch8" chart:values-cell-range-address="'Pivot Table_User_-_Limites_1'.A6:'Pivot Table_User_-_Limites_1'.GR6" chart:class="chart:area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ivot Table_User_-_Limites_1'.A4:'Pivot Table_User_-_Limites_1'.GS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66362">
                <text:p>1.66362</text:p>
                <draw:g>
                  <svg:desc>'Pivot Table_User_-_Limites_1'.A6:'Pivot Table_User_-_Limites_1'.GR6</svg:desc>
                </draw:g>
              </table:table-cell>
              <table:table-cell office:value-type="float" office:value="1.65596">
                <text:p>1.65596</text:p>
              </table:table-cell>
              <table:table-cell office:value-type="float" office:value="1.65209">
                <text:p>1.65209</text:p>
              </table:table-cell>
              <table:table-cell office:value-type="float" office:value="1.64986">
                <text:p>1.64986</text:p>
              </table:table-cell>
              <table:table-cell office:value-type="float" office:value="1.648">
                <text:p>1.648</text:p>
              </table:table-cell>
              <table:table-cell office:value-type="float" office:value="1.64626">
                <text:p>1.64626</text:p>
              </table:table-cell>
              <table:table-cell office:value-type="float" office:value="1.6455">
                <text:p>1.6455</text:p>
              </table:table-cell>
              <table:table-cell office:value-type="float" office:value="1.6433">
                <text:p>1.6433</text:p>
              </table:table-cell>
              <table:table-cell office:value-type="float" office:value="1.64308">
                <text:p>1.64308</text:p>
              </table:table-cell>
              <table:table-cell office:value-type="float" office:value="1.64297">
                <text:p>1.64297</text:p>
              </table:table-cell>
              <table:table-cell office:value-type="float" office:value="1.64318">
                <text:p>1.64318</text:p>
              </table:table-cell>
              <table:table-cell office:value-type="float" office:value="1.64334">
                <text:p>1.64334</text:p>
              </table:table-cell>
              <table:table-cell office:value-type="float" office:value="1.64283">
                <text:p>1.64283</text:p>
              </table:table-cell>
              <table:table-cell office:value-type="float" office:value="1.64279">
                <text:p>1.64279</text:p>
              </table:table-cell>
              <table:table-cell office:value-type="float" office:value="1.64244">
                <text:p>1.64244</text:p>
              </table:table-cell>
              <table:table-cell office:value-type="float" office:value="1.64219">
                <text:p>1.64219</text:p>
              </table:table-cell>
              <table:table-cell office:value-type="float" office:value="1.64229">
                <text:p>1.64229</text:p>
              </table:table-cell>
              <table:table-cell office:value-type="float" office:value="1.64194">
                <text:p>1.64194</text:p>
              </table:table-cell>
              <table:table-cell office:value-type="float" office:value="1.64142">
                <text:p>1.64142</text:p>
              </table:table-cell>
              <table:table-cell office:value-type="float" office:value="1.64184">
                <text:p>1.64184</text:p>
              </table:table-cell>
              <table:table-cell office:value-type="float" office:value="1.65338">
                <text:p>1.65338</text:p>
              </table:table-cell>
              <table:table-cell office:value-type="float" office:value="1.64571">
                <text:p>1.64571</text:p>
              </table:table-cell>
              <table:table-cell office:value-type="float" office:value="1.64202">
                <text:p>1.64202</text:p>
              </table:table-cell>
              <table:table-cell office:value-type="float" office:value="1.63999">
                <text:p>1.63999</text:p>
              </table:table-cell>
              <table:table-cell office:value-type="float" office:value="1.63826">
                <text:p>1.63826</text:p>
              </table:table-cell>
              <table:table-cell office:value-type="float" office:value="1.63671">
                <text:p>1.63671</text:p>
              </table:table-cell>
              <table:table-cell office:value-type="float" office:value="1.63606">
                <text:p>1.63606</text:p>
              </table:table-cell>
              <table:table-cell office:value-type="float" office:value="1.63417">
                <text:p>1.63417</text:p>
              </table:table-cell>
              <table:table-cell office:value-type="float" office:value="1.63404">
                <text:p>1.63404</text:p>
              </table:table-cell>
              <table:table-cell office:value-type="float" office:value="1.63399">
                <text:p>1.63399</text:p>
              </table:table-cell>
              <table:table-cell office:value-type="float" office:value="1.63422">
                <text:p>1.63422</text:p>
              </table:table-cell>
              <table:table-cell office:value-type="float" office:value="1.63427">
                <text:p>1.63427</text:p>
              </table:table-cell>
              <table:table-cell office:value-type="float" office:value="1.63377">
                <text:p>1.63377</text:p>
              </table:table-cell>
              <table:table-cell office:value-type="float" office:value="1.63369">
                <text:p>1.63369</text:p>
              </table:table-cell>
              <table:table-cell office:value-type="float" office:value="1.63349">
                <text:p>1.63349</text:p>
              </table:table-cell>
              <table:table-cell office:value-type="float" office:value="1.63329">
                <text:p>1.63329</text:p>
              </table:table-cell>
              <table:table-cell office:value-type="float" office:value="1.63353">
                <text:p>1.63353</text:p>
              </table:table-cell>
              <table:table-cell office:value-type="float" office:value="1.63323">
                <text:p>1.63323</text:p>
              </table:table-cell>
              <table:table-cell office:value-type="float" office:value="1.63273">
                <text:p>1.63273</text:p>
              </table:table-cell>
              <table:table-cell office:value-type="float" office:value="1.6332">
                <text:p>1.6332</text:p>
              </table:table-cell>
              <table:table-cell office:value-type="float" office:value="1.64807">
                <text:p>1.64807</text:p>
              </table:table-cell>
              <table:table-cell office:value-type="float" office:value="1.64064">
                <text:p>1.64064</text:p>
              </table:table-cell>
              <table:table-cell office:value-type="float" office:value="1.63687">
                <text:p>1.63687</text:p>
              </table:table-cell>
              <table:table-cell office:value-type="float" office:value="1.63509">
                <text:p>1.63509</text:p>
              </table:table-cell>
              <table:table-cell office:value-type="float" office:value="1.63334">
                <text:p>1.63334</text:p>
              </table:table-cell>
              <table:table-cell office:value-type="float" office:value="1.63183">
                <text:p>1.63183</text:p>
              </table:table-cell>
              <table:table-cell office:value-type="float" office:value="1.63132">
                <text:p>1.63132</text:p>
              </table:table-cell>
              <table:table-cell office:value-type="float" office:value="1.62947">
                <text:p>1.62947</text:p>
              </table:table-cell>
              <table:table-cell office:value-type="float" office:value="1.62936">
                <text:p>1.62936</text:p>
              </table:table-cell>
              <table:table-cell office:value-type="float" office:value="1.6292">
                <text:p>1.6292</text:p>
              </table:table-cell>
              <table:table-cell office:value-type="float" office:value="1.62959">
                <text:p>1.62959</text:p>
              </table:table-cell>
              <table:table-cell office:value-type="float" office:value="1.62955">
                <text:p>1.62955</text:p>
              </table:table-cell>
              <table:table-cell office:value-type="float" office:value="1.62962">
                <text:p>1.62962</text:p>
              </table:table-cell>
              <table:table-cell office:value-type="float" office:value="1.62957">
                <text:p>1.62957</text:p>
              </table:table-cell>
              <table:table-cell office:value-type="float" office:value="1.62943">
                <text:p>1.62943</text:p>
              </table:table-cell>
              <table:table-cell office:value-type="float" office:value="1.62918">
                <text:p>1.62918</text:p>
              </table:table-cell>
              <table:table-cell office:value-type="float" office:value="1.62949">
                <text:p>1.62949</text:p>
              </table:table-cell>
              <table:table-cell office:value-type="float" office:value="1.62909">
                <text:p>1.62909</text:p>
              </table:table-cell>
              <table:table-cell office:value-type="float" office:value="1.6288">
                <text:p>1.6288</text:p>
              </table:table-cell>
              <table:table-cell office:value-type="float" office:value="1.62926">
                <text:p>1.62926</text:p>
              </table:table-cell>
              <table:table-cell office:value-type="float" office:value="1.64432">
                <text:p>1.64432</text:p>
              </table:table-cell>
              <table:table-cell office:value-type="float" office:value="1.6369">
                <text:p>1.6369</text:p>
              </table:table-cell>
              <table:table-cell office:value-type="float" office:value="1.63321">
                <text:p>1.63321</text:p>
              </table:table-cell>
              <table:table-cell office:value-type="float" office:value="1.63139">
                <text:p>1.63139</text:p>
              </table:table-cell>
              <table:table-cell office:value-type="float" office:value="1.62976">
                <text:p>1.62976</text:p>
              </table:table-cell>
              <table:table-cell office:value-type="float" office:value="1.62829">
                <text:p>1.62829</text:p>
              </table:table-cell>
              <table:table-cell office:value-type="float" office:value="1.62781">
                <text:p>1.62781</text:p>
              </table:table-cell>
              <table:table-cell office:value-type="float" office:value="1.62609">
                <text:p>1.62609</text:p>
              </table:table-cell>
              <table:table-cell office:value-type="float" office:value="1.62608">
                <text:p>1.62608</text:p>
              </table:table-cell>
              <table:table-cell office:value-type="float" office:value="1.62602">
                <text:p>1.62602</text:p>
              </table:table-cell>
              <table:table-cell office:value-type="float" office:value="1.62649">
                <text:p>1.62649</text:p>
              </table:table-cell>
              <table:table-cell office:value-type="float" office:value="1.62648">
                <text:p>1.62648</text:p>
              </table:table-cell>
              <table:table-cell office:value-type="float" office:value="1.62663">
                <text:p>1.62663</text:p>
              </table:table-cell>
              <table:table-cell office:value-type="float" office:value="1.62673">
                <text:p>1.62673</text:p>
              </table:table-cell>
              <table:table-cell office:value-type="float" office:value="1.62659">
                <text:p>1.62659</text:p>
              </table:table-cell>
              <table:table-cell office:value-type="float" office:value="1.62642">
                <text:p>1.62642</text:p>
              </table:table-cell>
              <table:table-cell office:value-type="float" office:value="1.62701">
                <text:p>1.62701</text:p>
              </table:table-cell>
              <table:table-cell office:value-type="float" office:value="1.6268">
                <text:p>1.6268</text:p>
              </table:table-cell>
              <table:table-cell office:value-type="float" office:value="1.6266">
                <text:p>1.6266</text:p>
              </table:table-cell>
              <table:table-cell office:value-type="float" office:value="1.62718">
                <text:p>1.62718</text:p>
              </table:table-cell>
              <table:table-cell office:value-type="float" office:value="1.64074">
                <text:p>1.64074</text:p>
              </table:table-cell>
              <table:table-cell office:value-type="float" office:value="1.63341">
                <text:p>1.63341</text:p>
              </table:table-cell>
              <table:table-cell office:value-type="float" office:value="1.62973">
                <text:p>1.62973</text:p>
              </table:table-cell>
              <table:table-cell office:value-type="float" office:value="1.62796">
                <text:p>1.62796</text:p>
              </table:table-cell>
              <table:table-cell office:value-type="float" office:value="1.62637">
                <text:p>1.62637</text:p>
              </table:table-cell>
              <table:table-cell office:value-type="float" office:value="1.62505">
                <text:p>1.62505</text:p>
              </table:table-cell>
              <table:table-cell office:value-type="float" office:value="1.62465">
                <text:p>1.62465</text:p>
              </table:table-cell>
              <table:table-cell office:value-type="float" office:value="1.62315">
                <text:p>1.62315</text:p>
              </table:table-cell>
              <table:table-cell office:value-type="float" office:value="1.62319">
                <text:p>1.62319</text:p>
              </table:table-cell>
              <table:table-cell office:value-type="float" office:value="1.62314">
                <text:p>1.62314</text:p>
              </table:table-cell>
              <table:table-cell office:value-type="float" office:value="1.62369">
                <text:p>1.62369</text:p>
              </table:table-cell>
              <table:table-cell office:value-type="float" office:value="1.62375">
                <text:p>1.62375</text:p>
              </table:table-cell>
              <table:table-cell office:value-type="float" office:value="1.62406">
                <text:p>1.62406</text:p>
              </table:table-cell>
              <table:table-cell office:value-type="float" office:value="1.62417">
                <text:p>1.62417</text:p>
              </table:table-cell>
              <table:table-cell office:value-type="float" office:value="1.62401">
                <text:p>1.62401</text:p>
              </table:table-cell>
              <table:table-cell office:value-type="float" office:value="1.62393">
                <text:p>1.62393</text:p>
              </table:table-cell>
              <table:table-cell office:value-type="float" office:value="1.6246">
                <text:p>1.6246</text:p>
              </table:table-cell>
              <table:table-cell office:value-type="float" office:value="1.62441">
                <text:p>1.62441</text:p>
              </table:table-cell>
              <table:table-cell office:value-type="float" office:value="1.6243">
                <text:p>1.6243</text:p>
              </table:table-cell>
              <table:table-cell office:value-type="float" office:value="1.62493">
                <text:p>1.62493</text:p>
              </table:table-cell>
              <table:table-cell office:value-type="float" office:value="1.6389">
                <text:p>1.6389</text:p>
              </table:table-cell>
              <table:table-cell office:value-type="float" office:value="1.63167">
                <text:p>1.63167</text:p>
              </table:table-cell>
              <table:table-cell office:value-type="float" office:value="1.62794">
                <text:p>1.62794</text:p>
              </table:table-cell>
              <table:table-cell office:value-type="float" office:value="1.62636">
                <text:p>1.62636</text:p>
              </table:table-cell>
              <table:table-cell office:value-type="float" office:value="1.62473">
                <text:p>1.62473</text:p>
              </table:table-cell>
              <table:table-cell office:value-type="float" office:value="1.62339">
                <text:p>1.62339</text:p>
              </table:table-cell>
              <table:table-cell office:value-type="float" office:value="1.62297">
                <text:p>1.62297</text:p>
              </table:table-cell>
              <table:table-cell office:value-type="float" office:value="1.62174">
                <text:p>1.62174</text:p>
              </table:table-cell>
              <table:table-cell office:value-type="float" office:value="1.62183">
                <text:p>1.62183</text:p>
              </table:table-cell>
              <table:table-cell office:value-type="float" office:value="1.62189">
                <text:p>1.62189</text:p>
              </table:table-cell>
              <table:table-cell office:value-type="float" office:value="1.62257">
                <text:p>1.62257</text:p>
              </table:table-cell>
              <table:table-cell office:value-type="float" office:value="1.62274">
                <text:p>1.62274</text:p>
              </table:table-cell>
              <table:table-cell office:value-type="float" office:value="1.62309">
                <text:p>1.62309</text:p>
              </table:table-cell>
              <table:table-cell office:value-type="float" office:value="1.62321">
                <text:p>1.62321</text:p>
              </table:table-cell>
              <table:table-cell office:value-type="float" office:value="1.62309">
                <text:p>1.62309</text:p>
              </table:table-cell>
              <table:table-cell office:value-type="float" office:value="1.623">
                <text:p>1.623</text:p>
              </table:table-cell>
              <table:table-cell office:value-type="float" office:value="1.62359">
                <text:p>1.62359</text:p>
              </table:table-cell>
              <table:table-cell office:value-type="float" office:value="1.6235">
                <text:p>1.6235</text:p>
              </table:table-cell>
              <table:table-cell office:value-type="float" office:value="1.62355">
                <text:p>1.62355</text:p>
              </table:table-cell>
              <table:table-cell office:value-type="float" office:value="1.62419">
                <text:p>1.62419</text:p>
              </table:table-cell>
              <table:table-cell office:value-type="float" office:value="1.63667">
                <text:p>1.63667</text:p>
              </table:table-cell>
              <table:table-cell office:value-type="float" office:value="1.6296">
                <text:p>1.6296</text:p>
              </table:table-cell>
              <table:table-cell office:value-type="float" office:value="1.626">
                <text:p>1.626</text:p>
              </table:table-cell>
              <table:table-cell office:value-type="float" office:value="1.62444">
                <text:p>1.62444</text:p>
              </table:table-cell>
              <table:table-cell office:value-type="float" office:value="1.62283">
                <text:p>1.62283</text:p>
              </table:table-cell>
              <table:table-cell office:value-type="float" office:value="1.62162">
                <text:p>1.62162</text:p>
              </table:table-cell>
              <table:table-cell office:value-type="float" office:value="1.62119">
                <text:p>1.62119</text:p>
              </table:table-cell>
              <table:table-cell office:value-type="float" office:value="1.62007">
                <text:p>1.62007</text:p>
              </table:table-cell>
              <table:table-cell office:value-type="float" office:value="1.6203">
                <text:p>1.6203</text:p>
              </table:table-cell>
              <table:table-cell office:value-type="float" office:value="1.62044">
                <text:p>1.62044</text:p>
              </table:table-cell>
              <table:table-cell office:value-type="float" office:value="1.62111">
                <text:p>1.62111</text:p>
              </table:table-cell>
              <table:table-cell office:value-type="float" office:value="1.62129">
                <text:p>1.62129</text:p>
              </table:table-cell>
              <table:table-cell office:value-type="float" office:value="1.62167">
                <text:p>1.62167</text:p>
              </table:table-cell>
              <table:table-cell office:value-type="float" office:value="1.62175">
                <text:p>1.62175</text:p>
              </table:table-cell>
              <table:table-cell office:value-type="float" office:value="1.62167">
                <text:p>1.62167</text:p>
              </table:table-cell>
              <table:table-cell office:value-type="float" office:value="1.62163">
                <text:p>1.62163</text:p>
              </table:table-cell>
              <table:table-cell office:value-type="float" office:value="1.62224">
                <text:p>1.62224</text:p>
              </table:table-cell>
              <table:table-cell office:value-type="float" office:value="1.62229">
                <text:p>1.62229</text:p>
              </table:table-cell>
              <table:table-cell office:value-type="float" office:value="1.6224">
                <text:p>1.6224</text:p>
              </table:table-cell>
              <table:table-cell office:value-type="float" office:value="1.62307">
                <text:p>1.62307</text:p>
              </table:table-cell>
              <table:table-cell office:value-type="float" office:value="1.63558">
                <text:p>1.63558</text:p>
              </table:table-cell>
              <table:table-cell office:value-type="float" office:value="1.62856">
                <text:p>1.62856</text:p>
              </table:table-cell>
              <table:table-cell office:value-type="float" office:value="1.62508">
                <text:p>1.62508</text:p>
              </table:table-cell>
              <table:table-cell office:value-type="float" office:value="1.6236">
                <text:p>1.6236</text:p>
              </table:table-cell>
              <table:table-cell office:value-type="float" office:value="1.62179">
                <text:p>1.62179</text:p>
              </table:table-cell>
              <table:table-cell office:value-type="float" office:value="1.6207">
                <text:p>1.6207</text:p>
              </table:table-cell>
              <table:table-cell office:value-type="float" office:value="1.6204">
                <text:p>1.6204</text:p>
              </table:table-cell>
              <table:table-cell office:value-type="float" office:value="1.61941">
                <text:p>1.61941</text:p>
              </table:table-cell>
              <table:table-cell office:value-type="float" office:value="1.6198">
                <text:p>1.6198</text:p>
              </table:table-cell>
              <table:table-cell office:value-type="float" office:value="1.62008">
                <text:p>1.62008</text:p>
              </table:table-cell>
              <table:table-cell office:value-type="float" office:value="1.62073">
                <text:p>1.62073</text:p>
              </table:table-cell>
              <table:table-cell office:value-type="float" office:value="1.62103">
                <text:p>1.62103</text:p>
              </table:table-cell>
              <table:table-cell office:value-type="float" office:value="1.62151">
                <text:p>1.62151</text:p>
              </table:table-cell>
              <table:table-cell office:value-type="float" office:value="1.62158">
                <text:p>1.62158</text:p>
              </table:table-cell>
              <table:table-cell office:value-type="float" office:value="1.62159">
                <text:p>1.62159</text:p>
              </table:table-cell>
              <table:table-cell office:value-type="float" office:value="1.62158">
                <text:p>1.62158</text:p>
              </table:table-cell>
              <table:table-cell office:value-type="float" office:value="1.62226">
                <text:p>1.62226</text:p>
              </table:table-cell>
              <table:table-cell office:value-type="float" office:value="1.62258">
                <text:p>1.62258</text:p>
              </table:table-cell>
              <table:table-cell office:value-type="float" office:value="1.62264">
                <text:p>1.62264</text:p>
              </table:table-cell>
              <table:table-cell office:value-type="float" office:value="1.62336">
                <text:p>1.62336</text:p>
              </table:table-cell>
              <table:table-cell office:value-type="float" office:value="1.6345">
                <text:p>1.6345</text:p>
              </table:table-cell>
              <table:table-cell office:value-type="float" office:value="1.62746">
                <text:p>1.62746</text:p>
              </table:table-cell>
              <table:table-cell office:value-type="float" office:value="1.624">
                <text:p>1.624</text:p>
              </table:table-cell>
              <table:table-cell office:value-type="float" office:value="1.62277">
                <text:p>1.62277</text:p>
              </table:table-cell>
              <table:table-cell office:value-type="float" office:value="1.62096">
                <text:p>1.62096</text:p>
              </table:table-cell>
              <table:table-cell office:value-type="float" office:value="1.62">
                <text:p>1.62</text:p>
              </table:table-cell>
              <table:table-cell office:value-type="float" office:value="1.61969">
                <text:p>1.61969</text:p>
              </table:table-cell>
              <table:table-cell office:value-type="float" office:value="1.61877">
                <text:p>1.61877</text:p>
              </table:table-cell>
              <table:table-cell office:value-type="float" office:value="1.61929">
                <text:p>1.61929</text:p>
              </table:table-cell>
              <table:table-cell office:value-type="float" office:value="1.61961">
                <text:p>1.61961</text:p>
              </table:table-cell>
              <table:table-cell office:value-type="float" office:value="1.62031">
                <text:p>1.62031</text:p>
              </table:table-cell>
              <table:table-cell office:value-type="float" office:value="1.62066">
                <text:p>1.62066</text:p>
              </table:table-cell>
              <table:table-cell office:value-type="float" office:value="1.6212">
                <text:p>1.6212</text:p>
              </table:table-cell>
              <table:table-cell office:value-type="float" office:value="1.62124">
                <text:p>1.62124</text:p>
              </table:table-cell>
              <table:table-cell office:value-type="float" office:value="1.62134">
                <text:p>1.62134</text:p>
              </table:table-cell>
              <table:table-cell office:value-type="float" office:value="1.62139">
                <text:p>1.62139</text:p>
              </table:table-cell>
              <table:table-cell office:value-type="float" office:value="1.62209">
                <text:p>1.62209</text:p>
              </table:table-cell>
              <table:table-cell office:value-type="float" office:value="1.62248">
                <text:p>1.62248</text:p>
              </table:table-cell>
              <table:table-cell office:value-type="float" office:value="1.62253">
                <text:p>1.62253</text:p>
              </table:table-cell>
              <table:table-cell office:value-type="float" office:value="1.62327">
                <text:p>1.62327</text:p>
              </table:table-cell>
              <table:table-cell office:value-type="float" office:value="1.63346">
                <text:p>1.63346</text:p>
              </table:table-cell>
              <table:table-cell office:value-type="float" office:value="1.62639">
                <text:p>1.62639</text:p>
              </table:table-cell>
              <table:table-cell office:value-type="float" office:value="1.62296">
                <text:p>1.62296</text:p>
              </table:table-cell>
              <table:table-cell office:value-type="float" office:value="1.62208">
                <text:p>1.62208</text:p>
              </table:table-cell>
              <table:table-cell office:value-type="float" office:value="1.62037">
                <text:p>1.62037</text:p>
              </table:table-cell>
              <table:table-cell office:value-type="float" office:value="1.61938">
                <text:p>1.61938</text:p>
              </table:table-cell>
              <table:table-cell office:value-type="float" office:value="1.61922">
                <text:p>1.61922</text:p>
              </table:table-cell>
              <table:table-cell office:value-type="float" office:value="1.61852">
                <text:p>1.61852</text:p>
              </table:table-cell>
              <table:table-cell office:value-type="float" office:value="1.61904">
                <text:p>1.61904</text:p>
              </table:table-cell>
              <table:table-cell office:value-type="float" office:value="1.61952">
                <text:p>1.61952</text:p>
              </table:table-cell>
              <table:table-cell office:value-type="float" office:value="1.6202">
                <text:p>1.6202</text:p>
              </table:table-cell>
              <table:table-cell office:value-type="float" office:value="1.62055">
                <text:p>1.62055</text:p>
              </table:table-cell>
              <table:table-cell office:value-type="float" office:value="1.62108">
                <text:p>1.62108</text:p>
              </table:table-cell>
              <table:table-cell office:value-type="float" office:value="1.62113">
                <text:p>1.62113</text:p>
              </table:table-cell>
              <table:table-cell office:value-type="float" office:value="1.62126">
                <text:p>1.62126</text:p>
              </table:table-cell>
              <table:table-cell office:value-type="float" office:value="1.62132">
                <text:p>1.62132</text:p>
              </table:table-cell>
              <table:table-cell office:value-type="float" office:value="1.62203">
                <text:p>1.62203</text:p>
              </table:table-cell>
              <table:table-cell office:value-type="float" office:value="1.6224">
                <text:p>1.6224</text:p>
              </table:table-cell>
              <table:table-cell office:value-type="float" office:value="1.62248">
                <text:p>1.62248</text:p>
              </table:table-cell>
              <table:table-cell office:value-type="float" office:value="1.62326">
                <text:p>1.623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